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8D00000001A0000001A3C0D2B263F659B91.svg" manifest:media-type="image/svg+xml"/>
  <manifest:file-entry manifest:full-path="Pictures/100007E30000001A0000001A726604F1FD565E6B.svg" manifest:media-type="image/svg+xml"/>
  <manifest:file-entry manifest:full-path="Pictures/10000201000000010000000108093F3507420144.png" manifest:media-type="image/png"/>
  <manifest:file-entry manifest:full-path="Pictures/1000086A0000001A0000001AB15B4122E513325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Effra" svg:font-family="Effra, Helvetica, Arial, sans-serif"/>
    <style:font-face style:name="Georgia" svg:font-family="Georgia, Palatino, serif"/>
    <style:font-face style:name="Google Sans" svg:font-family="'Google Sans', arial, sans-serif"/>
    <style:font-face style:name="Harding" svg:font-family="Harding, Palatino, serif"/>
    <style:font-face style:name="Helvetica1" svg:font-family="Helvetica"/>
    <style:font-face style:name="Helvetica Neue" svg:font-family="'Helvetica Neue', Helvetica, Verdana, Arial, sans-serif"/>
    <style:font-face style:name="Helvetica" svg:font-family="Helvetica, Arial, sans-serif"/>
    <style:font-face style:name="Helvetica2" svg:font-family="Helvetica, Verdana, Arial, sans-serif"/>
    <style:font-face style:name="Helvetica3" svg:font-family="Helvetica, sans-serif"/>
    <style:font-face style:name="HelveticaNeue" svg:font-family="HelveticaNeue"/>
    <style:font-face style:name="Linux Libertine" svg:font-family="'Linux Libertine', Georgia, Times, 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athJax Size1" svg:font-family="'MathJax Size1'"/>
    <style:font-face style:name="Montserrat" svg:font-family="Montserrat, sans-serif"/>
    <style:font-face style:name="NexusSerif" svg:font-family="NexusSerif, Georgia, 'Times New Roman', Times, STIXGeneral, 'Cambria Math', 'Lucida Sans Unicode', 'Microsoft Sans Serif', 'Segoe UI Symbol', 'Arial Unicode MS', serif"/>
    <style:font-face style:name="Noto Sans" svg:font-family="'Noto Sans', Arial, Helvetica, sans-serif"/>
    <style:font-face style:name="Noto Serif" svg:font-family="'Noto Serif', serif"/>
    <style:font-face style:name="Open Sans" svg:font-family="'Open Sans', Helvetica, Arial, sans-serif"/>
    <style:font-face style:name="Open Sans1" svg:font-family="'Open Sans', sans-serif"/>
    <style:font-face style:name="Proxima Nova Subset" svg:font-family="'Proxima Nova Subset', sans-serif"/>
    <style:font-face style:name="Roboto" svg:font-family="Roboto, sans-serif"/>
    <style:font-face style:name="Source Sans Pro" svg:font-family="'Source Sans Pro', 'Segoe UI', Arial, Geneva, sans-serif"/>
    <style:font-face style:name="apple-system2" svg:font-family="apple-system, BlinkMacSystemFont, 'Segoe UI Adjusted', 'Segoe UI', 'Liberation Sans', sans-serif"/>
    <style:font-face style:name="apple-system4" svg:font-family="apple-system, BlinkMacSystemFont, 'Segoe UI', 'Apple Color Emoji', 'Segoe UI Emoji', 'Segoe UI Web', sans-serif"/>
    <style:font-face style:name="apple-system" svg:font-family="apple-system, BlinkMacSystemFont, 'Segoe UI', Roboto, Lato, Helvetica, Arial, sans-serif"/>
    <style:font-face style:name="apple-system1" svg:font-family="apple-system, BlinkMacSystemFont, 'Segoe UI', Roboto, Oxygen-Sans, Ubuntu, Cantarell, 'Helvetica Neue', sans-serif"/>
    <style:font-face style:name="apple-system3" svg:font-family="apple-system, BlinkMacSystemFont, 'Segoe UI', system-ui, 'Apple Color Emoji', 'Segoe UI Emoji', 'Segoe UI Web', sans-serif"/>
    <style:font-face style:name="arial" svg:font-family="arial, sans-serif"/>
    <style:font-face style:name="inherit" svg:font-family="inherit"/>
    <style:font-face style:name="oswald" svg:font-family="oswald"/>
    <style:font-face style:name="roboto" svg:font-family="roboto, 'noto sans tc', 'microsoft jhenghei', sans-serif"/>
    <style:font-face style:name="sans-serif" svg:font-family="sans-serif"/>
    <style:font-face style:name="source sans pro" svg:font-family="'source sans pro', sans-serif"/>
    <style:font-face style:name="Calibri" svg:font-family="Calibri" style:font-family-generic="roman" style:font-pitch="variable"/>
    <style:font-face style:name="Liberation Serif" svg:font-family="'Liberation Serif'"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bold" officeooo:rsid="00e4ef1d" officeooo:paragraph-rsid="002fc903" style:font-name-asian="Helvetica Neue" style:font-size-asian="10.5pt" style:font-style-asian="normal" style:font-weight-asian="bold" style:font-style-complex="normal" style:font-weight-complex="bold"/>
    </style:style>
    <style:style style:name="P2"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bold" officeooo:rsid="00e4ef1d" officeooo:paragraph-rsid="003b218b" style:font-name-asian="Helvetica Neue" style:font-size-asian="10.5pt" style:font-style-asian="normal" style:font-weight-asian="bold" style:font-style-complex="normal" style:font-weight-complex="bold"/>
    </style:style>
    <style:style style:name="P3"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bold" officeooo:rsid="00eff99e" officeooo:paragraph-rsid="00307c6b" style:font-name-asian="apple-system4" style:font-size-asian="10.5pt" style:font-style-asian="normal" style:font-weight-asian="bold" style:font-size-complex="10pt" style:font-style-complex="normal" style:font-weight-complex="bold" loext:padding="0in" loext:border="none"/>
    </style:style>
    <style:style style:name="P4"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12pt" fo:letter-spacing="normal" fo:font-style="normal" fo:font-weight="bold" officeooo:rsid="00ecfe71" officeooo:paragraph-rsid="00307c6b" style:font-name-asian="apple-system4" style:font-size-asian="12pt" style:font-style-asian="normal" style:font-weight-asian="bold" style:font-size-complex="12pt" style:font-weight-complex="bold"/>
    </style:style>
    <style:style style:name="P5"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6"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07c6b" style:font-name-asian="apple-system4" style:font-size-asian="10.5pt" style:font-style-asian="normal" style:font-weight-asian="bold" style:font-size-complex="10pt" style:font-style-complex="italic" style:font-weight-complex="bold"/>
    </style:style>
    <style:style style:name="P7"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16ad4" style:font-name-asian="apple-system4" style:font-size-asian="10.5pt" style:font-style-asian="normal" style:font-weight-asian="bold" style:font-size-complex="10pt" style:font-weight-complex="bold"/>
    </style:style>
    <style:style style:name="P8"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31556" style:font-name-asian="apple-system4" style:font-size-asian="10.5pt" style:font-style-asian="normal" style:font-weight-asian="bold" style:font-size-complex="10pt" style:font-weight-complex="bold"/>
    </style:style>
    <style:style style:name="P9"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b218b" style:font-name-asian="apple-system4" style:font-size-asian="10.5pt" style:font-style-asian="normal" style:font-weight-asian="bold" style:font-size-complex="10pt" style:font-weight-complex="bold"/>
    </style:style>
    <style:style style:name="P10"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1"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2"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bold" officeooo:rsid="00ecfe71" officeooo:paragraph-rsid="0031658c" style:font-name-asian="apple-system4" style:font-size-asian="10.5pt" style:font-style-asian="normal" style:font-weight-asian="bold" style:font-size-complex="10pt" style:font-weight-complex="bold"/>
    </style:style>
    <style:style style:name="P13"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bold" officeooo:rsid="00ecfe71" officeooo:paragraph-rsid="003b218b" style:font-name-asian="apple-system4" style:font-size-asian="10.5pt" style:font-style-asian="normal" style:font-weight-asian="bold" style:font-size-complex="10pt" style:font-weight-complex="bold"/>
    </style:style>
    <style:style style:name="P14"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NexusSerif" fo:font-size="13.5pt" fo:letter-spacing="normal" fo:font-style="normal" fo:font-weight="bold" officeooo:rsid="00f13f31" officeooo:paragraph-rsid="003b218b" style:font-name-asian="apple-system4" style:font-size-asian="10.5pt" style:font-style-asian="normal" style:font-weight-asian="bold" style:font-size-complex="10pt" style:font-weight-complex="bold" loext:padding="0in" loext:border="none"/>
    </style:style>
    <style:style style:name="P15"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NexusSerif" fo:font-size="13.5pt" fo:letter-spacing="normal" fo:font-style="normal" fo:font-weight="normal" officeooo:rsid="00f13f31" officeooo:paragraph-rsid="003b218b" style:font-name-asian="apple-system4" style:font-size-asian="10.5pt" style:font-style-asian="normal" style:font-weight-asian="normal" style:font-size-complex="10pt" loext:padding="0in" loext:border="none"/>
    </style:style>
    <style:style style:name="P16"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7"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Georgia"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8" style:family="paragraph" style:parent-style-name="Heading_20_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Open Sans" fo:font-size="14pt" fo:letter-spacing="normal" fo:font-style="normal" style:text-underline-style="none" fo:font-weight="bold" officeooo:rsid="007faea1" officeooo:paragraph-rsid="007faea1" style:text-blinking="false" fo:background-color="#ffffff" style:font-name-asian="apple-system4" style:font-size-asian="14pt" style:font-style-asian="normal" style:font-weight-asian="bold" style:font-size-complex="14pt" style:font-style-complex="normal" style:font-weight-complex="bold"/>
    </style:style>
    <style:style style:name="P19" style:family="paragraph" style:parent-style-name="Heading_20_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rfc-language-tag-asian="zh-Hant" style:language-asian="zh" style:script-asian="Hant" style:font-style-asian="normal" style:font-weight-asian="normal" style:font-size-complex="12pt" style:font-style-complex="normal" style:font-weight-complex="normal"/>
    </style:style>
    <style:style style:name="P20" style:family="paragraph" style:parent-style-name="Heading_20_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font-weight-complex="bold"/>
    </style:style>
    <style:style style:name="P22"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07c6b" style:font-name-asian="apple-system4" style:font-size-asian="10.5pt" style:font-style-asian="normal" style:font-weight-asian="normal" style:font-size-complex="10pt"/>
    </style:style>
    <style:style style:name="P2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24"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paragraph-rsid="003b218b"/>
    </style:style>
    <style:style style:name="P2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16dba8" officeooo:paragraph-rsid="00396ab7" style:text-blinking="false" fo:background-color="#ffffff" style:font-name-asian="apple-system4" style:font-size-asian="10.5pt" style:font-style-asian="normal" style:font-weight-asian="normal" style:font-size-complex="10.5pt" style:font-style-complex="normal" style:font-weight-complex="normal"/>
    </style:style>
    <style:style style:name="P2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96ab7" officeooo:paragraph-rsid="00396ab7" style:text-blinking="false" fo:background-color="#ffffff" style:font-name-asian="apple-system4" style:font-size-asian="10.5pt" style:font-style-asian="normal" style:font-weight-asian="normal" style:font-size-complex="10.5pt" style:font-style-complex="normal" style:font-weight-complex="normal"/>
    </style:style>
    <style:style style:name="P2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ce365" officeooo:paragraph-rsid="003ce365" style:text-blinking="false" fo:background-color="#ffffff" style:font-name-asian="apple-system4" style:font-size-asian="10.5pt" style:font-style-asian="normal" style:font-weight-asian="normal" style:font-size-complex="10.5pt" style:font-style-complex="normal" style:font-weight-complex="normal"/>
    </style:style>
    <style:style style:name="P2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d02f6" officeooo:paragraph-rsid="003d02f6" style:text-blinking="false" fo:background-color="#ffffff" style:font-name-asian="apple-system4" style:font-size-asian="10.5pt" style:font-style-asian="normal" style:font-weight-asian="normal" style:font-size-complex="10.5pt" style:font-style-complex="normal" style:font-weight-complex="normal"/>
    </style:style>
    <style:style style:name="P2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ce365" officeooo:paragraph-rsid="003ce365" style:text-blinking="false" fo:background-color="#ffffff" style:font-name-asian="apple-system4"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d02f6" officeooo:paragraph-rsid="003d02f6" style:text-blinking="false" fo:background-color="#ffffff" style:font-name-asian="apple-system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d02f6" officeooo:paragraph-rsid="0040606a" style:text-blinking="false" fo:background-color="#ffffff" style:font-name-asian="apple-system4"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1e4ca" officeooo:paragraph-rsid="0041e4ca" style:text-blinking="false" fo:background-color="#ffffff" style:font-name-asian="apple-system4"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5ed26" officeooo:paragraph-rsid="0045ed26" style:text-blinking="false" fo:background-color="#ffffff" style:font-name-asian="apple-system4"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9c1b6" officeooo:paragraph-rsid="0049c1b6" style:text-blinking="false" fo:background-color="#ffffff" style:font-name-asian="apple-system4"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a1b36" officeooo:paragraph-rsid="004a1b36" style:text-blinking="false" fo:background-color="#ffffff" style:font-name-asian="apple-system4"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dc545" officeooo:paragraph-rsid="004dc545" style:text-blinking="false" fo:background-color="#ffffff" style:font-name-asian="apple-system4"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f2d51" officeooo:paragraph-rsid="004f2d51" style:text-blinking="false" fo:background-color="#ffffff" style:font-name-asian="apple-system4"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501360" officeooo:paragraph-rsid="00501360" style:text-blinking="false" fo:background-color="#ffffff" style:font-name-asian="apple-system4"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51b98e" officeooo:paragraph-rsid="0051b98e" style:text-blinking="false" fo:background-color="#ffffff" style:font-name-asian="apple-system4"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7faea1" officeooo:paragraph-rsid="007faea1" style:text-blinking="false" fo:background-color="#ffffff" style:font-name-asian="apple-system4"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8c2645" officeooo:paragraph-rsid="008c2645" style:text-blinking="false" fo:background-color="#ffffff" style:font-name-asian="apple-system4"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8cc47f" officeooo:paragraph-rsid="008cc47f" style:text-blinking="false" fo:background-color="#ffffff" style:font-name-asian="apple-system4"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4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fo:letter-spacing="normal" officeooo:paragraph-rsid="008ec001" style:font-name-asian="apple-system4" style:font-size-asian="12pt" style:font-style-asian="normal" style:font-weight-asian="normal"/>
    </style:style>
    <style:style style:name="P45"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d56740" officeooo:paragraph-rsid="003b218b" style:font-name-asian="Helvetica Neue" style:font-size-asian="10.5pt" style:font-style-asian="normal" style:font-weight-asian="normal" style:font-style-complex="normal"/>
    </style:style>
    <style:style style:name="P4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style:text-outline="false" style:text-line-through-style="none" style:text-line-through-type="none" style:font-name="Noto Sans CJK SC" fo:font-size="12pt" fo:letter-spacing="normal" fo:font-style="normal" fo:text-shadow="none" style:text-underline-style="none" fo:font-weight="normal" officeooo:rsid="00bb5720" officeooo:paragraph-rsid="003ce365" style:text-blinking="false" fo:background-color="#ffffff" style:font-name-asian="apple-system4" style:font-size-asian="12pt" style:font-style-asian="normal" style:font-weight-asian="normal" style:font-size-complex="12pt" style:font-style-complex="normal" style:font-weight-complex="normal" style:text-emphasize="none"/>
    </style:style>
    <style:style style:name="P4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font-size="12pt" fo:letter-spacing="normal" officeooo:paragraph-rsid="00aa27d5" style:font-name-asian="Helvetica1" style:font-size-asian="12pt" style:font-style-asian="normal" style:font-weight-asian="normal" style:font-size-complex="12pt"/>
    </style:style>
    <style:style style:name="P48"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1134adb" officeooo:paragraph-rsid="003b218b" style:font-name-asian="apple-system4" style:font-size-asian="10.5pt" style:font-style-asian="normal" style:font-weight-asian="normal" style:font-size-complex="10pt"/>
    </style:style>
    <style:style style:name="P4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5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d4d4d4" style:text-line-through-style="none" style:text-line-through-type="none" style:font-name="Droid Sans Mono" fo:font-size="12pt" fo:letter-spacing="normal" fo:font-style="normal" style:text-underline-style="none" fo:font-weight="normal" officeooo:rsid="0041e4ca" officeooo:paragraph-rsid="0041e4ca" style:text-blinking="false" fo:background-color="#1e1e1e" style:font-name-asian="apple-system4"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cc47f" officeooo:paragraph-rsid="008c2645" style:text-blinking="false" fo:background-color="#ffffff" style:font-name-asian="sans-serif" style:font-size-asian="11.2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cc47f" officeooo:paragraph-rsid="008cc47f" style:text-blinking="false" fo:background-color="#ffffff" style:font-name-asian="sans-serif" style:font-size-asian="11.2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ec001" officeooo:paragraph-rsid="008ec001" style:text-blinking="false" fo:background-color="#ffffff" style:font-name-asian="sans-serif" style:font-size-asian="11.2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f5104" officeooo:paragraph-rsid="008ec001" style:text-blinking="false" fo:background-color="#ffffff" style:font-name-asian="sans-serif" style:font-size-asian="11.2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8ec001" style:text-blinking="false" fo:background-color="#ffffff" style:font-name-asian="sans-serif" style:font-size-asian="11.25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6022b" style:text-blinking="false" fo:background-color="#ffffff" style:font-name-asian="sans-serif" style:font-size-asian="11.25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61b48" officeooo:paragraph-rsid="00a61b48" style:text-blinking="false" fo:background-color="#ffffff" style:font-name-asian="sans-serif" style:font-size-asian="11.25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a27d5" officeooo:paragraph-rsid="00aa27d5" style:text-blinking="false" fo:background-color="#ffffff" style:font-name-asian="sans-serif" style:font-size-asian="11.25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a0899" officeooo:paragraph-rsid="00aa0899" style:text-blinking="false" fo:background-color="#ffffff" style:font-name-asian="sans-serif" style:font-size-asian="11.2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8ec001" style:text-blinking="false" fo:background-color="#ffffff" style:font-name-asian="sans-serif"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8ec001" style:text-blinking="false" fo:background-color="#ffffff" style:font-name-asian="apple-system"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aa27d5" officeooo:paragraph-rsid="00aa27d5" style:text-blinking="false" fo:background-color="#ffffff" style:font-name-asian="roboto"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0184c" officeooo:paragraph-rsid="00b0184c" style:text-blinking="false" fo:background-color="#ffffff" style:font-name-asian="roboto"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33cf5" officeooo:paragraph-rsid="00b33cf5" style:text-blinking="false" fo:background-color="#ffffff" style:font-name-asian="roboto"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5180d" officeooo:paragraph-rsid="00b5180d" style:text-blinking="false" fo:background-color="#ffffff" style:font-name-asian="roboto"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78993" officeooo:paragraph-rsid="00b78993" style:text-blinking="false" fo:background-color="#ffffff" style:font-name-asian="roboto"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ad3f5" officeooo:paragraph-rsid="00bad3f5" style:text-blinking="false" fo:background-color="#ffffff" style:font-name-asian="roboto"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ad3f5" officeooo:paragraph-rsid="00bdc09e" style:text-blinking="false" fo:background-color="#ffffff" style:font-name-asian="roboto"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fde00" officeooo:paragraph-rsid="00bfde00" style:text-blinking="false" fo:background-color="#ffffff" style:font-name-asian="roboto"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4ea94" officeooo:paragraph-rsid="00c4ea94" style:text-blinking="false" fo:background-color="#ffffff" style:font-name-asian="roboto"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4ea94" officeooo:paragraph-rsid="00c56f44" style:text-blinking="false" fo:background-color="#ffffff" style:font-name-asian="roboto"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4ea94" officeooo:paragraph-rsid="00e847ba" style:text-blinking="false" fo:background-color="#ffffff" style:font-name-asian="roboto"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6f74d" officeooo:paragraph-rsid="00c6f74d" style:text-blinking="false" fo:background-color="#ffffff" style:font-name-asian="roboto"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e7e5a" officeooo:paragraph-rsid="00ce7e5a" style:text-blinking="false" fo:background-color="#ffffff" style:font-name-asian="roboto"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f69d1" officeooo:paragraph-rsid="00cf69d1" style:text-blinking="false" fo:background-color="#ffffff" style:font-name-asian="roboto"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118a9" officeooo:paragraph-rsid="00d118a9" style:text-blinking="false" fo:background-color="#ffffff" style:font-name-asian="roboto"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26d0c" officeooo:paragraph-rsid="00d26d0c" style:text-blinking="false" fo:background-color="#ffffff" style:font-name-asian="roboto"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26d0c" officeooo:paragraph-rsid="00d35abc" style:text-blinking="false" fo:background-color="#ffffff" style:font-name-asian="roboto"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9a493" officeooo:paragraph-rsid="00d9a493" style:text-blinking="false" fo:background-color="#ffffff" style:font-name-asian="roboto"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9a493" officeooo:paragraph-rsid="00d9f535" style:text-blinking="false" fo:background-color="#ffffff" style:font-name-asian="roboto"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9f535" officeooo:paragraph-rsid="00d9f535" style:text-blinking="false" fo:background-color="#ffffff" style:font-name-asian="roboto"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d03f2" officeooo:paragraph-rsid="00dd03f2" style:text-blinking="false" fo:background-color="#ffffff" style:font-name-asian="roboto"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df77de" style:text-blinking="false" fo:background-color="#ffffff" style:font-name-asian="roboto"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e12183" style:text-blinking="false" fo:background-color="#ffffff" style:font-name-asian="roboto"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e58d3e" style:text-blinking="false" fo:background-color="#ffffff" style:font-name-asian="roboto"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0ef5efd" style:text-blinking="false" fo:background-color="#ffffff" style:font-name-asian="roboto"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0f35810" style:text-blinking="false" fo:background-color="#ffffff" style:font-name-asian="roboto"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0ff7b84" style:text-blinking="false" fo:background-color="#ffffff" style:font-name-asian="roboto"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6f841" style:text-blinking="false" fo:background-color="#ffffff" style:font-name-asian="roboto"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b97e7" style:text-blinking="false" fo:background-color="#ffffff" style:font-name-asian="roboto"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d7ccd" style:text-blinking="false" fo:background-color="#ffffff" style:font-name-asian="roboto"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e8243" style:text-blinking="false" fo:background-color="#ffffff" style:font-name-asian="roboto"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fca8d" style:text-blinking="false" fo:background-color="#ffffff" style:font-name-asian="roboto"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ffd98" style:text-blinking="false" fo:background-color="#ffffff" style:font-name-asian="roboto"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3d5fb" style:text-blinking="false" fo:background-color="#ffffff" style:font-name-asian="roboto"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67bbe" style:text-blinking="false" fo:background-color="#ffffff" style:font-name-asian="roboto"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7c6e0" style:text-blinking="false" fo:background-color="#ffffff" style:font-name-asian="roboto"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eb274" style:text-blinking="false" fo:background-color="#ffffff" style:font-name-asian="roboto"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 fo:font-size="9.75pt" fo:letter-spacing="normal" fo:font-style="normal" style:text-underline-style="none" fo:font-weight="normal" officeooo:rsid="00b0184c" officeooo:paragraph-rsid="00b0184c" style:text-blinking="false" fo:background-color="#ffffff" style:font-name-asian="roboto"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text-line-through-style="none" style:text-line-through-type="none" style:font-name="HelveticaNeue" fo:font-size="13.5pt" fo:letter-spacing="normal" fo:font-style="normal" style:text-underline-style="none" fo:font-weight="normal" officeooo:rsid="00df77de" officeooo:paragraph-rsid="00e12183" style:text-blinking="false" fo:background-color="#ffffff" style:font-name-asian="roboto"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text-line-through-style="none" style:text-line-through-type="none" style:font-name="HelveticaNeue" fo:font-size="13.5pt" fo:letter-spacing="normal" fo:font-style="normal" style:text-underline-style="none" fo:font-weight="normal" officeooo:rsid="00df77de" officeooo:paragraph-rsid="00e58d3e" style:text-blinking="false" fo:background-color="#ffffff" style:font-name-asian="roboto"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ef5efd" officeooo:paragraph-rsid="00ef5efd" style:text-blinking="false" fo:background-color="#ffffff" style:font-name-asian="roboto"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a2524" officeooo:paragraph-rsid="00fa2524" style:text-blinking="false" fo:background-color="#ffffff" style:font-name-asian="roboto"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a2524" officeooo:paragraph-rsid="00fc703a" style:text-blinking="false" fo:background-color="#ffffff" style:font-name-asian="roboto"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a2524" officeooo:paragraph-rsid="00fc7b11" style:text-blinking="false" fo:background-color="#ffffff" style:font-name-asian="roboto"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c703a" officeooo:paragraph-rsid="00fc703a" style:text-blinking="false" fo:background-color="#ffffff" style:font-name-asian="roboto"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08ec001"/>
    </style:style>
    <style:style style:name="P11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094e77d"/>
    </style:style>
    <style:style style:name="P11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1137ee"/>
    </style:style>
    <style:style style:name="P11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rsid="0096022b" officeooo:paragraph-rsid="0096022b"/>
    </style:style>
    <style:style style:name="P11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rsid="00a61b48" officeooo:paragraph-rsid="00a61b48"/>
    </style:style>
    <style:style style:name="P11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size="12pt" officeooo:paragraph-rsid="00aa27d5" style:font-size-asian="12pt" style:font-size-complex="12pt"/>
    </style:style>
    <style:style style:name="P1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d56740" officeooo:paragraph-rsid="002fc903" style:font-name-asian="Helvetica Neue" style:font-size-asian="10.5pt" style:font-style-asian="normal" style:font-weight-asian="normal" style:font-style-complex="normal"/>
    </style:style>
    <style:style style:name="P1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d56740" officeooo:paragraph-rsid="003b218b" style:font-name-asian="Helvetica Neue" style:font-size-asian="10.5pt" style:font-style-asian="normal" style:font-weight-asian="normal" style:font-style-complex="normal"/>
    </style:style>
    <style:style style:name="P1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2fc903" officeooo:paragraph-rsid="002fc903" style:font-name-asian="Helvetica Neue" style:font-size-asian="10.5pt" style:font-style-asian="normal" style:font-weight-asian="normal" style:font-style-complex="normal"/>
    </style:style>
    <style:style style:name="P1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4ef1d" officeooo:paragraph-rsid="002fc903" style:font-name-asian="Helvetica Neue" style:font-size-asian="10.5pt" style:font-style-asian="normal" style:font-weight-asian="normal" style:font-style-complex="normal"/>
    </style:style>
    <style:style style:name="P1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4ef1d" officeooo:paragraph-rsid="003b218b" style:font-name-asian="Helvetica Neue" style:font-size-asian="10.5pt" style:font-style-asian="normal" style:font-weight-asian="normal" style:font-style-complex="normal"/>
    </style:style>
    <style:style style:name="P1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7aedd" officeooo:paragraph-rsid="002fc903" style:font-name-asian="Helvetica Neue" style:font-size-asian="10.5pt" style:font-style-asian="normal" style:font-weight-asian="normal" style:font-style-complex="normal"/>
    </style:style>
    <style:style style:name="P1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7aedd" officeooo:paragraph-rsid="003b218b" style:font-name-asian="Helvetica Neue" style:font-size-asian="10.5pt" style:font-style-asian="normal" style:font-weight-asian="normal" style:font-style-complex="normal"/>
    </style:style>
    <style:style style:name="P1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b15aa" officeooo:paragraph-rsid="002fc903" style:font-name-asian="Helvetica Neue" style:font-size-asian="10.5pt" style:font-style-asian="normal" style:font-weight-asian="normal" style:font-style-complex="normal"/>
    </style:style>
    <style:style style:name="P1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97653" officeooo:paragraph-rsid="003b218b" style:font-name-asian="Helvetica Neue" style:font-size-asian="10.5pt" style:font-style-asian="normal" style:font-weight-asian="normal" style:font-style-complex="normal"/>
    </style:style>
    <style:style style:name="P1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b15aa" officeooo:paragraph-rsid="00307c6b" style:font-name-asian="apple-system4" style:font-size-asian="10.5pt" style:font-style-asian="normal" style:font-weight-asian="normal" style:font-size-complex="10pt" style:font-style-complex="normal"/>
    </style:style>
    <style:style style:name="P1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ff99e" officeooo:paragraph-rsid="00307c6b" style:font-name-asian="apple-system4" style:font-size-asian="10.5pt" style:font-style-asian="normal" style:font-weight-asian="normal" style:font-size-complex="10pt" style:font-style-complex="normal"/>
    </style:style>
    <style:style style:name="P1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fe468a" officeooo:paragraph-rsid="00307c6b" style:font-name-asian="apple-system4" style:font-size-asian="10.5pt" style:font-style-asian="normal" style:font-weight-asian="normal" style:font-size-complex="10pt" style:font-style-complex="normal" style:font-weight-complex="bold"/>
    </style:style>
    <style:style style:name="P12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307c6b" style:font-name-asian="apple-system4" style:font-size-asian="10.5pt" style:font-style-asian="normal" style:font-weight-asian="normal" style:font-size-complex="10pt"/>
    </style:style>
    <style:style style:name="P1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ora" fo:font-size="12pt" fo:letter-spacing="normal" fo:font-style="normal" fo:font-weight="normal" officeooo:rsid="0105b2e1" officeooo:paragraph-rsid="0030d5c4" style:font-name-asian="Google Sans" style:font-size-asian="12pt" style:font-style-asian="normal" style:font-weight-asian="normal" style:font-size-complex="12pt" style:font-style-complex="normal" style:font-weight-complex="bold"/>
    </style:style>
    <style:style style:name="P131"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officeooo:paragraph-rsid="0094e77d" style:font-name-asian="Linux Libertine" style:rfc-language-tag-asian="zh-Hant" style:language-asian="zh" style:script-asian="Hant" style:font-style-asian="normal" style:font-weight-asian="normal"/>
    </style:style>
    <style:style style:name="P1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df0d77" officeooo:paragraph-rsid="002fc903" style:font-style-asian="italic" style:font-style-complex="italic"/>
    </style:style>
    <style:style style:name="P1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df0d77" officeooo:paragraph-rsid="003b218b" style:font-style-asian="italic" style:font-style-complex="italic"/>
    </style:style>
    <style:style style:name="P1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4ef1d" officeooo:paragraph-rsid="002fc903" style:font-style-asian="italic" style:font-style-complex="italic"/>
    </style:style>
    <style:style style:name="P13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4ef1d" officeooo:paragraph-rsid="003b218b" style:font-style-asian="italic" style:font-style-complex="italic"/>
    </style:style>
    <style:style style:name="P1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2fc903" style:font-style-asian="italic" style:font-style-complex="italic"/>
    </style:style>
    <style:style style:name="P1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3b218b" style:font-style-asian="italic" style:font-style-complex="italic"/>
    </style:style>
    <style:style style:name="P1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2fc903" style:font-name-asian="Helvetica Neue" style:font-size-asian="10.5pt" style:font-style-asian="italic" style:font-weight-asian="normal" style:font-style-complex="italic"/>
    </style:style>
    <style:style style:name="P13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307c6b" style:font-name-asian="Helvetica Neue" style:font-size-asian="10.5pt" style:font-style-asian="italic" style:font-weight-asian="normal" style:font-style-complex="italic"/>
    </style:style>
    <style:style style:name="P14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13ed02d" officeooo:paragraph-rsid="00307c6b" style:font-name-asian="apple-system4" style:font-size-asian="10.5pt" style:font-style-asian="normal" style:font-weight-asian="normal" style:font-size-complex="10pt" style:font-style-complex="italic"/>
    </style:style>
    <style:style style:name="P1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style>
    <style:style style:name="P1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13ed02d" officeooo:paragraph-rsid="003b218b" style:font-name-asian="apple-system4" style:font-size-asian="10.5pt" style:font-style-asian="normal" style:font-weight-asian="normal" style:font-size-complex="10pt"/>
    </style:style>
    <style:style style:name="P14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4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122ff1f" officeooo:paragraph-rsid="0034fcfb" style:text-blinking="false" fo:background-color="#ffffff" style:font-name-asian="apple-system4" style:font-size-asian="10.5pt" style:font-style-asian="normal" style:font-weight-asian="normal" style:font-size-complex="10.5pt" style:font-style-complex="normal" style:font-weight-complex="normal"/>
    </style:style>
    <style:style style:name="P1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erif" fo:font-size="12pt" fo:letter-spacing="normal" fo:font-style="normal" style:text-underline-style="none" fo:font-weight="normal" officeooo:paragraph-rsid="003b218b" style:text-blinking="false" fo:background-color="transparent"/>
    </style:style>
    <style:style style:name="P14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style>
    <style:style style:name="P1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f13f31" officeooo:paragraph-rsid="00307c6b" style:font-name-asian="apple-system4" style:font-size-asian="10.5pt" style:font-style-asian="normal" style:font-weight-asian="normal" style:font-size-complex="10pt" style:font-style-complex="italic"/>
    </style:style>
    <style:style style:name="P1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font-weight-complex="bold"/>
    </style:style>
    <style:style style:name="P14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1658c" style:font-name-asian="apple-system4" style:font-size-asian="10.5pt" style:font-style-asian="normal" style:font-weight-asian="normal" style:font-size-complex="10pt" style:font-style-complex="italic" style:font-weight-complex="bold"/>
    </style:style>
    <style:style style:name="P1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16ad4" style:font-name-asian="apple-system4" style:font-size-asian="10.5pt" style:font-style-asian="normal" style:font-weight-asian="normal" style:font-size-complex="10pt" style:font-style-complex="italic" style:font-weight-complex="bold"/>
    </style:style>
    <style:style style:name="P1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31556" style:font-name-asian="apple-system4" style:font-size-asian="10.5pt" style:font-style-asian="normal" style:font-weight-asian="normal" style:font-size-complex="10pt" style:font-style-complex="italic" style:font-weight-complex="bold"/>
    </style:style>
    <style:style style:name="P15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4fcfb" style:font-name-asian="apple-system4" style:font-size-asian="10.5pt" style:font-style-asian="normal" style:font-weight-asian="normal" style:font-size-complex="10pt" style:font-style-complex="italic" style:font-weight-complex="bold"/>
    </style:style>
    <style:style style:name="P15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4fcfb" style:font-name-asian="apple-system4" style:font-size-asian="10.5pt" style:font-style-asian="normal" style:font-weight-asian="normal" style:font-size-complex="10pt" style:font-style-complex="italic" style:font-weight-complex="normal"/>
    </style:style>
    <style:style style:name="P15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07c6b" style:font-name-asian="apple-system4" style:font-size-asian="10.5pt" style:font-style-asian="normal" style:font-weight-asian="normal" style:font-size-complex="10pt"/>
    </style:style>
    <style:style style:name="P15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1658c" style:font-name-asian="apple-system4" style:font-size-asian="10.5pt" style:font-style-asian="normal" style:font-weight-asian="normal" style:font-size-complex="10pt"/>
    </style:style>
    <style:style style:name="P1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16ad4" style:font-name-asian="apple-system4" style:font-size-asian="10.5pt" style:font-style-asian="normal" style:font-weight-asian="normal" style:font-size-complex="10pt"/>
    </style:style>
    <style:style style:name="P1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5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5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ef995e" officeooo:paragraph-rsid="003b218b" style:font-name-asian="apple-system4" style:font-size-asian="10.5pt" style:font-style-asian="normal" style:font-weight-asian="normal" style:font-size-complex="10pt"/>
    </style:style>
    <style:style style:name="P16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fb1dfa" officeooo:paragraph-rsid="003b218b" style:font-name-asian="apple-system4" style:font-size-asian="10.5pt" style:font-style-asian="normal" style:font-weight-asian="normal" style:font-size-complex="10pt"/>
    </style:style>
    <style:style style:name="P16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11a0a87" officeooo:paragraph-rsid="003b218b" style:font-name-asian="apple-system4" style:font-size-asian="10.5pt" style:font-style-asian="normal" style:font-weight-asian="normal" style:font-size-complex="10pt"/>
    </style:style>
    <style:style style:name="P16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3" fo:font-size="13.5pt" fo:letter-spacing="normal" fo:font-style="normal" fo:font-weight="normal" officeooo:rsid="00f73b3b" officeooo:paragraph-rsid="003b218b" style:font-name-asian="apple-system4" style:font-size-asian="10.5pt" style:font-style-asian="normal" style:font-weight-asian="normal" style:font-size-complex="10pt"/>
    </style:style>
    <style:style style:name="P16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font-name="Helvetica3" fo:font-size="10.5pt" fo:letter-spacing="normal" fo:font-style="normal" fo:font-weight="normal" officeooo:rsid="011a0a87" officeooo:paragraph-rsid="0034fcfb" style:font-name-asian="apple-system4" style:font-size-asian="10.5pt" style:font-style-asian="normal" style:font-weight-asian="normal" style:font-size-complex="10.5pt" style:font-style-complex="italic" style:font-weight-complex="normal"/>
    </style:style>
    <style:style style:name="P16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font-name="Helvetica3" fo:font-size="10.5pt" fo:letter-spacing="normal" fo:font-style="normal" fo:font-weight="normal" officeooo:rsid="011a70a4" officeooo:paragraph-rsid="0034fcfb" style:font-name-asian="apple-system4" style:font-size-asian="10.5pt" style:font-style-asian="normal" style:font-weight-asian="normal" style:font-size-complex="10.5pt" style:font-style-complex="normal" style:font-weight-complex="bold"/>
    </style:style>
    <style:style style:name="P16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text-line-through-style="none" style:text-line-through-type="none" style:font-name="Helvetica3" fo:font-size="10.5pt" fo:letter-spacing="normal" fo:font-style="normal" style:text-underline-style="none" fo:font-weight="normal" officeooo:rsid="011a70a4" officeooo:paragraph-rsid="0034fcfb" style:text-blinking="false" fo:background-color="#ffffff" style:font-name-asian="apple-system4" style:font-size-asian="10.5pt" style:font-style-asian="normal" style:font-weight-asian="normal" style:font-size-complex="10.5pt" style:font-style-complex="normal" style:font-weight-complex="normal"/>
    </style:style>
    <style:style style:name="P16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Helvetica3" fo:font-size="13.5pt" fo:letter-spacing="normal" fo:font-style="normal" fo:font-weight="normal" officeooo:rsid="00ecfe71" officeooo:paragraph-rsid="00316ad4" style:font-name-asian="apple-system4" style:font-size-asian="10.5pt" style:font-style-asian="normal" style:font-weight-asian="normal" style:font-size-complex="10pt" style:font-style-complex="italic" style:font-weight-complex="bold"/>
    </style:style>
    <style:style style:name="P16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Helvetica3"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6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6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Helvetica3" fo:font-size="12pt" fo:letter-spacing="normal" fo:font-style="normal" fo:font-weight="normal" officeooo:rsid="00ecfe71" officeooo:paragraph-rsid="0030d5c4" style:font-name-asian="Google Sans" style:font-size-asian="12pt" style:font-style-asian="normal" style:font-weight-asian="normal" style:font-size-complex="12pt" style:font-style-complex="italic" style:font-weight-complex="bold"/>
    </style:style>
    <style:style style:name="P17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Helvetica3" fo:font-size="15pt" fo:letter-spacing="normal" fo:font-style="normal" fo:font-weight="normal" officeooo:rsid="00ecfe71" officeooo:paragraph-rsid="003b218b" style:font-name-asian="Google Sans" style:font-size-asian="15pt" style:font-style-asian="normal" style:font-weight-asian="normal" style:font-size-complex="15pt"/>
    </style:style>
    <style:style style:name="P17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arial" fo:font-size="10.5pt" fo:letter-spacing="normal" fo:font-style="italic" fo:font-weight="normal" officeooo:rsid="00df0d77" officeooo:paragraph-rsid="003b218b" style:font-style-asian="italic" style:font-style-complex="italic"/>
    </style:style>
    <style:style style:name="P17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Effra" fo:font-size="12pt" fo:letter-spacing="normal" fo:font-style="normal" fo:font-weight="normal" officeooo:rsid="01103744" officeooo:paragraph-rsid="00316ad4" style:font-name-asian="apple-system4" style:font-size-asian="10.5pt" style:font-style-asian="normal" style:font-weight-asian="normal" style:font-size-complex="10pt" style:font-style-complex="normal" style:font-weight-complex="bold"/>
    </style:style>
    <style:style style:name="P17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Proxima Nova Subset" fo:font-size="12pt" fo:letter-spacing="normal" fo:font-style="normal" fo:font-weight="normal" officeooo:rsid="01134adb" officeooo:paragraph-rsid="00316ad4" style:font-name-asian="apple-system4" style:font-size-asian="10.5pt" style:font-style-asian="normal" style:font-weight-asian="normal" style:font-size-complex="10pt" style:font-style-complex="normal" style:font-weight-complex="bold"/>
    </style:style>
    <style:style style:name="P17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Proxima Nova Subset" fo:font-size="12pt" fo:letter-spacing="normal" fo:font-style="normal" fo:font-weight="normal" officeooo:rsid="01134adb" officeooo:paragraph-rsid="00331556" style:font-name-asian="apple-system4" style:font-size-asian="10.5pt" style:font-style-asian="normal" style:font-weight-asian="normal" style:font-size-complex="10pt" style:font-style-complex="normal" style:font-weight-complex="bold"/>
    </style:style>
    <style:style style:name="P17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Proxima Nova Subset" fo:font-size="12pt" fo:letter-spacing="normal" fo:font-style="normal" fo:font-weight="normal" officeooo:rsid="01134adb" officeooo:paragraph-rsid="0034fcfb" style:font-name-asian="apple-system4" style:font-size-asian="10.5pt" style:font-style-asian="normal" style:font-weight-asian="normal" style:font-size-complex="10pt" style:font-style-complex="normal" style:font-weight-complex="bold"/>
    </style:style>
    <style:style style:name="P17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Helvetica3" fo:font-size="13.5pt" fo:letter-spacing="normal" fo:font-style="normal" fo:font-weight="normal" officeooo:rsid="01134adb" officeooo:paragraph-rsid="0034fcfb" style:font-name-asian="apple-system4" style:font-size-asian="10.5pt" style:font-style-asian="normal" style:font-weight-asian="normal" style:font-size-complex="10pt" style:font-style-complex="normal" style:font-weight-complex="bold"/>
    </style:style>
    <style:style style:name="P17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Helvetica3" fo:font-size="13.5pt" fo:letter-spacing="normal" fo:font-style="normal" fo:font-weight="normal" officeooo:rsid="011a70a4" officeooo:paragraph-rsid="0034fcfb" style:font-name-asian="apple-system4" style:font-size-asian="10.5pt" style:font-style-asian="normal" style:font-weight-asian="normal" style:font-size-complex="10pt" style:font-style-complex="normal" style:font-weight-complex="bold"/>
    </style:style>
    <style:style style:name="P178"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font-name="Helvetica3" fo:font-size="10.5pt" fo:letter-spacing="normal" fo:font-style="normal" fo:font-weight="normal" officeooo:rsid="01134adb" officeooo:paragraph-rsid="0034fcfb" style:font-name-asian="apple-system4" style:font-size-asian="10.5pt" style:font-style-asian="normal" style:font-weight-asian="normal" style:font-size-complex="10.5pt" style:font-style-complex="normal" style:font-weight-complex="bold"/>
    </style:style>
    <style:style style:name="P17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2e2e" style:font-name="NexusSerif"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8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Open Sans" fo:font-size="14pt" fo:letter-spacing="normal" fo:font-style="normal" style:text-underline-style="none" fo:font-weight="bold" officeooo:rsid="007faea1" officeooo:paragraph-rsid="007faea1" style:text-blinking="false" fo:background-color="#ffffff" style:font-name-asian="apple-system4" style:font-size-asian="14pt" style:font-style-asian="normal" style:font-weight-asian="bold" style:font-size-complex="14pt" style:font-style-complex="normal" style:font-weight-complex="bold"/>
    </style:style>
    <style:style style:name="P181"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rfc-language-tag-asian="zh-Hant" style:language-asian="zh" style:script-asian="Hant" style:font-style-asian="normal" style:font-weight-asian="normal" style:font-size-complex="12pt" style:font-style-complex="normal" style:font-weight-complex="normal"/>
    </style:style>
    <style:style style:name="P182"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font-name="HelveticaNeue" fo:font-size="13.5pt" fo:letter-spacing="normal" fo:font-style="normal" fo:font-weight="normal" officeooo:paragraph-rsid="00e12183"/>
    </style:style>
    <style:style style:name="P18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font-name="HelveticaNeue" fo:font-size="13.5pt" fo:letter-spacing="normal" fo:font-style="normal" fo:font-weight="normal" officeooo:rsid="00e12183" officeooo:paragraph-rsid="00e12183"/>
    </style:style>
    <style:style style:name="P18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text-line-through-style="none" style:text-line-through-type="none" style:font-name="HelveticaNeue" fo:font-size="13.5pt" fo:letter-spacing="normal" fo:font-style="normal" style:text-underline-style="none" fo:font-weight="normal" officeooo:rsid="00df77de" officeooo:paragraph-rsid="00e12183" style:text-blinking="false" fo:background-color="#ffffff" style:font-name-asian="roboto" style:font-size-asian="12pt" style:font-style-asian="normal" style:font-weight-asian="normal" style:font-size-complex="12pt" style:font-style-complex="normal" style:font-weight-complex="normal"/>
    </style:style>
    <style:style style:name="P18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383636" style:text-line-through-style="none" style:text-line-through-type="none" style:font-name="Effra"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in" fo:margin-bottom="0in" loext:contextual-spacing="false" fo:line-height="175%" fo:text-indent="0in" style:auto-text-indent="false" fo:padding="0in" fo:border="none"/>
      <style:text-properties officeooo:paragraph-rsid="003b218b"/>
    </style:style>
    <style:style style:name="P187"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08ec001"/>
    </style:style>
    <style:style style:name="P188"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Effra" fo:font-size="12pt" fo:letter-spacing="normal" fo:font-style="normal" fo:font-weight="normal" officeooo:rsid="010d315a" officeooo:paragraph-rsid="003b218b" style:font-name-asian="apple-system4" style:font-size-asian="10.5pt" style:font-style-asian="normal" style:font-weight-asian="normal" style:font-size-complex="10pt"/>
    </style:style>
    <style:style style:name="P189"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 fo:font-size="12pt" fo:letter-spacing="normal" fo:font-style="normal" style:text-underline-style="none" fo:font-weight="normal" officeooo:rsid="007faea1" officeooo:paragraph-rsid="007faea1" style:text-blinking="false" fo:background-color="#ffffff" style:font-name-asian="apple-system4" style:font-size-asian="12pt" style:font-style-asian="normal" style:font-weight-asian="normal" style:font-size-complex="12pt" style:font-style-complex="normal" style:font-weight-complex="normal"/>
    </style:style>
    <style:style style:name="P190"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df77de" style:text-blinking="false" fo:background-color="#ffffff" style:font-name-asian="roboto" style:font-size-asian="12pt" style:font-style-asian="normal" style:font-weight-asian="normal" style:font-size-complex="12pt" style:font-style-complex="normal" style:font-weight-complex="normal"/>
    </style:style>
    <style:style style:name="P191"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3d5fb" style:text-blinking="false" fo:background-color="#ffffff" style:font-name-asian="roboto" style:font-size-asian="12pt" style:font-style-asian="normal" style:font-weight-asian="normal" style:font-size-complex="12pt" style:font-style-complex="normal" style:font-weight-complex="normal"/>
    </style:style>
    <style:style style:name="P192"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93" style:family="paragraph" style:parent-style-name="Heading_20_3">
      <style:paragraph-properties fo:margin-left="0in" fo:margin-right="0in" fo:margin-top="0in" fo:margin-bottom="0in" loext:contextual-spacing="false" fo:line-height="106%" fo:orphans="2" fo:widows="2" fo:text-indent="0in" style:auto-text-indent="false" fo:padding="0in" fo:border="none"/>
      <style:text-properties fo:font-variant="normal" fo:text-transform="none" fo:color="#383636" style:font-name="Effra" fo:letter-spacing="normal" fo:font-style="normal" fo:font-weight="normal" officeooo:paragraph-rsid="003b218b"/>
    </style:style>
    <style:style style:name="P194" style:family="paragraph" style:parent-style-name="Heading_20_3">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font-style-asian="normal" style:font-weight-asian="normal" style:font-size-complex="12pt" style:font-style-complex="normal" style:font-weight-complex="normal"/>
    </style:style>
    <style:style style:name="P195" style:family="paragraph" style:parent-style-name="Heading_20_3">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a0899" officeooo:paragraph-rsid="00aa0899" style:text-blinking="false" fo:background-color="#ffffff" style:font-name-asian="sans-serif" style:font-size-asian="11.25pt" style:font-style-asian="normal" style:font-weight-asian="normal" style:font-size-complex="12pt" style:font-style-complex="normal" style:font-weight-complex="normal"/>
    </style:style>
    <style:style style:name="P196" style:family="paragraph" style:parent-style-name="Heading_20_3">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 fo:font-size="12pt" fo:letter-spacing="normal" fo:font-style="normal" style:text-underline-style="none" fo:font-weight="normal" officeooo:rsid="00a61b48" officeooo:paragraph-rsid="00a61b48" style:text-blinking="false" fo:background-color="#ffffff" style:font-name-asian="sans-serif" style:font-size-asian="11.25pt" style:font-style-asian="normal" style:font-weight-asian="normal" style:font-size-complex="12pt" style:font-style-complex="normal" style:font-weight-complex="normal"/>
    </style:style>
    <style:style style:name="P197"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212121" style:text-line-through-style="none" style:text-line-through-type="none" style:font-name="Noto Serif" fo:font-size="12.75pt" fo:letter-spacing="normal" fo:font-style="normal" style:text-underline-style="none" fo:font-weight="normal" officeooo:paragraph-rsid="003b218b" style:text-blinking="false" loext:padding="0in" loext:border="none"/>
    </style:style>
    <style:style style:name="P198"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212121" style:font-name="Noto Sans" fo:font-size="12pt" fo:letter-spacing="normal" fo:font-style="normal" fo:font-weight="normal" officeooo:paragraph-rsid="003b218b"/>
    </style:style>
    <style:style style:name="P19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officeooo:paragraph-rsid="003b218b"/>
    </style:style>
    <style:style style:name="P20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3b218b"/>
    </style:style>
    <style:style style:name="P20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pag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202"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34fcfb"/>
    </style:style>
    <style:style style:name="P203"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3b218b"/>
    </style:style>
    <style:style style:name="P204"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3" fo:font-size="10.5pt" fo:letter-spacing="normal" fo:font-style="normal" fo:font-weight="normal" officeooo:paragraph-rsid="0034fcfb" style:font-size-asian="10.5pt" style:font-size-complex="10.5pt"/>
    </style:style>
    <style:style style:name="P205"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3" fo:font-size="14pt" fo:letter-spacing="normal" fo:font-style="normal" fo:font-weight="normal" officeooo:paragraph-rsid="003b218b" style:font-size-asian="14pt" style:font-size-complex="14pt"/>
    </style:style>
    <style:style style:name="P206"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3" fo:font-size="13.5pt" fo:letter-spacing="normal" fo:font-style="normal" fo:font-weight="normal" officeooo:paragraph-rsid="003b218b" style:font-size-asian="14pt" style:font-size-complex="14pt"/>
    </style:style>
    <style:style style:name="P207"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officeooo:paragraph-rsid="0034fcfb" style:text-blinking="false" fo:background-color="#ffffff" style:font-weight-asian="normal" style:font-weight-complex="normal"/>
    </style:style>
    <style:style style:name="P208"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officeooo:paragraph-rsid="003b218b" style:text-blinking="false" fo:background-color="#ffffff" style:font-weight-asian="normal" style:font-weight-complex="normal"/>
    </style:style>
    <style:style style:name="P209"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officeooo:rsid="0122ff1f" officeooo:paragraph-rsid="003b218b" style:text-blinking="false" fo:background-color="#ffffff" style:font-weight-asian="normal" style:font-weight-complex="normal"/>
    </style:style>
    <style:style style:name="P210" style:family="paragraph" style:parent-style-name="Text_20_body">
      <style:paragraph-properties fo:margin-left="0in" fo:margin-right="0in" fo:orphans="2" fo:widows="2" fo:text-indent="0in" style:auto-text-indent="false"/>
      <style:text-properties fo:font-variant="normal" fo:text-transform="none" fo:color="#212121" style:font-name="Noto Serif" fo:font-size="12pt" fo:letter-spacing="normal" fo:font-style="normal" fo:font-weight="normal" officeooo:rsid="00705101" officeooo:paragraph-rsid="003b218b"/>
    </style:style>
    <style:style style:name="P211" style:family="paragraph" style:parent-style-name="Text_20_body">
      <style:paragraph-properties fo:margin-left="0in" fo:margin-right="0in" fo:orphans="2" fo:widows="2" fo:text-indent="0in" style:auto-text-indent="false"/>
    </style:style>
    <style:style style:name="P212" style:family="paragraph" style:parent-style-name="Text_20_body">
      <style:paragraph-properties fo:margin-left="0in" fo:margin-right="0in" fo:orphans="2" fo:widows="2" fo:text-indent="0in" style:auto-text-indent="false"/>
      <style:text-properties officeooo:paragraph-rsid="003b218b"/>
    </style:style>
    <style:style style:name="P213" style:family="paragraph" style:parent-style-name="Text_20_body">
      <style:paragraph-properties fo:margin-left="0in" fo:margin-right="0in" fo:line-height="150%" fo:text-align="start" style:justify-single-word="false" fo:orphans="2" fo:widows="2" fo:text-indent="0in" style:auto-text-indent="false"/>
      <style:text-properties fo:font-weight="normal" officeooo:paragraph-rsid="003b218b" style:font-weight-asian="normal" style:font-weight-complex="normal"/>
    </style:style>
    <style:style style:name="P214" style:family="paragraph" style:parent-style-name="Heading_20_1">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bold" officeooo:paragraph-rsid="0034fcfb" style:text-blinking="false" fo:background-color="#ffffff" style:font-weight-asian="bold" style:font-weight-complex="bold"/>
    </style:style>
    <style:style style:name="P215" style:family="paragraph" style:parent-style-name="Heading_20_1">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bold" officeooo:paragraph-rsid="003b218b" style:text-blinking="false" fo:background-color="#ffffff" style:font-weight-asian="bold" style:font-weight-complex="bold"/>
    </style:style>
    <style:style style:name="P216" style:family="paragraph" style:parent-style-name="Heading_20_2">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4pt" fo:letter-spacing="normal" fo:font-style="normal" style:text-underline-style="none" fo:font-weight="normal" officeooo:paragraph-rsid="003b218b" style:text-blinking="false" fo:background-color="#ffffff" style:font-size-asian="14pt" style:font-weight-asian="normal" style:font-size-complex="14pt" style:font-weight-complex="normal"/>
    </style:style>
    <style:style style:name="P217" style:family="paragraph" style:parent-style-name="Heading_20_2">
      <style:paragraph-properties fo:margin-left="0in" fo:margin-right="0in" fo:line-height="150%" fo:text-align="start" style:justify-single-word="false" fo:orphans="2" fo:widows="2" fo:text-indent="0in" style:auto-text-indent="false"/>
      <style:text-properties fo:font-variant="normal" fo:text-transform="none" fo:color="#505050" style:font-name="Helvetica3" fo:font-size="14pt" fo:letter-spacing="normal" fo:font-style="normal" fo:font-weight="normal" officeooo:paragraph-rsid="003b218b" style:font-size-asian="14pt" style:font-size-complex="14pt"/>
    </style:style>
    <style:style style:name="P218" style:family="paragraph" style:parent-style-name="Heading_20_3">
      <style:paragraph-properties fo:margin-left="0in" fo:margin-right="0in" fo:line-height="150%" fo:text-align="start" style:justify-single-word="false" fo:orphans="2" fo:widows="2" fo:text-indent="0in" style:auto-text-indent="false"/>
      <style:text-properties fo:font-variant="normal" fo:text-transform="none" fo:color="#505050" style:font-name="Helvetica3" fo:font-size="14pt" fo:letter-spacing="normal" fo:font-style="normal" fo:font-weight="normal" officeooo:paragraph-rsid="003b218b" style:font-size-asian="14pt" style:font-size-complex="14pt"/>
    </style:style>
    <style:style style:name="P219" style:family="paragraph" style:parent-style-name="List_20_Contents">
      <style:paragraph-properties fo:margin-left="0in" fo:margin-right="0in" fo:margin-top="0in" fo:margin-bottom="0.1965in" loext:contextual-spacing="false" fo:orphans="2" fo:widows="2" fo:text-indent="0in" style:auto-text-indent="false"/>
      <style:text-properties fo:font-variant="normal" fo:text-transform="none" fo:color="#4d5156" fo:letter-spacing="normal" officeooo:paragraph-rsid="003b218b"/>
    </style:style>
    <style:style style:name="P220" style:family="paragraph" style:parent-style-name="Standard">
      <style:paragraph-properties fo:margin-left="0in" fo:margin-right="0in" fo:line-height="150%" fo:text-align="start" style:justify-single-word="false" fo:orphans="2" fo:widows="2" fo:text-indent="0in" style:auto-text-indent="false"/>
      <style:text-properties fo:font-weight="normal" officeooo:paragraph-rsid="003b218b" style:font-weight-asian="normal" style:font-weight-complex="normal"/>
    </style:style>
    <style:style style:name="P221"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d08b37" officeooo:paragraph-rsid="003b218b" style:font-name-asian="sans-serif" style:font-size-asian="10pt" style:font-style-asian="normal" style:font-weight-asian="normal" style:font-size-complex="10pt"/>
    </style:style>
    <style:style style:name="P222"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cd38eb" officeooo:paragraph-rsid="003b218b" style:font-size-asian="10pt" style:font-style-asian="normal" style:font-weight-asian="normal" style:font-size-complex="10pt"/>
    </style:style>
    <style:style style:name="P223"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cf28a0" officeooo:paragraph-rsid="003b218b" style:font-size-asian="10pt" style:font-style-asian="normal" style:font-weight-asian="normal" style:font-size-complex="10pt"/>
    </style:style>
    <style:style style:name="P224"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d08b37" officeooo:paragraph-rsid="003b218b" style:font-size-asian="10pt" style:font-style-asian="normal" style:font-weight-asian="normal" style:font-size-complex="10pt"/>
    </style:style>
    <style:style style:name="P225"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officeooo:paragraph-rsid="003b218b" style:font-size-asian="10pt" style:font-style-asian="normal" style:font-weight-asian="bold" style:font-size-complex="10pt"/>
    </style:style>
    <style:style style:name="P226"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officeooo:paragraph-rsid="003b218b" style:font-size-asian="10pt"/>
    </style:style>
    <style:style style:name="P227"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officeooo:paragraph-rsid="003b218b"/>
    </style:style>
    <style:style style:name="P228"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222222" style:font-name="Harding" fo:font-size="13.5pt" fo:letter-spacing="normal" fo:font-style="normal" fo:font-weight="normal" officeooo:paragraph-rsid="003b218b"/>
    </style:style>
    <style:style style:name="P229"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officeooo:paragraph-rsid="003b218b"/>
    </style:style>
    <style:style style:name="P230" style:family="paragraph" style:parent-style-name="Text_20_body">
      <style:paragraph-properties fo:margin-left="0in" fo:margin-right="0in" fo:line-height="150%" fo:text-align="start" style:justify-single-word="false" fo:orphans="2" fo:widows="2" fo:text-indent="0in" style:auto-text-indent="false" fo:break-before="page"/>
      <style:text-properties fo:font-variant="normal" fo:text-transform="none" fo:color="#212121" style:text-line-through-style="none" style:text-line-through-type="none" style:font-name="Noto Sans" fo:font-size="12pt" fo:letter-spacing="normal" fo:font-style="normal" style:text-underline-style="none" fo:font-weight="normal" officeooo:paragraph-rsid="003b218b" style:text-blinking="false" fo:background-color="#ffffff" style:font-weight-asian="normal" style:font-weight-complex="normal"/>
    </style:style>
    <style:style style:name="P231"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style>
    <style:style style:name="P232"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paragraph-rsid="0098ff74"/>
    </style:style>
    <style:style style:name="P233"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paragraph-rsid="009b5598"/>
    </style:style>
    <style:style style:name="P234"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officeooo:paragraph-rsid="00b0d9a9"/>
    </style:style>
    <style:style style:name="P235"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rsid="008a92fc" officeooo:paragraph-rsid="008a92fc"/>
    </style:style>
    <style:style style:name="P236"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style:style>
    <style:style style:name="P237"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officeooo:paragraph-rsid="009a76c4"/>
    </style:style>
    <style:style style:name="P238"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officeooo:paragraph-rsid="0098ff74"/>
    </style:style>
    <style:style style:name="P239"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officeooo:rsid="00a09293" officeooo:paragraph-rsid="00a09293" style:font-weight-asian="normal" style:font-weight-complex="normal"/>
    </style:style>
    <style:style style:name="P240"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style:font-weight-asian="normal" style:font-weight-complex="normal"/>
    </style:style>
    <style:style style:name="P241"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officeooo:rsid="009b5598" officeooo:paragraph-rsid="009b5598"/>
    </style:style>
    <style:style style:name="P242"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officeooo:rsid="009b5598" officeooo:paragraph-rsid="00a4f54b"/>
    </style:style>
    <style:style style:name="P243"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inherit" fo:font-size="9.75pt" fo:letter-spacing="normal" fo:font-style="normal" fo:font-weight="normal" officeooo:rsid="0082f539" officeooo:paragraph-rsid="0082f539" loext:padding="0in" loext:border="none"/>
    </style:style>
    <style:style style:name="P244"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inherit" fo:font-size="9.75pt" fo:letter-spacing="normal" fo:font-style="normal" fo:font-weight="normal" officeooo:rsid="0082f539" officeooo:paragraph-rsid="008b58d7" loext:padding="0in" loext:border="none"/>
    </style:style>
    <style:style style:name="P245"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inherit" fo:font-size="9.75pt" fo:letter-spacing="normal" fo:font-style="normal" fo:font-weight="normal" officeooo:rsid="008a92fc" officeooo:paragraph-rsid="008a92fc" loext:padding="0in" loext:border="none"/>
    </style:style>
    <style:style style:name="P246"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 fo:font-size="9.75pt" fo:letter-spacing="normal" fo:font-style="normal" style:text-underline-style="none" fo:font-weight="normal" officeooo:rsid="00b0184c" officeooo:paragraph-rsid="00b0184c" style:text-blinking="false" fo:background-color="#ffffff" style:font-name-asian="roboto" style:font-size-asian="12pt" style:font-style-asian="normal" style:font-weight-asian="normal" style:font-size-complex="12pt" style:font-style-complex="normal" style:font-weight-complex="normal"/>
    </style:style>
    <style:style style:name="P247"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 fo:font-size="9.75pt" fo:letter-spacing="normal" fo:font-style="normal" style:text-underline-style="none" fo:font-weight="normal" officeooo:rsid="00b0a05c" officeooo:paragraph-rsid="00b0184c"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48"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inherit" fo:font-size="9.75pt" fo:letter-spacing="normal" fo:font-style="normal" style:text-underline-style="none" fo:font-weight="normal" officeooo:rsid="008134be" officeooo:paragraph-rsid="00b0184c"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49"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inherit" fo:font-size="9.75pt" fo:letter-spacing="normal" fo:font-style="normal" style:text-underline-style="none" fo:font-weight="normal" officeooo:rsid="00b0d9a9" officeooo:paragraph-rsid="00b1e069"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50"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weight="normal" style:font-weight-asian="normal" style:font-weight-complex="normal"/>
    </style:style>
    <style:style style:name="P251"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weight="normal" officeooo:rsid="00a09293" officeooo:paragraph-rsid="00a09293" style:font-weight-asian="normal" style:font-weight-complex="normal"/>
    </style:style>
    <style:style style:name="P252"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rsid="00a2b16e" officeooo:paragraph-rsid="00a2b16e"/>
    </style:style>
    <style:style style:name="P253"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rsid="00a4f54b" officeooo:paragraph-rsid="00a4f54b"/>
    </style:style>
    <style:style style:name="P254" style:family="paragraph" style:parent-style-name="Heading_20_4">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 fo:font-size="9.75pt" fo:letter-spacing="normal" fo:font-style="normal" fo:font-weight="normal" officeooo:rsid="009b5598" officeooo:paragraph-rsid="009b5598"/>
    </style:style>
    <style:style style:name="P255" style:family="paragraph" style:parent-style-name="Standard">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0a09293" officeooo:paragraph-rsid="00a09293" style:font-size-asian="12pt" style:font-style-asian="normal" style:font-weight-asian="normal" style:font-weight-complex="normal" style:text-emphasize="none"/>
    </style:style>
    <style:style style:name="P256" style:family="paragraph" style:parent-style-name="Heading_20_3">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inherit" fo:font-size="9.75pt" fo:letter-spacing="normal" fo:font-style="normal" style:text-underline-style="none" fo:font-weight="normal" officeooo:rsid="00b0d9a9" officeooo:paragraph-rsid="00b0184c"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57" style:family="paragraph" style:parent-style-name="Text_20_body">
      <style:paragraph-properties fo:margin-left="0in" fo:margin-right="0in" fo:margin-top="0in" fo:margin-bottom="0.1563in" loext:contextual-spacing="false" fo:orphans="2" fo:widows="2" fo:text-indent="0in" style:auto-text-indent="false"/>
    </style:style>
    <style:style style:name="P258"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2a2a2a" style:font-name="source sans pro" fo:font-size="13.5pt" fo:letter-spacing="normal" fo:font-style="normal" fo:font-weight="normal"/>
    </style:style>
    <style:style style:name="P259" style:family="paragraph" style:parent-style-name="Standard">
      <style:text-properties fo:font-variant="normal" fo:text-transform="none" fo:color="#212121" style:font-name="Noto Serif" fo:font-size="12pt" fo:letter-spacing="normal" fo:font-style="normal" fo:font-weight="normal" officeooo:rsid="0023fb36" officeooo:paragraph-rsid="0023fb36"/>
    </style:style>
    <style:style style:name="P260" style:family="paragraph" style:parent-style-name="Standard">
      <style:text-properties fo:font-variant="normal" fo:text-transform="none" fo:color="#212121" style:font-name="Noto Serif" fo:font-size="12pt" fo:letter-spacing="normal" fo:font-style="normal" fo:font-weight="normal" officeooo:rsid="0023fb36" officeooo:paragraph-rsid="00270990"/>
    </style:style>
    <style:style style:name="P261" style:family="paragraph" style:parent-style-name="Standard">
      <style:text-properties fo:font-variant="normal" fo:text-transform="none" fo:color="#212121" style:font-name="Noto Serif" fo:font-size="12pt" fo:letter-spacing="normal" fo:font-style="normal" fo:font-weight="normal" officeooo:rsid="0023fb36" officeooo:paragraph-rsid="00292208"/>
    </style:style>
    <style:style style:name="P262" style:family="paragraph" style:parent-style-name="Standard">
      <style:text-properties fo:font-variant="normal" fo:text-transform="none" fo:color="#212121" style:font-name="Noto Serif" fo:font-size="12pt" fo:letter-spacing="normal" fo:font-style="normal" fo:font-weight="normal" officeooo:rsid="0023fb36" officeooo:paragraph-rsid="002c9908"/>
    </style:style>
    <style:style style:name="P263" style:family="paragraph" style:parent-style-name="Standard">
      <style:text-properties fo:font-variant="normal" fo:text-transform="none" fo:color="#212121" style:font-name="Noto Serif" fo:font-size="12pt" fo:letter-spacing="normal" fo:font-style="normal" fo:font-weight="normal" officeooo:rsid="002f8d1f" officeooo:paragraph-rsid="002f8d1f"/>
    </style:style>
    <style:style style:name="P264" style:family="paragraph" style:parent-style-name="Standard">
      <style:text-properties fo:font-variant="normal" fo:text-transform="none" fo:color="#212121" style:font-name="Noto Serif" fo:font-size="12pt" fo:letter-spacing="normal" fo:font-style="normal" fo:font-weight="normal" officeooo:rsid="003d9fec" officeooo:paragraph-rsid="003b218b"/>
    </style:style>
    <style:style style:name="P265" style:family="paragraph" style:parent-style-name="Standard">
      <style:text-properties fo:font-variant="normal" fo:text-transform="none" fo:color="#212121" style:font-name="Noto Serif" fo:font-size="12pt" fo:letter-spacing="normal" fo:font-style="normal" fo:font-weight="normal" officeooo:rsid="003dd2e4" officeooo:paragraph-rsid="003b218b"/>
    </style:style>
    <style:style style:name="P266" style:family="paragraph" style:parent-style-name="Standard">
      <style:text-properties fo:font-variant="normal" fo:text-transform="none" fo:color="#212121" style:font-name="Noto Serif" fo:font-size="12pt" fo:letter-spacing="normal" fo:font-style="normal" fo:font-weight="normal" officeooo:rsid="003f2e74" officeooo:paragraph-rsid="003b218b"/>
    </style:style>
    <style:style style:name="P267" style:family="paragraph" style:parent-style-name="Standard">
      <style:text-properties fo:font-variant="normal" fo:text-transform="none" fo:color="#212121" style:font-name="Noto Serif" fo:font-size="12pt" fo:letter-spacing="normal" fo:font-style="normal" fo:font-weight="normal" officeooo:rsid="00442a61" officeooo:paragraph-rsid="003b218b"/>
    </style:style>
    <style:style style:name="P268" style:family="paragraph" style:parent-style-name="Standard">
      <style:text-properties fo:font-variant="normal" fo:text-transform="none" fo:color="#212121" style:font-name="Noto Serif" fo:font-size="12pt" fo:letter-spacing="normal" fo:font-style="normal" fo:font-weight="normal" officeooo:rsid="00463a40" officeooo:paragraph-rsid="003b218b"/>
    </style:style>
    <style:style style:name="P269" style:family="paragraph" style:parent-style-name="Standard">
      <style:text-properties fo:font-variant="normal" fo:text-transform="none" fo:color="#212121" style:font-name="Noto Serif" fo:font-size="12pt" fo:letter-spacing="normal" fo:font-style="normal" fo:font-weight="normal" officeooo:rsid="00463c21" officeooo:paragraph-rsid="003b218b"/>
    </style:style>
    <style:style style:name="P270" style:family="paragraph" style:parent-style-name="Standard">
      <style:text-properties fo:font-variant="normal" fo:text-transform="none" fo:color="#212121" style:font-name="Noto Serif" fo:font-size="12pt" fo:letter-spacing="normal" fo:font-style="normal" fo:font-weight="normal" officeooo:rsid="00477f52" officeooo:paragraph-rsid="003b218b"/>
    </style:style>
    <style:style style:name="P271" style:family="paragraph" style:parent-style-name="Standard">
      <style:text-properties fo:font-variant="normal" fo:text-transform="none" fo:color="#212121" style:font-name="Noto Serif" fo:font-size="12pt" fo:letter-spacing="normal" fo:font-style="normal" fo:font-weight="normal" officeooo:rsid="004b764d" officeooo:paragraph-rsid="003b218b"/>
    </style:style>
    <style:style style:name="P272" style:family="paragraph" style:parent-style-name="Standard">
      <style:text-properties fo:font-variant="normal" fo:text-transform="none" fo:color="#212121" style:font-name="Noto Serif" fo:font-size="12pt" fo:letter-spacing="normal" fo:font-style="normal" fo:font-weight="normal" officeooo:rsid="004cfc99" officeooo:paragraph-rsid="003b218b"/>
    </style:style>
    <style:style style:name="P273" style:family="paragraph" style:parent-style-name="Standard">
      <style:text-properties fo:font-variant="normal" fo:text-transform="none" fo:color="#212121" style:font-name="Noto Serif" fo:font-size="12pt" fo:letter-spacing="normal" fo:font-style="normal" fo:font-weight="normal" officeooo:rsid="004e61bb" officeooo:paragraph-rsid="003b218b"/>
    </style:style>
    <style:style style:name="P274" style:family="paragraph" style:parent-style-name="Standard">
      <style:text-properties fo:font-variant="normal" fo:text-transform="none" fo:color="#212121" style:font-name="Noto Serif" fo:font-size="12pt" fo:letter-spacing="normal" fo:font-style="normal" fo:font-weight="normal" officeooo:rsid="004f356e" officeooo:paragraph-rsid="003b218b"/>
    </style:style>
    <style:style style:name="P275" style:family="paragraph" style:parent-style-name="Standard">
      <style:text-properties fo:font-variant="normal" fo:text-transform="none" fo:color="#212121" style:font-name="Noto Serif" fo:font-size="12pt" fo:letter-spacing="normal" fo:font-style="normal" fo:font-weight="normal" officeooo:rsid="005004c8" officeooo:paragraph-rsid="003b218b"/>
    </style:style>
    <style:style style:name="P276" style:family="paragraph" style:parent-style-name="Standard">
      <style:text-properties fo:font-variant="normal" fo:text-transform="none" fo:color="#212121" style:font-name="Noto Serif" fo:font-size="12pt" fo:letter-spacing="normal" fo:font-style="italic" fo:font-weight="normal" officeooo:rsid="00477f52" officeooo:paragraph-rsid="003b218b" style:font-style-asian="italic" style:font-style-complex="italic"/>
    </style:style>
    <style:style style:name="P277" style:family="paragraph" style:parent-style-name="Standard">
      <style:text-properties fo:font-variant="normal" fo:text-transform="none" fo:color="#202122" style:font-name="Noto Serif" fo:font-size="12pt" fo:letter-spacing="normal" fo:font-style="normal" fo:font-weight="normal" officeooo:rsid="00463c21" officeooo:paragraph-rsid="003b218b" style:font-name-asian="sans-serif" style:font-size-asian="11.25pt" style:font-style-asian="normal" style:font-weight-asian="normal"/>
    </style:style>
    <style:style style:name="P278" style:family="paragraph" style:parent-style-name="Standard">
      <style:text-properties fo:font-variant="normal" fo:text-transform="none" fo:color="#242424" style:font-name="Noto Serif" fo:font-size="12pt" fo:letter-spacing="normal" fo:font-style="normal" fo:font-weight="normal" officeooo:rsid="00c385c0" officeooo:paragraph-rsid="003b218b" style:font-name-asian="apple-system4" style:font-size-asian="10.5pt" style:font-style-asian="normal" style:font-weight-asian="normal"/>
    </style:style>
    <style:style style:name="P279" style:family="paragraph" style:parent-style-name="Standard">
      <style:text-properties fo:font-variant="normal" fo:text-transform="none" fo:color="#000000" style:text-outline="false" style:text-line-through-style="none" style:text-line-through-type="none" style:font-name="Noto Sans CJK SC" fo:font-size="12pt" fo:letter-spacing="normal" fo:font-style="normal" fo:text-shadow="none" style:text-underline-style="none" fo:font-weight="normal" officeooo:rsid="00bb5720" officeooo:paragraph-rsid="003ce365" style:font-size-asian="12pt" style:font-style-asian="normal" style:font-weight-asian="normal" style:font-size-complex="12pt" style:text-emphasize="none"/>
    </style:style>
    <style:style style:name="P280" style:family="paragraph" style:parent-style-name="Standard">
      <style:text-properties fo:font-variant="normal" fo:text-transform="none" fo:color="#000000" style:font-name="Source Sans Pro" fo:font-size="12pt" fo:letter-spacing="normal" fo:font-style="normal" fo:font-weight="normal" officeooo:rsid="00bb5720" officeooo:paragraph-rsid="003ce365" style:font-size-asian="12pt" style:font-size-complex="12pt"/>
    </style:style>
    <style:style style:name="P281" style:family="paragraph" style:parent-style-name="Standard">
      <style:text-properties fo:font-variant="normal" fo:text-transform="none" fo:color="#d4d4d4" style:font-name="Droid Sans Mono" fo:font-size="12pt" fo:letter-spacing="normal" fo:font-style="normal" fo:font-weight="normal" officeooo:rsid="00bb5720" officeooo:paragraph-rsid="003ce365" fo:background-color="#1e1e1e" style:font-size-asian="12pt" style:font-size-complex="12pt"/>
    </style:style>
    <style:style style:name="P282" style:family="paragraph" style:parent-style-name="Standard">
      <style:paragraph-properties fo:orphans="2" fo:widows="2"/>
      <style:text-properties fo:font-variant="normal" fo:text-transform="none" fo:letter-spacing="normal" fo:font-weight="normal" style:font-weight-asian="normal" style:font-weight-complex="normal"/>
    </style:style>
    <style:style style:name="P283" style:family="paragraph" style:parent-style-name="Standard">
      <style:paragraph-properties fo:orphans="2" fo:widows="2"/>
      <style:text-properties fo:font-variant="normal" fo:text-transform="none" fo:letter-spacing="normal" fo:font-weight="normal" officeooo:paragraph-rsid="011eb274" style:font-weight-asian="normal" style:font-weight-complex="normal"/>
    </style:style>
    <style:style style:name="P284" style:family="paragraph" style:parent-style-name="Standard">
      <style:paragraph-properties fo:orphans="2" fo:widows="2"/>
      <style:text-properties fo:font-variant="normal" fo:text-transform="none" fo:letter-spacing="normal" fo:font-weight="normal" officeooo:rsid="0120577b" officeooo:paragraph-rsid="0120577b" style:font-weight-asian="normal" style:font-weight-complex="normal"/>
    </style:style>
    <style:style style:name="P285" style:family="paragraph" style:parent-style-name="Standard">
      <style:paragraph-properties fo:orphans="2" fo:widows="2"/>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eb274" style:text-blinking="false" fo:background-color="#ffffff" style:font-name-asian="roboto" style:font-size-asian="12pt" style:font-style-asian="normal" style:font-weight-asian="normal" style:font-size-complex="12pt" style:font-style-complex="normal" style:font-weight-complex="normal"/>
    </style:style>
    <style:style style:name="P286" style:family="paragraph" style:parent-style-name="Standard">
      <style:text-properties officeooo:rsid="0016dba8" officeooo:paragraph-rsid="00396ab7"/>
    </style:style>
    <style:style style:name="P287" style:family="paragraph" style:parent-style-name="Standard">
      <style:text-properties officeooo:rsid="003d9fec" officeooo:paragraph-rsid="003b218b"/>
    </style:style>
    <style:style style:name="P288" style:family="paragraph" style:parent-style-name="Standard">
      <style:text-properties officeooo:rsid="003dd2e4" officeooo:paragraph-rsid="003b218b"/>
    </style:style>
    <style:style style:name="P289" style:family="paragraph" style:parent-style-name="Standard">
      <style:text-properties officeooo:rsid="0070a4c9" officeooo:paragraph-rsid="003b218b"/>
    </style:style>
    <style:style style:name="P290" style:family="paragraph" style:parent-style-name="Standard">
      <style:text-properties officeooo:paragraph-rsid="003b218b"/>
    </style:style>
    <style:style style:name="P291" style:family="paragraph" style:parent-style-name="Heading_20_3">
      <style:text-properties fo:font-variant="normal" fo:text-transform="none" fo:color="#202124" style:text-line-through-style="none" style:text-line-through-type="none" style:font-name="arial" fo:font-size="12pt" fo:letter-spacing="normal" fo:font-style="normal" style:text-underline-style="none" fo:font-weight="bold" officeooo:rsid="0089603c" officeooo:paragraph-rsid="003b218b" style:text-blinking="false" style:font-name-asian="sans-serif" style:font-size-asian="11.25pt" style:font-style-asian="normal" style:font-weight-asian="bold" style:font-weight-complex="bold"/>
    </style:style>
    <style:style style:name="P292" style:family="paragraph" style:parent-style-name="Heading_20_3">
      <style:text-properties fo:font-variant="normal" fo:text-transform="none" fo:color="#242424" style:font-name="apple-system1" fo:font-size="12pt" fo:letter-spacing="normal" fo:font-style="normal" fo:font-weight="normal" officeooo:rsid="00ada4c9" officeooo:paragraph-rsid="003b218b" style:font-name-asian="apple-system4" style:font-size-asian="10.5pt" style:font-style-asian="normal" style:font-weight-asian="normal"/>
    </style:style>
    <style:style style:name="P293" style:family="paragraph" style:parent-style-name="Text_20_body">
      <style:text-properties fo:font-variant="normal" fo:text-transform="none" fo:color="#202124" style:font-name="arial" fo:font-size="12pt" fo:letter-spacing="normal" fo:font-style="normal" fo:font-weight="normal" officeooo:rsid="00905ef0" officeooo:paragraph-rsid="003b218b" style:font-name-asian="sans-serif" style:font-size-asian="11.25pt" style:font-style-asian="normal" style:font-weight-asian="normal"/>
    </style:style>
    <style:style style:name="P294" style:family="paragraph" style:parent-style-name="Text_20_body">
      <style:text-properties fo:font-variant="normal" fo:text-transform="none" fo:color="#202124" style:font-name="arial" fo:font-size="12pt" fo:letter-spacing="normal" fo:font-style="normal" fo:font-weight="normal" officeooo:rsid="0086424f" officeooo:paragraph-rsid="003b218b" style:font-name-asian="sans-serif" style:font-size-asian="11.25pt" style:font-style-asian="normal" style:font-weight-asian="normal"/>
    </style:style>
    <style:style style:name="P295" style:family="paragraph" style:parent-style-name="Text_20_body">
      <style:text-properties fo:font-variant="normal" fo:text-transform="none" fo:color="#202124" style:font-name="arial" fo:font-size="12pt" fo:letter-spacing="normal" fo:font-style="normal" fo:font-weight="normal" officeooo:rsid="008e859e" officeooo:paragraph-rsid="003b218b" style:font-name-asian="sans-serif" style:font-size-asian="11.25pt" style:font-style-asian="normal" style:font-weight-asian="normal"/>
    </style:style>
    <style:style style:name="P296" style:family="paragraph" style:parent-style-name="Text_20_body">
      <style:text-properties fo:font-variant="normal" fo:text-transform="none" fo:color="#202124" style:font-name="arial" fo:font-size="12pt" fo:letter-spacing="normal" fo:font-style="normal" fo:font-weight="normal" officeooo:rsid="008edb44" officeooo:paragraph-rsid="003b218b" style:font-name-asian="sans-serif" style:font-size-asian="11.25pt" style:font-style-asian="normal" style:font-weight-asian="normal"/>
    </style:style>
    <style:style style:name="P297" style:family="paragraph" style:parent-style-name="Text_20_body">
      <style:text-properties fo:font-variant="normal" fo:text-transform="none" fo:color="#202124" style:font-name="arial" fo:font-size="12pt" fo:letter-spacing="normal" fo:font-style="normal" fo:font-weight="normal" officeooo:rsid="008f9cbd" officeooo:paragraph-rsid="003b218b" style:font-name-asian="sans-serif" style:font-size-asian="11.25pt" style:font-style-asian="normal" style:font-weight-asian="normal"/>
    </style:style>
    <style:style style:name="P298" style:family="paragraph" style:parent-style-name="Text_20_body">
      <style:text-properties fo:font-variant="normal" fo:text-transform="none" fo:color="#202124" style:font-name="arial" fo:font-size="12pt" fo:letter-spacing="normal" fo:font-style="normal" fo:font-weight="normal" officeooo:rsid="003b218b" officeooo:paragraph-rsid="003b218b" style:font-name-asian="sans-serif" style:font-size-asian="11.25pt" style:font-style-asian="normal" style:font-weight-asian="normal"/>
    </style:style>
    <style:style style:name="P299" style:family="paragraph" style:parent-style-name="Text_20_body">
      <style:text-properties fo:font-variant="normal" fo:text-transform="none" fo:color="#212121" style:font-name="Noto Serif" fo:font-size="12pt" fo:letter-spacing="normal" fo:font-style="normal" fo:font-weight="normal" officeooo:rsid="00463c21" officeooo:paragraph-rsid="003b218b"/>
    </style:style>
    <style:style style:name="P300" style:family="paragraph" style:parent-style-name="Text_20_body">
      <style:text-properties fo:font-variant="normal" fo:text-transform="none" fo:color="#212121" style:font-name="Noto Serif" fo:font-size="12pt" fo:letter-spacing="normal" fo:font-style="normal" fo:font-weight="normal" officeooo:rsid="005004c8" officeooo:paragraph-rsid="003b218b"/>
    </style:style>
    <style:style style:name="P301" style:family="paragraph" style:parent-style-name="Text_20_body">
      <style:text-properties fo:font-variant="normal" fo:text-transform="none" fo:color="#212121" style:font-name="Noto Serif" fo:font-size="12pt" fo:letter-spacing="normal" fo:font-style="normal" fo:font-weight="normal" officeooo:rsid="005418cd" officeooo:paragraph-rsid="003b218b"/>
    </style:style>
    <style:style style:name="P302" style:family="paragraph" style:parent-style-name="Text_20_body">
      <style:text-properties fo:font-variant="normal" fo:text-transform="none" fo:color="#212121" style:font-name="Noto Serif" fo:font-size="12pt" fo:letter-spacing="normal" fo:font-style="normal" fo:font-weight="normal" officeooo:rsid="0055f456" officeooo:paragraph-rsid="003b218b"/>
    </style:style>
    <style:style style:name="P303" style:family="paragraph" style:parent-style-name="Text_20_body">
      <style:text-properties fo:font-variant="normal" fo:text-transform="none" fo:color="#212121" style:font-name="Noto Serif" fo:font-size="12pt" fo:letter-spacing="normal" fo:font-style="normal" fo:font-weight="normal" officeooo:rsid="00552802" officeooo:paragraph-rsid="003b218b"/>
    </style:style>
    <style:style style:name="P304" style:family="paragraph" style:parent-style-name="Text_20_body">
      <style:text-properties fo:font-variant="normal" fo:text-transform="none" fo:color="#212121" style:font-name="Noto Serif" fo:font-size="12pt" fo:letter-spacing="normal" fo:font-style="normal" fo:font-weight="normal" officeooo:rsid="00572f5e" officeooo:paragraph-rsid="003b218b"/>
    </style:style>
    <style:style style:name="P305" style:family="paragraph" style:parent-style-name="Text_20_body">
      <style:text-properties fo:font-variant="normal" fo:text-transform="none" fo:color="#212121" style:font-name="Noto Serif" fo:font-size="12pt" fo:letter-spacing="normal" fo:font-style="normal" fo:font-weight="normal" officeooo:rsid="005f6488" officeooo:paragraph-rsid="003b218b"/>
    </style:style>
    <style:style style:name="P306" style:family="paragraph" style:parent-style-name="Text_20_body">
      <style:text-properties fo:font-variant="normal" fo:text-transform="none" fo:color="#212121" style:font-name="Noto Serif" fo:font-size="12pt" fo:letter-spacing="normal" fo:font-style="normal" fo:font-weight="normal" officeooo:rsid="00604c39" officeooo:paragraph-rsid="003b218b"/>
    </style:style>
    <style:style style:name="P307" style:family="paragraph" style:parent-style-name="Text_20_body">
      <style:text-properties fo:font-variant="normal" fo:text-transform="none" fo:color="#212121" style:font-name="Noto Serif" fo:font-size="12pt" fo:letter-spacing="normal" fo:font-style="normal" fo:font-weight="normal" officeooo:rsid="00614cac" officeooo:paragraph-rsid="003b218b"/>
    </style:style>
    <style:style style:name="P308" style:family="paragraph" style:parent-style-name="Text_20_body">
      <style:text-properties fo:font-variant="normal" fo:text-transform="none" fo:color="#212121" style:font-name="Noto Serif" fo:font-size="12pt" fo:letter-spacing="normal" fo:font-style="normal" fo:font-weight="normal" officeooo:rsid="0064ab79" officeooo:paragraph-rsid="003b218b"/>
    </style:style>
    <style:style style:name="P309" style:family="paragraph" style:parent-style-name="Text_20_body">
      <style:text-properties fo:font-variant="normal" fo:text-transform="none" fo:color="#212121" style:font-name="Noto Serif" fo:font-size="12pt" fo:letter-spacing="normal" fo:font-style="normal" fo:font-weight="normal" officeooo:rsid="00672298" officeooo:paragraph-rsid="003b218b"/>
    </style:style>
    <style:style style:name="P310" style:family="paragraph" style:parent-style-name="Text_20_body">
      <style:text-properties fo:font-variant="normal" fo:text-transform="none" fo:color="#212121" style:font-name="Noto Serif" fo:font-size="12pt" fo:letter-spacing="normal" fo:font-style="normal" fo:font-weight="normal" officeooo:rsid="0069b55d" officeooo:paragraph-rsid="003b218b"/>
    </style:style>
    <style:style style:name="P311" style:family="paragraph" style:parent-style-name="Text_20_body">
      <style:text-properties fo:font-variant="normal" fo:text-transform="none" fo:color="#212121" style:font-name="Noto Serif" fo:font-size="12pt" fo:letter-spacing="normal" fo:font-style="normal" fo:font-weight="normal" officeooo:rsid="0075e7c9" officeooo:paragraph-rsid="003b218b"/>
    </style:style>
    <style:style style:name="P312" style:family="paragraph" style:parent-style-name="Text_20_body">
      <style:text-properties fo:font-variant="normal" fo:text-transform="none" fo:color="#212121" style:font-name="Noto Serif" fo:font-size="12pt" fo:letter-spacing="normal" fo:font-style="normal" fo:font-weight="normal" officeooo:rsid="0077564f" officeooo:paragraph-rsid="003b218b"/>
    </style:style>
    <style:style style:name="P313" style:family="paragraph" style:parent-style-name="Text_20_body">
      <style:text-properties fo:font-variant="normal" fo:text-transform="none" fo:color="#212121" style:font-name="Noto Serif" fo:font-size="12pt" fo:letter-spacing="normal" fo:font-style="normal" fo:font-weight="normal" officeooo:rsid="0070a4c9" officeooo:paragraph-rsid="003b218b" style:font-name-asian="sans-serif" style:font-size-asian="11.25pt" style:font-style-asian="normal" style:font-weight-asian="normal"/>
    </style:style>
    <style:style style:name="P314" style:family="paragraph" style:parent-style-name="Text_20_body">
      <style:text-properties fo:font-variant="normal" fo:text-transform="none" fo:color="#212121" style:font-name="Noto Serif" fo:font-size="12pt" fo:letter-spacing="normal" fo:font-style="normal" fo:font-weight="normal" officeooo:rsid="0084589d" officeooo:paragraph-rsid="003b218b" style:font-name-asian="sans-serif" style:font-size-asian="11.25pt" style:font-style-asian="normal" style:font-weight-asian="normal"/>
    </style:style>
    <style:style style:name="P315" style:family="paragraph" style:parent-style-name="Text_20_body">
      <style:text-properties fo:font-variant="normal" fo:text-transform="none" fo:color="#212121" style:font-name="Noto Serif" fo:font-size="12pt" fo:letter-spacing="normal" fo:font-style="normal" fo:font-weight="normal" officeooo:rsid="0086424f" officeooo:paragraph-rsid="003b218b" style:font-name-asian="sans-serif" style:font-size-asian="11.25pt" style:font-style-asian="normal" style:font-weight-asian="normal"/>
    </style:style>
    <style:style style:name="P316" style:family="paragraph" style:parent-style-name="Text_20_body">
      <style:text-properties fo:font-variant="normal" fo:text-transform="none" fo:color="#212121" style:font-name="Noto Serif" fo:font-size="12pt" fo:letter-spacing="normal" fo:font-style="normal" fo:font-weight="normal" officeooo:rsid="0070a4c9" officeooo:paragraph-rsid="003b218b"/>
    </style:style>
    <style:style style:name="P317" style:family="paragraph" style:parent-style-name="Text_20_body">
      <style:text-properties fo:font-variant="normal" fo:text-transform="none" fo:color="#212121" style:font-name="Noto Serif" fo:font-size="12pt" fo:letter-spacing="normal" fo:font-style="normal" fo:font-weight="normal" officeooo:rsid="0086424f" officeooo:paragraph-rsid="003b218b"/>
    </style:style>
    <style:style style:name="P318" style:family="paragraph" style:parent-style-name="Text_20_body">
      <style:text-properties fo:font-variant="normal" fo:text-transform="none" fo:color="#212121" style:font-name="Noto Serif" fo:font-size="12pt" fo:letter-spacing="normal" fo:font-style="normal" fo:font-weight="normal" officeooo:rsid="0086424f" officeooo:paragraph-rsid="003b218b" style:font-name-asian="arial" style:font-size-asian="10.5pt" style:font-style-asian="normal" style:font-weight-asian="normal"/>
    </style:style>
    <style:style style:name="P319" style:family="paragraph" style:parent-style-name="Text_20_body">
      <style:text-properties fo:font-variant="normal" fo:text-transform="none" fo:color="#212121" style:font-name="Noto Serif" fo:font-size="12pt" fo:letter-spacing="normal" fo:font-style="normal" fo:font-weight="normal" officeooo:rsid="008edb44" officeooo:paragraph-rsid="003b218b" style:font-name-asian="arial" style:font-size-asian="10.5pt" style:font-style-asian="normal" style:font-weight-asian="normal"/>
    </style:style>
    <style:style style:name="P320" style:family="paragraph" style:parent-style-name="Text_20_body">
      <style:text-properties fo:font-variant="normal" fo:text-transform="none" fo:color="#212121" style:font-name="Noto Serif" fo:font-size="12pt" fo:letter-spacing="normal" fo:font-style="normal" fo:font-weight="normal" officeooo:paragraph-rsid="003b218b"/>
    </style:style>
    <style:style style:name="P321" style:family="paragraph" style:parent-style-name="Text_20_body">
      <style:text-properties fo:font-variant="normal" fo:text-transform="none" fo:color="#212121" style:font-name="Noto Serif" fo:font-size="12pt" fo:letter-spacing="normal" fo:font-style="normal" fo:font-weight="normal" officeooo:rsid="00a2fd00" officeooo:paragraph-rsid="003b218b"/>
    </style:style>
    <style:style style:name="P322" style:family="paragraph" style:parent-style-name="Text_20_body">
      <style:text-properties fo:font-variant="normal" fo:text-transform="none" fo:color="#212121" style:font-name="Noto Serif" fo:font-size="12pt" fo:letter-spacing="normal" fo:font-style="normal" fo:font-weight="normal" officeooo:rsid="00bc1cd2" officeooo:paragraph-rsid="003b218b"/>
    </style:style>
    <style:style style:name="P323" style:family="paragraph" style:parent-style-name="Text_20_body">
      <style:text-properties fo:font-variant="normal" fo:text-transform="none" fo:color="#212121" style:font-name="Noto Serif" fo:font-size="12pt" fo:letter-spacing="normal" fo:font-style="normal" fo:font-weight="normal" officeooo:rsid="00a334cd" officeooo:paragraph-rsid="003b218b"/>
    </style:style>
    <style:style style:name="P324" style:family="paragraph" style:parent-style-name="Text_20_body">
      <style:text-properties fo:font-variant="normal" fo:text-transform="none" fo:color="#212121" style:font-name="Noto Serif" fo:font-size="12pt" fo:letter-spacing="normal" fo:font-style="normal" fo:font-weight="normal" officeooo:rsid="00b10715" officeooo:paragraph-rsid="003b218b"/>
    </style:style>
    <style:style style:name="P325" style:family="paragraph" style:parent-style-name="Text_20_body">
      <style:text-properties fo:font-variant="normal" fo:text-transform="none" fo:color="#212121" style:font-name="Noto Serif" fo:font-size="12pt" fo:letter-spacing="normal" fo:font-style="normal" fo:font-weight="normal" officeooo:rsid="00a4811d" officeooo:paragraph-rsid="003b218b"/>
    </style:style>
    <style:style style:name="P326" style:family="paragraph" style:parent-style-name="Text_20_body">
      <style:text-properties fo:font-variant="normal" fo:text-transform="none" fo:color="#212121" style:font-name="Noto Serif" fo:font-size="12pt" fo:letter-spacing="normal" fo:font-style="normal" fo:font-weight="normal" officeooo:rsid="00b1e929" officeooo:paragraph-rsid="003b218b"/>
    </style:style>
    <style:style style:name="P327" style:family="paragraph" style:parent-style-name="Text_20_body">
      <style:text-properties fo:font-variant="normal" fo:text-transform="none" fo:color="#212121" style:font-name="Noto Serif" fo:font-size="12pt" fo:letter-spacing="normal" fo:font-style="normal" fo:font-weight="normal" officeooo:rsid="00a6be65" officeooo:paragraph-rsid="003b218b"/>
    </style:style>
    <style:style style:name="P328" style:family="paragraph" style:parent-style-name="Text_20_body">
      <style:text-properties fo:font-variant="normal" fo:text-transform="none" fo:color="#212121" style:font-name="Noto Serif" fo:font-size="12pt" fo:letter-spacing="normal" fo:font-style="normal" fo:font-weight="normal" officeooo:rsid="00a80006" officeooo:paragraph-rsid="003b218b"/>
    </style:style>
    <style:style style:name="P329" style:family="paragraph" style:parent-style-name="Text_20_body">
      <style:text-properties fo:font-variant="normal" fo:text-transform="none" fo:color="#212121" style:font-name="Noto Serif" fo:font-size="12pt" fo:letter-spacing="normal" fo:font-style="normal" fo:font-weight="normal" officeooo:rsid="00ab40be" officeooo:paragraph-rsid="003b218b"/>
    </style:style>
    <style:style style:name="P330" style:family="paragraph" style:parent-style-name="Text_20_body">
      <style:text-properties fo:font-variant="normal" fo:text-transform="none" fo:color="#212121" style:font-name="Noto Sans" fo:font-size="9.75pt" fo:letter-spacing="normal" fo:font-style="normal" fo:font-weight="normal" officeooo:rsid="00614cac" officeooo:paragraph-rsid="003b218b"/>
    </style:style>
    <style:style style:name="P331" style:family="paragraph" style:parent-style-name="Text_20_body">
      <style:text-properties fo:font-variant="normal" fo:text-transform="none" fo:color="#212121" style:font-name="Noto Sans" fo:font-size="9.75pt" fo:letter-spacing="normal" fo:font-style="normal" fo:font-weight="normal" officeooo:rsid="00b10715" officeooo:paragraph-rsid="003b218b"/>
    </style:style>
    <style:style style:name="P332" style:family="paragraph" style:parent-style-name="Text_20_body">
      <style:text-properties fo:font-variant="normal" fo:text-transform="none" fo:color="#212121" style:font-name="Noto Sans" fo:font-size="9.75pt" fo:letter-spacing="normal" fo:font-style="normal" fo:font-weight="normal" officeooo:rsid="00b1e929" officeooo:paragraph-rsid="003b218b"/>
    </style:style>
    <style:style style:name="P333" style:family="paragraph" style:parent-style-name="Text_20_body">
      <style:text-properties fo:font-variant="normal" fo:text-transform="none" fo:color="#4d5156" style:font-name="Noto Serif" fo:font-size="12pt" fo:letter-spacing="normal" fo:font-style="normal" fo:font-weight="normal" officeooo:rsid="0086424f" officeooo:paragraph-rsid="003b218b" style:font-name-asian="arial" style:font-size-asian="10.5pt" style:font-style-asian="normal" style:font-weight-asian="normal"/>
    </style:style>
    <style:style style:name="P334" style:family="paragraph" style:parent-style-name="Text_20_body">
      <style:text-properties fo:font-variant="normal" fo:text-transform="none" fo:color="#242424" style:font-name="Noto Serif" fo:font-size="12pt" fo:letter-spacing="normal" fo:font-style="normal" fo:font-weight="normal" officeooo:rsid="00a80006" officeooo:paragraph-rsid="003b218b" style:font-name-asian="apple-system4" style:font-size-asian="10.5pt" style:font-style-asian="normal" style:font-weight-asian="normal"/>
    </style:style>
    <style:style style:name="P335" style:family="paragraph" style:parent-style-name="Text_20_body">
      <style:text-properties fo:font-variant="normal" fo:text-transform="none" fo:color="#242424" style:font-name="Noto Serif" fo:font-size="12pt" fo:letter-spacing="normal" fo:font-style="normal" fo:font-weight="normal" officeooo:rsid="00aac5b1" officeooo:paragraph-rsid="003b218b" style:font-name-asian="apple-system4" style:font-size-asian="10.5pt" style:font-style-asian="normal" style:font-weight-asian="normal"/>
    </style:style>
    <style:style style:name="P336" style:family="paragraph" style:parent-style-name="Text_20_body">
      <style:text-properties fo:font-variant="normal" fo:text-transform="none" fo:color="#242424" style:font-name="Noto Serif" fo:font-size="12pt" fo:letter-spacing="normal" fo:font-style="normal" fo:font-weight="normal" officeooo:rsid="00ada4c9" officeooo:paragraph-rsid="003b218b" style:font-name-asian="apple-system4" style:font-size-asian="10.5pt" style:font-style-asian="normal" style:font-weight-asian="normal"/>
    </style:style>
    <style:style style:name="P337" style:family="paragraph" style:parent-style-name="Text_20_body">
      <style:text-properties fo:font-variant="normal" fo:text-transform="none" fo:color="#242424" style:font-name="Noto Serif" fo:font-size="12pt" fo:letter-spacing="normal" fo:font-style="normal" fo:font-weight="normal" officeooo:rsid="00ba305b" officeooo:paragraph-rsid="003b218b" style:font-name-asian="apple-system4" style:font-size-asian="10.5pt" style:font-style-asian="normal" style:font-weight-asian="normal"/>
    </style:style>
    <style:style style:name="P338" style:family="paragraph" style:parent-style-name="Text_20_body">
      <style:text-properties fo:font-variant="normal" fo:text-transform="none" fo:color="#242424" style:font-name="Noto Serif" fo:font-size="12pt" fo:letter-spacing="normal" fo:font-style="normal" fo:font-weight="normal" officeooo:rsid="00bb096d" officeooo:paragraph-rsid="003b218b" style:font-name-asian="apple-system4" style:font-size-asian="10.5pt" style:font-style-asian="normal" style:font-weight-asian="normal"/>
    </style:style>
    <style:style style:name="P339" style:family="paragraph" style:parent-style-name="Text_20_body">
      <style:text-properties fo:font-variant="normal" fo:text-transform="none" fo:color="#242424" style:font-name="Noto Serif" fo:font-size="12pt" fo:letter-spacing="normal" fo:font-style="normal" fo:font-weight="normal" officeooo:rsid="00c385c0" officeooo:paragraph-rsid="003b218b" style:font-name-asian="apple-system4" style:font-size-asian="10.5pt" style:font-style-asian="normal" style:font-weight-asian="normal"/>
    </style:style>
    <style:style style:name="P340" style:family="paragraph" style:parent-style-name="Text_20_body">
      <style:text-properties fo:font-variant="normal" fo:text-transform="none" fo:color="#242424" style:font-name="Noto Serif" fo:font-size="12pt" fo:letter-spacing="normal" fo:font-style="normal" fo:font-weight="normal" officeooo:rsid="00c80294" officeooo:paragraph-rsid="003b218b" style:font-name-asian="apple-system4" style:font-size-asian="10.5pt" style:font-style-asian="normal" style:font-weight-asian="normal"/>
    </style:style>
    <style:style style:name="P341" style:family="paragraph" style:parent-style-name="Text_20_body">
      <style:text-properties fo:font-variant="normal" fo:text-transform="none" fo:color="#242424" style:font-name="Noto Serif" fo:font-size="12pt" fo:letter-spacing="normal" fo:font-style="normal" fo:font-weight="bold" officeooo:rsid="00bb096d" officeooo:paragraph-rsid="003b218b" style:font-name-asian="apple-system4" style:font-size-asian="10.5pt" style:font-style-asian="normal" style:font-weight-asian="bold" style:font-weight-complex="bold"/>
    </style:style>
    <style:style style:name="P342" style:family="paragraph" style:parent-style-name="Text_20_body">
      <style:text-properties fo:font-variant="normal" fo:text-transform="none" fo:color="#222222" style:font-name="Noto Serif" fo:font-size="12pt" fo:letter-spacing="normal" fo:font-style="normal" fo:font-weight="normal" officeooo:rsid="00bb096d" officeooo:paragraph-rsid="003b218b" style:font-name-asian="apple-system4" style:font-size-asian="10.5pt" style:font-style-asian="normal" style:font-weight-asian="normal"/>
    </style:style>
    <style:style style:name="P343" style:family="paragraph" style:parent-style-name="Text_20_body">
      <style:text-properties fo:font-variant="normal" fo:text-transform="none" fo:color="#222222" style:font-name="Harding" fo:font-size="13.5pt" fo:letter-spacing="normal" fo:font-style="normal" fo:font-weight="normal" officeooo:rsid="00c03e2c" officeooo:paragraph-rsid="003b218b" style:font-name-asian="apple-system4" style:font-size-asian="10.5pt" style:font-style-asian="normal" style:font-weight-asian="normal"/>
    </style:style>
    <style:style style:name="P344" style:family="paragraph" style:parent-style-name="Text_20_body">
      <style:text-properties fo:font-variant="normal" fo:text-transform="none" fo:color="#222222" style:font-name="Harding" fo:font-size="13.5pt" fo:letter-spacing="normal" fo:font-style="normal" fo:font-weight="normal" officeooo:rsid="00bb096d" officeooo:paragraph-rsid="003b218b" style:font-name-asian="apple-system4" style:font-size-asian="10.5pt" style:font-style-asian="normal" style:font-weight-asian="normal"/>
    </style:style>
    <style:style style:name="P345" style:family="paragraph" style:parent-style-name="Text_20_body">
      <style:text-properties fo:font-variant="normal" fo:text-transform="none" fo:color="#222222" style:font-name="Harding" fo:font-size="13.5pt" fo:letter-spacing="normal" fo:font-style="normal" fo:font-weight="normal" officeooo:rsid="00bb096d" officeooo:paragraph-rsid="003b218b" style:font-name-asian="apple-system4" style:font-size-asian="10.5pt" style:font-style-asian="normal" style:font-weight-asian="normal" style:font-weight-complex="normal"/>
    </style:style>
    <style:style style:name="P346" style:family="paragraph" style:parent-style-name="Text_20_body">
      <style:text-properties fo:font-variant="normal" fo:text-transform="none" fo:color="#222222" style:font-name="Harding" fo:font-size="13.5pt" fo:letter-spacing="normal" fo:font-style="normal" fo:font-weight="normal" officeooo:rsid="00ada4c9" officeooo:paragraph-rsid="003b218b" style:font-name-asian="apple-system4" style:font-size-asian="10.5pt" style:font-style-asian="normal" style:font-weight-asian="normal"/>
    </style:style>
    <style:style style:name="P347" style:family="paragraph" style:parent-style-name="Text_20_body">
      <style:text-properties fo:font-variant="normal" fo:text-transform="none" fo:color="#222222" style:font-name="Harding" fo:font-size="13.5pt" fo:letter-spacing="normal" fo:font-style="normal" fo:font-weight="normal" officeooo:rsid="00cb42c5" officeooo:paragraph-rsid="003b218b" style:font-name-asian="apple-system4" style:font-size-asian="10.5pt" style:font-style-asian="normal" style:font-weight-asian="normal"/>
    </style:style>
    <style:style style:name="P348" style:family="paragraph" style:parent-style-name="Text_20_body">
      <style:text-properties fo:font-variant="normal" fo:text-transform="none" fo:color="#222222" style:font-name="Harding" fo:font-size="13.5pt" fo:letter-spacing="normal" fo:font-style="normal" fo:font-weight="normal" officeooo:rsid="00bb096d" officeooo:paragraph-rsid="003b218b" style:font-name-asian="apple-system4" style:font-size-asian="10.5pt" style:font-style-asian="normal" style:font-weight-asian="bold" style:font-weight-complex="bold"/>
    </style:style>
    <style:style style:name="P349" style:family="paragraph" style:parent-style-name="Text_20_body">
      <style:text-properties officeooo:rsid="00528797" officeooo:paragraph-rsid="003b218b"/>
    </style:style>
    <style:style style:name="P350" style:family="paragraph" style:parent-style-name="Text_20_body">
      <style:text-properties officeooo:rsid="0070a4c9" officeooo:paragraph-rsid="003b218b"/>
    </style:style>
    <style:style style:name="P351" style:family="paragraph" style:parent-style-name="Text_20_body">
      <style:text-properties officeooo:rsid="0077564f" officeooo:paragraph-rsid="003b218b"/>
    </style:style>
    <style:style style:name="P352" style:family="paragraph" style:parent-style-name="Text_20_body">
      <style:text-properties officeooo:rsid="0076630e" officeooo:paragraph-rsid="003b218b"/>
    </style:style>
    <style:style style:name="P353" style:family="paragraph" style:parent-style-name="Text_20_body">
      <style:text-properties officeooo:paragraph-rsid="003b218b"/>
    </style:style>
    <style:style style:name="P354" style:family="paragraph" style:parent-style-name="Text_20_body">
      <style:paragraph-properties fo:margin-left="0in" fo:margin-right="0in" fo:text-indent="-0.1252in" style:auto-text-indent="false"/>
    </style:style>
    <style:style style:name="P355" style:family="paragraph" style:parent-style-name="Text_20_body">
      <style:paragraph-properties fo:margin-top="0.1252in" fo:margin-bottom="0.1252in" loext:contextual-spacing="false" fo:orphans="2" fo:widows="2"/>
      <style:text-properties fo:font-variant="normal" fo:text-transform="none" fo:letter-spacing="normal"/>
    </style:style>
    <style:style style:name="P356" style:family="paragraph" style:parent-style-name="Standard">
      <style:paragraph-properties fo:orphans="2" fo:widows="2"/>
      <style:text-properties fo:font-variant="normal" fo:text-transform="none" fo:letter-spacing="normal" fo:font-weight="normal" officeooo:rsid="011eb274" officeooo:paragraph-rsid="011eb274" style:font-name-asian="apple-system3" style:font-size-asian="12pt" style:font-style-asian="normal" style:font-weight-asian="normal" style:font-weight-complex="normal"/>
    </style:style>
    <style:style style:name="P357" style:family="paragraph" style:parent-style-name="Standard">
      <style:paragraph-properties fo:orphans="2" fo:widows="2"/>
      <style:text-properties fo:font-variant="normal" fo:text-transform="none" fo:letter-spacing="normal" fo:font-weight="normal" officeooo:rsid="011ef861" officeooo:paragraph-rsid="011eb274" style:font-name-asian="apple-system3" style:font-size-asian="12pt" style:font-style-asian="normal" style:font-weight-asian="normal" style:font-weight-complex="normal"/>
    </style:style>
    <style:style style:name="P35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d7ccd" style:text-blinking="false" fo:background-color="#ffffff" style:font-name-asian="roboto" style:font-size-asian="12pt" style:font-style-asian="normal" style:font-weight-asian="normal" style:font-size-complex="12pt" style:font-style-complex="normal" style:font-weight-complex="normal"/>
    </style:style>
    <style:style style:name="P35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23d82f" style:text-blinking="false" fo:background-color="#ffffff" style:font-name-asian="roboto" style:font-size-asian="12pt" style:font-style-asian="normal" style:font-weight-asian="normal" style:font-size-complex="12pt" style:font-style-complex="normal" style:font-weight-complex="normal"/>
    </style:style>
    <style:style style:name="P36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254012" style:text-blinking="false" fo:background-color="#ffffff" style:font-name-asian="roboto" style:font-size-asian="12pt" style:font-style-asian="normal" style:font-weight-asian="normal" style:font-size-complex="12pt" style:font-style-complex="normal" style:font-weight-complex="normal"/>
    </style:style>
    <style:style style:name="P36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54012"/>
    </style:style>
    <style:style style:name="P36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b0c45"/>
    </style:style>
    <style:style style:name="P36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1137ee"/>
    </style:style>
    <style:style style:name="P36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bc6e1"/>
    </style:style>
    <style:style style:name="P36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dc38a"/>
    </style:style>
    <style:style style:name="P36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eb2e3"/>
    </style:style>
    <style:style style:name="P36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3138a"/>
    </style:style>
    <style:style style:name="P36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5d75f"/>
    </style:style>
    <style:style style:name="P36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6cf5d"/>
    </style:style>
    <style:style style:name="P37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7e365"/>
    </style:style>
    <style:style style:name="P37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b6c49"/>
    </style:style>
    <style:style style:name="P37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e20d9"/>
    </style:style>
    <style:style style:name="P37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17672"/>
    </style:style>
    <style:style style:name="P37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41915"/>
    </style:style>
    <style:style style:name="P37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5b2b4"/>
    </style:style>
    <style:style style:name="P37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6656f"/>
    </style:style>
    <style:style style:name="P37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854c5"/>
    </style:style>
    <style:style style:name="P37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ab3fd"/>
    </style:style>
    <style:style style:name="P37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c8b8b"/>
    </style:style>
    <style:style style:name="P38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e59d1"/>
    </style:style>
    <style:style style:name="P381" style:family="paragraph" style:parent-style-name="Text_20_body" style:list-style-name="L1">
      <style:paragraph-properties fo:margin-top="0in" fo:margin-bottom="0in" loext:contextual-spacing="false" fo:line-height="100%" fo:orphans="2" fo:widows="2" fo:padding="0in" fo:border="none"/>
      <style:text-properties officeooo:paragraph-rsid="003b218b"/>
    </style:style>
    <style:style style:name="T1" style:family="text">
      <style:text-properties fo:font-variant="normal" fo:text-transform="none" fo:color="#212121" style:text-line-through-style="none" style:text-line-through-type="none" style:font-name="Noto Sans" fo:font-size="12pt" fo:letter-spacing="normal" fo:font-style="normal" style:text-underline-style="none" fo:font-weight="bold" style:text-blinking="false" fo:background-color="#ffffff" loext:char-shading-value="0" style:font-weight-asian="bold" style:font-weight-complex="bold"/>
    </style:style>
    <style:style style:name="T2" style:family="text">
      <style:text-properties fo:font-variant="normal" fo:text-transform="none" fo:color="#212121" style:text-line-through-style="none" style:text-line-through-type="none" style:font-name="Noto Sans" fo:font-size="12pt" fo:letter-spacing="normal" fo:font-style="normal" style:text-underline-style="none" style:text-blinking="false" fo:background-color="#ffffff" loext:char-shading-value="0"/>
    </style:style>
    <style:style style:name="T3" style:family="text">
      <style:text-properties fo:font-variant="normal" fo:text-transform="none" fo:color="#212121" style:text-line-through-style="none" style:text-line-through-type="none" style:font-name="Noto Sans" fo:font-size="12pt" fo:letter-spacing="normal" fo:font-style="normal" style:text-underline-style="none" officeooo:rsid="0122927b" style:text-blinking="false" fo:background-color="#ffffff" loext:char-shading-value="0"/>
    </style:style>
    <style:style style:name="T4" style:family="text">
      <style:text-properties fo:font-variant="normal" fo:text-transform="none" fo:color="#212121" style:text-line-through-style="none" style:text-line-through-type="none" style:font-name="Noto Sans" fo:font-size="12pt" fo:letter-spacing="normal" fo:font-style="normal" style:text-underline-style="none" officeooo:rsid="0122ff1f" style:text-blinking="false" fo:background-color="#ffffff" loext:char-shading-value="0"/>
    </style:style>
    <style:style style:name="T5"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6" style:family="text">
      <style:text-properties fo:font-variant="normal" fo:text-transform="none" fo:color="#212121" style:text-line-through-style="none" style:text-line-through-type="none" style:font-name="Noto Serif" fo:font-size="12pt" fo:letter-spacing="normal" fo:font-style="normal" style:text-underline-style="none" fo:font-weight="normal" officeooo:rsid="00672298"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7" style:family="text">
      <style:text-properties fo:font-variant="normal" fo:text-transform="none" fo:color="#212121" style:text-line-through-style="none" style:text-line-through-type="none" style:font-name="Noto Serif" fo:font-size="12pt" fo:letter-spacing="normal" fo:font-style="normal" style:text-underline-style="none" fo:font-weight="normal" officeooo:rsid="0074016f"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8"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loext:padding-left="0in" loext:padding-right="0in" loext:padding-top="0in" loext:padding-bottom="0.0193in" loext:border-left="none" loext:border-right="none" loext:border-top="none" loext:border-bottom="0.06pt dotted #212121"/>
    </style:style>
    <style:style style:name="T9"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dotted #212121"/>
    </style:style>
    <style:style style:name="T10" style:family="text">
      <style:text-properties fo:font-variant="normal" fo:text-transform="none" fo:color="#212121" style:text-line-through-style="none" style:text-line-through-type="none" style:font-name="Noto Serif" fo:font-size="12.75pt" fo:letter-spacing="normal" fo:font-style="normal" style:text-underline-style="none" fo:font-weight="normal" style:text-blinking="false" loext:padding="0in" loext:border="none"/>
    </style:style>
    <style:style style:name="T11" style:family="text">
      <style:text-properties fo:font-variant="normal" fo:text-transform="none" fo:color="#212121" style:text-line-through-style="none" style:text-line-through-type="none" style:font-name="Noto Serif"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2" style:family="text">
      <style:text-properties fo:font-variant="normal" fo:text-transform="none" fo:color="#212121" style:text-line-through-style="none" style:text-line-through-type="none" style:font-name="MathJax Math-italic" fo:font-size="12.75pt" fo:letter-spacing="normal" fo:font-style="normal" style:text-underline-style="none" fo:font-weight="normal" style:text-blinking="false" loext:padding="0in" loext:border="none"/>
    </style:style>
    <style:style style:name="T13" style:family="text">
      <style:text-properties fo:font-variant="normal" fo:text-transform="none" fo:color="#212121" style:text-line-through-style="none" style:text-line-through-type="none" style:font-name="MathJax Math-italic"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4" style:family="text">
      <style:text-properties fo:font-variant="normal" fo:text-transform="none" fo:color="#212121" style:text-line-through-style="none" style:text-line-through-type="none" style:font-name="MathJax Math-italic" fo:font-size="9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5" style:family="text">
      <style:text-properties fo:font-variant="normal" fo:text-transform="none" fo:color="#212121" style:text-line-through-style="none" style:text-line-through-type="none" style:font-name="MathJax Math-italic" fo:font-size="9pt" fo:letter-spacing="normal" fo:font-style="normal" style:text-underline-style="none" fo:font-weight="normal" style:text-blinking="false" loext:padding="0in" loext:border="none"/>
    </style:style>
    <style:style style:name="T16" style:family="text">
      <style:text-properties fo:font-variant="normal" fo:text-transform="none" fo:color="#212121" style:text-line-through-style="none" style:text-line-through-type="none" style:font-name="MathJax Main" fo:font-size="9pt" fo:letter-spacing="normal" fo:font-style="normal" style:text-underline-style="none" fo:font-weight="normal" style:text-blinking="false" loext:padding="0in" loext:border="none"/>
    </style:style>
    <style:style style:name="T17" style:family="text">
      <style:text-properties fo:font-variant="normal" fo:text-transform="none" fo:color="#212121" style:text-line-through-style="none" style:text-line-through-type="none" style:font-name="MathJax Main" fo:font-size="12.75pt" fo:letter-spacing="normal" fo:font-style="normal" style:text-underline-style="none" fo:font-weight="normal" style:text-blinking="false" loext:padding="0in" loext:border="none"/>
    </style:style>
    <style:style style:name="T18" style:family="text">
      <style:text-properties fo:font-variant="normal" fo:text-transform="none" fo:color="#212121" style:text-line-through-style="none" style:text-line-through-type="none" style:font-name="MathJax Main"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9" style:family="text">
      <style:text-properties fo:font-variant="normal" fo:text-transform="none" fo:color="#212121" style:font-name="Noto Serif" fo:font-size="12pt" fo:letter-spacing="normal" fo:font-style="normal" fo:font-weight="normal"/>
    </style:style>
    <style:style style:name="T20" style:family="text">
      <style:text-properties fo:font-variant="normal" fo:text-transform="none" fo:color="#212121" style:font-name="Noto Serif" fo:font-size="12pt" fo:letter-spacing="normal" fo:font-style="normal" fo:font-weight="normal" officeooo:rsid="00477f52"/>
    </style:style>
    <style:style style:name="T21" style:family="text">
      <style:text-properties fo:font-variant="normal" fo:text-transform="none" fo:color="#212121" style:font-name="Noto Serif" fo:font-size="12pt" fo:letter-spacing="normal" fo:font-style="normal" fo:font-weight="normal" officeooo:rsid="0048782c"/>
    </style:style>
    <style:style style:name="T22" style:family="text">
      <style:text-properties fo:font-variant="normal" fo:text-transform="none" fo:color="#212121" style:font-name="Noto Serif" fo:font-size="12pt" fo:letter-spacing="normal" fo:font-style="normal" fo:font-weight="normal" officeooo:rsid="005418cd"/>
    </style:style>
    <style:style style:name="T23" style:family="text">
      <style:text-properties fo:font-variant="normal" fo:text-transform="none" fo:color="#212121" style:font-name="Noto Serif" fo:font-size="12pt" fo:letter-spacing="normal" fo:font-style="normal" fo:font-weight="normal" officeooo:rsid="00672298"/>
    </style:style>
    <style:style style:name="T24" style:family="text">
      <style:text-properties fo:font-variant="normal" fo:text-transform="none" fo:color="#212121" style:font-name="Noto Serif" fo:font-size="12pt" fo:letter-spacing="normal" fo:font-style="normal" fo:font-weight="normal" officeooo:rsid="0074016f"/>
    </style:style>
    <style:style style:name="T25" style:family="text">
      <style:text-properties fo:font-variant="normal" fo:text-transform="none" fo:color="#212121" style:font-name="Noto Serif" fo:font-size="12pt" fo:letter-spacing="normal" fo:font-style="normal" fo:font-weight="normal" officeooo:rsid="0076630e"/>
    </style:style>
    <style:style style:name="T26" style:family="text">
      <style:text-properties fo:font-variant="normal" fo:text-transform="none" fo:color="#212121" style:font-name="Noto Serif" fo:font-size="12pt" fo:letter-spacing="normal" fo:font-style="normal" fo:font-weight="normal" officeooo:rsid="0075e7c9"/>
    </style:style>
    <style:style style:name="T27" style:family="text">
      <style:text-properties fo:font-variant="normal" fo:text-transform="none" fo:color="#212121" style:font-name="Noto Serif" fo:font-size="12pt" fo:letter-spacing="normal" fo:font-style="normal" fo:font-weight="normal" style:font-name-asian="sans-serif" style:font-size-asian="11.25pt" style:font-style-asian="normal" style:font-weight-asian="normal"/>
    </style:style>
    <style:style style:name="T28" style:family="text">
      <style:text-properties fo:font-variant="normal" fo:text-transform="none" fo:color="#212121" fo:letter-spacing="normal"/>
    </style:style>
    <style:style style:name="T29" style:family="text">
      <style:text-properties fo:font-variant="normal" fo:text-transform="none" fo:color="#212121" fo:letter-spacing="normal" fo:font-weight="bold" style:font-weight-asian="bold" style:font-weight-complex="bold"/>
    </style:style>
    <style:style style:name="T30" style:family="text">
      <style:text-properties fo:font-variant="normal" fo:text-transform="none" fo:color="#212121" style:font-name="Noto Sans" fo:font-size="12pt" fo:letter-spacing="normal" fo:font-style="normal" fo:font-weight="normal"/>
    </style:style>
    <style:style style:name="T31" style:family="text">
      <style:text-properties fo:font-variant="normal" fo:text-transform="none" fo:color="#202122" fo:letter-spacing="normal" style:font-name-asian="sans-serif" style:font-size-asian="11.25pt" style:font-style-asian="normal" style:font-weight-asian="normal"/>
    </style:style>
    <style:style style:name="T32" style:family="text">
      <style:text-properties fo:font-variant="normal" fo:text-transform="none" fo:color="#202122" fo:letter-spacing="normal" officeooo:rsid="0048782c" style:font-name-asian="sans-serif" style:font-size-asian="11.25pt" style:font-style-asian="normal" style:font-weight-asian="normal"/>
    </style:style>
    <style:style style:name="T33" style:family="text">
      <style:text-properties fo:font-variant="normal" fo:text-transform="none" fo:color="#202122" fo:letter-spacing="normal" style:font-name-asian="sans-serif" style:font-size-asian="11.25pt" style:font-style-asian="normal" style:font-weight-asian="bold"/>
    </style:style>
    <style:style style:name="T34" style:family="text">
      <style:text-properties fo:font-variant="normal" fo:text-transform="none" fo:color="#202122" style:font-name="sans-serif" fo:font-size="11.25pt" fo:letter-spacing="normal" fo:font-style="normal" fo:font-weight="normal"/>
    </style:style>
    <style:style style:name="T35" style:family="text">
      <style:text-properties fo:font-variant="normal" fo:text-transform="none" fo:color="#202122" style:font-name="sans-serif" fo:font-size="11.25pt" fo:letter-spacing="normal" fo:language="en" fo:country="US" fo:font-style="normal" fo:font-weight="normal" style:font-name-asian="sans-serif" style:font-size-asian="11.25pt" style:font-style-asian="normal" style:font-weight-asian="normal"/>
    </style:style>
    <style:style style:name="T36" style:family="text">
      <style:text-properties fo:font-variant="normal" fo:text-transform="none" fo:color="#202122" style:font-name="Noto Serif" fo:font-size="12pt" fo:letter-spacing="normal" fo:font-style="normal" fo:font-weight="normal" style:font-name-asian="sans-serif" style:font-size-asian="11.25pt" style:font-style-asian="normal" style:font-weight-asian="normal"/>
    </style:style>
    <style:style style:name="T37" style:family="text">
      <style:text-properties fo:font-variant="normal" fo:text-transform="none" fo:color="#202122" style:font-name="Noto Serif" fo:font-size="12pt" fo:letter-spacing="normal" fo:font-style="normal" fo:font-weight="normal" officeooo:rsid="008361df" style:font-name-asian="sans-serif" style:font-size-asian="11.25pt" style:font-style-asian="normal" style:font-weight-asian="normal"/>
    </style:style>
    <style:style style:name="T38" style:family="text">
      <style:text-properties fo:font-variant="normal" fo:text-transform="none" fo:color="#202122" style:font-name="Noto Serif" fo:font-size="12pt" fo:letter-spacing="normal" fo:font-style="normal" fo:font-weight="bold" style:font-name-asian="sans-serif" style:font-size-asian="11.25pt" style:font-style-asian="normal" style:font-weight-asian="bold" style:font-weight-complex="bold"/>
    </style:style>
    <style:style style:name="T39" style:family="text">
      <style:text-properties fo:font-variant="normal" fo:text-transform="none" fo:color="#202122" style:text-line-through-style="none" style:text-line-through-type="none" style:font-name="Noto Sans"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40" style:family="text">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41" style:family="text">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apple-system" style:font-size-asian="12pt" style:font-style-asian="normal" style:font-weight-asian="normal" style:font-size-complex="12pt" style:font-style-complex="normal" style:font-weight-complex="normal"/>
    </style:style>
    <style:style style:name="T42" style:family="text">
      <style:text-properties fo:font-variant="normal" fo:text-transform="none" fo:color="#202122" style:text-line-through-style="none" style:text-line-through-type="none" style:font-name="Noto Sans" fo:font-size="12pt" fo:letter-spacing="normal" fo:font-style="normal" style:text-underline-style="none" fo:font-weight="normal" officeooo:rsid="0094e77d" style:text-blinking="false" fo:background-color="#ffffff" loext:char-shading-value="0" style:font-name-asian="apple-system" style:font-size-asian="12pt" style:font-style-asian="normal" style:font-weight-asian="normal" style:font-size-complex="12pt" style:font-style-complex="normal" style:font-weight-complex="normal"/>
    </style:style>
    <style:style style:name="T43" style:family="text">
      <style:text-properties fo:font-variant="normal" fo:text-transform="none" fo:color="#202122" style:text-line-through-style="none" style:text-line-through-type="none" style:font-name="Noto Sans" fo:letter-spacing="normal" fo:font-style="normal" style:text-underline-style="none" fo:font-weight="normal" officeooo:rsid="00aa27d5" style:text-blinking="false" fo:background-color="#ffffff" loext:char-shading-value="0" style:font-name-asian="sans-serif" style:font-style-asian="normal" style:font-weight-asian="normal" style:font-style-complex="normal" style:font-weight-complex="normal"/>
    </style:style>
    <style:style style:name="T44" style:family="text">
      <style:text-properties fo:font-variant="normal" fo:text-transform="none" fo:color="#202122" style:font-name="arial" fo:font-size="12pt" fo:letter-spacing="normal" fo:font-style="normal" fo:font-weight="normal" officeooo:rsid="00a61b48" style:font-name-asian="apple-system" style:font-size-asian="12pt" style:font-style-asian="normal" style:font-weight-asian="normal"/>
    </style:style>
    <style:style style:name="T45" style:family="text">
      <style:text-properties fo:font-variant="normal" fo:text-transform="none" fo:color="#202122" style:font-name="arial" fo:font-size="12pt" fo:letter-spacing="normal" fo:font-style="normal" fo:font-weight="normal" officeooo:rsid="00a61b48" fo:background-color="#ffffff" loext:char-shading-value="0" style:font-name-asian="apple-system" style:font-size-asian="12pt" style:font-style-asian="normal" style:font-weight-asian="bold" loext:padding="0in" loext:border="none"/>
    </style:style>
    <style:style style:name="T46" style:family="text">
      <style:text-properties fo:font-variant="normal" fo:text-transform="none" fo:color="#202122" style:font-name="apple-system" fo:font-size="12pt" fo:letter-spacing="normal" fo:font-style="normal" fo:font-weight="normal" officeooo:rsid="00a61b48"/>
    </style:style>
    <style:style style:name="T47" style:family="text">
      <style:text-properties fo:font-variant="normal" fo:text-transform="none" fo:color="#0645ad" style:text-line-through-style="none" style:text-line-through-type="none" style:font-name="sans-serif" fo:letter-spacing="normal" fo:font-style="normal" style:text-underline-style="none" fo:font-weight="normal" style:text-blinking="false"/>
    </style:style>
    <style:style style:name="T48" style:family="text">
      <style:text-properties fo:font-variant="normal" fo:text-transform="none" fo:color="#0645ad" style:text-line-through-style="none" style:text-line-through-type="none" style:font-name="sans-serif" fo:font-size="11.25pt" fo:letter-spacing="normal" fo:font-style="normal" style:text-underline-style="none" fo:font-weight="normal" style:text-blinking="false"/>
    </style:style>
    <style:style style:name="T49" style:family="text">
      <style:text-properties fo:font-variant="normal" fo:text-transform="none" fo:color="#0645ad" style:text-line-through-style="none" style:text-line-through-type="none" style:font-name="sans-serif" fo:font-size="11.25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50" style:family="text">
      <style:text-properties fo:font-variant="normal" fo:text-transform="none" fo:color="#0645ad"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51" style:family="text">
      <style:text-properties fo:font-variant="normal" fo:text-transform="none" fo:color="#0645ad"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52" style:family="text">
      <style:text-properties fo:font-variant="normal" fo:text-transform="none" fo:color="#ba0000"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53" style:family="text">
      <style:text-properties fo:font-variant="normal" fo:text-transform="none" fo:color="#ba0000"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54" style:family="text">
      <style:text-properties fo:font-variant="normal" fo:text-transform="none" fo:color="#222222" style:font-name="Harding" fo:font-size="13.5pt" fo:letter-spacing="normal" fo:font-style="normal" fo:font-weight="normal"/>
    </style:style>
    <style:style style:name="T55" style:family="text">
      <style:text-properties fo:font-variant="normal" fo:text-transform="none" fo:color="#222222" style:font-name="Harding" fo:font-size="9.75pt" fo:letter-spacing="normal" fo:font-style="normal" fo:font-weight="normal"/>
    </style:style>
    <style:style style:name="T56"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1137ee"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57"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11939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58"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130ac7"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59"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2645ec"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0"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2bc6e1"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1"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2dc38a"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2"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2eb2e3"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3"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041d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4"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3138a"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5"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489ca"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6"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5d75f"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7"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6cf5d"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8"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7e365"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9"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908f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0"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9b754"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1"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b6c49"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2"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d1ad8"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3"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e20d9"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4"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ed8b2"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5"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17672"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6"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2b4b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7"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41915"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8"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5b2b4"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9"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6656f"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0"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854c5"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1"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ab3fd"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2"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c8b8b"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3"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e59d1"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4" style:family="text">
      <style:text-properties fo:font-variant="normal" fo:text-transform="none" fo:color="#222222" style:text-outline="false" style:text-line-through-style="none" style:text-line-through-type="none" style:font-name="Noto Sans" fo:font-size="12pt" fo:letter-spacing="normal" fo:font-style="normal" fo:text-shadow="none" style:text-underline-style="none" fo:font-weight="normal" officeooo:rsid="01254012"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85" style:family="text">
      <style:text-properties fo:font-variant="normal" fo:text-transform="none" fo:color="#222222" style:text-outline="false" style:text-line-through-style="none" style:text-line-through-type="none" style:font-name="Noto Sans" fo:font-size="12pt" fo:letter-spacing="normal" fo:font-style="normal" fo:text-shadow="none" style:text-underline-style="none" fo:font-weight="normal" officeooo:rsid="012b0c45"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86" style:family="text">
      <style:text-properties fo:font-variant="normal" fo:text-transform="none" fo:color="#006699" style:font-name="Harding" fo:font-size="9.75pt" fo:letter-spacing="normal" fo:font-style="normal" style:text-underline-style="solid" style:text-underline-width="auto" style:text-underline-color="font-color" fo:font-weight="normal" fo:background-color="transparent" loext:char-shading-value="0"/>
    </style:style>
    <style:style style:name="T87" style:family="text">
      <style:text-properties fo:font-variant="normal" fo:text-transform="none" fo:color="#505050" style:font-name="Helvetica3" fo:font-size="13.5pt" fo:letter-spacing="normal" fo:font-style="normal" fo:font-weight="normal"/>
    </style:style>
    <style:style style:name="T88" style:family="text">
      <style:text-properties fo:font-variant="normal" fo:text-transform="none" fo:color="#505050" style:font-name="Helvetica3" fo:font-size="9.75pt" fo:letter-spacing="normal" fo:font-style="normal" fo:font-weight="normal"/>
    </style:style>
    <style:style style:name="T89" style:family="text">
      <style:text-properties fo:font-variant="normal" fo:text-transform="none" fo:color="#505050" style:text-line-through-style="none" style:text-line-through-type="none" style:font-name="MathJax Math-italic" fo:font-size="15.75pt" fo:letter-spacing="normal" fo:font-style="normal" style:text-underline-style="none" fo:font-weight="normal" style:text-blinking="false" loext:padding="0in" loext:border="none"/>
    </style:style>
    <style:style style:name="T90" style:family="text">
      <style:text-properties fo:font-variant="normal" fo:text-transform="none" fo:color="#505050" style:text-line-through-style="none" style:text-line-through-type="none" style:font-name="MathJax Math-italic" fo:font-size="11.25pt" fo:letter-spacing="normal" fo:font-style="normal" style:text-underline-style="none" fo:font-weight="normal" style:text-blinking="false" loext:padding="0in" loext:border="none"/>
    </style:style>
    <style:style style:name="T91" style:family="text">
      <style:text-properties fo:font-variant="normal" fo:text-transform="none" fo:color="#505050" style:text-line-through-style="none" style:text-line-through-type="none" style:font-name="MathJax Main" fo:font-size="15.75pt" fo:letter-spacing="normal" fo:font-style="normal" style:text-underline-style="none" fo:font-weight="normal" style:text-blinking="false" loext:padding="0in" loext:border="none"/>
    </style:style>
    <style:style style:name="T92" style:family="text">
      <style:text-properties fo:font-variant="normal" fo:text-transform="none" fo:color="#505050" style:text-line-through-style="none" style:text-line-through-type="none" style:font-name="Helvetica3" fo:font-size="15.75pt" fo:letter-spacing="normal" fo:font-style="normal" style:text-underline-style="none" fo:font-weight="normal" style:text-blinking="false" loext:padding="0in" loext:border="none"/>
    </style:style>
    <style:style style:name="T93" style:family="text">
      <style:text-properties fo:font-variant="normal" fo:text-transform="none" fo:color="#505050" style:text-line-through-style="none" style:text-line-through-type="none" style:font-name="MathJax Size1" fo:font-size="15.75pt" fo:letter-spacing="normal" fo:font-style="normal" style:text-underline-style="none" fo:font-weight="normal" style:text-blinking="false" loext:padding="0in" loext:border="none"/>
    </style:style>
    <style:style style:name="T94" style:family="text">
      <style:text-properties fo:font-variant="normal" fo:text-transform="none" fo:color="#005789" style:text-line-through-style="none" style:text-line-through-type="none" style:font-name="Helvetica3" fo:font-size="13.5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1.5pt solid #ebebeb"/>
    </style:style>
    <style:style style:name="T95" style:family="text">
      <style:text-properties fo:font-variant="normal" fo:text-transform="none" fo:color="#333132" style:text-line-through-style="none" style:text-line-through-type="none" style:font-name="Proxima Nova Subset" fo:font-size="12pt" fo:letter-spacing="normal" fo:font-style="normal" style:text-underline-style="none" style:text-blinking="false" fo:background-color="#ffffff" loext:char-shading-value="0"/>
    </style:style>
    <style:style style:name="T96" style:family="text">
      <style:text-properties fo:font-variant="normal" fo:text-transform="none" fo:color="#333132" style:text-line-through-style="none" style:text-line-through-type="none" style:font-name="Noto Sans" fo:font-size="12pt" fo:letter-spacing="normal" fo:font-style="normal" style:text-underline-style="none" style:text-blinking="false" fo:background-color="#ffffff" loext:char-shading-value="0"/>
    </style:style>
    <style:style style:name="T97" style:family="text">
      <style:text-properties fo:font-variant="normal" fo:text-transform="none" fo:color="#ba0c2f" style:text-line-through-style="none" style:text-line-through-type="none" style:font-name="Proxima Nova Subset" fo:font-size="12pt" fo:letter-spacing="normal" fo:font-style="normal" style:text-underline-style="none" style:text-blinking="false" fo:background-color="#ffffff" loext:char-shading-value="0"/>
    </style:style>
    <style:style style:name="T98" style:family="text">
      <style:text-properties fo:font-variant="normal" fo:text-transform="none" fo:color="#202020" style:font-name="inherit" fo:font-size="9.75pt" fo:letter-spacing="normal" fo:font-style="normal" fo:font-weight="normal" loext:padding="0in" loext:border="none"/>
    </style:style>
    <style:style style:name="T99" style:family="text">
      <style:text-properties fo:font-variant="normal" fo:text-transform="none" fo:color="#202020" style:font-name="inherit" fo:font-size="9.75pt" fo:letter-spacing="normal" fo:font-style="normal" fo:font-weight="normal" officeooo:rsid="008134be" loext:padding="0in" loext:border="none"/>
    </style:style>
    <style:style style:name="T100" style:family="text">
      <style:text-properties fo:font-variant="normal" fo:text-transform="none" fo:color="#202020" style:font-name="inherit" fo:font-size="9.75pt" fo:letter-spacing="normal" fo:font-style="normal" fo:font-weight="normal" officeooo:rsid="0082f539" loext:padding="0in" loext:border="none"/>
    </style:style>
    <style:style style:name="T101" style:family="text">
      <style:text-properties fo:font-variant="normal" fo:text-transform="none" fo:color="#202020" style:font-name="inherit" fo:font-size="9.75pt" fo:letter-spacing="normal" fo:font-style="normal" fo:font-weight="normal" officeooo:rsid="00840a39" loext:padding="0in" loext:border="none"/>
    </style:style>
    <style:style style:name="T102" style:family="text">
      <style:text-properties fo:font-variant="normal" fo:text-transform="none" fo:color="#202020" style:font-name="inherit" fo:font-size="9.75pt" fo:letter-spacing="normal" fo:font-style="normal" fo:font-weight="normal" officeooo:rsid="0085956e" loext:padding="0in" loext:border="none"/>
    </style:style>
    <style:style style:name="T103" style:family="text">
      <style:text-properties fo:font-variant="normal" fo:text-transform="none" fo:color="#202020" style:font-name="inherit" fo:font-size="9.75pt" fo:letter-spacing="normal" fo:font-style="normal" fo:font-weight="normal" officeooo:rsid="0086eda3" loext:padding="0in" loext:border="none"/>
    </style:style>
    <style:style style:name="T104" style:family="text">
      <style:text-properties fo:font-variant="normal" fo:text-transform="none" fo:color="#202020" style:font-name="inherit" fo:font-size="9.75pt" fo:letter-spacing="normal" fo:font-style="normal" fo:font-weight="normal" officeooo:rsid="00880ac7" loext:padding="0in" loext:border="none"/>
    </style:style>
    <style:style style:name="T105" style:family="text">
      <style:text-properties fo:font-variant="normal" fo:text-transform="none" fo:color="#202020" style:font-name="inherit" fo:font-size="9.75pt" fo:letter-spacing="normal" fo:font-style="normal" fo:font-weight="normal" officeooo:rsid="00882f35" loext:padding="0in" loext:border="none"/>
    </style:style>
    <style:style style:name="T106" style:family="text">
      <style:text-properties fo:font-variant="normal" fo:text-transform="none" fo:color="#202020" style:font-name="inherit" fo:font-size="9.75pt" fo:letter-spacing="normal" fo:font-style="normal" fo:font-weight="normal" officeooo:rsid="008b58d7" loext:padding="0in" loext:border="none"/>
    </style:style>
    <style:style style:name="T107" style:family="text">
      <style:text-properties fo:font-variant="normal" fo:text-transform="none" fo:color="#202020" style:font-name="inherit" fo:font-size="9.75pt" fo:letter-spacing="normal" fo:font-style="italic" fo:font-weight="normal" loext:padding="0in" loext:border="none"/>
    </style:style>
    <style:style style:name="T108" style:family="text">
      <style:text-properties fo:font-variant="normal" fo:text-transform="none" fo:color="#202020" style:font-name="Helvetica" fo:font-size="9.75pt" fo:letter-spacing="normal" fo:font-style="normal"/>
    </style:style>
    <style:style style:name="T109" style:family="text">
      <style:text-properties fo:font-variant="normal" fo:text-transform="none" fo:color="#202020" style:font-name="Helvetica" fo:font-size="9.75pt" fo:letter-spacing="normal" fo:font-style="normal" fo:font-weight="normal"/>
    </style:style>
    <style:style style:name="T110" style:family="text">
      <style:text-properties fo:font-variant="normal" fo:text-transform="none" fo:color="#202020" style:font-name="Helvetica" fo:font-size="9.75pt" fo:letter-spacing="normal" fo:font-style="normal" fo:font-weight="normal" officeooo:rsid="009b5598"/>
    </style:style>
    <style:style style:name="T111" style:family="text">
      <style:text-properties fo:font-variant="normal" fo:text-transform="none" fo:color="#202020" style:font-name="Helvetica" fo:font-size="9.75pt" fo:letter-spacing="normal" fo:font-style="normal" fo:font-weight="normal" officeooo:rsid="00a1bbeb"/>
    </style:style>
    <style:style style:name="T112" style:family="text">
      <style:text-properties fo:font-variant="normal" fo:text-transform="none" fo:color="#202020" style:font-name="Helvetica" fo:font-size="9.75pt" fo:letter-spacing="normal" fo:font-style="normal" fo:font-weight="normal" officeooo:rsid="00a09293" style:font-weight-asian="normal" style:font-weight-complex="normal"/>
    </style:style>
    <style:style style:name="T113" style:family="text">
      <style:text-properties fo:font-variant="normal" fo:text-transform="none" fo:color="#202020" style:font-name="Helvetica" fo:font-size="9.75pt" fo:letter-spacing="normal" fo:font-style="normal" fo:font-weight="normal" officeooo:rsid="00b0a05c" loext:padding="0in" loext:border="none"/>
    </style:style>
    <style:style style:name="T114" style:family="text">
      <style:text-properties fo:font-variant="normal" fo:text-transform="none" fo:color="#202020" style:font-name="Helvetica" fo:font-size="9.75pt" fo:letter-spacing="normal" fo:font-style="normal" fo:font-weight="bold" style:font-weight-asian="bold" style:font-weight-complex="bold"/>
    </style:style>
    <style:style style:name="T115" style:family="text">
      <style:text-properties fo:font-variant="normal" fo:text-transform="none" fo:color="#202020" style:font-name="Helvetica" fo:font-size="9.75pt" fo:letter-spacing="normal" fo:font-style="normal" fo:font-weight="bold" officeooo:rsid="009b5598" style:font-weight-asian="bold" style:font-weight-complex="bold"/>
    </style:style>
    <style:style style:name="T116" style:family="text">
      <style:text-properties fo:font-variant="normal" fo:text-transform="none" fo:color="#202020" style:font-name="Helvetica" fo:font-size="9.75pt" fo:letter-spacing="normal" fo:font-style="normal" officeooo:rsid="00a1bbeb"/>
    </style:style>
    <style:style style:name="T117" style:family="text">
      <style:text-properties fo:font-variant="normal" fo:text-transform="none" fo:color="#202020" style:font-name="Helvetica" fo:font-size="9.75pt" fo:letter-spacing="normal" fo:font-style="italic"/>
    </style:style>
    <style:style style:name="T118" style:family="text">
      <style:text-properties fo:font-variant="normal" fo:text-transform="none" fo:color="#202020" style:font-name="Helvetica" fo:font-size="9.75pt" fo:letter-spacing="normal" fo:font-style="italic" fo:font-weight="normal" officeooo:rsid="009b5598"/>
    </style:style>
    <style:style style:name="T119" style:family="text">
      <style:text-properties fo:font-variant="normal" fo:text-transform="none" fo:color="#202020" style:font-name="Helvetica" fo:font-size="9.75pt" fo:letter-spacing="normal" fo:font-style="italic" fo:font-weight="bold" style:font-weight-asian="bold" style:font-weight-complex="bold"/>
    </style:style>
    <style:style style:name="T120" style:family="text">
      <style:text-properties fo:font-variant="normal" fo:text-transform="none" fo:color="#202020" style:text-line-through-style="none" style:text-line-through-type="none" style:font-name="Helvetica" fo:font-size="9.75pt" fo:letter-spacing="normal" fo:font-style="normal" style:text-underline-style="none" fo:font-weight="normal" officeooo:rsid="00b0a05c"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121" style:family="text">
      <style:text-properties fo:font-variant="normal" fo:text-transform="none" fo:color="#202020" fo:letter-spacing="normal" officeooo:rsid="00b0a05c" loext:padding="0in" loext:border="none"/>
    </style:style>
    <style:style style:name="T122" style:family="text">
      <style:text-properties fo:font-variant="normal" fo:text-transform="none" fo:color="#3366cc"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apple-system" style:font-size-asian="12pt" style:font-style-asian="normal" style:font-weight-asian="normal" style:font-size-complex="12pt" style:font-style-complex="normal" style:font-weight-complex="normal" loext:padding="0in" loext:border="none"/>
    </style:style>
    <style:style style:name="T123" style:family="text">
      <style:text-properties fo:font-variant="normal" fo:text-transform="none" fo:color="#3366cc" style:text-line-through-style="none" style:text-line-through-type="none" style:font-name="arial" fo:font-size="12pt" fo:letter-spacing="normal" fo:font-style="normal" style:text-underline-style="none" fo:font-weight="normal" officeooo:rsid="00a61b48" style:text-blinking="false" fo:background-color="#ffffff" loext:char-shading-value="0" style:font-name-asian="apple-system" style:font-size-asian="12pt" style:font-style-asian="normal" style:font-weight-asian="normal" loext:padding="0in" loext:border="none"/>
    </style:style>
    <style:style style:name="T124" style:family="text">
      <style:text-properties fo:font-variant="normal" fo:text-transform="none" fo:color="#1334c6" style:font-name="Helvetica" fo:font-size="9.75pt" fo:letter-spacing="normal" fo:font-style="normal" style:text-underline-style="solid" style:text-underline-width="auto" style:text-underline-color="font-color"/>
    </style:style>
    <style:style style:name="T125" style:family="text">
      <style:text-properties fo:font-variant="normal" fo:text-transform="none" fo:color="#1334c6" style:font-name="Helvetica" fo:font-size="9.75pt" fo:letter-spacing="normal" fo:font-style="normal" style:text-underline-style="solid" style:text-underline-width="auto" style:text-underline-color="font-color" fo:font-weight="normal"/>
    </style:style>
    <style:style style:name="T126" style:family="text">
      <style:text-properties fo:font-variant="normal" fo:text-transform="none" fo:color="#1334c6" style:font-name="Helvetica" fo:font-size="9.75pt" fo:letter-spacing="normal" fo:font-style="normal" style:text-underline-style="solid" style:text-underline-width="auto" style:text-underline-color="font-color" fo:font-weight="normal" officeooo:rsid="009b5598"/>
    </style:style>
    <style:style style:name="T127" style:family="text">
      <style:text-properties fo:font-variant="normal" fo:text-transform="none" fo:color="#1334c6" style:font-name="Helvetica" fo:font-size="9.75pt" fo:letter-spacing="normal" fo:font-style="normal" style:text-underline-style="solid" style:text-underline-width="auto" style:text-underline-color="font-color" fo:font-weight="bold" style:font-weight-asian="bold" style:font-weight-complex="bold"/>
    </style:style>
    <style:style style:name="T128" style:family="text">
      <style:text-properties fo:font-variant="normal" fo:text-transform="none" fo:color="#202124" style:font-name="arial" fo:font-size="12pt" fo:letter-spacing="normal" fo:font-style="normal" fo:font-weight="normal"/>
    </style:style>
    <style:style style:name="T129" style:family="text">
      <style:text-properties fo:font-variant="normal" fo:text-transform="none" fo:color="#000000" style:font-name="arial" fo:font-size="12pt" fo:letter-spacing="normal" fo:font-style="normal" fo:font-weight="normal"/>
    </style:style>
    <style:style style:name="T130" style:family="text">
      <style:text-properties fo:font-variant="normal" fo:text-transform="none" fo:color="#000000" style:font-name="arial" fo:font-size="12pt" fo:letter-spacing="normal" fo:font-style="normal" fo:font-weight="normal" officeooo:rsid="00a57dd3"/>
    </style:style>
    <style:style style:name="T131" style:family="text">
      <style:text-properties fo:font-variant="normal" fo:text-transform="none" fo:color="#000000" style:font-name="arial" fo:font-size="12pt" fo:letter-spacing="normal" fo:font-style="normal" fo:font-weight="normal" officeooo:rsid="00a61b48"/>
    </style:style>
    <style:style style:name="T132" style:family="text">
      <style:text-properties fo:font-variant="normal" fo:text-transform="none" fo:color="#000000" fo:letter-spacing="normal" style:font-name-asian="Helvetica1" style:font-style-asian="normal" style:font-weight-asian="normal"/>
    </style:style>
    <style:style style:name="T133" style:family="text">
      <style:text-properties fo:font-variant="normal" fo:text-transform="none" fo:color="#000000" style:text-line-through-style="none" style:text-line-through-type="none" style:font-name="Noto Sans" fo:letter-spacing="normal" fo:font-style="normal" style:text-underline-style="none" fo:font-weight="normal" officeooo:rsid="00aa27d5" style:text-blinking="false" fo:background-color="#ffffff" loext:char-shading-value="0" style:font-name-asian="Helvetica1" style:font-style-asian="normal" style:font-weight-asian="normal" style:font-style-complex="normal" style:font-weight-complex="normal"/>
    </style:style>
    <style:style style:name="T134" style:family="text">
      <style:text-properties fo:font-variant="normal" fo:text-transform="none" fo:color="#000000" style:text-line-through-style="none" style:text-line-through-type="none" style:font-name="Noto Sans" fo:letter-spacing="normal" fo:font-style="normal" style:text-underline-style="none" fo:font-weight="normal" officeooo:rsid="00ae0cbe" style:text-blinking="false" fo:background-color="#ffffff" loext:char-shading-value="0" style:font-name-asian="Helvetica1" style:font-style-asian="normal" style:font-weight-asian="normal" style:font-style-complex="normal" style:font-weight-complex="normal"/>
    </style:style>
    <style:style style:name="T135" style:family="text">
      <style:text-properties fo:font-variant="normal" fo:text-transform="none" fo:color="#000000" style:font-name="Helvetica1" fo:letter-spacing="normal" fo:font-style="normal" fo:font-weight="normal"/>
    </style:style>
    <style:style style:name="T136" style:family="text">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12645ec"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137" style:family="text">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129824f"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138" style:family="text">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12b0c45"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139" style:family="text">
      <style:text-properties fo:font-variant="normal" fo:text-transform="none" fo:color="#2a2a2a" style:font-name="source sans pro" fo:font-size="13.5pt" fo:letter-spacing="normal" fo:font-style="normal" fo:font-weight="normal"/>
    </style:style>
    <style:style style:name="T140" style:family="text">
      <style:text-properties fo:font-variant="normal" fo:text-transform="none" fo:color="#2a2a2a" style:font-name="source sans pro" fo:font-size="13.5pt" fo:letter-spacing="normal" fo:font-style="italic" fo:font-weight="normal"/>
    </style:style>
    <style:style style:name="T141" style:family="text">
      <style:text-properties fo:color="#212121" style:text-line-through-style="none" style:text-line-through-type="none" style:font-name="Noto Sans" fo:font-size="12pt" style:text-underline-style="none" officeooo:rsid="011a70a4" style:text-blinking="false" fo:background-color="#ffffff" loext:char-shading-value="0" style:font-style-complex="normal"/>
    </style:style>
    <style:style style:name="T142" style:family="text">
      <style:text-properties fo:color="#212121" style:text-line-through-style="none" style:text-line-through-type="none" style:font-name="Noto Sans" fo:font-size="12pt" style:text-underline-style="none" officeooo:rsid="01134adb" style:text-blinking="false" fo:background-color="#ffffff" loext:char-shading-value="0" style:font-style-complex="normal"/>
    </style:style>
    <style:style style:name="T143" style:family="text">
      <style:text-properties fo:color="#212121" style:text-line-through-style="none" style:text-line-through-type="none" style:font-name="Noto Sans" fo:font-size="12pt" style:text-underline-style="none" officeooo:rsid="0122927b" style:text-blinking="false" fo:background-color="#ffffff" loext:char-shading-value="0" style:font-style-complex="normal"/>
    </style:style>
    <style:style style:name="T144" style:family="text">
      <style:text-properties fo:color="#212121" style:text-line-through-style="none" style:text-line-through-type="none" style:font-name="Noto Sans" fo:font-size="12pt" style:text-underline-style="none" officeooo:rsid="0122ff1f" style:text-blinking="false" fo:background-color="#ffffff" loext:char-shading-value="0" style:font-style-complex="normal"/>
    </style:style>
    <style:style style:name="T145" style:family="text">
      <style:text-properties fo:color="#212121" style:text-line-through-style="none" style:text-line-through-type="none" style:font-name="Noto Serif" fo:font-size="12pt" fo:font-style="normal" style:text-underline-style="none" fo:font-weight="normal" style:text-blinking="false" fo:background-color="#ffffff" loext:char-shading-value="0" style:font-name-asian="arial" style:font-size-asian="10.5pt" style:font-style-asian="normal" style:font-weight-asian="normal" loext:padding-left="0in" loext:padding-right="0in" loext:padding-top="0in" loext:padding-bottom="0.0193in" loext:border-left="none" loext:border-right="none" loext:border-top="none" loext:border-bottom="0.06pt dotted #212121"/>
    </style:style>
    <style:style style:name="T146" style:family="text">
      <style:text-properties fo:color="#212121" style:text-line-through-style="none" style:text-line-through-type="none" style:font-name="Noto Serif" fo:font-size="12pt" fo:font-style="normal" style:text-underline-style="none" officeooo:rsid="00d56740" style:text-blinking="false" fo:background-color="#ffffff" loext:char-shading-value="0" style:font-name-asian="Helvetica Neue" style:font-size-asian="10.5pt" style:font-style-asian="normal" style:font-weight-asian="normal" style:font-style-complex="normal" loext:padding-left="0in" loext:padding-right="0in" loext:padding-top="0in" loext:padding-bottom="0.0193in" loext:border-left="none" loext:border-right="none" loext:border-top="none" loext:border-bottom="0.06pt dotted #212121"/>
    </style:style>
    <style:style style:name="T147" style:family="text">
      <style:text-properties fo:color="#212121" style:text-line-through-style="none" style:text-line-through-type="none" style:text-underline-style="none" style:text-blinking="false" fo:background-color="transparent" loext:char-shading-value="0" style:font-name-asian="sans-serif" style:font-size-asian="11.25pt" loext:padding-left="0in" loext:padding-right="0in" loext:padding-top="0in" loext:padding-bottom="0.0193in" loext:border-left="none" loext:border-right="none" loext:border-top="none" loext:border-bottom="0.06pt dotted #212121"/>
    </style:style>
    <style:style style:name="T148" style:family="text">
      <style:text-properties fo:color="#212121" style:text-line-through-style="none" style:text-line-through-type="none" style:font-name="MathJax Math-italic" fo:font-size="12.75pt" style:text-underline-style="none" style:text-blinking="false" style:font-name-asian="sans-serif" style:font-size-asian="11.25pt" loext:padding="0in" loext:border="none"/>
    </style:style>
    <style:style style:name="T149" style:family="text">
      <style:text-properties fo:color="#212121" style:text-line-through-style="none" style:text-line-through-type="none" style:font-name="MathJax Math-italic" fo:font-size="9pt" style:text-underline-style="none" style:text-blinking="false" style:font-name-asian="sans-serif" style:font-size-asian="11.25pt" loext:padding="0in" loext:border="none"/>
    </style:style>
    <style:style style:name="T150" style:family="text">
      <style:text-properties fo:color="#212121" style:text-line-through-style="none" style:text-line-through-type="none" style:font-name="MathJax Main" fo:font-size="9pt" style:text-underline-style="none" style:text-blinking="false" style:font-name-asian="sans-serif" style:font-size-asian="11.25pt" loext:padding="0in" loext:border="none"/>
    </style:style>
    <style:style style:name="T151" style:family="text">
      <style:text-properties fo:color="#212121" style:text-line-through-style="none" style:text-line-through-type="none" style:font-name="MathJax Main" fo:font-size="12.75pt" style:text-underline-style="none" style:text-blinking="false" style:font-name-asian="sans-serif" style:font-size-asian="11.25pt" loext:padding="0in" loext:border="none"/>
    </style:style>
    <style:style style:name="T152" style:family="text">
      <style:text-properties fo:color="#212121" style:text-line-through-style="none" style:text-line-through-type="none" fo:font-size="12.75pt" style:text-underline-style="none" style:text-blinking="false" style:font-name-asian="sans-serif" style:font-size-asian="11.25pt" loext:padding="0in" loext:border="none"/>
    </style:style>
    <style:style style:name="T153" style:family="text">
      <style:text-properties fo:color="#212121" style:font-name="Noto Serif" fo:font-size="12pt" fo:font-style="normal" fo:font-weight="normal" style:font-name-asian="arial" style:font-size-asian="10.5pt" style:font-style-asian="normal" style:font-weight-asian="normal"/>
    </style:style>
    <style:style style:name="T154" style:family="text">
      <style:text-properties fo:color="#212121" style:font-name="Noto Serif" fo:font-size="12pt" fo:font-style="normal" fo:font-weight="normal" style:font-style-asian="normal" style:font-weight-asian="normal" style:font-size-complex="10pt"/>
    </style:style>
    <style:style style:name="T155" style:family="text">
      <style:text-properties fo:color="#212121" style:font-name="Noto Serif" fo:font-size="12pt" fo:font-style="normal" fo:font-weight="normal" officeooo:rsid="00cd38eb" style:font-size-asian="10pt" style:font-style-asian="normal" style:font-weight-asian="normal" style:font-size-complex="10pt"/>
    </style:style>
    <style:style style:name="T156" style:family="text">
      <style:text-properties fo:color="#212121" style:font-name="Noto Serif" fo:font-size="12pt" fo:font-style="normal" officeooo:rsid="00d56740" style:font-name-asian="Helvetica Neue" style:font-size-asian="10.5pt" style:font-style-asian="normal" style:font-weight-asian="normal" style:font-style-complex="normal"/>
    </style:style>
    <style:style style:name="T157" style:family="text">
      <style:text-properties fo:color="#212121" style:font-name="Noto Serif" fo:font-size="12pt" fo:letter-spacing="normal" fo:font-style="italic" fo:font-weight="normal"/>
    </style:style>
    <style:style style:name="T158" style:family="text">
      <style:text-properties fo:color="#212121" style:font-name="Noto Serif" fo:font-size="9pt" fo:letter-spacing="normal" fo:font-style="italic" fo:font-weight="normal"/>
    </style:style>
    <style:style style:name="T159" style:family="text">
      <style:text-properties fo:color="#212121" style:font-name-asian="sans-serif" style:font-size-asian="11.25pt"/>
    </style:style>
    <style:style style:name="T160" style:family="text">
      <style:text-properties fo:color="#212121" fo:font-style="italic" style:font-name-asian="sans-serif" style:font-size-asian="11.25pt"/>
    </style:style>
    <style:style style:name="T161" style:family="text">
      <style:text-properties officeooo:rsid="00254884"/>
    </style:style>
    <style:style style:name="T162" style:family="text">
      <style:text-properties officeooo:rsid="002c9908"/>
    </style:style>
    <style:style style:name="T163" style:family="text">
      <style:text-properties officeooo:rsid="002fc903"/>
    </style:style>
    <style:style style:name="T164" style:family="text">
      <style:text-properties officeooo:rsid="00d56740"/>
    </style:style>
    <style:style style:name="T165" style:family="text">
      <style:text-properties fo:color="#000000"/>
    </style:style>
    <style:style style:name="T166" style:family="text">
      <style:text-properties fo:color="#000000" style:font-name="Roboto" fo:font-size="12pt" fo:font-style="normal" style:font-name-asian="Helvetica Neue" style:font-size-asian="10.5pt" style:font-style-asian="normal" style:font-weight-asian="normal" style:font-style-complex="normal"/>
    </style:style>
    <style:style style:name="T167" style:family="text">
      <style:text-properties fo:color="#000000" style:font-name="Roboto" fo:font-size="12pt" fo:font-style="normal" officeooo:rsid="00e4ef1d" style:font-name-asian="Helvetica Neue" style:font-size-asian="10.5pt" style:font-style-asian="normal" style:font-weight-asian="normal" style:font-style-complex="normal"/>
    </style:style>
    <style:style style:name="T168" style:family="text">
      <style:text-properties fo:color="#000000" style:font-name="Roboto" fo:font-size="12pt" fo:font-style="normal" officeooo:rsid="00d56740" style:font-name-asian="Helvetica Neue" style:font-size-asian="10.5pt" style:font-style-asian="normal" style:font-weight-asian="normal" style:font-style-complex="normal"/>
    </style:style>
    <style:style style:name="T169" style:family="text">
      <style:text-properties fo:color="#000000" style:font-name="Roboto" fo:font-size="12pt" fo:font-style="normal" officeooo:rsid="00e97653" style:font-name-asian="Helvetica Neue" style:font-size-asian="10.5pt" style:font-style-asian="normal" style:font-weight-asian="normal" style:font-style-complex="normal"/>
    </style:style>
    <style:style style:name="T170" style:family="text">
      <style:text-properties fo:color="#000000" style:font-name="Roboto" fo:font-size="12pt" fo:font-style="normal" officeooo:rsid="00ea40d7" style:font-name-asian="Helvetica Neue" style:font-size-asian="10.5pt" style:font-style-asian="normal" style:font-weight-asian="normal" style:font-style-complex="normal"/>
    </style:style>
    <style:style style:name="T171" style:family="text">
      <style:text-properties fo:color="#000000" style:font-name="Roboto" fo:font-size="12pt" fo:font-style="normal" officeooo:rsid="00eb15aa" style:font-name-asian="Helvetica Neue" style:font-size-asian="10.5pt" style:font-style-asian="normal" style:font-weight-asian="normal" style:font-style-complex="normal"/>
    </style:style>
    <style:style style:name="T172" style:family="text">
      <style:text-properties fo:color="#000000" style:font-name="Roboto" fo:font-size="12pt" fo:font-style="normal" style:font-style-asian="normal" style:font-style-complex="normal"/>
    </style:style>
    <style:style style:name="T173" style:family="text">
      <style:text-properties fo:color="#000000" style:font-name="Roboto" fo:font-size="12pt" fo:font-style="normal" officeooo:rsid="00e97653" style:font-style-asian="normal" style:font-style-complex="normal"/>
    </style:style>
    <style:style style:name="T174" style:family="text">
      <style:text-properties fo:color="#000000" style:font-name="Roboto" fo:font-size="12pt" fo:font-style="normal" officeooo:rsid="00ea40d7" style:font-style-asian="normal" style:font-style-complex="normal"/>
    </style:style>
    <style:style style:name="T175" style:family="text">
      <style:text-properties fo:color="#000000" style:font-name="Roboto" fo:font-size="12pt" fo:font-style="normal" officeooo:rsid="00eb15aa" style:font-style-asian="normal" style:font-style-complex="normal"/>
    </style:style>
    <style:style style:name="T176" style:family="text">
      <style:text-properties fo:color="#000000" style:font-name="Roboto" fo:font-size="12pt" officeooo:rsid="00eb15aa" style:font-style-complex="normal"/>
    </style:style>
    <style:style style:name="T177" style:family="text">
      <style:text-properties fo:color="#000000" style:font-name="Roboto" fo:font-size="12pt" officeooo:rsid="00eff99e" style:font-style-complex="normal"/>
    </style:style>
    <style:style style:name="T178" style:family="text">
      <style:text-properties fo:color="#000000" style:font-name="Roboto" fo:font-size="12pt" officeooo:rsid="00fe468a" style:font-style-complex="normal"/>
    </style:style>
    <style:style style:name="T179" style:family="text">
      <style:text-properties fo:color="#000000" style:font-name="Roboto" fo:font-size="12pt" officeooo:rsid="010a3c07" style:font-style-complex="normal"/>
    </style:style>
    <style:style style:name="T180" style:family="text">
      <style:text-properties fo:color="#000000" style:font-name="Roboto" fo:font-size="12pt" fo:font-style="italic" officeooo:rsid="00eff99e" style:font-style-complex="normal"/>
    </style:style>
    <style:style style:name="T181" style:family="text">
      <style:text-properties fo:color="#000000" style:font-name="Roboto" officeooo:rsid="00edbbb5" style:font-style-complex="normal"/>
    </style:style>
    <style:style style:name="T182" style:family="text">
      <style:text-properties fo:color="#000000" style:font-name="Roboto" officeooo:rsid="00eb15aa" style:font-style-complex="normal"/>
    </style:style>
    <style:style style:name="T183" style:family="text">
      <style:text-properties fo:color="#000000" style:font-name="Roboto" officeooo:rsid="00eed287" style:font-style-complex="normal"/>
    </style:style>
    <style:style style:name="T184" style:family="text">
      <style:text-properties fo:color="#000000" style:font-name="Lora" fo:font-size="15pt"/>
    </style:style>
    <style:style style:name="T185" style:family="text">
      <style:text-properties fo:color="#000000" style:font-name="Lora" fo:font-size="15pt" officeooo:rsid="0103d2bd"/>
    </style:style>
    <style:style style:name="T186" style:family="text">
      <style:text-properties fo:color="#000000" style:font-name="Lora" fo:font-size="15pt" officeooo:rsid="0103d2bd" style:font-style-complex="normal"/>
    </style:style>
    <style:style style:name="T187" style:family="text">
      <style:text-properties fo:color="#000000" style:font-name="Lora" fo:font-size="15pt" officeooo:rsid="0104938b" style:font-style-complex="normal"/>
    </style:style>
    <style:style style:name="T188" style:family="text">
      <style:text-properties fo:color="#000000" style:font-name="Lora" fo:font-size="15pt" officeooo:rsid="01026f98"/>
    </style:style>
    <style:style style:name="T189" style:family="text">
      <style:text-properties fo:color="#000000" style:font-name="Lora" fo:font-size="15pt" fo:font-style="italic"/>
    </style:style>
    <style:style style:name="T190" style:family="text">
      <style:text-properties fo:color="#000000" style:font-name="Lora" fo:font-size="15pt" officeooo:rsid="0104938b"/>
    </style:style>
    <style:style style:name="T191" style:family="text">
      <style:text-properties fo:color="#000000" style:font-name="Lora" officeooo:rsid="0105b2e1" style:font-style-complex="normal"/>
    </style:style>
    <style:style style:name="T192" style:family="text">
      <style:text-properties fo:color="#000000" style:font-name="Lora" officeooo:rsid="0104938b" style:font-style-complex="normal"/>
    </style:style>
    <style:style style:name="T193" style:family="text">
      <style:text-properties fo:color="#000000" fo:font-size="10pt" style:font-size-asian="10pt" style:font-size-complex="10pt"/>
    </style:style>
    <style:style style:name="T194" style:family="text">
      <style:text-properties fo:color="#000000" style:font-name="Noto Serif" fo:font-size="12pt" fo:font-style="normal" officeooo:rsid="00d56740" style:font-name-asian="Helvetica Neue" style:font-size-asian="10.5pt" style:font-style-asian="normal" style:font-weight-asian="normal" style:font-style-complex="normal"/>
    </style:style>
    <style:style style:name="T195" style:family="text">
      <style:text-properties fo:color="#000000" style:font-name="oswald" fo:font-size="22.5pt" fo:font-weight="bold"/>
    </style:style>
    <style:style style:name="T196" style:family="text">
      <style:text-properties fo:color="#000000" style:text-outline="false" style:text-line-through-style="none" style:text-line-through-type="none" style:font-name="Calibri" fo:font-size="12pt" fo:font-style="normal" fo:text-shadow="none" style:text-underline-style="none" fo:font-weight="normal" officeooo:rsid="0129824f" style:font-size-asian="12pt" style:font-style-asian="normal" style:font-weight-asian="normal" style:font-weight-complex="normal" style:text-emphasize="none" loext:padding="0in" loext:border="none"/>
    </style:style>
    <style:style style:name="T197" style:family="text">
      <style:text-properties style:text-line-through-style="none" style:text-line-through-type="none" style:font-name="Noto Sans" fo:font-size="12pt" fo:font-style="normal" style:text-underline-style="none" fo:font-weight="bold" officeooo:rsid="00eb15aa" style:text-blinking="false" fo:background-color="#ffffff" loext:char-shading-value="0" style:font-style-asian="normal" style:font-weight-asian="bold" style:font-style-complex="normal" style:font-weight-complex="bold"/>
    </style:style>
    <style:style style:name="T198" style:family="text">
      <style:text-properties style:text-line-through-style="none" style:text-line-through-type="none" style:text-underline-style="none"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199" style:family="text">
      <style:text-properties style:text-line-through-style="none" style:text-line-through-type="none" style:text-underline-style="none" style:text-blinking="false" fo:background-color="#ffffff" loext:char-shading-value="0" style:font-name-asian="sans-serif" style:font-size-asian="11.25pt" loext:padding-left="0in" loext:padding-right="0in" loext:padding-top="0in" loext:padding-bottom="0.0193in" loext:border-left="none" loext:border-right="none" loext:border-top="none" loext:border-bottom="0.06pt dotted #212121"/>
    </style:style>
    <style:style style:name="T200" style:family="text">
      <style:text-properties style:text-line-through-style="none" style:text-line-through-type="none" style:text-underline-style="none" style:text-blinking="false" fo:background-color="#ffffff" loext:char-shading-value="0" style:font-name-asian="roboto" style:font-size-asian="12pt" style:font-style-asian="normal" style:font-weight-asian="normal" style:font-size-complex="12pt" style:font-style-complex="normal" style:font-weight-complex="normal"/>
    </style:style>
    <style:style style:name="T201" style:family="text">
      <style:text-properties style:text-line-through-style="none" style:text-line-through-type="none" style:text-underline-style="none" officeooo:rsid="00df77de" style:text-blinking="false" fo:background-color="#ffffff" loext:char-shading-value="0" style:font-name-asian="roboto" style:font-size-asian="12pt" style:font-style-asian="normal" style:font-weight-asian="normal" style:font-size-complex="12pt" style:font-style-complex="normal" style:font-weight-complex="normal"/>
    </style:style>
    <style:style style:name="T202" style:family="text">
      <style:text-properties style:text-line-through-style="none" style:text-line-through-type="none" style:text-underline-style="none" style:text-blinking="false" fo:background-color="transparent" loext:char-shading-value="0" loext:padding-left="0in" loext:padding-right="0in" loext:padding-top="0in" loext:padding-bottom="0.0193in" loext:border-left="none" loext:border-right="none" loext:border-top="none" loext:border-bottom="0.06pt dotted #212121"/>
    </style:style>
    <style:style style:name="T203" style:family="text">
      <style:text-properties style:text-line-through-style="none" style:text-line-through-type="none" style:font-name="Noto Serif" fo:font-size="12pt" fo:font-style="normal" style:text-underline-style="none" officeooo:rsid="00d56740" style:text-blinking="false" fo:background-color="#ffffff" loext:char-shading-value="0" style:font-name-asian="Helvetica Neue" style:font-size-asian="10.5pt" style:font-style-asian="normal" style:font-weight-asian="normal" style:font-style-complex="normal" loext:padding-left="0in" loext:padding-right="0in" loext:padding-top="0in" loext:padding-bottom="0.0193in" loext:border-left="none" loext:border-right="none" loext:border-top="none" loext:border-bottom="0.06pt dotted #212121"/>
    </style:style>
    <style:style style:name="T204" style:family="text">
      <style:text-properties style:font-name="Roboto" fo:font-size="12pt" fo:font-style="normal" fo:font-weight="bold" officeooo:rsid="00eb15aa" style:font-style-asian="normal" style:font-weight-asian="bold" style:font-style-complex="normal" style:font-weight-complex="bold"/>
    </style:style>
    <style:style style:name="T205" style:family="text">
      <style:text-properties officeooo:rsid="00eedde7"/>
    </style:style>
    <style:style style:name="T206" style:family="text">
      <style:text-properties officeooo:rsid="00ef995e"/>
    </style:style>
    <style:style style:name="T207" style:family="text">
      <style:text-properties fo:font-style="italic"/>
    </style:style>
    <style:style style:name="T208" style:family="text">
      <style:text-properties fo:font-style="italic" officeooo:rsid="004cdc57" style:font-style-asian="italic" style:font-style-complex="italic"/>
    </style:style>
    <style:style style:name="T209" style:family="text">
      <style:text-properties fo:font-style="italic" loext:padding="0in" loext:border="none"/>
    </style:style>
    <style:style style:name="T210" style:family="text">
      <style:text-properties officeooo:rsid="00fe468a"/>
    </style:style>
    <style:style style:name="T211" style:family="text">
      <style:text-properties officeooo:rsid="0109e9de"/>
    </style:style>
    <style:style style:name="T212" style:family="text">
      <style:text-properties fo:color="#1a1a1a"/>
    </style:style>
    <style:style style:name="T213" style:family="text">
      <style:text-properties fo:color="#1a1a1a" style:font-name="Effra"/>
    </style:style>
    <style:style style:name="T214" style:family="text">
      <style:text-properties fo:color="#1a1a1a" style:font-name="Effra" fo:font-size="12pt"/>
    </style:style>
    <style:style style:name="T215" style:family="text">
      <style:text-properties fo:color="#1a1a1a" style:font-name="Effra" fo:font-size="12pt" officeooo:rsid="010a3c07" style:font-style-complex="normal"/>
    </style:style>
    <style:style style:name="T216" style:family="text">
      <style:text-properties fo:color="#1a1a1a" style:font-name="Effra" fo:font-size="12pt" officeooo:rsid="010d315a" style:font-style-complex="normal"/>
    </style:style>
    <style:style style:name="T217" style:family="text">
      <style:text-properties fo:color="#1a1a1a" style:font-name="Effra" fo:font-size="12pt" officeooo:rsid="01103744" style:font-style-complex="normal"/>
    </style:style>
    <style:style style:name="T218" style:family="text">
      <style:text-properties fo:color="#1a1a1a" style:font-name="Effra" fo:font-size="12pt" fo:font-style="italic" loext:padding="0in" loext:border="none"/>
    </style:style>
    <style:style style:name="T219" style:family="text">
      <style:text-properties fo:color="#1a1a1a" style:font-name="Effra" fo:font-size="12pt" officeooo:rsid="010d315a"/>
    </style:style>
    <style:style style:name="T220" style:family="text">
      <style:text-properties fo:color="#1a1a1a" style:font-name="Effra" fo:font-size="12pt" officeooo:rsid="01103744"/>
    </style:style>
    <style:style style:name="T221" style:family="text">
      <style:text-properties fo:color="#1a1a1a" style:font-name="Effra" loext:padding="0in" loext:border="none"/>
    </style:style>
    <style:style style:name="T222" style:family="text">
      <style:text-properties fo:color="#1a1a1a" style:font-name="Effra" fo:font-style="italic" loext:padding="0in" loext:border="none"/>
    </style:style>
    <style:style style:name="T223" style:family="text">
      <style:text-properties fo:color="#1a1a1a" style:font-name="Effra" fo:font-size="12.75pt" fo:font-weight="normal" style:font-weight-asian="normal" style:font-weight-complex="normal" loext:padding="0in" loext:border="none"/>
    </style:style>
    <style:style style:name="T224" style:family="text">
      <style:text-properties fo:color="#1a1a1a" style:font-name="Effra" fo:font-size="12.75pt" fo:font-weight="normal" officeooo:rsid="00f0c7aa" style:font-weight-asian="normal" style:font-weight-complex="normal" loext:padding="0in" loext:border="none"/>
    </style:style>
    <style:style style:name="T225" style:family="text">
      <style:text-properties fo:color="#1a1a1a" style:font-name="Effra" fo:font-size="12.75pt" fo:font-weight="normal" officeooo:rsid="00f1f635" style:font-weight-asian="normal" style:font-weight-complex="normal" loext:padding="0in" loext:border="none"/>
    </style:style>
    <style:style style:name="T226" style:family="text">
      <style:text-properties fo:color="#1a1a1a" style:font-name="Effra" fo:font-size="12.75pt" fo:font-weight="normal" officeooo:rsid="00f35810" style:font-weight-asian="normal" style:font-weight-complex="normal" loext:padding="0in" loext:border="none"/>
    </style:style>
    <style:style style:name="T227" style:family="text">
      <style:text-properties fo:color="#1a1a1a" style:font-name="Effra" fo:font-size="12.75pt" fo:font-weight="normal" officeooo:rsid="00f4f457" style:font-weight-asian="normal" style:font-weight-complex="normal" loext:padding="0in" loext:border="none"/>
    </style:style>
    <style:style style:name="T228" style:family="text">
      <style:text-properties fo:color="#1a1a1a" style:font-name="Effra" fo:font-size="12.75pt" fo:font-weight="normal" officeooo:rsid="00ff7b84" style:font-weight-asian="normal" style:font-weight-complex="normal" loext:padding="0in" loext:border="none"/>
    </style:style>
    <style:style style:name="T229" style:family="text">
      <style:text-properties fo:color="#1a1a1a" style:font-name="Proxima Nova Subset" fo:font-size="12pt" officeooo:rsid="01103744" style:font-style-complex="normal"/>
    </style:style>
    <style:style style:name="T230" style:family="text">
      <style:text-properties fo:color="#1a1a1a" style:font-name="Proxima Nova Subset" fo:font-size="12pt" officeooo:rsid="01134adb" style:font-style-complex="normal"/>
    </style:style>
    <style:style style:name="T231" style:family="text">
      <style:text-properties fo:color="#1a1a1a" officeooo:rsid="01134adb" style:font-style-complex="normal"/>
    </style:style>
    <style:style style:name="T232" style:family="text">
      <style:text-properties fo:color="#1a1a1a" officeooo:rsid="011a70a4" style:font-style-complex="normal"/>
    </style:style>
    <style:style style:name="T233" style:family="text">
      <style:text-properties officeooo:rsid="004045b1"/>
    </style:style>
    <style:style style:name="T234" style:family="text">
      <style:text-properties officeooo:rsid="00442a61"/>
    </style:style>
    <style:style style:name="T235" style:family="text">
      <style:text-properties officeooo:rsid="0045ed10"/>
    </style:style>
    <style:style style:name="T236" style:family="text">
      <style:text-properties fo:color="#202122"/>
    </style:style>
    <style:style style:name="T237" style:family="text">
      <style:text-properties fo:color="#202122" style:font-name-asian="sans-serif" style:font-size-asian="11.25pt"/>
    </style:style>
    <style:style style:name="T238" style:family="text">
      <style:text-properties fo:color="#202122" style:font-name-asian="sans-serif" style:font-size-asian="11.25pt" style:font-style-asian="normal" style:font-weight-asian="normal"/>
    </style:style>
    <style:style style:name="T239" style:family="text">
      <style:text-properties fo:color="#202122" style:font-name-asian="sans-serif" style:font-size-asian="11.25pt" style:font-style-asian="normal" style:font-weight-asian="bold"/>
    </style:style>
    <style:style style:name="T240" style:family="text">
      <style:text-properties fo:color="#202122" officeooo:rsid="008cc47f" style:font-name-asian="sans-serif" style:font-size-asian="11.25pt"/>
    </style:style>
    <style:style style:name="T241" style:family="text">
      <style:text-properties fo:color="#202122" officeooo:rsid="008ec001" style:font-name-asian="sans-serif" style:font-size-asian="11.25pt"/>
    </style:style>
    <style:style style:name="T242" style:family="text">
      <style:text-properties fo:color="#202122" officeooo:rsid="008f5104" style:font-name-asian="sans-serif" style:font-size-asian="11.25pt"/>
    </style:style>
    <style:style style:name="T243" style:family="text">
      <style:text-properties fo:color="#202122" style:font-name="sans-serif" fo:font-size="11.25pt"/>
    </style:style>
    <style:style style:name="T244" style:family="text">
      <style:text-properties fo:color="#202122" style:font-name="sans-serif" fo:font-size="11.25pt" style:font-name-asian="sans-serif" style:font-size-asian="11.25pt" style:font-style-asian="normal" style:font-weight-asian="normal"/>
    </style:style>
    <style:style style:name="T245" style:family="text">
      <style:text-properties fo:color="#202122" style:font-name="sans-serif" fo:font-size="11.25pt" fo:language="en" fo:country="US"/>
    </style:style>
    <style:style style:name="T246" style:family="text">
      <style:text-properties fo:color="#202122" style:font-name="sans-serif" fo:font-size="11.25pt" fo:font-style="italic"/>
    </style:style>
    <style:style style:name="T247" style:family="text">
      <style:text-properties fo:color="#202122" style:font-name="sans-serif" fo:font-size="10.5pt"/>
    </style:style>
    <style:style style:name="T248" style:family="text">
      <style:text-properties fo:color="#202122" style:font-name="sans-serif" fo:font-size="10.5pt" fo:font-weight="bold"/>
    </style:style>
    <style:style style:name="T249" style:family="text">
      <style:text-properties fo:color="#202122" style:font-name="sans-serif" fo:font-size="10.5pt" fo:font-style="italic"/>
    </style:style>
    <style:style style:name="T250" style:family="text">
      <style:text-properties fo:color="#202122" style:text-line-through-style="none" style:text-line-through-type="none" style:font-name="Noto Sans" fo:font-size="12pt" fo:font-style="normal" style:text-underline-style="none" fo:font-weight="normal" officeooo:rsid="008ec001" style:text-blinking="false" fo:background-color="#ffffff" loext:char-shading-value="0" style:font-name-asian="sans-serif" style:font-size-asian="11.25pt" style:font-size-complex="12pt" style:font-style-complex="normal" style:font-weight-complex="normal"/>
    </style:style>
    <style:style style:name="T251" style:family="text">
      <style:text-properties fo:color="#202122" style:text-line-through-style="none" style:text-line-through-type="none" style:font-name="Noto Sans" fo:font-size="12pt" fo:font-style="normal" style:text-underline-style="none" fo:font-weight="normal" officeooo:rsid="008f5104" style:text-blinking="false" fo:background-color="#ffffff" loext:char-shading-value="0" style:font-name-asian="sans-serif" style:font-size-asian="11.25pt" style:font-size-complex="12pt" style:font-style-complex="normal" style:font-weight-complex="normal"/>
    </style:style>
    <style:style style:name="T252" style:family="text">
      <style:text-properties fo:color="#202122" style:text-line-through-style="none" style:text-line-through-type="none" style:font-name="Noto Sans" fo:font-size="12pt" fo:font-style="normal" style:text-underline-style="none" fo:font-weight="normal" officeooo:rsid="009072bd" style:text-blinking="false" fo:background-color="#ffffff" loext:char-shading-value="0" style:font-name-asian="sans-serif" style:font-size-asian="11.25pt" style:font-size-complex="12pt" style:font-style-complex="normal" style:font-weight-complex="normal"/>
    </style:style>
    <style:style style:name="T253" style:family="text">
      <style:text-properties fo:color="#202122" style:text-line-through-style="none" style:text-line-through-type="none" style:font-name="Noto Sans" fo:font-size="12pt" fo:font-style="normal" style:text-underline-style="none" fo:font-weight="normal" officeooo:rsid="009072bd" style:text-blinking="false" fo:background-color="#ffffff" loext:char-shading-value="0" style:font-name-asian="apple-system" style:font-size-complex="12pt" style:font-style-complex="normal" style:font-weight-complex="normal"/>
    </style:style>
    <style:style style:name="T254" style:family="text">
      <style:text-properties fo:color="#202122" style:text-line-through-style="none" style:text-line-through-type="none" style:font-name="Noto Sans" fo:font-size="12pt" fo:font-style="normal" style:text-underline-style="none" fo:font-weight="bold" officeooo:rsid="009072bd" style:text-blinking="false" fo:background-color="#ffffff" loext:char-shading-value="0" style:font-name-asian="apple-system" style:font-weight-asian="bold" style:font-size-complex="12pt" style:font-style-complex="normal" style:font-weight-complex="bold"/>
    </style:style>
    <style:style style:name="T255" style:family="text">
      <style:text-properties fo:color="#0645ad" style:text-line-through-style="none" style:text-line-through-type="none" style:text-underline-style="none" style:text-blinking="false" fo:background-color="#ffffff" loext:char-shading-value="0" style:font-name-asian="sans-serif" style:font-size-asian="11.25pt" style:font-style-asian="normal" style:font-weight-asian="normal"/>
    </style:style>
    <style:style style:name="T256" style:family="text">
      <style:text-properties fo:color="#0645ad" style:text-line-through-style="none" style:text-line-through-type="none" style:text-underline-style="none" style:text-blinking="false" style:font-name-asian="sans-serif" style:font-size-asian="11.25pt" style:font-style-asian="normal" style:font-weight-asian="normal"/>
    </style:style>
    <style:style style:name="T257" style:family="text">
      <style:text-properties fo:color="#0645ad" style:text-line-through-style="none" style:text-line-through-type="none" style:font-name="sans-serif" style:text-underline-style="none" style:text-blinking="false"/>
    </style:style>
    <style:style style:name="T258" style:family="text">
      <style:text-properties fo:color="#0645ad" style:text-line-through-style="none" style:text-line-through-type="none" style:font-name="sans-serif" fo:font-size="11.25pt" style:text-underline-style="none" style:text-blinking="false" style:font-name-asian="sans-serif" style:font-size-asian="11.25pt" style:font-style-asian="normal" style:font-weight-asian="normal"/>
    </style:style>
    <style:style style:name="T259" style:family="text">
      <style:text-properties fo:color="#0645ad" style:text-line-through-style="none" style:text-line-through-type="none" style:font-name="sans-serif" fo:font-size="10.5pt" style:text-underline-style="none" style:text-blinking="false"/>
    </style:style>
    <style:style style:name="T260" style:family="text">
      <style:text-properties fo:color="#0645ad" style:font-name="sans-serif" fo:font-size="11.25pt"/>
    </style:style>
    <style:style style:name="T261" style:family="text">
      <style:text-properties fo:color="#0645ad" style:font-name-asian="sans-serif" style:font-size-asian="11.25pt"/>
    </style:style>
    <style:style style:name="T262" style:family="text">
      <style:text-properties fo:color="#0645ad" style:text-underline-style="solid" style:text-underline-width="auto" style:text-underline-color="font-color" style:font-name-asian="sans-serif" style:font-size-asian="11.25pt"/>
    </style:style>
    <style:style style:name="T263" style:family="text">
      <style:text-properties officeooo:rsid="004cdc57"/>
    </style:style>
    <style:style style:name="T264" style:family="text">
      <style:text-properties officeooo:rsid="004e61bb"/>
    </style:style>
    <style:style style:name="T265" style:family="text">
      <style:text-properties officeooo:rsid="004f356e"/>
    </style:style>
    <style:style style:name="T266" style:family="text">
      <style:text-properties officeooo:rsid="0051673a"/>
    </style:style>
    <style:style style:name="T267" style:family="text">
      <style:text-properties officeooo:rsid="00528797"/>
    </style:style>
    <style:style style:name="T268" style:family="text">
      <style:text-properties officeooo:rsid="00596ac2"/>
    </style:style>
    <style:style style:name="T269" style:family="text">
      <style:text-properties style:font-name-asian="arial" style:font-size-asian="10.5pt" style:font-style-asian="normal" style:font-weight-asian="normal"/>
    </style:style>
    <style:style style:name="T270" style:family="text">
      <style:text-properties style:font-name="arial" fo:font-size="10.5pt" fo:font-style="normal" fo:font-weight="normal"/>
    </style:style>
    <style:style style:name="T271" style:family="text">
      <style:text-properties officeooo:rsid="005db1d3"/>
    </style:style>
    <style:style style:name="T272" style:family="text">
      <style:text-properties officeooo:rsid="0061b474"/>
    </style:style>
    <style:style style:name="T273" style:family="text">
      <style:text-properties officeooo:rsid="0062b7c5"/>
    </style:style>
    <style:style style:name="T274" style:family="text">
      <style:text-properties officeooo:rsid="0062c2fd"/>
    </style:style>
    <style:style style:name="T275" style:family="text">
      <style:text-properties fo:font-size="9pt"/>
    </style:style>
    <style:style style:name="T276" style:family="text">
      <style:text-properties fo:font-size="9pt" fo:font-style="italic"/>
    </style:style>
    <style:style style:name="T277" style:family="text">
      <style:text-properties officeooo:rsid="006609d6"/>
    </style:style>
    <style:style style:name="T278" style:family="text">
      <style:text-properties officeooo:rsid="0067fb48"/>
    </style:style>
    <style:style style:name="T279" style:family="text">
      <style:text-properties officeooo:rsid="00680641"/>
    </style:style>
    <style:style style:name="T280" style:family="text">
      <style:text-properties officeooo:rsid="006b5733"/>
    </style:style>
    <style:style style:name="T281" style:family="text">
      <style:text-properties officeooo:rsid="006db02a"/>
    </style:style>
    <style:style style:name="T282" style:family="text">
      <style:text-properties officeooo:rsid="006e8cc7"/>
    </style:style>
    <style:style style:name="T283" style:family="text">
      <style:text-properties officeooo:rsid="00705101"/>
    </style:style>
    <style:style style:name="T284" style:family="text">
      <style:text-properties officeooo:rsid="0070fb23"/>
    </style:style>
    <style:style style:name="T285" style:family="text">
      <style:text-properties officeooo:rsid="007383d2"/>
    </style:style>
    <style:style style:name="T286" style:family="text">
      <style:text-properties officeooo:rsid="0076630e"/>
    </style:style>
    <style:style style:name="T287" style:family="text">
      <style:text-properties officeooo:rsid="0077564f"/>
    </style:style>
    <style:style style:name="T288" style:family="text">
      <style:text-properties officeooo:rsid="0075e7c9"/>
    </style:style>
    <style:style style:name="T289" style:family="text">
      <style:text-properties fo:color="#007a5e" style:text-line-through-style="none" style:text-line-through-type="none" style:text-underline-style="none" style:text-blinking="false" style:font-name-asian="sans-serif" style:font-size-asian="11.25pt" style:font-style-asian="normal" style:font-weight-asian="normal"/>
    </style:style>
    <style:style style:name="T290" style:family="text">
      <style:text-properties fo:color="#007a5e" style:font-name-asian="sans-serif" style:font-size-asian="11.25pt"/>
    </style:style>
    <style:style style:name="T291" style:family="text">
      <style:text-properties style:font-name-asian="sans-serif" style:font-size-asian="11.25pt"/>
    </style:style>
    <style:style style:name="T292" style:family="text">
      <style:text-properties style:font-name-asian="sans-serif" style:font-size-asian="11.25pt" style:font-style-asian="normal" style:font-weight-asian="normal"/>
    </style:style>
    <style:style style:name="T293" style:family="text">
      <style:text-properties officeooo:rsid="0084589d" style:font-name-asian="sans-serif" style:font-size-asian="11.25pt" style:font-style-asian="normal" style:font-weight-asian="normal"/>
    </style:style>
    <style:style style:name="T294" style:family="text">
      <style:text-properties fo:color="#202124" style:font-name="arial" style:font-name-asian="sans-serif" style:font-size-asian="11.25pt"/>
    </style:style>
    <style:style style:name="T295" style:family="text">
      <style:text-properties fo:color="#202124" style:font-name="arial" style:font-name-asian="sans-serif" style:font-size-asian="11.25pt" style:font-style-asian="normal" style:font-weight-asian="normal"/>
    </style:style>
    <style:style style:name="T296" style:family="text">
      <style:text-properties fo:color="#202124" style:font-name="arial" officeooo:rsid="0089603c" style:font-name-asian="sans-serif" style:font-size-asian="11.25pt"/>
    </style:style>
    <style:style style:name="T297" style:family="text">
      <style:text-properties fo:color="#202124" style:font-name="arial" officeooo:rsid="008e859e" style:font-name-asian="sans-serif" style:font-size-asian="11.25pt"/>
    </style:style>
    <style:style style:name="T298" style:family="text">
      <style:text-properties fo:color="#202124" style:font-name="arial" officeooo:rsid="008f9cbd" style:font-name-asian="sans-serif" style:font-size-asian="11.25pt"/>
    </style:style>
    <style:style style:name="T299" style:family="text">
      <style:text-properties fo:color="#202124" style:font-name="arial" officeooo:rsid="00905ef0" style:font-name-asian="sans-serif" style:font-size-asian="11.25pt"/>
    </style:style>
    <style:style style:name="T300" style:family="text">
      <style:text-properties fo:color="#202124" style:font-name-asian="sans-serif" style:font-size-asian="11.25pt"/>
    </style:style>
    <style:style style:name="T301" style:family="text">
      <style:text-properties fo:color="#ea4335" style:font-name="arial" style:font-name-asian="sans-serif" style:font-size-asian="11.25pt" style:font-style-asian="normal" style:font-weight-asian="normal"/>
    </style:style>
    <style:style style:name="T302" style:family="text">
      <style:text-properties style:font-name="MathJax Math-italic"/>
    </style:style>
    <style:style style:name="T303" style:family="text">
      <style:text-properties style:font-name="MathJax Math-italic" fo:font-size="9pt"/>
    </style:style>
    <style:style style:name="T304" style:family="text">
      <style:text-properties style:font-name="MathJax Math-italic" fo:font-size="6pt"/>
    </style:style>
    <style:style style:name="T305" style:family="text">
      <style:text-properties style:font-name="MathJax Main"/>
    </style:style>
    <style:style style:name="T306" style:family="text">
      <style:text-properties style:font-name="MathJax Main" fo:font-size="9pt"/>
    </style:style>
    <style:style style:name="T307" style:family="text">
      <style:text-properties style:font-name="MathJax Main" fo:font-size="6pt"/>
    </style:style>
    <style:style style:name="T308" style:family="text">
      <style:text-properties officeooo:rsid="00a9cf63"/>
    </style:style>
    <style:style style:name="T309" style:family="text">
      <style:text-properties officeooo:rsid="00afc539"/>
    </style:style>
    <style:style style:name="T310" style:family="text">
      <style:text-properties officeooo:rsid="00b50103"/>
    </style:style>
    <style:style style:name="T311" style:family="text">
      <style:text-properties officeooo:rsid="00a4e579"/>
    </style:style>
    <style:style style:name="T312" style:family="text">
      <style:text-properties officeooo:rsid="00b2af0e"/>
    </style:style>
    <style:style style:name="T313" style:family="text">
      <style:text-properties officeooo:rsid="00ada4c9"/>
    </style:style>
    <style:style style:name="T314" style:family="text">
      <style:text-properties officeooo:rsid="00af11e2"/>
    </style:style>
    <style:style style:name="T315" style:family="text">
      <style:text-properties officeooo:rsid="00be1409"/>
    </style:style>
    <style:style style:name="T316" style:family="text">
      <style:text-properties fo:font-weight="bold" style:font-weight-asian="bold" style:font-weight-complex="bold"/>
    </style:style>
    <style:style style:name="T317" style:family="text">
      <style:text-properties fo:font-weight="bold" officeooo:rsid="00b32f4f" style:font-weight-asian="bold" style:font-weight-complex="bold"/>
    </style:style>
    <style:style style:name="T318" style:family="text">
      <style:text-properties fo:font-weight="bold" loext:padding="0in" loext:border="none"/>
    </style:style>
    <style:style style:name="T319" style:family="text">
      <style:text-properties officeooo:rsid="00b32f4f"/>
    </style:style>
    <style:style style:name="T320" style:family="text">
      <style:text-properties officeooo:rsid="00ba305e"/>
    </style:style>
    <style:style style:name="T321" style:family="text">
      <style:text-properties officeooo:rsid="00c28ac4"/>
    </style:style>
    <style:style style:name="T322" style:family="text">
      <style:text-properties officeooo:rsid="00be12c8"/>
    </style:style>
    <style:style style:name="T323" style:family="text">
      <style:text-properties style:font-name="Harding" fo:font-size="13.5pt"/>
    </style:style>
    <style:style style:name="T324" style:family="text">
      <style:text-properties style:font-name="Harding" fo:font-size="13.5pt" officeooo:rsid="00c03e2c"/>
    </style:style>
    <style:style style:name="T325" style:family="text">
      <style:text-properties officeooo:rsid="00c0d17d"/>
    </style:style>
    <style:style style:name="T326" style:family="text">
      <style:text-properties officeooo:rsid="00c20ba3"/>
    </style:style>
    <style:style style:name="T327" style:family="text">
      <style:text-properties officeooo:rsid="00b9f065"/>
    </style:style>
    <style:style style:name="T328" style:family="text">
      <style:text-properties officeooo:rsid="00b801f3"/>
    </style:style>
    <style:style style:name="T329" style:family="text">
      <style:text-properties fo:color="#222222" style:font-name="Harding" fo:font-size="13.5pt"/>
    </style:style>
    <style:style style:name="T330" style:family="text">
      <style:text-properties fo:color="#222222" style:font-name="Harding" fo:font-size="13.5pt" fo:font-style="italic"/>
    </style:style>
    <style:style style:name="T331" style:family="text">
      <style:text-properties fo:color="#222222" style:font-name="Harding" fo:font-size="13.5pt" officeooo:rsid="00cb42c5"/>
    </style:style>
    <style:style style:name="T332" style:family="text">
      <style:text-properties fo:color="#006699" style:font-name="Harding" fo:font-size="9.75pt" style:text-underline-style="solid" style:text-underline-width="auto" style:text-underline-color="font-color" fo:background-color="transparent" loext:char-shading-value="0"/>
    </style:style>
    <style:style style:name="T333" style:family="text">
      <style:text-properties fo:color="#006699" style:font-name="Harding" fo:font-size="13.5pt" style:text-underline-style="solid" style:text-underline-width="auto" style:text-underline-color="font-color" fo:background-color="#ffffff" loext:char-shading-value="0"/>
    </style:style>
    <style:style style:name="T334" style:family="text">
      <style:text-properties officeooo:rsid="00c41cd3"/>
    </style:style>
    <style:style style:name="T335" style:family="text">
      <style:text-properties officeooo:rsid="00c5c8a1"/>
    </style:style>
    <style:style style:name="T336" style:family="text">
      <style:text-properties officeooo:rsid="00c73943"/>
    </style:style>
    <style:style style:name="T337" style:family="text">
      <style:text-properties fo:color="#ff0000" style:text-line-through-style="none" style:text-line-through-type="none" fo:font-size="10pt" style:text-underline-style="none" style:text-blinking="false" style:font-size-asian="10pt" style:font-weight-asian="bold" style:font-size-complex="10pt"/>
    </style:style>
    <style:style style:name="T338" style:family="text">
      <style:text-properties style:font-style-asian="normal" style:font-weight-asian="normal" style:font-size-complex="10pt"/>
    </style:style>
    <style:style style:name="T339" style:family="text">
      <style:text-properties fo:font-style="normal" fo:font-weight="normal" style:font-size-complex="10pt"/>
    </style:style>
    <style:style style:name="T340" style:family="text">
      <style:text-properties officeooo:rsid="00cd38eb" style:font-size-asian="10pt" style:font-style-asian="normal" style:font-weight-asian="normal" style:font-size-complex="10pt"/>
    </style:style>
    <style:style style:name="T341" style:family="text">
      <style:text-properties style:font-name="Noto Serif" fo:font-size="12pt" fo:font-style="normal" officeooo:rsid="00d56740" style:font-name-asian="Helvetica Neue" style:font-size-asian="10.5pt" style:font-style-asian="normal" style:font-weight-asian="normal" style:font-style-complex="normal"/>
    </style:style>
    <style:style style:name="T342" style:family="text">
      <style:text-properties style:font-name="Noto Serif" fo:font-size="12pt" officeooo:rsid="00d56740" style:font-name-asian="Helvetica Neue" style:font-size-asian="10.5pt" style:font-style-asian="normal" style:font-weight-asian="normal" style:font-style-complex="normal"/>
    </style:style>
    <style:style style:name="T343" style:family="text">
      <style:text-properties style:font-name="Noto Serif" fo:font-size="9pt" fo:font-style="normal" officeooo:rsid="00d56740" style:font-name-asian="Helvetica Neue" style:font-size-asian="10.5pt" style:font-style-asian="normal" style:font-weight-asian="normal" style:font-style-complex="normal"/>
    </style:style>
    <style:style style:name="T344" style:family="text">
      <style:text-properties fo:color="#262626" style:font-name="Open Sans1" fo:font-size="13.5pt" fo:font-style="normal" style:font-name-asian="Helvetica Neue" style:font-size-asian="10.5pt" style:font-style-asian="normal" style:font-weight-asian="normal" style:font-style-complex="normal"/>
    </style:style>
    <style:style style:name="T345" style:family="text">
      <style:text-properties fo:color="#262626" style:font-name="Open Sans1" fo:font-size="13.5pt" fo:font-style="normal" officeooo:rsid="00e97653" style:font-name-asian="Helvetica Neue" style:font-size-asian="10.5pt" style:font-style-asian="normal" style:font-weight-asian="normal" style:font-style-complex="normal"/>
    </style:style>
    <style:style style:name="T346" style:family="text">
      <style:text-properties fo:color="#262626" style:font-name="Open Sans1" fo:font-size="13.5pt" style:font-name-asian="Helvetica Neue" style:font-size-asian="10.5pt" style:font-style-asian="normal" style:font-weight-asian="normal" style:font-style-complex="normal"/>
    </style:style>
    <style:style style:name="T347" style:family="text">
      <style:text-properties fo:color="#262626" style:font-name="Open Sans1" fo:font-size="13.5pt" officeooo:rsid="00e97653" style:font-name-asian="Helvetica Neue" style:font-size-asian="10.5pt" style:font-style-asian="normal" style:font-weight-asian="normal" style:font-style-complex="normal"/>
    </style:style>
    <style:style style:name="T348" style:family="text">
      <style:text-properties fo:color="#262626" style:font-name="Open Sans1" fo:font-size="9.75pt" fo:font-style="normal" officeooo:rsid="00e97653" style:font-name-asian="Helvetica Neue" style:font-size-asian="10.5pt" style:font-style-asian="normal" style:font-weight-asian="normal" style:font-style-complex="normal"/>
    </style:style>
    <style:style style:name="T349" style:family="text">
      <style:text-properties fo:color="#262626" style:font-name="Roboto" fo:font-size="12pt" fo:font-style="normal" style:font-name-asian="Helvetica Neue" style:font-size-asian="10.5pt" style:font-style-asian="normal" style:font-weight-asian="normal" style:font-style-complex="normal"/>
    </style:style>
    <style:style style:name="T350" style:family="text">
      <style:text-properties fo:color="#262626" style:font-name="Roboto" fo:font-size="12pt" fo:font-style="normal" officeooo:rsid="00e97653" style:font-name-asian="Helvetica Neue" style:font-size-asian="10.5pt" style:font-style-asian="normal" style:font-weight-asian="normal" style:font-style-complex="normal"/>
    </style:style>
    <style:style style:name="T351" style:family="text">
      <style:text-properties loext:padding="0in" loext:border="none"/>
    </style:style>
    <style:style style:name="T352" style:family="text">
      <style:text-properties officeooo:rsid="00edbbb5"/>
    </style:style>
    <style:style style:name="T353" style:family="text">
      <style:text-properties fo:color="#505050" style:font-name="Helvetica3" fo:font-size="13.5pt"/>
    </style:style>
    <style:style style:name="T354" style:family="text">
      <style:text-properties fo:color="#005789" style:text-line-through-style="none" style:text-line-through-type="none" style:font-name="Helvetica3" fo:font-size="13.5pt" style:text-underline-style="none" style:text-blinking="false" fo:background-color="#ffffff" loext:char-shading-value="0" loext:padding-left="0in" loext:padding-right="0in" loext:padding-top="0in" loext:padding-bottom="0.0193in" loext:border-left="none" loext:border-right="none" loext:border-top="none" loext:border-bottom="1.5pt solid #ebebeb"/>
    </style:style>
    <style:style style:name="T355" style:family="text">
      <style:text-properties officeooo:rsid="00eed287"/>
    </style:style>
    <style:style style:name="T356" style:family="text">
      <style:text-properties officeooo:rsid="00eff99e"/>
    </style:style>
    <style:style style:name="T357" style:family="text">
      <style:text-properties fo:color="#333132"/>
    </style:style>
    <style:style style:name="T358" style:family="text">
      <style:text-properties fo:color="#333132" style:font-name="Proxima Nova Subset" fo:font-size="12pt"/>
    </style:style>
    <style:style style:name="T359" style:family="text">
      <style:text-properties fo:color="#333132" style:font-name="Proxima Nova Subset" fo:font-size="12pt" fo:font-style="italic"/>
    </style:style>
    <style:style style:name="T360" style:family="text">
      <style:text-properties fo:color="#333132" style:font-name="Proxima Nova Subset" fo:font-size="9pt"/>
    </style:style>
    <style:style style:name="T361" style:family="text">
      <style:text-properties fo:color="#ba0c2f" style:text-line-through-style="none" style:text-line-through-type="none" style:font-name="Proxima Nova Subset" fo:font-size="12pt" style:text-underline-style="none" style:text-blinking="false" fo:background-color="#ffffff" loext:char-shading-value="0"/>
    </style:style>
    <style:style style:name="T362" style:family="text">
      <style:text-properties fo:color="#00aeef" style:text-line-through-style="none" style:text-line-through-type="none" style:font-name="Lora" fo:font-size="9pt" style:text-underline-style="none" style:text-blinking="false" fo:background-color="transparent" loext:char-shading-value="0"/>
    </style:style>
    <style:style style:name="T363" style:family="text">
      <style:text-properties officeooo:rsid="0105b2e1"/>
    </style:style>
    <style:style style:name="T364" style:family="text">
      <style:text-properties style:font-name="Effra" fo:font-size="12pt" fo:font-style="italic" loext:padding="0in" loext:border="none"/>
    </style:style>
    <style:style style:name="T365" style:family="text">
      <style:text-properties style:font-name="Effra" fo:font-size="12pt" loext:padding="0in" loext:border="none"/>
    </style:style>
    <style:style style:name="T366" style:family="text">
      <style:text-properties fo:color="#00857c" style:text-line-through-style="none" style:text-line-through-type="none" style:font-name="Effra" fo:font-size="12pt" style:text-underline-style="none" style:text-blinking="false" loext:padding="0in" loext:border="none"/>
    </style:style>
    <style:style style:name="T367" style:family="text">
      <style:text-properties fo:color="#00857c" style:text-line-through-style="none" style:text-line-through-type="none" style:font-name="Effra" fo:font-size="12pt" style:text-underline-style="none" officeooo:rsid="010d315a" style:text-blinking="false" loext:padding="0in" loext:border="none"/>
    </style:style>
    <style:style style:name="T368" style:family="text">
      <style:text-properties fo:color="#00857c" loext:padding="0in" loext:border="none"/>
    </style:style>
    <style:style style:name="T369" style:family="text">
      <style:text-properties officeooo:rsid="010a3c07"/>
    </style:style>
    <style:style style:name="T370" style:family="text">
      <style:text-properties style:font-name="Proxima Nova Subset" fo:font-size="12pt"/>
    </style:style>
    <style:style style:name="T371" style:family="text">
      <style:text-properties style:font-name="Proxima Nova Subset" fo:font-size="12pt" officeooo:rsid="01134adb"/>
    </style:style>
    <style:style style:name="T372" style:family="text">
      <style:text-properties officeooo:rsid="011a70a4"/>
    </style:style>
    <style:style style:name="T373" style:family="text">
      <style:text-properties officeooo:rsid="010bb3c8"/>
    </style:style>
    <style:style style:name="T374" style:family="text">
      <style:text-properties fo:color="#808080"/>
    </style:style>
    <style:style style:name="T375" style:family="text">
      <style:text-properties fo:color="#808080" style:text-outline="false" style:text-line-through-style="none" style:text-line-through-type="none" style:font-name="Noto Sans CJK SC" fo:text-shadow="none" style:text-underline-style="none" style:font-style-asian="normal" style:font-weight-asian="normal" style:text-emphasize="none"/>
    </style:style>
    <style:style style:name="T376" style:family="text">
      <style:text-properties fo:color="#569cd6"/>
    </style:style>
    <style:style style:name="T377" style:family="text">
      <style:text-properties fo:color="#569cd6" style:text-outline="false" style:text-line-through-style="none" style:text-line-through-type="none" style:font-name="Noto Sans CJK SC" fo:text-shadow="none" style:text-underline-style="none" style:font-style-asian="normal" style:font-weight-asian="normal" style:text-emphasize="none"/>
    </style:style>
    <style:style style:name="T378" style:family="text">
      <style:text-properties style:text-outline="false" style:text-line-through-style="none" style:text-line-through-type="none" style:font-name="Noto Sans CJK SC" fo:text-shadow="none" style:text-underline-style="none" style:font-style-asian="normal" style:font-weight-asian="normal" style:text-emphasize="none"/>
    </style:style>
    <style:style style:name="T379" style:family="text">
      <style:text-properties style:text-outline="false" style:text-line-through-style="none" style:text-line-through-type="none" style:font-name="Noto Sans CJK SC" fo:text-shadow="none" style:text-underline-style="none" officeooo:rsid="00bcc9d0" style:font-style-asian="normal" style:font-weight-asian="normal" style:text-emphasize="none"/>
    </style:style>
    <style:style style:name="T380" style:family="text">
      <style:text-properties officeooo:rsid="0040606a"/>
    </style:style>
    <style:style style:name="T381" style:family="text">
      <style:text-properties fo:color="#232629"/>
    </style:style>
    <style:style style:name="T382" style:family="text">
      <style:text-properties fo:color="#232629" style:font-name="apple-system2" fo:font-size="11.25pt"/>
    </style:style>
    <style:style style:name="T383" style:family="text">
      <style:text-properties fo:color="#232629" style:font-name="apple-system2" fo:font-size="11.25pt" fo:font-style="italic" loext:padding="0in" loext:border="none"/>
    </style:style>
    <style:style style:name="T384" style:family="text">
      <style:text-properties officeooo:rsid="0080ff52"/>
    </style:style>
    <style:style style:name="T385" style:family="text">
      <style:text-properties fo:color="#3366cc" style:text-line-through-style="none" style:text-line-through-type="none" style:font-name="Noto Sans" fo:font-size="12pt" fo:font-style="normal" style:text-underline-style="none" fo:font-weight="normal" officeooo:rsid="009072bd" style:text-blinking="false" fo:background-color="#ffffff" loext:char-shading-value="0" style:font-name-asian="apple-system" style:font-size-complex="12pt" style:font-style-complex="normal" style:font-weight-complex="normal" loext:padding="0in" loext:border="none"/>
    </style:style>
    <style:style style:name="T386" style:family="text">
      <style:text-properties fo:color="#3366cc" style:text-line-through-style="none" style:text-line-through-type="none" style:font-name="Noto Sans" fo:font-size="12pt" fo:font-style="normal" style:text-underline-style="none" fo:font-weight="bold" officeooo:rsid="009072bd" style:text-blinking="false" fo:background-color="#ffffff" loext:char-shading-value="0" style:font-name-asian="apple-system" style:font-weight-asian="bold" style:font-size-complex="12pt" style:font-style-complex="normal" style:font-weight-complex="bold" loext:padding="0in" loext:border="none"/>
    </style:style>
    <style:style style:name="T387" style:family="text">
      <style:text-properties fo:color="#dd3333" style:text-line-through-style="none" style:text-line-through-type="none" style:font-name="Noto Sans" fo:font-size="12pt" fo:font-style="normal" style:text-underline-style="none" fo:font-weight="normal" officeooo:rsid="009072bd" style:text-blinking="false" fo:background-color="#ffffff" loext:char-shading-value="0" style:font-name-asian="apple-system" style:font-size-complex="12pt" style:font-style-complex="normal" style:font-weight-complex="normal" loext:padding="0in" loext:border="none"/>
    </style:style>
    <style:style style:name="T388" style:family="text">
      <style:text-properties officeooo:rsid="00a39677"/>
    </style:style>
    <style:style style:name="T389" style:family="text">
      <style:text-properties style:font-name="inherit" officeooo:rsid="008134be" loext:padding="0in" loext:border="none"/>
    </style:style>
    <style:style style:name="T390" style:family="text">
      <style:text-properties style:font-name="inherit" loext:padding="0in" loext:border="none"/>
    </style:style>
    <style:style style:name="T391" style:family="text">
      <style:text-properties officeooo:rsid="00b667d8"/>
    </style:style>
    <style:style style:name="T392" style:family="text">
      <style:text-properties officeooo:rsid="00bdc09e"/>
    </style:style>
    <style:style style:name="T393" style:family="text">
      <style:text-properties officeooo:rsid="00c1d348"/>
    </style:style>
    <style:style style:name="T394" style:family="text">
      <style:text-properties officeooo:rsid="00c56f44"/>
    </style:style>
    <style:style style:name="T395" style:family="text">
      <style:text-properties officeooo:rsid="00c64780"/>
    </style:style>
    <style:style style:name="T396" style:family="text">
      <style:text-properties officeooo:rsid="00ca0cc5"/>
    </style:style>
    <style:style style:name="T397" style:family="text">
      <style:text-properties officeooo:rsid="00cacf9c"/>
    </style:style>
    <style:style style:name="T398" style:family="text">
      <style:text-properties officeooo:rsid="00cbaa89"/>
    </style:style>
    <style:style style:name="T399" style:family="text">
      <style:text-properties officeooo:rsid="00ccba28"/>
    </style:style>
    <style:style style:name="T400" style:family="text">
      <style:text-properties officeooo:rsid="00d16910"/>
    </style:style>
    <style:style style:name="T401" style:family="text">
      <style:text-properties officeooo:rsid="00d2f42b"/>
    </style:style>
    <style:style style:name="T402" style:family="text">
      <style:text-properties officeooo:rsid="00d35abc"/>
    </style:style>
    <style:style style:name="T403" style:family="text">
      <style:text-properties officeooo:rsid="00d9f535"/>
    </style:style>
    <style:style style:name="T404" style:family="text">
      <style:text-properties officeooo:rsid="00ec4584"/>
    </style:style>
    <style:style style:name="T405" style:family="text">
      <style:text-properties fo:color="#3a3a3a" style:font-name="Helvetica2" fo:font-size="12.75pt" fo:font-weight="normal" loext:padding="0in" loext:border="none"/>
    </style:style>
    <style:style style:name="T406" style:family="text">
      <style:text-properties fo:color="#3a3a3a" style:font-name="Helvetica2" fo:font-size="12.75pt" fo:font-weight="normal" style:font-weight-asian="normal" style:font-weight-complex="normal" loext:padding="0in" loext:border="none"/>
    </style:style>
    <style:style style:name="T407" style:family="text">
      <style:text-properties fo:color="#3a3a3a" style:font-name="Helvetica2" fo:font-size="12.75pt" fo:font-weight="normal" officeooo:rsid="00f0c7aa" style:font-weight-asian="normal" style:font-weight-complex="normal" loext:padding="0in" loext:border="none"/>
    </style:style>
    <style:style style:name="T408" style:family="text">
      <style:text-properties fo:color="#3a3a3a" style:font-name="Helvetica2" fo:font-size="12.75pt" fo:font-weight="normal" officeooo:rsid="00f1f635" style:font-weight-asian="normal" style:font-weight-complex="normal" loext:padding="0in" loext:border="none"/>
    </style:style>
    <style:style style:name="T409" style:family="text">
      <style:text-properties fo:color="#383636" style:font-name="Effra"/>
    </style:style>
    <style:style style:name="T410" style:family="text">
      <style:text-properties fo:color="#383636" style:font-name="Effra" fo:font-size="21pt" fo:font-style="italic" loext:padding="0in" loext:border="none"/>
    </style:style>
    <style:style style:name="T411" style:family="text">
      <style:text-properties fo:font-weight="normal" officeooo:rsid="00df77de" style:font-weight-asian="normal" style:font-weight-complex="normal" loext:padding="0in" loext:border="none"/>
    </style:style>
    <style:style style:name="T412" style:family="text">
      <style:text-properties fo:font-weight="normal" officeooo:rsid="0106f841" style:font-weight-asian="normal" style:font-weight-complex="normal" loext:padding="0in" loext:border="none"/>
    </style:style>
    <style:style style:name="T413" style:family="text">
      <style:text-properties fo:font-weight="normal" officeooo:rsid="010b3e6a" style:font-weight-asian="normal" style:font-weight-complex="normal" loext:padding="0in" loext:border="none"/>
    </style:style>
    <style:style style:name="T414" style:family="text">
      <style:text-properties fo:font-weight="normal" officeooo:rsid="010b97e7" style:font-weight-asian="normal" style:font-weight-complex="normal" loext:padding="0in" loext:border="none"/>
    </style:style>
    <style:style style:name="T415" style:family="text">
      <style:text-properties fo:font-weight="normal" officeooo:rsid="010d7ccd" style:font-weight-asian="normal" style:font-weight-complex="normal" loext:padding="0in" loext:border="none"/>
    </style:style>
    <style:style style:name="T416" style:family="text">
      <style:text-properties fo:font-weight="normal" officeooo:rsid="010e8243" style:font-weight-asian="normal" style:font-weight-complex="normal" loext:padding="0in" loext:border="none"/>
    </style:style>
    <style:style style:name="T417" style:family="text">
      <style:text-properties fo:font-weight="normal" officeooo:rsid="010fca8d" style:font-weight-asian="normal" style:font-weight-complex="normal" loext:padding="0in" loext:border="none"/>
    </style:style>
    <style:style style:name="T418" style:family="text">
      <style:text-properties fo:font-weight="normal" officeooo:rsid="010ffd98" style:font-weight-asian="normal" style:font-weight-complex="normal" loext:padding="0in" loext:border="none"/>
    </style:style>
    <style:style style:name="T419" style:family="text">
      <style:text-properties fo:font-weight="normal" officeooo:rsid="0113d5fb" style:font-weight-asian="normal" style:font-weight-complex="normal" loext:padding="0in" loext:border="none"/>
    </style:style>
    <style:style style:name="T420" style:family="text">
      <style:text-properties fo:font-weight="normal" officeooo:rsid="01167bbe" style:font-weight-asian="normal" style:font-weight-complex="normal" loext:padding="0in" loext:border="none"/>
    </style:style>
    <style:style style:name="T421" style:family="text">
      <style:text-properties fo:font-weight="normal" officeooo:rsid="0117c6e0" style:font-weight-asian="normal" style:font-weight-complex="normal" loext:padding="0in" loext:border="none"/>
    </style:style>
    <style:style style:name="T422" style:family="text">
      <style:text-properties fo:font-weight="normal" officeooo:rsid="01199d1f" style:font-weight-asian="normal" style:font-weight-complex="normal" loext:padding="0in" loext:border="none"/>
    </style:style>
    <style:style style:name="T423" style:family="text">
      <style:text-properties fo:font-weight="normal" officeooo:rsid="011b0d8a" style:font-weight-asian="normal" style:font-weight-complex="normal" loext:padding="0in" loext:border="none"/>
    </style:style>
    <style:style style:name="T424" style:family="text">
      <style:text-properties fo:font-weight="normal" officeooo:rsid="011c8275" style:font-weight-asian="normal" style:font-weight-complex="normal" loext:padding="0in" loext:border="none"/>
    </style:style>
    <style:style style:name="T425" style:family="text">
      <style:text-properties fo:font-weight="normal" officeooo:rsid="011d8c6d" style:font-weight-asian="normal" style:font-weight-complex="normal" loext:padding="0in" loext:border="none"/>
    </style:style>
    <style:style style:name="T426" style:family="text">
      <style:text-properties fo:font-weight="normal" officeooo:rsid="011e1b09" style:font-weight-asian="normal" style:font-weight-complex="normal" loext:padding="0in" loext:border="none"/>
    </style:style>
    <style:style style:name="T427" style:family="text">
      <style:text-properties fo:font-weight="normal" officeooo:rsid="011eb274" style:font-weight-asian="normal" style:font-weight-complex="normal" loext:padding="0in" loext:border="none"/>
    </style:style>
    <style:style style:name="T428" style:family="text">
      <style:text-properties fo:font-weight="normal" officeooo:rsid="01254012" style:font-weight-asian="normal" style:font-weight-complex="normal" loext:padding="0in" loext:border="none"/>
    </style:style>
    <style:style style:name="T429" style:family="text">
      <style:text-properties fo:font-weight="normal" officeooo:rsid="01263799" style:font-weight-asian="normal" style:font-weight-complex="normal" loext:padding="0in" loext:border="none"/>
    </style:style>
    <style:style style:name="T430" style:family="text">
      <style:text-properties fo:font-weight="normal" officeooo:rsid="012645ec" style:font-weight-asian="normal" style:font-weight-complex="normal" loext:padding="0in" loext:border="none"/>
    </style:style>
    <style:style style:name="T431" style:family="text">
      <style:text-properties fo:font-weight="normal" officeooo:rsid="0127db0e" style:font-weight-asian="normal" style:font-weight-complex="normal" loext:padding="0in" loext:border="none"/>
    </style:style>
    <style:style style:name="T432" style:family="text">
      <style:text-properties fo:font-weight="normal" officeooo:rsid="0113d5fb" style:font-name-asian="apple-system3" style:font-size-asian="13.5pt" style:font-weight-asian="normal" style:font-weight-complex="normal" loext:padding="0in" loext:border="none"/>
    </style:style>
    <style:style style:name="T433" style:family="text">
      <style:text-properties fo:font-weight="normal" officeooo:rsid="011eb274" style:font-name-asian="apple-system3" style:font-weight-asian="normal" style:font-weight-complex="normal" loext:padding="0in" loext:border="none"/>
    </style:style>
    <style:style style:name="T434" style:family="text">
      <style:text-properties fo:font-weight="normal" officeooo:rsid="011eb274" fo:background-color="#f0f2f4" loext:char-shading-value="0" style:font-name-asian="apple-system3" style:font-weight-asian="normal" style:font-weight-complex="normal" loext:padding="0in" loext:border="none"/>
    </style:style>
    <style:style style:name="T435" style:family="text">
      <style:text-properties fo:color="#ce9178" fo:font-weight="normal" officeooo:rsid="0106f841" fo:background-color="#1e1e1e" loext:char-shading-value="0" style:font-name-asian="Droid Sans Mono" style:font-weight-asian="normal" style:font-weight-complex="normal" loext:padding="0in" loext:border="none"/>
    </style:style>
    <style:style style:name="T436" style:family="text">
      <style:text-properties fo:color="#ce9178" style:font-name="Droid Sans Mono" fo:font-weight="normal" officeooo:rsid="0106f841" fo:background-color="#1e1e1e" loext:char-shading-value="0" style:font-weight-asian="normal" style:font-weight-complex="normal" loext:padding="0in" loext:border="none"/>
    </style:style>
    <style:style style:name="T437" style:family="text">
      <style:text-properties style:font-name-asian="apple-system3" style:font-size-asian="13.5pt" style:font-style-asian="normal" style:font-weight-asian="normal"/>
    </style:style>
    <style:style style:name="T438" style:family="text">
      <style:text-properties style:font-name-asian="apple-system3" style:font-size-asian="12pt" style:font-style-asian="normal"/>
    </style:style>
    <style:style style:name="T439" style:family="text">
      <style:text-properties officeooo:rsid="011eb274" style:font-name-asian="apple-system3" style:font-size-asian="12pt" style:font-style-asian="normal"/>
    </style:style>
    <style:style style:name="T440" style:family="text">
      <style:text-properties officeooo:rsid="011ef861" style:font-name-asian="apple-system3" style:font-size-asian="12pt" style:font-style-asian="normal"/>
    </style:style>
    <style:style style:name="T441" style:family="text">
      <style:text-properties style:font-name="apple-system3" fo:font-size="13.5pt" fo:font-style="normal" fo:font-weight="normal"/>
    </style:style>
    <style:style style:name="T442" style:family="text">
      <style:text-properties fo:color="#202020" style:font-name="Helvetica" fo:font-size="9.75pt" fo:font-weight="normal" officeooo:rsid="01167bbe" style:font-weight-asian="normal" style:font-weight-complex="normal" loext:padding="0in" loext:border="none"/>
    </style:style>
    <style:style style:name="T443" style:family="text">
      <style:text-properties fo:color="#202020" style:font-name="Helvetica" fo:font-size="9.75pt" fo:font-weight="normal" officeooo:rsid="0117c6e0" style:font-weight-asian="normal" style:font-weight-complex="normal" loext:padding="0in" loext:border="none"/>
    </style:style>
    <style:style style:name="T444" style:family="text">
      <style:text-properties style:font-name="roboto" fo:font-size="12pt" fo:font-style="normal"/>
    </style:style>
    <style:style style:name="T445" style:family="text">
      <style:text-properties fo:color="#4d5156" style:font-name="arial" fo:font-size="10.5pt" fo:font-weight="normal" officeooo:rsid="000769f0" style:font-name-asian="F" style:font-weight-asian="normal" style:font-name-complex="Times New Roman" style:font-weight-complex="normal" loext:padding="0in" loext:border="none"/>
    </style:style>
    <style:style style:name="T446" style:family="text">
      <style:text-properties officeooo:rsid="000769f0" style:font-name-asian="F" style:font-name-complex="Times New Roman"/>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6/15</text:p>
      <text:p text:style-name="P287">1 讀論文</text:p>
      <text:p text:style-name="P287"><text:a xlink:type="simple" xlink:href="https://elifesciences.org/articles/68653" text:style-name="Internet_20_link" text:visited-style-name="Visited_20_Internet_20_Link">https://elifesciences.org/articles/68653</text:a></text:p>
      <text:p text:style-name="P288">（</text:p>
      <text:p text:style-name="P288">elife的信息</text:p>
      <text:p text:style-name="P288"><text:a xlink:type="simple" xlink:href="https://zh.wikipedia.org/zh-tw/ELife" text:style-name="Internet_20_link" text:visited-style-name="Visited_20_Internet_20_Link">https://zh.wikipedia.org/zh-tw/ELife</text:a></text:p>
      <text:p text:style-name="P288">）</text:p>
      <text:p text:style-name="P264">Group-living animals that rely on stable foraging or migratory routes can develop behavioural traditions to pass route information down to inexperienced individuals.</text:p>
      <text:p text:style-name="P265">鴿子是團體生活的動物；有固定的覓食和遷徙軌跡的；</text:p>
      <text:p text:style-name="P265">可以把遷徙的路徑傳遞給沒有經驗的鴿子；</text:p>
      <text:p text:style-name="P288">（</text:p>
      <text:p text:style-name="P288">真的嗎？</text:p>
      <text:p text:style-name="P288">）</text:p>
      <text:p text:style-name="P265">Striking a balance between exploitation of social information and exploration for better alternatives is essential to prevent the spread of maladaptive traditions.</text:p>
      <text:p text:style-name="P266">在社會信息的開發和勘探更好的選擇中<text:span text:style-name="T233">，</text:span>取得平衡，是防止不良習慣的基礎；</text:p>
      <text:p text:style-name="P266">（</text:p>
      <text:p text:style-name="P266">這裡是指鴿子嗎？</text:p>
      <text:p text:style-name="P266">）</text:p>
      <text:p text:style-name="P266">We investigated this balance during cumulative route development in the homing pigeon <text:span text:style-name="T207">Columba livia</text:span>.</text:p>
      <text:p text:style-name="P266">通過累積野鴿的路徑的發展來研究<text:span text:style-name="T233">，這個平衡點；</text:span></text:p>
      <text:p text:style-name="P266">We quantified information transfer within pairs of birds in a transmission-chain experiment and determined how birds with different levels of experience contributed to the exploration–exploitation trade-off. </text:p>
      <text:p text:style-name="P266">通過多對鴿子的傳播鏈任務實驗，來進行信息量化的<text:span text:style-name="T234">，並弄清楚：不同經驗層次的鴿子是如何在‘開發社會信息-勘探更好的信息’中做出權衡的；</text:span></text:p>
      <text:p text:style-name="P267">（</text:p>
      <text:p text:style-name="P267">也就是說，鴿子的route信息會有兩個渠道，一個是鴿子們之間共享的傳統信息，也叫社會信息，還有一個是自己探索出來的信息，它們會在這兩個中間進行權衡，來選擇自己的route信息；</text:p>
      <text:p text:style-name="P267">實驗對象是：使用不同的經驗層次的鴿子；</text:p>
      <text:p text:style-name="P267">方式是<text:span text:style-name="T235">：完成一個任務鏈實驗；</text:span></text:p>
      <text:p text:style-name="P267">）</text:p>
      <text:p text:style-name="P267">Newly introduced naïve individuals were initially more likely to initiate exploration than experienced birds, but the pair soon settled into a pattern of alternating leadership with both birds contributing equally.</text:p>
      <text:p text:style-name="P268">（</text:p>
      <text:p text:style-name="P268">新來的鴿子，相比有經驗的鴿子，一開始都是使用社會信息，但是很快，就會開始進入，共同勘探新信息的階段了；</text:p>
      <text:p text:style-name="P268">）</text:p>
      <text:p text:style-name="P268">Experimental pairs showed an oscillating pattern of exploration over generations that might facilitate the discovery of more efficient routes.</text:p>
      <text:p text:style-name="P269">實驗顯示：不同代的對鴿們的社會信息，對於促進更有效的路徑來說，顯示出的模式是震盪模式；</text:p>
      <text:p text:style-name="P269">（</text:p>
      <text:p text:style-name="P269">問題：這個震盪是指：有的促進多，有的促進少；還是指：有的促進，有的倒退？</text:p>
      <text:p text:style-name="P269">）</text:p>
      <text:p text:style-name="P269"><text:soft-page-break/>Our results introduce a new perspective on the roles of leadership and information pooling in the context of collective learning.</text:p>
      <text:p text:style-name="P270">在集體學習中的，領導角色和信息匯集這一塊，我們的成果提供了一個新的觀點；</text:p>
      <text:p text:style-name="P270">（</text:p>
      <text:p text:style-name="P270">鴿子們的最佳路徑是一個集體學習的成果，成對飛行的話，就會有領導角色，並匯總兩個鴿子信息的情況；</text:p>
      <text:p text:style-name="P270">所以這也是因着實驗對象是對鴿的緣故；</text:p>
      <text:p text:style-name="P270">問題：</text:p>
      <text:p text:style-name="P270">但是賽鴿不是是單個飛行的嗎？只會依賴自己已有的社會經驗和這次的探索經驗來飛行，不會有所謂的領導角色和信息匯總的問題；</text:p>
      <text:p text:style-name="P270">對鴿的信息匯總會遇到的有兩種情況：假設兩個鴿子的社會信息一樣了，那麼就是A鴿子作為領導者時，匯總自己的探索信息，和匯總B鴿子的探索信息；會不會權重不一樣？</text:p>
      <text:p text:style-name="P276">領導者的最終信息= 社會信息*權重+領導者的探索信息*權重+跟隨者的探索信息*權重；</text:p>
      <text:p text:style-name="P270">如果是一個鴿子的話：那麼就是研究，</text:p>
      <text:p text:style-name="P276">最終信息 = 社會信息*權重+探索信息*權重；</text:p>
      <text:p text:style-name="P270">這個公式是什麼；</text:p>
      <text:p text:style-name="P270">這篇論文的研究的重點，應該是第一個公式是什麼；</text:p>
      <text:p text:style-name="P270">）</text:p>
      <text:p text:style-name="P270">The coordinated motion of groups is a widespread phenomenon observed in multiple taxa.</text:p>
      <text:p text:style-name="P290"><text:span text:style-name="T20">taxa</text:span><text:span text:style-name="T21">：分類單元，</text:span><text:span text:style-name="T31">又稱分類單位或分類群</text:span><text:bookmark text:name="cite_ref-植物学名词_2-0"/><text:a xlink:type="simple" xlink:href="https://zh.wikipedia.org/zh-tw/分類單元#cite_note-植物学名词-2" text:style-name="Internet_20_link" text:visited-style-name="Visited_20_Internet_20_Link"><text:span text:style-name="T47">[2]</text:span></text:a><text:span text:style-name="T31">，也可簡稱作類元</text:span><text:bookmark text:name="cite_ref-同号文,_1995_3-0"/><text:a xlink:type="simple" xlink:href="https://zh.wikipedia.org/zh-tw/分類單元#cite_note-同号文,_1995-3" text:style-name="Internet_20_link" text:visited-style-name="Visited_20_Internet_20_Link"><text:span text:style-name="T47">[3]</text:span></text:a><text:span text:style-name="T31">或類群</text:span><text:span text:style-name="T32">；</text:span></text:p>
      <text:p text:style-name="P269"><text:a xlink:type="simple" xlink:href="https://zh.wikipedia.org/zh-tw/分類單元" text:style-name="Internet_20_link" text:visited-style-name="Visited_20_Internet_20_Link">https://zh.wikipedia.org/zh-tw/%E5%88%86%E9%A1%9E%E5%96%AE%E5%85%83</text:a></text:p>
      <text:p text:style-name="P269"/>
      <text:p text:style-name="P269"><text:span text:style-name="T238">是</text:span><text:a xlink:type="simple" xlink:href="https://zh.wikipedia.org/wiki/生物分类学" text:style-name="Internet_20_link" text:visited-style-name="Visited_20_Internet_20_Link"><text:span text:style-name="T255">生物分類學</text:span></text:a><text:span text:style-name="T238">上的基本概念，指一群擁有共同特徵的生物的集合體</text:span><text:bookmark text:name="cite_ref-古生物学名词_6-0"/><text:a xlink:type="simple" xlink:href="https://zh.wikipedia.org/zh-tw/分類單元#cite_note-古生物学名词-6" text:style-name="Internet_20_link" text:visited-style-name="Visited_20_Internet_20_Link">[5]</text:a><text:bookmark text:name="cite_ref-植物学名词_2-1"/><text:a xlink:type="simple" xlink:href="https://zh.wikipedia.org/zh-tw/分類單元#cite_note-植物学名词-2" text:style-name="Internet_20_link" text:visited-style-name="Visited_20_Internet_20_Link">[2]</text:a><text:span text:style-name="T238">，為分類學工作中的客觀操作單位</text:span><text:bookmark text:name="cite_ref-昆虫学名词_1-1"/><text:a xlink:type="simple" xlink:href="https://zh.wikipedia.org/zh-tw/分類單元#cite_note-昆虫学名词-1" text:style-name="Internet_20_link" text:visited-style-name="Visited_20_Internet_20_Link"><text:span text:style-name="T257">[1]</text:span></text:a><text:span text:style-name="T238">。</text:span></text:p>
      <text:p text:style-name="P299"><text:span text:style-name="T239">單系分類單元</text:span><text:span text:style-name="T238">（英文：</text:span><text:span text:style-name="T244">monophyletic taxon</text:span><text:span text:style-name="T238">），由</text:span><text:a xlink:type="simple" xlink:href="https://zh.wikipedia.org/wiki/最近共同祖先" text:style-name="Internet_20_link" text:visited-style-name="Visited_20_Internet_20_Link"><text:span text:style-name="T256">共同祖先</text:span></text:a><text:span text:style-name="T238">及其所有後代組成的分類單元</text:span><text:bookmark text:name="cite_ref-微生物学名词_10-0"/><text:a xlink:type="simple" xlink:href="https://zh.wikipedia.org/zh-tw/分類單元#cite_note-微生物学名词-10" text:style-name="Internet_20_link" text:visited-style-name="Visited_20_Internet_20_Link"><text:span text:style-name="T258">[9]</text:span></text:a><text:span text:style-name="T238">。</text:span></text:p>
      <text:list xml:id="list444799336" text:style-name="L1">
        <text:list-item>
          <text:p text:style-name="P381"><text:span text:style-name="T33">多系分類單元</text:span><text:span text:style-name="T31">（英文：</text:span><text:span text:style-name="T34">polyphyletic taxon</text:span><text:span text:style-name="T31">），又稱復系分類單元，由來自不止一個祖先的後代組成的分類單元</text:span><text:bookmark text:name="cite_ref-微生物学名词_10-1"/><text:a xlink:type="simple" xlink:href="https://zh.wikipedia.org/zh-tw/分類單元#cite_note-微生物学名词-10" text:style-name="Internet_20_link" text:visited-style-name="Visited_20_Internet_20_Link"><text:span text:style-name="T48">[9]</text:span></text:a><text:span text:style-name="T31">。</text:span></text:p>
        </text:list-item>
        <text:list-item>
          <text:p text:style-name="P381"><text:span text:style-name="T33">偏系分類單元</text:span><text:span text:style-name="T31">（英文：</text:span><text:span text:style-name="T34">paraphyletic taxon</text:span><text:span text:style-name="T31">），又稱並系分類單元，由來自同一個祖先的部分後代組成的分類單元</text:span><text:bookmark text:name="cite_ref-微生物学名词_10-2"/><text:a xlink:type="simple" xlink:href="https://zh.wikipedia.org/zh-tw/分類單元#cite_note-微生物学名词-10" text:style-name="Internet_20_link" text:visited-style-name="Visited_20_Internet_20_Link"><text:span text:style-name="T48">[9]</text:span></text:a><text:span text:style-name="T31">。</text:span></text:p>
        </text:list-item>
      </text:list>
      <text:p text:style-name="P277"/>
      <text:p text:style-name="P269"/>
      <text:p text:style-name="P269">The coordinated motion of groups is a widespread phenomenon observed in multiple taxa (<text:a xlink:type="simple" xlink:href="https://elifesciences.org/articles/68653#bib66" text:style-name="Internet_20_link" text:visited-style-name="Visited_20_Internet_20_Link"><text:span text:style-name="T198">Vicsek and Zafeiris, 2012</text:span></text:a>). Among other adaptive advantages, such as increased energetic efficiency and decreased odds of predation (<text:a xlink:type="simple" xlink:href="https://elifesciences.org/articles/68653#bib37" text:style-name="Internet_20_link" text:visited-style-name="Visited_20_Internet_20_Link"><text:span text:style-name="T198">Krause and Ruxton, 2002</text:span></text:a>), collective motion also allows group members to increase their sensory and cognitive capacity (<text:a xlink:type="simple" xlink:href="https://elifesciences.org/articles/68653#bib1" text:style-name="Internet_20_link" text:visited-style-name="Visited_20_Internet_20_Link"><text:span text:style-name="T198">Berdahl et al., 2013</text:span></text:a>; <text:a xlink:type="simple" xlink:href="https://elifesciences.org/articles/68653#bib26" text:style-name="Internet_20_link" text:visited-style-name="Visited_20_Internet_20_Link"><text:span text:style-name="T198">Gelblum et al., 2020</text:span></text:a>) and to acquire valuable social information for navigation (<text:a xlink:type="simple" xlink:href="https://elifesciences.org/articles/68653#bib12" text:style-name="Internet_20_link" text:visited-style-name="Visited_20_Internet_20_Link"><text:span text:style-name="T198">Couzin, 2009</text:span></text:a>; <text:a xlink:type="simple" xlink:href="https://elifesciences.org/articles/68653#bib13" text:style-name="Internet_20_link" text:visited-style-name="Visited_20_Internet_20_Link"><text:span text:style-name="T198">Couzin et al., 2011</text:span></text:a>). </text:p>
      <text:p text:style-name="P271">協同運動在很多族群中都很常見，協同運動的適應優勢很多，比如：提升能量效率，減少捕食的損耗，集體運動還可以提升團體成員的感知和識別能力<text:span text:style-name="T263">，</text:span><text:span text:style-name="T208">和為了導航而獲得有效的社交信息；</text:span></text:p>
      <text:p text:style-name="P272">（</text:p>
      <text:p text:style-name="P272">鴿子訓練的時候，是一種協同運動 or 集體運動嗎？</text:p>
      <text:p text:style-name="P272">）</text:p>
      <text:p text:style-name="P272"/>
      <text:p text:style-name="P272"><text:soft-page-break/>Not only can later generations build on the success of earlier ones, but the introduction of new members, even those with no prior knowledge, adds diversity that can enhance the group’s behavioural solutions (<text:a xlink:type="simple" xlink:href="https://elifesciences.org/articles/68653#bib43" text:style-name="Internet_20_link" text:visited-style-name="Visited_20_Internet_20_Link"><text:span text:style-name="T198">Mehlhorn et al., 2015</text:span></text:a>).</text:p>
      <text:p text:style-name="P272">（</text:p>
      <text:p text:style-name="P272">所以，新的鴿子的加入，有利於強壯團體的行為嗎?</text:p>
      <text:p text:style-name="P273">從兩個角度看：</text:p>
      <text:p text:style-name="P273">角度1：新的同種的鴿子，or 新的不同種類的鴿子；</text:p>
      <text:p text:style-name="P272">角度<text:span text:style-name="T264">2：飛行習慣不一樣的鴿子，比如不同團隊的鴿子，相互促進，是否可以提升？</text:span></text:p>
      <text:p text:style-name="P272">話說<text:span text:style-name="T265">，冠軍鴿子，他們的後代之所以這麼重要，是否也和它們的社會信息有關係；</text:span></text:p>
      <text:p text:style-name="P272">）</text:p>
      <text:p text:style-name="P271"/>
      <text:p text:style-name="P271">behavioural patterns that lead to a search for improvement, whether individually, socially, or over multiple generations, involve an exploration–exploitation trade-off. In navigation problems, both solitary individuals and groups have to balance between exploiting previously acquired information necessary to navigate a known route and exploring for additional information that might allow them to approach the optimal route (<text:a xlink:type="simple" xlink:href="https://elifesciences.org/articles/68653#bib22" text:style-name="Internet_20_link" text:visited-style-name="Visited_20_Internet_20_Link"><text:span text:style-name="T198">Fu and Gray, 2006</text:span></text:a>).</text:p>
      <text:p text:style-name="P274">（</text:p>
      <text:p text:style-name="P274">不論是團體還是單個的鴿子，飛行的時候，導航都有兩個因素決定：</text:p>
      <text:p text:style-name="P274">既有的飛行經驗 + 這次飛行的信息 = 更好的路線；</text:p>
      <text:p text:style-name="P274">）</text:p>
      <text:p text:style-name="P274">behavioural patterns that lead to a search for improvement, whether individually, socially, or over multiple generations, involve an exploration–exploitation trade-off. In navigation problems, both solitary individuals and groups have to balance between exploiting previously acquired information necessary to navigate a known route and exploring for additional information that might allow them to approach the optimal route (<text:a xlink:type="simple" xlink:href="https://elifesciences.org/articles/68653#bib22" text:style-name="Internet_20_link" text:visited-style-name="Visited_20_Internet_20_Link"><text:span text:style-name="T198">Fu and Gray, 2006</text:span></text:a>).</text:p>
      <text:p text:style-name="P275">（</text:p>
      <text:p text:style-name="P275">團隊飛行中的導航因素的公式很難制定，是因為這個leader是不固定的，比如這裡的，這個團隊，就會出現，如果兩個導航的意見出現衝突的時候，大家會更願意聽大隻的意見；</text:p>
      <text:p text:style-name="P275">）</text:p>
      <text:p text:style-name="P275">Experiments with paired birds show that route information can be passed from experienced birds to naïve individuals through social learning (<text:a xlink:type="simple" xlink:href="https://elifesciences.org/articles/68653#bib48" text:style-name="Internet_20_link" text:visited-style-name="Visited_20_Internet_20_Link"><text:span text:style-name="T198">Pettit et al., 2013a</text:span></text:a>) and can be modified through information pooling when individuals with different idiosyncratic routes share information to reach a compromise between their routes (<text:a xlink:type="simple" xlink:href="https://elifesciences.org/articles/68653#bib3" text:style-name="Internet_20_link" text:visited-style-name="Visited_20_Internet_20_Link"><text:span text:style-name="T198">Biro et al., 2006</text:span></text:a>). Although learning generally improves route efficiency, both social learning and information pooling tend to reach a plateau beyond which further improvement in efficiency is not seen. </text:p>
      <text:p text:style-name="P275">（</text:p>
      <text:p text:style-name="P275">實驗中發現：新的鴿子可以直接獲得原有的經驗，飛行經驗也可以通過融合其他的線路的鴿子的經驗，進一步提升；</text:p>
      <text:p text:style-name="P275">問題：如果這麼說，是不是，飛的越多次，飛行經驗越多，就能提升的更多？融合的不同路線的鴿子越多，飛行經驗也就越多，提升的也更多？</text:p>
      <text:p text:style-name="P275">）</text:p>
      <text:p text:style-name="P275">However, for birds flying together, the introduction of a naïve individual in place of an experienced one effectively leads to the resumption of exploratory behaviour and further route improvement (<text:a xlink:type="simple" xlink:href="https://elifesciences.org/articles/68653#bib56" text:style-name="Internet_20_link" text:visited-style-name="Visited_20_Internet_20_Link"><text:span text:style-name="T198">Sasaki and Biro, 2017</text:span></text:a>).</text:p>
      <text:p text:style-name="P275">（</text:p>
      <text:p text:style-name="P275"><text:soft-page-break/>介紹新鴿子的缺點是：恢復久的飛行經驗會成為重點，而不是提升路線的效率；</text:p>
      <text:p text:style-name="P275">這個是自然的<text:span text:style-name="T266">，這部分只是為了驗證，社會信息是可以當作飛行經驗進行傳遞的；</text:span></text:p>
      <text:p text:style-name="P275">）</text:p>
      <text:p text:style-name="P300">Yet, it remains unclear to what extent a bird’s prior experience influences the balance between exploration and exploitation and how birds with potentially different route preferences jointly shape a route.</text:p>
      <text:p text:style-name="P353">鴿子既有的經驗對於<text:span text:style-name="T267">，平衡，社會經驗的分享和探索新經驗，的影響還不知道；</text:span></text:p>
      <text:p text:style-name="P353">鴿子對於不同路徑的喜好，是否會成為形成路徑的因素<text:span text:style-name="T267">，也是不知道；</text:span></text:p>
      <text:p text:style-name="P349">（</text:p>
      <text:p text:style-name="P353">鴿子可能對路徑有鴿子的喜好<text:span text:style-name="T267">？</text:span></text:p>
      <text:p text:style-name="P349">）</text:p>
      <text:p text:style-name="P320">Indeed, the mechanisms underlying how different individual preferences are combined into a collective outcome is one of the key foci in studies of collective animal behaviour. </text:p>
      <text:p text:style-name="P353"><text:span text:style-name="T22">不同鴿子的喜好的整合機制才是重點；</text:span><text:line-break/></text:p>
      <text:p text:style-name="P353"><text:span text:style-name="T19">Leadership dynamics are influenced by individual differences among birds in fidelity to their own routes (</text:span><text:a xlink:type="simple" xlink:href="https://elifesciences.org/articles/68653#bib21" text:style-name="Internet_20_link" text:visited-style-name="Visited_20_Internet_20_Link"><text:span text:style-name="T5">Freeman et al., 2011</text:span></text:a><text:span text:style-name="T19">), their typical flight speed (</text:span><text:a xlink:type="simple" xlink:href="https://elifesciences.org/articles/68653#bib50" text:style-name="Internet_20_link" text:visited-style-name="Visited_20_Internet_20_Link"><text:span text:style-name="T5">Pettit et al., 2015</text:span></text:a><text:span text:style-name="T19">), their personality (</text:span><text:a xlink:type="simple" xlink:href="https://elifesciences.org/articles/68653#bib57" text:style-name="Internet_20_link" text:visited-style-name="Visited_20_Internet_20_Link"><text:span text:style-name="T5">Sasaki et al., 2018</text:span></text:a><text:span text:style-name="T19">), as well as their level of experience (</text:span><text:a xlink:type="simple" xlink:href="https://elifesciences.org/articles/68653#bib20" text:style-name="Internet_20_link" text:visited-style-name="Visited_20_Internet_20_Link"><text:span text:style-name="T5">Flack et al., 2012</text:span></text:a><text:span text:style-name="T19">). </text:span></text:p>
      <text:p text:style-name="P301">（</text:p>
      <text:p text:style-name="P301">鴿子的領導者是決定因素：</text:p>
      <text:p text:style-name="P301">路線，飛行速度，個性，經驗值，</text:p>
      <text:p text:style-name="P301">）</text:p>
      <text:p text:style-name="P301">Moreover, equally experienced birds are known to come to a compromise by averaging their idiosyncratic routes so long as the pair’s route remains within a threshold distance from each bird’s favoured one – a low level of conflict.</text:p>
      <text:p text:style-name="P301">路線衝突較小的時候，也會跟隨；</text:p>
      <text:p text:style-name="P301"> Spatial position offers some insight into leadership; on average, birds flying closer to the front of the flock have a stronger influence on the flock’s directional choices than birds flying at the back (<text:a xlink:type="simple" xlink:href="https://elifesciences.org/articles/68653#bib46" text:style-name="Internet_20_link" text:visited-style-name="Visited_20_Internet_20_Link"><text:span text:style-name="T198">Nagy et al., 2010</text:span></text:a>; <text:a xlink:type="simple" xlink:href="https://elifesciences.org/articles/68653#bib49" text:style-name="Internet_20_link" text:visited-style-name="Visited_20_Internet_20_Link"><text:span text:style-name="T198">Pettit et al., 2013b</text:span></text:a>).</text:p>
      <text:p text:style-name="P301">飛在前面的對於方向的影響力更大；</text:p>
      <text:p text:style-name="P301"/>
      <text:p text:style-name="P301">Leader–follower interactions of this sort can be accurately captured using information-theoretic measures that quantify causal relations in terms of <text:soft-page-break/>predictive information (<text:a xlink:type="simple" xlink:href="https://elifesciences.org/articles/68653#bib7" text:style-name="Internet_20_link" text:visited-style-name="Visited_20_Internet_20_Link"><text:span text:style-name="T198">Butail et al., 2016</text:span></text:a>; <text:a xlink:type="simple" xlink:href="https://elifesciences.org/articles/68653#bib34" text:style-name="Internet_20_link" text:visited-style-name="Visited_20_Internet_20_Link"><text:span text:style-name="T198">Kim et al., 2018</text:span></text:a>; <text:a xlink:type="simple" xlink:href="https://elifesciences.org/articles/68653#bib16" text:style-name="Internet_20_link" text:visited-style-name="Visited_20_Internet_20_Link"><text:span text:style-name="T198">Crosato et al., 2018</text:span></text:a>; <text:a xlink:type="simple" xlink:href="https://elifesciences.org/articles/68653#bib55" text:style-name="Internet_20_link" text:visited-style-name="Visited_20_Internet_20_Link"><text:span text:style-name="T198">Ray et al., 2019</text:span></text:a>; <text:a xlink:type="simple" xlink:href="https://elifesciences.org/articles/68653#bib64" text:style-name="Internet_20_link" text:visited-style-name="Visited_20_Internet_20_Link"><text:span text:style-name="T198">Valentini et al., 2020</text:span></text:a>).</text:p>
      <text:p text:style-name="P302">主從關係的內在聯繫，可以通過捕捉，動作中的因果關係，來進行測量；</text:p>
      <text:p text:style-name="P303">This aspect of transfer entropy encompasses traditional methods to quantify collective movement that are based on modelling an individual’s behaviour as a combination of three motional tendencies (<text:a xlink:type="simple" xlink:href="https://elifesciences.org/articles/68653#bib10" text:style-name="Internet_20_link" text:visited-style-name="Visited_20_Internet_20_Link"><text:span text:style-name="T198">Couzin et al., 2002</text:span></text:a>) – alignment of direction to nearby group members, attraction towards sufficiently distant members, and repulsion from sufficiently close members – that allow an individual to maintain proximity to the group. </text:p>
      <text:p text:style-name="P304">三種行為趨勢：</text:p>
      <text:p text:style-name="P304">附近夥伴的同一方向力；保持適當距離的同伴的吸引力；太近了的夥伴的排斥力；</text:p>
      <text:p text:style-name="P304">這三個力<text:span text:style-name="T268">，讓個體可以不離隊；</text:span></text:p>
      <text:p text:style-name="P304"><text:span text:style-name="T248">Transfer entropy</text:span><text:span text:style-name="T247"> is a </text:span><text:a xlink:type="simple" xlink:href="https://en.wikipedia.org/wiki/Non-parametric_statistics" text:style-name="Internet_20_link" text:visited-style-name="Visited_20_Internet_20_Link"><text:span text:style-name="T259">non-parametric statistic</text:span></text:a><text:span text:style-name="T247"> measuring the amount of directed (time-asymmetric) transfer of </text:span><text:a xlink:type="simple" xlink:href="https://en.wikipedia.org/wiki/Information" text:style-name="Internet_20_link" text:visited-style-name="Visited_20_Internet_20_Link"><text:span text:style-name="T259">information</text:span></text:a><text:span text:style-name="T247"> between two </text:span><text:a xlink:type="simple" xlink:href="https://en.wikipedia.org/wiki/Random_process" text:style-name="Internet_20_link" text:visited-style-name="Visited_20_Internet_20_Link"><text:span text:style-name="T259">random processes</text:span></text:a><text:span text:style-name="T247">.</text:span><text:bookmark text:name="cite_ref-1"/><text:a xlink:type="simple" xlink:href="https://en.wikipedia.org/wiki/Transfer_entropy#cite_note-1" text:style-name="Internet_20_link" text:visited-style-name="Visited_20_Internet_20_Link">[1]</text:a><text:bookmark text:name="cite_ref-Scholarpedia_2-0"/><text:a xlink:type="simple" xlink:href="https://en.wikipedia.org/wiki/Transfer_entropy#cite_note-Scholarpedia-2" text:style-name="Internet_20_link" text:visited-style-name="Visited_20_Internet_20_Link">[2]</text:a><text:bookmark text:name="cite_ref-Schindler07_3-0"/><text:a xlink:type="simple" xlink:href="https://en.wikipedia.org/wiki/Transfer_entropy#cite_note-Schindler07-3" text:style-name="Internet_20_link" text:visited-style-name="Visited_20_Internet_20_Link">[3]</text:a><text:span text:style-name="T247"> Transfer entropy from a process </text:span><text:span text:style-name="T249">X</text:span><text:span text:style-name="T247"> to another process </text:span><text:span text:style-name="T249">Y</text:span><text:span text:style-name="T247"> is the amount of uncertainty reduced in future values of </text:span><text:span text:style-name="T249">Y</text:span><text:span text:style-name="T247"> by knowing the past values of </text:span><text:span text:style-name="T249">X</text:span><text:span text:style-name="T247"> given past values of </text:span><text:span text:style-name="T249">Y</text:span><text:span text:style-name="T247">. More specifically, if </text:span><draw:frame draw:style-name="fr1" draw:name="Frame1" text:anchor-type="char" svg:width="0.0161in" draw:z-index="3"><draw:text-box fo:min-height="0.0161in"><text:p text:style-name="Text_20_body"/></draw:text-box></draw:frame><text:span text:style-name="T247"><draw:frame draw:style-name="fr2" draw:name="Image1" text:anchor-type="as-char" svg:width="0.0161in" svg:height="0.0161in" draw:z-index="0"><draw:image xlink:href="Pictures/1000086A0000001A0000001AB15B4122E513325A.svg" xlink:type="simple" xlink:show="embed" xlink:actuate="onLoad" loext:mime-type="image/svg+xml"/><draw:image xlink:href="Pictures/10000201000000010000000108093F3507420144.png" xlink:type="simple" xlink:show="embed" xlink:actuate="onLoad" loext:mime-type="image/png"/><svg:title> X_t </svg:title></draw:frame></text:span><text:span text:style-name="T247"> and </text:span><draw:frame draw:style-name="fr1" draw:name="Frame2" text:anchor-type="char" svg:width="0.0161in" draw:z-index="4"><draw:text-box fo:min-height="0.0161in"><text:p text:style-name="Text_20_body"/></draw:text-box></draw:frame><text:span text:style-name="T247"><draw:frame draw:style-name="fr2" draw:name="Image2" text:anchor-type="as-char" svg:width="0.0161in" svg:height="0.0161in" draw:z-index="1"><draw:image xlink:href="Pictures/100007E30000001A0000001A726604F1FD565E6B.svg" xlink:type="simple" xlink:show="embed" xlink:actuate="onLoad" loext:mime-type="image/svg+xml"/><draw:image xlink:href="Pictures/10000201000000010000000108093F3507420144.png" xlink:type="simple" xlink:show="embed" xlink:actuate="onLoad" loext:mime-type="image/png"/><svg:title>Y_{t}</svg:title></draw:frame></text:span><text:span text:style-name="T247"> for </text:span><draw:frame draw:style-name="fr1" draw:name="Frame3" text:anchor-type="char" svg:width="0.0161in" draw:z-index="5"><draw:text-box fo:min-height="0.0161in"><text:p text:style-name="Text_20_body"/></draw:text-box></draw:frame><text:span text:style-name="T247"><draw:frame draw:style-name="fr2" draw:name="Image3" text:anchor-type="as-char" svg:width="0.0161in" svg:height="0.0161in" draw:z-index="2"><draw:image xlink:href="Pictures/100008D00000001A0000001A3C0D2B263F659B91.svg" xlink:type="simple" xlink:show="embed" xlink:actuate="onLoad" loext:mime-type="image/svg+xml"/><draw:image xlink:href="Pictures/10000201000000010000000108093F3507420144.png" xlink:type="simple" xlink:show="embed" xlink:actuate="onLoad" loext:mime-type="image/png"/><svg:title> t\in \mathbb{N} </svg:title></draw:frame></text:span><text:span text:style-name="T247"> denote two random processes and the amount of information is measured using </text:span><text:a xlink:type="simple" xlink:href="https://en.wikipedia.org/wiki/Shannon%27s_entropy" text:style-name="Internet_20_link" text:visited-style-name="Visited_20_Internet_20_Link"><text:span text:style-name="T259">Shannon's entropy</text:span></text:a><text:span text:style-name="T247">, the transfer entropy can be written as:</text:span></text:p>
      <text:p text:style-name="P219"><draw:frame draw:style-name="fr1" draw:name="Frame4" text:anchor-type="char" svg:width="0.0161in" draw:z-index="6"><draw:text-box fo:min-height="0.0161in"><text:p text:style-name="Text_20_body"/></draw:text-box></draw:frame><text:span text:style-name="T269">傳遞熵是一種非參數統計量，用於測量兩個隨機過程之間的定向信息傳遞量。從過程</text:span><text:span text:style-name="T270">X</text:span><text:span text:style-name="T269">轉移到另一個過程</text:span><text:span text:style-name="T270">Y</text:span><text:span text:style-name="T269">的熵是通過知道過去的</text:span><text:span text:style-name="T270">X</text:span><text:span text:style-name="T269">值和過去的</text:span><text:span text:style-name="T270">Y</text:span><text:span text:style-name="T269">值而減少的未來</text:span><text:span text:style-name="T270">Y</text:span><text:span text:style-name="T269">值的不確定性量。</text:span></text:p>
      <text:p text:style-name="P219"><text:span text:style-name="T153">In this context, transfer entropy is advantageous as it can capture causal interactions due not only to alignment forces (</text:span><text:a xlink:type="simple" xlink:href="https://elifesciences.org/articles/68653#bib46" text:style-name="Internet_20_link" text:visited-style-name="Visited_20_Internet_20_Link"><text:span text:style-name="T145">Nagy et al., 2010</text:span></text:a><text:span text:style-name="T153">) but also to attraction and repulsion forces that result in temporarily unaligned states (</text:span><text:a xlink:type="simple" xlink:href="https://elifesciences.org/articles/68653#bib49" text:style-name="Internet_20_link" text:visited-style-name="Visited_20_Internet_20_Link"><text:span text:style-name="T145">Pettit et al., 2013b</text:span></text:a><text:span text:style-name="T153">).</text:span></text:p>
      <text:p text:style-name="P303">（</text:p>
      <text:p text:style-name="P303">圖1 ：是不是拐彎次數越少，說明這個鴿子的飛行路徑更優?</text:p>
      <text:p text:style-name="P303">）</text:p>
      <text:p text:style-name="P303">previously showed that flight efficiency varies across treatments with experimental pairs eventually outperforming both fixed pairs of birds and solo individuals. The discovery of route innovations and, in particular, how birds with different levels of experience contribute to this task, is the key to the superior performance of experimental pairs. </text:p>
      <text:p text:style-name="P303">不斷的加入換新的鴿子的重組隊<text:span text:style-name="T271">，竟然會超過固定隊，</text:span>關鍵是要弄清楚<text:span text:style-name="T271">，不同層次的鳥，是如何為任務做貢獻的；</text:span></text:p>
      <text:p text:style-name="P305">（</text:p>
      <text:p text:style-name="P305">怎麼分辨是exploration 還是 exploitation;</text:p>
      <text:p text:style-name="P305">）</text:p>
      <text:p text:style-name="P305"><text:soft-page-break/>However, while exploration steadily decreased for solo and fixed pairs of birds in the successive 48 releases, experimental pairs showed a markedly different pattern of exploration oscillating over generations (<text:a xlink:type="simple" xlink:href="https://elifesciences.org/articles/68653#fig4" text:style-name="Internet_20_link" text:visited-style-name="Visited_20_Internet_20_Link"><text:span text:style-name="T198">Figure 4a</text:span></text:a>, releases 13–60). </text:p>
      <text:p text:style-name="P306">(</text:p>
      <text:p text:style-name="P306">這裡的震盪，不只是代與代之間是震盪的，還有代的內部也是震盪的；</text:p>
      <text:p text:style-name="P306">)</text:p>
      <text:p text:style-name="P307">（</text:p>
      <text:p text:style-name="P307">像4b，這種圖的，是百分比圖，中間的像沙漏一樣的圖表的含義猜測：比如第一個沙漏，數據大概從0.15到0.4之間，但是中位數是比較中間的，中間那個橫條應該是指中位數（如果是平均值的話，其他沙漏中說不同）；</text:p>
      <text:p text:style-name="P307">）</text:p>
      <text:p text:style-name="P330">shrinkage cubic regression splines</text:p>
      <text:p text:style-name="P330">條樣函數<text:span text:style-name="T272">：</text:span></text:p>
      <text:p text:style-name="P307"><text:a xlink:type="simple" xlink:href="https://zh.wikipedia.org/zh-tw/样条函数" text:style-name="Internet_20_link" text:visited-style-name="Visited_20_Internet_20_Link">https://zh.wikipedia.org/zh-tw/%E6%A0%B7%E6%9D%A1%E5%87%BD%E6%95%B0</text:a></text:p>
      <text:p text:style-name="P307">p值的含義<text:span text:style-name="T273">：</text:span></text:p>
      <text:p text:style-name="P307"><text:a xlink:type="simple" xlink:href="https://researcher20.com/2009/11/16/p值的迷思：顯著與非常顯著/" text:style-name="Internet_20_link" text:visited-style-name="Visited_20_Internet_20_Link">https://researcher20.com/2009/11/16/p%E5%80%BC%E7%9A%84%E8%BF%B7%E6%80%9D%EF%BC%9A%E9%A1%AF%E8%91%97%E8%88%87%E9%9D%9E%E5%B8%B8%E9%A1%AF%E8%91%97/</text:a></text:p>
      <text:p text:style-name="P307">總的來說<text:span text:style-name="T273">，就是指錯誤幾率，所以是越小越好；</text:span></text:p>
      <text:p text:style-name="P307">The superior homing performance of experimental pairs is suggested to be rooted in their ability to select novel portions of a route introduced by the naïve individual that are more efficient while discarding inefficient ones (<text:a xlink:type="simple" xlink:href="https://elifesciences.org/articles/68653#bib56" text:style-name="Internet_20_link" text:visited-style-name="Visited_20_Internet_20_Link"><text:span text:style-name="T198">Sasaki and Biro, 2017</text:span></text:a>). </text:p>
      <text:p text:style-name="P307">實驗鴿子的優秀表現說明<text:span text:style-name="T274">：菜鳥鴿子對於路線往好的方向變革是更有效率的；</text:span></text:p>
      <text:p text:style-name="P307">The third hypothesis (<text:span text:style-name="T207">H</text:span><text:span text:style-name="T276">3</text:span>) entails the experienced bird contributing only its past route information and relying instead on the naïve individual for the discovery of route innovations. If this hypothesis holds, we expect the naïve bird to disproportionally lead phases of exploration.</text:p>
      <text:p text:style-name="P308">H3假說：</text:p>
      <text:p text:style-name="P308">老手鴿子主要負責舊的線路，而把新的線路的革新探索，依託給菜鳥鴿子；</text:p>
      <text:p text:style-name="P308">如果這個假說成立的話，我們可以預測到：菜鳥鴿子會不規則的帶領探索的階段<text:span text:style-name="T277">（可能是革新，也可能是指舊的線路）</text:span>；</text:p>
      <text:p text:style-name="P308">（這個論文，有的地方用exploration是指革新探索，有的地方又是指舊的經驗；）</text:p>
      <text:p text:style-name="P307"><text:soft-page-break/>Under this hypothesis, which is an extension of <text:span text:style-name="T207">H</text:span><text:span text:style-name="T275">3</text:span>, we expect to observe not only increasing homing efficiency over generations but also an asymmetric pattern of leadership in which the naïve individual leads periods of exploration and the experienced one leads periods of exploitation.</text:p>
      <text:p text:style-name="P307">在h<text:span text:style-name="T277">3成立的情況下，應該會出現：菜鳥鴿子在帶領舊線路上面和老手鴿子在帶領革新線線路上面的比例，應該是不對稱的；</text:span></text:p>
      <text:p text:style-name="P309">（</text:p>
      <text:p text:style-name="P309">lead time = lead exploration time + lead exploitation time;</text:p>
      <text:p text:style-name="P309">所以如果lead time 相同的話，照理來說是 老手鴿子的exploration time比較多，相對的 exploitation time比較少；</text:p>
      <text:p text:style-name="P309">）</text:p>
      <text:p text:style-name="P309">We found instead no significant difference between the contributions of the experienced bird and those of the naïve one both overall and within generations (<text:a xlink:type="simple" xlink:href="https://elifesciences.org/articles/68653#fig4" text:style-name="Internet_20_link" text:visited-style-name="Visited_20_Internet_20_Link"><text:span text:style-name="T198">Figure 4b</text:span></text:a>, <text:a xlink:type="simple" xlink:href="https://elifesciences.org/articles/68653#app1table1" text:style-name="Internet_20_link" text:visited-style-name="Visited_20_Internet_20_Link"><text:span text:style-name="T198">Appendix 1—table 1</text:span></text:a>). The sole exception is represented by generation 3 during which the naïve bird contributed more than the experienced one to exploitation (Wilcoxon signed-rank test, p=0.035, <text:span text:style-name="T207">V</text:span> = 1871). In agreement with our expectations for <text:span text:style-name="T207">H</text:span><text:span text:style-name="T275">4</text:span>, experienced and naïve birds led the pair with approximately the same frequency in both exploration and exploitation, suggesting that deviations from established routes were not caused only by the naïve bird (see also <text:a xlink:type="simple" xlink:href="https://elifesciences.org/articles/68653#app1fig4" text:style-name="Internet_20_link" text:visited-style-name="Visited_20_Internet_20_Link"><text:span text:style-name="T198">Appendix 1—figure 4</text:span></text:a>, inset). </text:p>
      <text:p text:style-name="P309">這說明<text:span text:style-name="T278">，h3並不準確，反而印證了H4是準確：兩者共同分擔exploation和exploitation的責任；</text:span></text:p>
      <text:p text:style-name="P309">說明舊的線路的改革，並不只是有菜鳥鴿進行的<text:span text:style-name="T278">；</text:span></text:p>
      <text:p text:style-name="P309">However, when transitions are considered over the 12 releases composing each generation (<text:a xlink:type="simple" xlink:href="https://elifesciences.org/articles/68653#fig4" text:style-name="Internet_20_link" text:visited-style-name="Visited_20_Internet_20_Link"><text:span text:style-name="T198">Figure 4c</text:span></text:a>), the naïve individual was more likely to initiate phases of exploration during the first release (p&lt;0.01, <text:span text:style-name="T207">n</text:span> = 44, <text:a xlink:type="simple" xlink:href="https://elifesciences.org/articles/68653#app1table3" text:style-name="Internet_20_link" text:visited-style-name="Visited_20_Internet_20_Link"><text:span text:style-name="T198">Appendix 1—table 3</text:span></text:a>) doing so 70.5% of the time compared to 29.5% for the experienced bird. After the first release, transitions that initiate phases of exploration were about as likely to be initiated by either of the two birds independently of their level of experience.</text:p>
      <text:p text:style-name="P309">菜鳥鴿子在第一次放飛的時候會承擔<text:span text:style-name="T279">70%左右的exploration的責任，之後的11次放飛，它們的責任比例，和他們的經驗幾乎無關；</text:span></text:p>
      <text:p text:style-name="P353"><text:span text:style-name="T23">a number of different factors have been shown to play a role in it. Leadership dynamics are influenced by individual differences among birds in fidelity to their own routes (</text:span><text:a xlink:type="simple" xlink:href="https://elifesciences.org/articles/68653#bib21" text:style-name="Internet_20_link" text:visited-style-name="Visited_20_Internet_20_Link"><text:span text:style-name="T6">Freeman et al., 2011</text:span></text:a><text:span text:style-name="T23">), their typical flight speed (</text:span><text:a xlink:type="simple" xlink:href="https://elifesciences.org/articles/68653#bib50" text:style-name="Internet_20_link" text:visited-style-name="Visited_20_Internet_20_Link"><text:span text:style-name="T6">Pettit et al., 2015</text:span></text:a><text:span text:style-name="T23">)</text:span><text:span text:style-name="T19">, their typical flight speed (</text:span><text:a xlink:type="simple" xlink:href="https://elifesciences.org/articles/68653#bib50" text:style-name="Internet_20_link" text:visited-style-name="Visited_20_Internet_20_Link"><text:span text:style-name="T5">Pettit et al., 2015</text:span></text:a><text:span text:style-name="T19">), their personality (</text:span><text:a xlink:type="simple" xlink:href="https://elifesciences.org/articles/68653#bib57" text:style-name="Internet_20_link" text:visited-style-name="Visited_20_Internet_20_Link"><text:span text:style-name="T5">Sasaki et al., 2018</text:span></text:a><text:span text:style-name="T19">), as well as their level of experience (</text:span><text:a xlink:type="simple" xlink:href="https://elifesciences.org/articles/68653#bib20" text:style-name="Internet_20_link" text:visited-style-name="Visited_20_Internet_20_Link"><text:span text:style-name="T5">Flack et al., 2012</text:span></text:a><text:span text:style-name="T19">). </text:span></text:p>
      <text:p text:style-name="P310">只有參與到了lead中，才能確保這個鴿子的路線,個性<text:span text:style-name="T280">，經驗層次</text:span>有自己的保真度；</text:p>
      <text:p text:style-name="P310"><text:soft-page-break/>Moreover, equally experienced birds are known to come to a compromise by averaging their idiosyncratic routes so long as the pair’s route remains within a threshold distance from each bird’s favoured one – a low level of conflict.</text:p>
      <text:p text:style-name="P310">經驗層次相同的鴿子<text:span text:style-name="T281">，會保持路線在一個雙方都可以接受的，衝突最低的路徑；</text:span></text:p>
      <text:p text:style-name="P310"/>
      <text:p text:style-name="P310">Nonetheless, experience alone is unable to fully recover the leadership structure characteristic of larger flocks (<text:a xlink:type="simple" xlink:href="https://elifesciences.org/articles/68653#bib67" text:style-name="Internet_20_link" text:visited-style-name="Visited_20_Internet_20_Link"><text:span text:style-name="T202">Watts et al., 2016</text:span></text:a>). Spatial position offers some insight into leadership; on average, birds flying closer to the front of the flock have a stronger influence on the flock’s directional choices than birds flying at the back (<text:a xlink:type="simple" xlink:href="https://elifesciences.org/articles/68653#bib46" text:style-name="Internet_20_link" text:visited-style-name="Visited_20_Internet_20_Link"><text:span text:style-name="T202">Nagy et al., 2010</text:span></text:a>; <text:a xlink:type="simple" xlink:href="https://elifesciences.org/articles/68653#bib49" text:style-name="Internet_20_link" text:visited-style-name="Visited_20_Internet_20_Link"><text:span text:style-name="T202">Pettit et al., 2013b</text:span></text:a>). Even so, the moment-to-moment relationship between leadership and level of experience remains unclear.</text:p>
      <text:p text:style-name="P353"><text:line-break/>lead的決定<text:span text:style-name="T282">，不只是由經驗層次，還有前後的位置關係，但是決定lead的因素，其實還不清楚；</text:span></text:p>
      <text:p text:style-name="P353">實驗方式<text:span text:style-name="T283">：</text:span></text:p>
      <text:p text:style-name="P212"><text:span text:style-name="T19">Pairs of birds composed of an </text:span><text:span text:style-name="T157">experienced</text:span><text:span text:style-name="T28"> </text:span><text:span text:style-name="T19">and a </text:span><text:span text:style-name="T157">naïve</text:span><text:span text:style-name="T28"> </text:span><text:span text:style-name="T19">bird were released together from the same site and allowed to fly back to the home loft. Pairs were created and released over five successive generations of a transmission chain, each generation lasting 12 consecutive releases of the same pair, according to the following procedure: initially, at generation 1, a naïve bird was released alone 12 times, allowing it to develop its own idiosyncratic route to the home loft. This bird, now experienced, was then paired with a new (naïve) bird at generation 2, and together they performed another 12 flights. This process was then repeated in the next generation with a new pair of birds composed of the former naïve bird and of a new naïve one. Data were gathered for a total of 10 independent transmission chains, each lasting five generations (see </text:span><text:a xlink:type="simple" xlink:href="https://elifesciences.org/articles/68653#bib56" text:style-name="Internet_20_link" text:visited-style-name="Visited_20_Internet_20_Link">Sasaki and </text:a><text:a xlink:type="simple" xlink:href="https://elifesciences.org/articles/68653#bib56" text:style-name="Internet_20_link" text:visited-style-name="Visited_20_Internet_20_Link">Biro, 2017</text:a><text:span text:style-name="T28"> </text:span><text:span text:style-name="T19">for details). Birds flying at an average linear distance greater than 250 m from each other were not considered as pairs and were thus excluded from the analysis, leaving 343 flights with a mean ± SD flight duration of 8.65 ± 1.33 min. Additionally, in two control conditions, nine solo birds and six pairs (all initially naïve) were released from the same site for a total of 60 releases (the equivalent of 5 × 12 releases for the transmission chains).</text:span></text:p>
      <text:p text:style-name="P210">第一代：初始化，鴿子A獨自飛行12次，有了自己的最佳路徑；</text:p>
      <text:p text:style-name="P210">第二代：有經驗的鴿子A，鴿子B加入，飛行12次；</text:p>
      <text:p text:style-name="P210">第三代：有經驗的鴿子B，鴿子C加入，飛行12次；</text:p>
      <text:p text:style-name="P353">迭代<text:span text:style-name="T283">；</text:span></text:p>
      <text:p text:style-name="P350">10個獨立的任務鏈，持續到第五代；</text:p>
      <text:p text:style-name="P350">鴿子之間的直線距離超過250m的話，不會被認為一組<text:span text:style-name="T284">，因此，會被排除在數據分析之外，剩下的是343次飛行</text:span>；</text:p>
      <text:p text:style-name="P350"><text:soft-page-break/>另外<text:span text:style-name="T284">，有9只單鴿和6對固定鴿子，也進行了同樣的60 = 5*12次的飛行；</text:span></text:p>
      <text:p text:style-name="P289"><text:span text:style-name="T19">We encoded the pattern of rotations of each flight using a binary symbolic representation where symbols 0 and 1 represent, respectively, a </text:span><text:span text:style-name="T157">clockwise</text:span><text:span text:style-name="T28"> </text:span><text:span text:style-name="T19">and a </text:span><text:span text:style-name="T157">counterclockwise</text:span><text:span text:style-name="T28"> </text:span><text:span text:style-name="T19">rotation (point 2). The direction of rotation was computed as the cross-product </text:span><text:bookmark text:name="MathJax-Element-1-Frame"/><text:bookmark text:name="inf1"/><text:bookmark text:name="MathJax-Span-2"/><text:bookmark text:name="MathJax-Span-3"/><text:bookmark text:name="MathJax-Span-4"/><text:bookmark text:name="MathJax-Span-5"/><text:bookmark text:name="MathJax-Span-6"/><text:bookmark text:name="MathJax-Span-7"/><text:bookmark text:name="MathJax-Span-8"/><text:bookmark text:name="MathJax-Span-9"/><text:span text:style-name="T12">x</text:span><text:bookmark text:name="MathJax-Span-10"/><text:bookmark text:name="MathJax-Span-11"/><text:span text:style-name="T16">1</text:span><text:bookmark text:name="MathJax-Span-12"/><text:span text:style-name="T10">−</text:span><text:bookmark text:name="MathJax-Span-13"/><text:span text:style-name="T16">1</text:span><text:bookmark text:name="MathJax-Span-14"/><text:bookmark text:name="MathJax-Span-15"/><text:span text:style-name="T12">x</text:span><text:bookmark text:name="MathJax-Span-16"/><text:bookmark text:name="MathJax-Span-17"/><text:span text:style-name="T16">1</text:span><text:bookmark text:name="MathJax-Span-18"/><text:span text:style-name="T10">−→−−−</text:span><text:bookmark text:name="MathJax-Span-19"/><text:span text:style-name="T17">×</text:span><text:bookmark text:name="MathJax-Span-20"/><text:bookmark text:name="MathJax-Span-21"/><text:bookmark text:name="MathJax-Span-22"/><text:bookmark text:name="MathJax-Span-23"/><text:span text:style-name="T12">x</text:span><text:bookmark text:name="MathJax-Span-24"/><text:bookmark text:name="MathJax-Span-25"/><text:span text:style-name="T16">1</text:span><text:bookmark text:name="MathJax-Span-26"/><text:bookmark text:name="MathJax-Span-27"/><text:span text:style-name="T12">x</text:span><text:bookmark text:name="MathJax-Span-28"/><text:bookmark text:name="MathJax-Span-29"/><text:span text:style-name="T16">1</text:span><text:bookmark text:name="MathJax-Span-30"/><text:span text:style-name="T16">+</text:span><text:bookmark text:name="MathJax-Span-31"/><text:span text:style-name="T16">1</text:span><text:bookmark text:name="MathJax-Span-32"/><text:span text:style-name="T10">−→−−−</text:span><text:span text:style-name="T28"> </text:span><text:span text:style-name="T19">between the motion vector at time </text:span><text:span text:style-name="T157">i</text:span><text:span text:style-name="T28"> </text:span><text:span text:style-name="T19">and that at time </text:span><text:span text:style-name="T157">i</text:span><text:span text:style-name="T28"> </text:span><text:span text:style-name="T19">+ 1. The rotation is clockwise when the product is negative and counterclockwise when it is positive.</text:span></text:p>
      <text:p text:style-name="P350">方向順時針是正的<text:span text:style-name="T285">，逆時針是負的，是按照矢量進行計算的；</text:span></text:p>
      <text:p text:style-name="P350"><text:span text:style-name="T19">We also measured the distance </text:span><text:span text:style-name="T157">d</text:span><text:span text:style-name="T158">EN</text:span><text:span text:style-name="T19">(</text:span><text:span text:style-name="T157">i</text:span><text:span text:style-name="T19">) of the experienced bird from the naïve one projected over the current direction of motion of the pair (cf. </text:span><text:a xlink:type="simple" xlink:href="https://elifesciences.org/articles/68653#bib46" text:style-name="Internet_20_link" text:visited-style-name="Visited_20_Internet_20_Link"><text:span text:style-name="T5">Nagy et al., 2010</text:span></text:a><text:span text:style-name="T28"> </text:span><text:span text:style-name="T19">and Supplementary material). Using this distance, we then determined the relative position of birds over time: when </text:span><text:span text:style-name="T157">d</text:span><text:span text:style-name="T158">EN</text:span><text:span text:style-name="T28"> </text:span><text:span text:style-name="T19">&gt; 0, the experienced bird was flying ahead of the naïve bird; when </text:span><text:span text:style-name="T157">d</text:span><text:span text:style-name="T158">EN</text:span><text:span text:style-name="T28"> </text:span><text:span text:style-name="T19">&lt; 0, it was flying behind.</text:span></text:p>
      <text:p text:style-name="P350"><text:span text:style-name="T19">老練的鴿子和新手鴿子的距離可以判斷誰在前，誰在後面</text:span><text:span text:style-name="T24">；</text:span></text:p>
      <text:p text:style-name="P350"><text:span text:style-name="T25">Previo</text:span><text:span text:style-name="T24">us tests using the same GPS loggers showed that these devices have a sufficient level of accuracy with a small normally distributed spatial error (SD of 0.05 m) affecting the tracking accuracy of the direction of motion and a relatively larger error (median of 1.69 m) affecting that of the relative position (</text:span><text:a xlink:type="simple" xlink:href="https://elifesciences.org/articles/68653#bib49" text:style-name="Internet_20_link" text:visited-style-name="Visited_20_Internet_20_Link"><text:span text:style-name="T7">Pettit et al., 2013b</text:span></text:a><text:span text:style-name="T24">). In our experiments, experienced and naïve birds flew at an average distance from each other of 8.74 m with a standard deviation of 38.54 m.</text:span></text:p>
      <text:p text:style-name="P350"><text:span text:style-name="T24">誤差</text:span><text:span text:style-name="T26">：SD是指SD卡嗎？位置誤差平均雜1.69m；</text:span></text:p>
      <text:p text:style-name="P350"><text:span text:style-name="T26">實驗鴿子</text:span><text:span text:style-name="T25">（老練鴿子+新手鴿子）的平均距離在8.74m，標準差是38.54m；</text:span></text:p>
      <text:p text:style-name="P351">（</text:p>
      <text:p text:style-name="P353">標準差定義：</text:p>
      <text:p text:style-name="P353"><text:a xlink:type="simple" xlink:href="https://zh.wikipedia.org/zh-tw/標準差" text:style-name="Internet_20_link" text:visited-style-name="Visited_20_Internet_20_Link">https://zh.wikipedia.org/zh-tw/%E6%A8%99%E6%BA%96%E5%B7%AE</text:a></text:p>
      <text:p text:style-name="P353"/>
      <text:p text:style-name="P353">設<text:span text:style-name="T286">dataAverage = data的平均值；</text:span></text:p>
      <text:p text:style-name="P352">for I in range(len(data))</text:p>
      <text:p text:style-name="P352">{ sum = data[i]-dataAverage;}</text:p>
      <text:p text:style-name="P353">標準差 <text:span text:style-name="T286">= sum/len(data);</text:span></text:p>
      <text:p text:style-name="P353">標準差越小<text:span text:style-name="T287">，說明數據的分散程度越低；</text:span></text:p>
      <text:p text:style-name="P311">）</text:p>
      <text:p text:style-name="P311">information-theoretic</text:p>
      <text:p text:style-name="P312"><text:a xlink:type="simple" xlink:href="https://zh.wikipedia.org/zh-tw/信息论" text:style-name="Internet_20_link" text:visited-style-name="Visited_20_Internet_20_Link"><text:span text:style-name="T288">https://zh.wikipedia.org/zh-tw/%E4%BF%A1%E6%81%AF%E8%AE%BA</text:span></text:a></text:p>
      <text:p text:style-name="P312"><text:soft-page-break/><text:span text:style-name="T238">資訊理論（英語：</text:span><text:span text:style-name="T245">information theory</text:span><text:span text:style-name="T238">）是</text:span><text:a xlink:type="simple" xlink:href="https://zh.wikipedia.org/wiki/应用数学" text:style-name="Internet_20_link" text:visited-style-name="Visited_20_Internet_20_Link"><text:span text:style-name="T255">應用數學</text:span></text:a><text:span text:style-name="T238">、</text:span><text:a xlink:type="simple" xlink:href="https://zh.wikipedia.org/wiki/電子學" text:style-name="Internet_20_link" text:visited-style-name="Visited_20_Internet_20_Link"><text:span text:style-name="T255">電子學</text:span></text:a><text:span text:style-name="T238">和</text:span><text:a xlink:type="simple" xlink:href="https://zh.wikipedia.org/wiki/计算机科学" text:style-name="Internet_20_link" text:visited-style-name="Visited_20_Internet_20_Link"><text:span text:style-name="T255">電腦科學</text:span></text:a><text:span text:style-name="T238">的一個分支，涉及</text:span><text:a xlink:type="simple" xlink:href="https://zh.wikipedia.org/wiki/信息" text:style-name="Internet_20_link" text:visited-style-name="Visited_20_Internet_20_Link"><text:span text:style-name="T255">訊息</text:span></text:a><text:span text:style-name="T238">的量化、儲存和通訊等。</text:span></text:p>
      <text:p text:style-name="P312"><text:a xlink:type="simple" xlink:href="https://zh.wikipedia.org/wiki/熵_(信息论)" text:style-name="Internet_20_link" text:visited-style-name="Visited_20_Internet_20_Link"><text:span text:style-name="T255">熵</text:span></text:a><text:span text:style-name="T238">是訊息的一個關鍵度量，通常用一條訊息中需要儲存或傳輸一個</text:span><text:a xlink:type="simple" xlink:href="https://zh.wikipedia.org/w/index.php?title=符号率&amp;action=edit&amp;redlink=1" text:style-name="Internet_20_link" text:visited-style-name="Visited_20_Internet_20_Link"><text:span text:style-name="T289">符號</text:span></text:a><text:span text:style-name="T238">的平均位元數來表示。熵衡量了預測</text:span><text:a xlink:type="simple" xlink:href="https://zh.wikipedia.org/wiki/随机变量" text:style-name="Internet_20_link" text:visited-style-name="Visited_20_Internet_20_Link"><text:span text:style-name="T255">隨機變數</text:span></text:a><text:span text:style-name="T238">的值時涉及到的不確定度的量。例如，指定</text:span><text:a xlink:type="simple" xlink:href="https://zh.wikipedia.org/wiki/擲硬幣" text:style-name="Internet_20_link" text:visited-style-name="Visited_20_Internet_20_Link"><text:span text:style-name="T255">擲硬幣</text:span></text:a><text:span text:style-name="T238">的結果（兩個等可能的結果）比指定擲骰子的結果（六個等可能的結果）所提供的訊息量更少（熵更少）。</text:span></text:p>
      <text:p text:style-name="P350"><text:span text:style-name="T36">資訊理論將</text:span><text:span text:style-name="T38">訊息的遞移</text:span><text:span text:style-name="T36">作為一種統計現象來考慮，給出了</text:span><text:span text:style-name="T38">估算通訊頻道容量</text:span><text:span text:style-name="T36">的方法。訊息傳輸和訊息壓縮是資訊理論研究中的兩大領域。這兩個方面又由</text:span><text:a xlink:type="simple" xlink:href="https://zh.wikipedia.org/wiki/有噪信道编码定理" text:style-name="Internet_20_link" text:visited-style-name="Visited_20_Internet_20_Link"><text:span text:style-name="T50">頻道編碼定理</text:span></text:a><text:span text:style-name="T36">、</text:span><text:a xlink:type="simple" xlink:href="https://zh.wikipedia.org/w/index.php?title=信源－信道隔离定理&amp;action=edit&amp;redlink=1" text:style-name="Internet_20_link" text:visited-style-name="Visited_20_Internet_20_Link"><text:span text:style-name="T52">信源－頻道隔離定理</text:span></text:a><text:span text:style-name="T36">相互聯絡。</text:span></text:p>
      <text:p text:style-name="P350"><text:span text:style-name="T36">資訊理論的基本內容的應用包括</text:span><text:a xlink:type="simple" xlink:href="https://zh.wikipedia.org/wiki/无损数据压缩" text:style-name="Internet_20_link" text:visited-style-name="Visited_20_Internet_20_Link"><text:span text:style-name="T50">無失真資料壓縮</text:span></text:a><text:span text:style-name="T36">（如</text:span><text:a xlink:type="simple" xlink:href="https://zh.wikipedia.org/wiki/ZIP格式" text:style-name="Internet_20_link" text:visited-style-name="Visited_20_Internet_20_Link"><text:span text:style-name="T49">ZIP</text:span></text:a><text:a xlink:type="simple" xlink:href="https://zh.wikipedia.org/wiki/ZIP格式" text:style-name="Internet_20_link" text:visited-style-name="Visited_20_Internet_20_Link"><text:span text:style-name="T50">檔案</text:span></text:a><text:span text:style-name="T36">）、</text:span><text:a xlink:type="simple" xlink:href="https://zh.wikipedia.org/wiki/有损数据压缩" text:style-name="Internet_20_link" text:visited-style-name="Visited_20_Internet_20_Link"><text:span text:style-name="T50">有損資料壓縮</text:span></text:a><text:span text:style-name="T36">（如</text:span><text:a xlink:type="simple" xlink:href="https://zh.wikipedia.org/wiki/MP3" text:style-name="Internet_20_link" text:visited-style-name="Visited_20_Internet_20_Link"><text:span text:style-name="T49">MP3</text:span></text:a><text:span text:style-name="T36">和</text:span><text:a xlink:type="simple" xlink:href="https://zh.wikipedia.org/wiki/JPEG" text:style-name="Internet_20_link" text:visited-style-name="Visited_20_Internet_20_Link"><text:span text:style-name="T49">JPEG</text:span></text:a><text:span text:style-name="T36">）、</text:span><text:a xlink:type="simple" xlink:href="https://zh.wikipedia.org/wiki/信道容量" text:style-name="Internet_20_link" text:visited-style-name="Visited_20_Internet_20_Link"><text:span text:style-name="T50">頻道編碼</text:span></text:a><text:span text:style-name="T36">（如</text:span><text:a xlink:type="simple" xlink:href="https://zh.wikipedia.org/wiki/数字用户线路" text:style-name="Internet_20_link" text:visited-style-name="Visited_20_Internet_20_Link"><text:span text:style-name="T50">數位使用者線路</text:span></text:a><text:span text:style-name="T36">（</text:span><text:span text:style-name="T35">DSL</text:span><text:span text:style-name="T36">））。這個領域處在</text:span><text:a xlink:type="simple" xlink:href="https://zh.wikipedia.org/wiki/数学" text:style-name="Internet_20_link" text:visited-style-name="Visited_20_Internet_20_Link"><text:span text:style-name="T50">數學</text:span></text:a><text:span text:style-name="T36">、</text:span><text:a xlink:type="simple" xlink:href="https://zh.wikipedia.org/wiki/统计学" text:style-name="Internet_20_link" text:visited-style-name="Visited_20_Internet_20_Link"><text:span text:style-name="T50">統計學</text:span></text:a><text:span text:style-name="T36">、</text:span><text:a xlink:type="simple" xlink:href="https://zh.wikipedia.org/wiki/计算机科学" text:style-name="Internet_20_link" text:visited-style-name="Visited_20_Internet_20_Link"><text:span text:style-name="T50">電腦科學</text:span></text:a><text:span text:style-name="T36">、</text:span><text:a xlink:type="simple" xlink:href="https://zh.wikipedia.org/wiki/物理学" text:style-name="Internet_20_link" text:visited-style-name="Visited_20_Internet_20_Link"><text:span text:style-name="T50">物理學</text:span></text:a><text:span text:style-name="T36">、</text:span><text:a xlink:type="simple" xlink:href="https://zh.wikipedia.org/wiki/神经科学" text:style-name="Internet_20_link" text:visited-style-name="Visited_20_Internet_20_Link"><text:span text:style-name="T50">神經科學</text:span></text:a><text:span text:style-name="T36">和</text:span><text:a xlink:type="simple" xlink:href="https://zh.wikipedia.org/wiki/電機工程學" text:style-name="Internet_20_link" text:visited-style-name="Visited_20_Internet_20_Link"><text:span text:style-name="T50">電機工程學</text:span></text:a><text:span text:style-name="T36">的交叉點上。資訊理論對</text:span><text:a xlink:type="simple" xlink:href="https://zh.wikipedia.org/wiki/航海家計畫" text:style-name="Internet_20_link" text:visited-style-name="Visited_20_Internet_20_Link"><text:span text:style-name="T50">航海家</text:span></text:a><text:span text:style-name="T36">深空探測任務的成敗、</text:span><text:a xlink:type="simple" xlink:href="https://zh.wikipedia.org/wiki/光盘" text:style-name="Internet_20_link" text:visited-style-name="Visited_20_Internet_20_Link"><text:span text:style-name="T50">光碟</text:span></text:a><text:span text:style-name="T36">的發明、</text:span><text:a xlink:type="simple" xlink:href="https://zh.wikipedia.org/wiki/手机" text:style-name="Internet_20_link" text:visited-style-name="Visited_20_Internet_20_Link"><text:span text:style-name="T50">手機</text:span></text:a><text:span text:style-name="T36">的可行性、</text:span><text:a xlink:type="simple" xlink:href="https://zh.wikipedia.org/wiki/互联网" text:style-name="Internet_20_link" text:visited-style-name="Visited_20_Internet_20_Link"><text:span text:style-name="T50">網際網路</text:span></text:a><text:span text:style-name="T36">的發展、</text:span><text:a xlink:type="simple" xlink:href="https://zh.wikipedia.org/wiki/语言学" text:style-name="Internet_20_link" text:visited-style-name="Visited_20_Internet_20_Link"><text:span text:style-name="T50">語言學</text:span></text:a><text:span text:style-name="T36">和人類感知的研究、對</text:span><text:a xlink:type="simple" xlink:href="https://zh.wikipedia.org/wiki/黑洞" text:style-name="Internet_20_link" text:visited-style-name="Visited_20_Internet_20_Link"><text:span text:style-name="T50">黑洞</text:span></text:a><text:span text:style-name="T36">的了解，以及許多其他領域都影響深遠。資訊理論的重要子領域有</text:span><text:a xlink:type="simple" xlink:href="https://zh.wikipedia.org/wiki/数据压缩" text:style-name="Internet_20_link" text:visited-style-name="Visited_20_Internet_20_Link"><text:span text:style-name="T50">信源編碼</text:span></text:a><text:span text:style-name="T36">、</text:span><text:a xlink:type="simple" xlink:href="https://zh.wikipedia.org/wiki/前向錯誤更正" text:style-name="Internet_20_link" text:visited-style-name="Visited_20_Internet_20_Link"><text:span text:style-name="T50">頻道編碼</text:span></text:a><text:span text:style-name="T36">、</text:span><text:a xlink:type="simple" xlink:href="https://zh.wikipedia.org/wiki/柯氏复杂性" text:style-name="Internet_20_link" text:visited-style-name="Visited_20_Internet_20_Link"><text:span text:style-name="T50">演算法複雜性理論</text:span></text:a><text:span text:style-name="T36">、</text:span><text:a xlink:type="simple" xlink:href="https://zh.wikipedia.org/wiki/算法信息论" text:style-name="Internet_20_link" text:visited-style-name="Visited_20_Internet_20_Link"><text:span text:style-name="T50">演算法資訊理論</text:span></text:a><text:span text:style-name="T36">、</text:span><text:a xlink:type="simple" xlink:href="https://zh.wikipedia.org/wiki/資訊理論安全性" text:style-name="Internet_20_link" text:visited-style-name="Visited_20_Internet_20_Link"><text:span text:style-name="T50">資訊理論安全性</text:span></text:a><text:span text:style-name="T36">和</text:span><text:a xlink:type="simple" xlink:href="https://zh.wikipedia.org/w/index.php?title=信息度量&amp;action=edit&amp;redlink=1" text:style-name="Internet_20_link" text:visited-style-name="Visited_20_Internet_20_Link"><text:span text:style-name="T52">訊息度量</text:span></text:a><text:span text:style-name="T36">等。</text:span></text:p>
      <text:p text:style-name="P289"><text:span text:style-name="T27">We quantified the amount of information transferred between birds using information-theoretic measures (</text:span><text:a xlink:type="simple" xlink:href="https://elifesciences.org/articles/68653#bib15" text:style-name="Internet_20_link" text:visited-style-name="Visited_20_Internet_20_Link"><text:span text:style-name="T8">Cover and Thomas, 2005</text:span></text:a><text:span text:style-name="T27">; </text:span><text:a xlink:type="simple" xlink:href="https://elifesciences.org/articles/68653#bib51" text:style-name="Internet_20_link" text:visited-style-name="Visited_20_Internet_20_Link"><text:span text:style-name="T8">Pilkiewicz et al., 2020</text:span></text:a><text:span text:style-name="T27">) estimated from the series of rotations of the experienced, </text:span><text:bookmark text:name="MathJax-Element-2-Frame"/><text:bookmark text:name="inf2"/><text:bookmark text:name="MathJax-Span-34"/><text:bookmark text:name="MathJax-Span-35"/><text:bookmark text:name="MathJax-Span-36"/><text:bookmark text:name="MathJax-Span-37"/><text:bookmark text:name="MathJax-Span-38"/><text:span text:style-name="T13">E</text:span><text:bookmark text:name="MathJax-Span-39"/><text:span text:style-name="T18">=</text:span><text:bookmark text:name="MathJax-Span-40"/><text:span text:style-name="T18">(</text:span><text:bookmark text:name="MathJax-Span-41"/><text:bookmark text:name="MathJax-Span-42"/><text:span text:style-name="T13">e</text:span><text:bookmark text:name="MathJax-Span-43"/><text:span text:style-name="T14">i</text:span><text:bookmark text:name="MathJax-Span-44"/><text:span text:style-name="T18">,</text:span><text:bookmark text:name="MathJax-Span-45"/><text:span text:style-name="T13">i</text:span><text:bookmark text:name="MathJax-Span-46"/><text:span text:style-name="T11">≥</text:span><text:bookmark text:name="MathJax-Span-47"/><text:span text:style-name="T18">1</text:span><text:bookmark text:name="MathJax-Span-48"/><text:span text:style-name="T18">)</text:span><text:span text:style-name="T27">, and of the naïve, </text:span><text:bookmark text:name="MathJax-Element-3-Frame"/><text:bookmark text:name="inf3"/><text:bookmark text:name="MathJax-Span-50"/><text:bookmark text:name="MathJax-Span-51"/><text:bookmark text:name="MathJax-Span-52"/><text:bookmark text:name="MathJax-Span-53"/><text:bookmark text:name="MathJax-Span-54"/><text:span text:style-name="T13">N</text:span><text:bookmark text:name="MathJax-Span-55"/><text:span text:style-name="T18">=</text:span><text:bookmark text:name="MathJax-Span-56"/><text:span text:style-name="T18">(</text:span><text:bookmark text:name="MathJax-Span-57"/><text:bookmark text:name="MathJax-Span-58"/><text:span text:style-name="T13">n</text:span><text:bookmark text:name="MathJax-Span-59"/><text:span text:style-name="T14">i</text:span><text:bookmark text:name="MathJax-Span-60"/><text:span text:style-name="T18">,</text:span><text:bookmark text:name="MathJax-Span-61"/><text:span text:style-name="T13">i</text:span><text:bookmark text:name="MathJax-Span-62"/><text:span text:style-name="T11">≥</text:span><text:bookmark text:name="MathJax-Span-63"/><text:span text:style-name="T18">1</text:span><text:bookmark text:name="MathJax-Span-64"/><text:span text:style-name="T18">)</text:span><text:span text:style-name="T27">, birds (</text:span><text:a xlink:type="simple" xlink:href="https://elifesciences.org/articles/68653#fig1" text:style-name="Internet_20_link" text:visited-style-name="Visited_20_Internet_20_Link"><text:span text:style-name="T8">Figure 1</text:span></text:a><text:span text:style-name="T27">, point 3). </text:span></text:p>
      <text:p text:style-name="P350"><text:span text:style-name="T36">提取老練鴿子的轉向序列</text:span><text:span text:style-name="T37">，估算後，使用資訊理論，得出測量方式；</text:span></text:p>
      <text:p text:style-name="P313">marginal entropy </text:p>
      <text:p text:style-name="P316"><text:span text:style-name="T292">互</text:span><text:span text:style-name="T293">資熵：兩個資訊的交集，就是</text:span><text:span text:style-name="T292">互</text:span><text:span text:style-name="T293">資熵（多餘了的）；</text:span></text:p>
      <text:p text:style-name="P314"> This is equal to bit if the flight of the naïve bird is maximally uncertain (i.e., clockwise and counterclockwise rotations are equally likely) and to bits if the flight is fully deterministic (i.e., rotations are either all clockwise or all counterclockwise).</text:p>
      <text:p text:style-name="P314">（</text:p>
      <text:p text:style-name="P317"><text:span text:style-name="T293">如果順時針和逆時針是一半一半的話</text:span><text:span text:style-name="T292">，那摩熵就是1/2；</text:span></text:p>
      <text:p text:style-name="P315">如果都是順時針，或者都是逆時針，那摩熵就是1 or 0；</text:p>
      <text:p text:style-name="P315">）</text:p>
      <text:p text:style-name="P317"><text:span text:style-name="T295">Temporal autocorrelation (also called serial correlation) </text:span><text:span text:style-name="T301">refers to the relationship between successive values (i.e. lags) of the same variable</text:span><text:span text:style-name="T295">. </text:span></text:p>
      <text:p text:style-name="P294">自我相關，也叫序列相關，是一個訊號於其自身在不同時間點的互相關。非正式地來說，它就是兩次觀察之間的相似度對它們之間的時間差的函數。它是找出重複模式，或識別隱含在訊號諧波頻率中消失的基頻的數學工具。</text:p>
      <text:p text:style-name="P333"><text:soft-page-break/><text:span text:style-name="T159">As a result of temporal autocorrelation (</text:span><text:a xlink:type="simple" xlink:href="https://elifesciences.org/articles/68653#bib44" text:style-name="Internet_20_link" text:visited-style-name="Visited_20_Internet_20_Link"><text:span text:style-name="T147">Mitchell et al., 2019</text:span></text:a><text:span text:style-name="T159">), part of this information might be contained in the recent history of rotations of the naïve bird, </text:span><text:bookmark text:name="MathJax-Element-5-Frame"/><text:bookmark text:name="inf5"/><text:bookmark text:name="MathJax-Span-107"/><text:bookmark text:name="MathJax-Span-108"/><text:bookmark text:name="MathJax-Span-109"/><text:bookmark text:name="MathJax-Span-110"/><text:bookmark text:name="MathJax-Span-111"/><text:bookmark text:name="MathJax-Span-112"/><text:span text:style-name="T148">n</text:span><text:bookmark text:name="MathJax-Span-113"/><text:bookmark text:name="MathJax-Span-114"/><text:span text:style-name="T150">(</text:span><text:bookmark text:name="MathJax-Span-115"/><text:span text:style-name="T149">k</text:span><text:bookmark text:name="MathJax-Span-116"/><text:span text:style-name="T150">)</text:span><text:bookmark text:name="MathJax-Span-117"/><text:bookmark text:name="MathJax-Span-118"/><text:span text:style-name="T149">i</text:span><text:bookmark text:name="MathJax-Span-119"/><text:span text:style-name="T151">=</text:span><text:bookmark text:name="MathJax-Span-120"/><text:bookmark text:name="MathJax-Span-121"/><text:span text:style-name="T151">{</text:span><text:bookmark text:name="MathJax-Span-122"/><text:bookmark text:name="MathJax-Span-123"/><text:bookmark text:name="MathJax-Span-124"/><text:span text:style-name="T148">n</text:span><text:bookmark text:name="MathJax-Span-125"/><text:bookmark text:name="MathJax-Span-126"/><text:span text:style-name="T149">i</text:span><text:bookmark text:name="MathJax-Span-127"/><text:span text:style-name="T152">−</text:span><text:bookmark text:name="MathJax-Span-128"/><text:span text:style-name="T149">k</text:span><text:bookmark text:name="MathJax-Span-129"/><text:span text:style-name="T150">+</text:span><text:bookmark text:name="MathJax-Span-130"/><text:span text:style-name="T150">1</text:span><text:bookmark text:name="MathJax-Span-131"/><text:span text:style-name="T151">,</text:span><text:bookmark text:name="MathJax-Span-132"/><text:span text:style-name="T151">.</text:span><text:bookmark text:name="MathJax-Span-133"/><text:span text:style-name="T151">.</text:span><text:bookmark text:name="MathJax-Span-134"/><text:span text:style-name="T151">.</text:span><text:bookmark text:name="MathJax-Span-135"/><text:span text:style-name="T151">,</text:span><text:bookmark text:name="MathJax-Span-136"/><text:bookmark text:name="MathJax-Span-137"/><text:span text:style-name="T148">n</text:span><text:bookmark text:name="MathJax-Span-138"/><text:bookmark text:name="MathJax-Span-139"/><text:span text:style-name="T149">i</text:span><text:bookmark text:name="MathJax-Span-140"/><text:span text:style-name="T152">−</text:span><text:bookmark text:name="MathJax-Span-141"/><text:span text:style-name="T150">1</text:span><text:bookmark text:name="MathJax-Span-142"/><text:span text:style-name="T151">,</text:span><text:bookmark text:name="MathJax-Span-143"/><text:bookmark text:name="MathJax-Span-144"/><text:span text:style-name="T148">n</text:span><text:bookmark text:name="MathJax-Span-145"/><text:bookmark text:name="MathJax-Span-146"/><text:span text:style-name="T149">i</text:span><text:bookmark text:name="MathJax-Span-147"/><text:span text:style-name="T151">}</text:span><text:span text:style-name="T159"> for history length </text:span><text:span text:style-name="T160">k</text:span><text:span text:style-name="T159"> (</text:span><text:a xlink:type="simple" xlink:href="https://elifesciences.org/articles/68653#fig1" text:style-name="Internet_20_link" text:visited-style-name="Visited_20_Internet_20_Link"><text:span text:style-name="T147">Figure 1</text:span></text:a><text:span text:style-name="T159">, point 4, dark green entries in the naïve time series). The remaining predictive information, which is not explained by the past behaviour of the naïve bird, is quantified by the marginal entropy,</text:span></text:p>
      <text:section text:style-name="Sect1" text:name="equ1">
        <text:p text:style-name="P197"><text:bookmark text:name="MathJax-Element-6-Frame"/><text:bookmark text:name="MathJax-Span-151"/><text:bookmark text:name="MathJax-Span-150"/><text:bookmark text:name="MathJax-Span-149"/><text:bookmark text:name="MathJax-Span-148"/><text:span text:style-name="T302">H</text:span><text:bookmark text:name="MathJax-Span-152"/><text:span text:style-name="T305">(</text:span><text:bookmark text:name="MathJax-Span-153"/><text:bookmark text:name="MathJax-Span-154"/><text:span text:style-name="T302">N</text:span><text:bookmark text:name="MathJax-Span-155"/><text:bookmark text:name="MathJax-Span-156"/><text:span text:style-name="T303">i</text:span><text:bookmark text:name="MathJax-Span-157"/><text:span text:style-name="T306">+</text:span><text:bookmark text:name="MathJax-Span-158"/><text:span text:style-name="T306">1</text:span><text:bookmark text:name="MathJax-Span-159"/><text:bookmark text:name="MathJax-Span-160"/><text:span text:style-name="T305">|</text:span><text:bookmark text:name="MathJax-Span-161"/><text:bookmark text:name="MathJax-Span-162"/><text:span text:style-name="T302">N</text:span><text:bookmark text:name="MathJax-Span-163"/><text:bookmark text:name="MathJax-Span-164"/><text:span text:style-name="T306">(</text:span><text:bookmark text:name="MathJax-Span-165"/><text:span text:style-name="T303">k</text:span><text:bookmark text:name="MathJax-Span-166"/><text:span text:style-name="T306">)</text:span><text:bookmark text:name="MathJax-Span-167"/><text:span text:style-name="T305">)</text:span><text:bookmark text:name="MathJax-Span-168"/><text:span text:style-name="T305">=</text:span><text:bookmark text:name="MathJax-Span-169"/>−<text:bookmark text:name="MathJax-Span-170"/><text:bookmark text:name="MathJax-Span-171"/>∑<text:bookmark text:name="MathJax-Span-172"/><text:bookmark text:name="MathJax-Span-173"/><text:bookmark text:name="MathJax-Span-174"/><text:span text:style-name="T303">n</text:span><text:bookmark text:name="MathJax-Span-175"/><text:bookmark text:name="MathJax-Span-176"/><text:bookmark text:name="MathJax-Span-177"/><text:span text:style-name="T304">i</text:span><text:bookmark text:name="MathJax-Span-178"/><text:bookmark text:name="MathJax-Span-179"/><text:span text:style-name="T307">(</text:span><text:bookmark text:name="MathJax-Span-180"/><text:span text:style-name="T304">k</text:span><text:bookmark text:name="MathJax-Span-181"/><text:span text:style-name="T307">)</text:span><text:bookmark text:name="MathJax-Span-182"/><text:span text:style-name="T307">,</text:span><text:bookmark text:name="MathJax-Span-183"/><text:bookmark text:name="MathJax-Span-184"/><text:span text:style-name="T304">n</text:span><text:bookmark text:name="MathJax-Span-185"/><text:bookmark text:name="MathJax-Span-186"/><text:span text:style-name="T304">i</text:span><text:bookmark text:name="MathJax-Span-187"/><text:span text:style-name="T307">+</text:span><text:bookmark text:name="MathJax-Span-188"/><text:span text:style-name="T307">1</text:span><text:bookmark text:name="MathJax-Span-189"/><text:bookmark text:name="MathJax-Span-190"/><text:span text:style-name="T302">p</text:span><text:bookmark text:name="MathJax-Span-191"/><text:span text:style-name="T305">(</text:span><text:bookmark text:name="MathJax-Span-192"/><text:bookmark text:name="MathJax-Span-193"/><text:span text:style-name="T302">n</text:span><text:bookmark text:name="MathJax-Span-194"/><text:bookmark text:name="MathJax-Span-195"/><text:span text:style-name="T306">(</text:span><text:bookmark text:name="MathJax-Span-196"/><text:span text:style-name="T303">k</text:span><text:bookmark text:name="MathJax-Span-197"/><text:span text:style-name="T306">)</text:span><text:bookmark text:name="MathJax-Span-198"/><text:bookmark text:name="MathJax-Span-199"/><text:span text:style-name="T303">i</text:span><text:bookmark text:name="MathJax-Span-200"/><text:span text:style-name="T305">,</text:span><text:bookmark text:name="MathJax-Span-201"/><text:bookmark text:name="MathJax-Span-202"/><text:span text:style-name="T302">n</text:span><text:bookmark text:name="MathJax-Span-203"/><text:bookmark text:name="MathJax-Span-204"/><text:span text:style-name="T303">i</text:span><text:bookmark text:name="MathJax-Span-205"/><text:span text:style-name="T306">+</text:span><text:bookmark text:name="MathJax-Span-206"/><text:span text:style-name="T306">1</text:span><text:bookmark text:name="MathJax-Span-207"/><text:span text:style-name="T305">)</text:span><text:bookmark text:name="MathJax-Span-208"/><text:bookmark text:name="MathJax-Span-209"/><text:bookmark text:name="MathJax-Span-210"/><text:bookmark text:name="MathJax-Span-211"/><text:bookmark text:name="MathJax-Span-212"/><text:bookmark text:name="MathJax-Span-213"/><text:span text:style-name="T305">l</text:span><text:bookmark text:name="MathJax-Span-214"/><text:span text:style-name="T305">o</text:span><text:bookmark text:name="MathJax-Span-215"/><text:span text:style-name="T305">g</text:span><text:bookmark text:name="MathJax-Span-216"/><text:bookmark text:name="MathJax-Span-217"/><text:span text:style-name="T306">2</text:span><text:bookmark text:name="MathJax-Span-218"/><text:bookmark text:name="MathJax-Span-219"/><text:bookmark text:name="MathJax-Span-220"/><text:span text:style-name="T303">p</text:span><text:bookmark text:name="MathJax-Span-221"/><text:span text:style-name="T306">(</text:span><text:bookmark text:name="MathJax-Span-222"/><text:bookmark text:name="MathJax-Span-223"/><text:span text:style-name="T303">n</text:span><text:bookmark text:name="MathJax-Span-224"/><text:bookmark text:name="MathJax-Span-225"/><text:span text:style-name="T307">(</text:span><text:bookmark text:name="MathJax-Span-226"/><text:span text:style-name="T304">k</text:span><text:bookmark text:name="MathJax-Span-227"/><text:span text:style-name="T307">)</text:span><text:bookmark text:name="MathJax-Span-228"/><text:bookmark text:name="MathJax-Span-229"/><text:span text:style-name="T304">i</text:span><text:bookmark text:name="MathJax-Span-230"/><text:span text:style-name="T306">,</text:span><text:bookmark text:name="MathJax-Span-231"/><text:bookmark text:name="MathJax-Span-232"/><text:span text:style-name="T303">n</text:span><text:bookmark text:name="MathJax-Span-233"/><text:bookmark text:name="MathJax-Span-234"/><text:span text:style-name="T304">i</text:span><text:bookmark text:name="MathJax-Span-235"/><text:span text:style-name="T307">+</text:span><text:bookmark text:name="MathJax-Span-236"/><text:span text:style-name="T307">1</text:span><text:bookmark text:name="MathJax-Span-237"/><text:span text:style-name="T306">)</text:span><text:bookmark text:name="MathJax-Span-238"/><text:bookmark text:name="MathJax-Span-239"/><text:span text:style-name="T303">p</text:span><text:bookmark text:name="MathJax-Span-240"/><text:span text:style-name="T306">(</text:span><text:bookmark text:name="MathJax-Span-241"/><text:bookmark text:name="MathJax-Span-242"/><text:span text:style-name="T303">n</text:span><text:bookmark text:name="MathJax-Span-243"/><text:bookmark text:name="MathJax-Span-244"/><text:span text:style-name="T307">(</text:span><text:bookmark text:name="MathJax-Span-245"/><text:span text:style-name="T304">k</text:span><text:bookmark text:name="MathJax-Span-246"/><text:span text:style-name="T307">)</text:span><text:bookmark text:name="MathJax-Span-247"/><text:bookmark text:name="MathJax-Span-248"/><text:span text:style-name="T304">i</text:span><text:bookmark text:name="MathJax-Span-249"/><text:span text:style-name="T306">)</text:span><text:bookmark text:name="MathJax-Span-250"/><text:span text:style-name="T305">,</text:span></text:p>
      </text:section>
      <text:p text:style-name="P199"><text:span text:style-name="T19">of its future rotations, </text:span><text:bookmark text:name="MathJax-Element-7-Frame"/><text:bookmark text:name="inf6"/><text:bookmark text:name="MathJax-Span-252"/><text:bookmark text:name="MathJax-Span-253"/><text:bookmark text:name="MathJax-Span-254"/><text:bookmark text:name="MathJax-Span-255"/><text:bookmark text:name="MathJax-Span-256"/><text:bookmark text:name="MathJax-Span-257"/><text:span text:style-name="T12">N</text:span><text:bookmark text:name="MathJax-Span-258"/><text:bookmark text:name="MathJax-Span-259"/><text:span text:style-name="T15">i</text:span><text:bookmark text:name="MathJax-Span-260"/><text:span text:style-name="T16">+</text:span><text:bookmark text:name="MathJax-Span-261"/><text:span text:style-name="T16">1</text:span><text:span text:style-name="T19">, conditioned on the outcome of the past rotations, (</text:span><text:a xlink:type="simple" xlink:href="https://elifesciences.org/articles/68653#fig1" text:style-name="Internet_20_link" text:visited-style-name="Visited_20_Internet_20_Link"><text:span text:style-name="T9">Figure 1</text:span></text:a><text:span text:style-name="T19">, Venn diagram, overlap of the white and light purple areas).</text:span></text:p>
      <text:p text:style-name="P333"><text:span text:style-name="T294">作為連續的自我相關函數，對於新手鴿子的下一步的預測有兩個訊息可以參考</text:span><text:span text:style-name="T296"> = 久的自己的rotation訊息 + 與老手鴿子的互資熵；</text:span></text:p>
      <text:h text:style-name="P291" text:outline-level="3">Measuring exploration and exploitation</text:h>
      <text:p text:style-name="P294">For each point in a focal trajectory, we determined the point-to-point distance to a baseline trajectory as the minimum distance from the focal point to its closest point in the baseline trajectory.</text:p>
      <text:p text:style-name="P294">特定的軌跡中的點到，基準軌跡的點的距離，的計算公式是：基準軌跡中與這個點的距離最短的點，它們之間的距離；（把點到軌跡的距離，計算成，點到點的距離，因為軌跡不是規律的圖形，所以如果計算距離的話，不好計算，需要統一公式才可以）；</text:p>
      <text:p text:style-name="P318"><text:span text:style-name="T291">Using this measure, pairwise analysis of successive routes from the last three flights of the experienced bird during training (generation 1) showed that, once established, the bird largely remained within a point-to-point distance of 300 m from its idiosyncratic route (</text:span><text:a xlink:type="simple" xlink:href="https://elifesciences.org/articles/68653#app1fig3" text:style-name="Internet_20_link" text:visited-style-name="Visited_20_Internet_20_Link"><text:span text:style-name="T199">Appendix 1—figure 3a</text:span></text:a><text:span text:style-name="T291">). Therefore, we used 300 m as a threshold to group points from a focal route into flight segments differentiated between those exploring new solutions and those exploiting known ones.</text:span></text:p>
      <text:p text:style-name="P318"><text:span text:style-name="T294">相鄰的三次的放飛中，有經驗的鴿子，與自己的特性路線的距離，大部分在</text:span><text:span text:style-name="T297">300m以內；所以把300m作為臨界點；</text:span></text:p>
      <text:p text:style-name="P295">（</text:p>
      <text:p text:style-name="P295">小於300m的話是exploiting known ones ， 大與300m的話是exploring new solution;</text:p>
      <text:p text:style-name="P295">）</text:p>
      <text:p text:style-name="P295">We then compared the trajectories of consecutive flights for the same subjects to label each segment in the experimental and control datasets. For each focal trajectory that we aimed to label, we considered the trajectory of the previous release as a baseline trajectory for the comparison. In the case of paired birds (i.e., both experimental and fixed-pairs control), we considered the trajectory of the pair defined by the mean position of the two birds over time. </text:p>
      <text:p text:style-name="P295">(</text:p>
      <text:p text:style-name="P319"><text:soft-page-break/><text:span text:style-name="T297">通過</text:span><text:span text:style-name="T294">300m的臨界點，就可以基於baseline畫出一個區域圖，和之前話nfz的圖形是一樣的，通過每個點，模擬兩個點，來粗略的畫出，預測區域圖；如果超過這個預測區域圖的話，可以認為是exploration new solution；</text:span></text:p>
      <text:p text:style-name="P296">)</text:p>
      <text:p text:style-name="P319"><text:span text:style-name="T294"> </text:span><text:span text:style-name="T300">For the first release of each generation in the experimental group, we used as baseline trajectory the last release of the previous generation because in this case there was no previous flight of the same pair to compare with.</text:span></text:p>
      <text:p text:style-name="P319"><text:span text:style-name="T294">第一次放飛的話</text:span><text:span text:style-name="T298">，會把上一代的最後一次的放飛，作為基準線；</text:span></text:p>
      <text:p text:style-name="P297">Because the introduction of a naïve bird at each generation was likely to affect the baseline model of exploitation in a more pronounced manner than that of solo and fixed pairs of birds, this model might have been susceptible to differences between the experimental design of transmission chain experiments with respect to those of the two controls. </text:p>
      <text:p text:style-name="P293">對於exploitation模型來說，有兩個重要的變動因素：</text:p>
      <text:p text:style-name="P319"><text:span text:style-name="T298">因素</text:span><text:span text:style-name="T299">1：</text:span><text:span text:style-name="T298">新加入的鴿子的影響比較大</text:span><text:span text:style-name="T299">（相比於固定的鴿子組合）；</text:span></text:p>
      <text:p text:style-name="P293">因素2：不同的transmission chain的實驗；</text:p>
      <text:p text:style-name="P293"/>
      <text:p text:style-name="P321">6/21</text:p>
      <text:p text:style-name="P321">1 論文第一次開會<text:span text:style-name="T308">，需要研究的幾個重點：</text:span></text:p>
      <text:p text:style-name="P321">對鴿250的limit是怎麼來的？<text:span text:style-name="T309">（論文未說明，另一篇也沒提）</text:span><text:span text:style-name="T310">(250m群體飛行影響,也查一下是否公式中有體現)</text:span></text:p>
      <text:p text:style-name="P322">(</text:p>
      <text:p text:style-name="P322">距離越遠，相似度越低，所以，選擇的臨界點是250m；</text:p>
      <text:p text:style-name="P322">)</text:p>
      <text:p text:style-name="P323">革新的量，不一定是更有效率，如何判斷是更好的route呢？<text:span text:style-name="T311">（固化的路徑不一定不好，怎麼判斷波動的路徑是比較好的？）</text:span><text:span text:style-name="T309">（解決）</text:span></text:p>
      <text:p text:style-name="P323">Figure2 的含義？</text:p>
      <text:p text:style-name="P324">（</text:p>
      <text:p text:style-name="P331">Panel (a) shows the net predictive power of the two birds over generations; it measures the excess predictive information within the pair and highlights which of the two birds is more informative (purple for the experienced bird, green for the naïve bird). The red line corresponds to a linear fit over generations using the Theil–Sen estimator. </text:p>
      <text:p text:style-name="P331">a圖說明的是兩個鴿子總體的信息量，總體信息量在慢慢提升，紫色代表的是E；</text:p>
      <text:p text:style-name="P324">During the first two generations of paired flights (<text:a xlink:type="simple" xlink:href="https://elifesciences.org/articles/68653#fig2" text:style-name="Internet_20_link" text:visited-style-name="Visited_20_Internet_20_Link"><text:span text:style-name="T198">Figure 2a</text:span></text:a>, paired analysis), when there was a large margin to improve the efficiency of the pair’s <text:soft-page-break/>trajectory, the naïve bird was more informative than the experienced one, evidenced by a stronger influence of the former over the latter. </text:p>
      <text:p text:style-name="P331">a圖中，前面2代的時候，路徑可以大幅度改良，所以n的信息量比較大；</text:p>
      <text:p text:style-name="P324">At generation 4, there was a balance between the two birds, whereas the experienced bird eventually became the better source of predictive information in the last generation. A linear fit over generations of the paired comparison (<text:a xlink:type="simple" xlink:href="https://elifesciences.org/articles/68653#fig2" text:style-name="Internet_20_link" text:visited-style-name="Visited_20_Internet_20_Link"><text:span text:style-name="T198">Figure 2a</text:span></text:a>, red line) showed an increasing influence of the experienced bird over the naïve one (Theil–Sen estimator, slope 0.534, p&lt;0.001).</text:p>
      <text:p text:style-name="P332">4代之後，E的影響漸漸變大，兩者對於革新的貢獻慢慢平衡了；</text:p>
      <text:p text:style-name="P331">Panel (b) shows the predictive power of naïve and experienced birds separately from each other as a function of generations. The predictive power of a bird with respect to the other is measured in terms of the percentage reduction in uncertainty, and it has been computed on the basis of transfer entropy as detailed in Materials and methods.</text:p>
      <text:p text:style-name="P331">b圖：分開看各自的信息量：前面2代，E的比較多，後面2代，n的比較多；</text:p>
      <text:p text:style-name="P324">Additionally, a non-paired comparison of the same results revealed that, although the behaviour of the naïve bird resulted, on average, in a marginally higher predictive power than that of the experienced bird (18.7–21.4% versus 17.7–20.5%), variations in each bird’s route explained a large portion of the other bird’s behaviour (<text:a xlink:type="simple" xlink:href="https://elifesciences.org/articles/68653#fig2" text:style-name="Internet_20_link" text:visited-style-name="Visited_20_Internet_20_Link"><text:span text:style-name="T198">Figure 2b</text:span></text:a>), suggesting non-trivial leadership dynamics. </text:p>
      <text:p text:style-name="P324">）</text:p>
      <text:p text:style-name="P323"/>
      <text:p text:style-name="P325">Figure3的右側的圖中：40m的時候，為什麼信息熵差不多？</text:p>
      <text:p text:style-name="P326">（</text:p>
      <text:p text:style-name="P326">We did so by considering the amount of predictive information obtained by each bird as a function of the distance from the experienced to the naïve bird projected over their mean direction of motion (<text:a xlink:type="simple" xlink:href="https://elifesciences.org/articles/68653#fig3" text:style-name="Internet_20_link" text:visited-style-name="Visited_20_Internet_20_Link"><text:span text:style-name="T198">Figure 3b</text:span></text:a>). We found that within a distance of up to 30 m the bird flying ahead was consistently more informative than that flying in the back. </text:p>
      <text:p text:style-name="P326">30m以內的話，信息熵貢獻大；原因不明；</text:p>
      <text:p text:style-name="P326">查看另一篇論文：</text:p>
      <text:p text:style-name="P326"><text:a xlink:type="simple" xlink:href="https://royalsocietypublishing.org/doi/10.1098/rsif.2013.0529" text:style-name="Internet_20_link" text:visited-style-name="Visited_20_Internet_20_Link">https://royalsocietypublishing.org/doi/10.1098/rsif.2013.0529</text:a></text:p>
      <text:p text:style-name="P326">）</text:p>
      <text:p text:style-name="P327">Figure4中c的圖，固定鴿子的繼承比例圖有沒有？可以作為參考；<text:span text:style-name="T312">（沒有找到材料）</text:span></text:p>
      <text:p text:style-name="P328">新舊鴿子的實驗的時間效率是否有一個詳細的比例參數？</text:p>
      <text:p text:style-name="P328">We study collective decision-making and the exploration–exploitation trade-off using an experimental analysis of cumulative route development in homing pigeons conducted by <text:a xlink:type="simple" xlink:href="https://elifesciences.org/articles/68653#bib56" text:style-name="Internet_20_link" text:visited-style-name="Visited_20_Internet_20_Link"><text:span text:style-name="T198">Sasaki and Biro, 2017</text:span></text:a>. In their experiments, pairs <text:soft-page-break/>consisting of a naïve and an experienced bird were required to successively solve the same homing task a total of 12 times. This set of paired flights, which represents a single generation of cumulative route development, allowed the naïve bird to acquire knowledge of localized visual landmarks necessary for homing. At the end of each generation, the more experienced bird was then replaced with a new naïve individual and the learning process was repeated with the newly formed pair. This transmission-chain design, where experienced individuals were repeatedly replaced with naïve ones, lasted five generations and was replicated in 10 independent transmission chains. Route efficiency was measured as the ratio of the beeline distance between the release site and the home loft (i.e., the ideal optimum) and the actual distance travelled by birds. Sasaki and Biro’s (2017) s results showed that, although homing efficiency dropped considerably every time a new naïve bird was introduced, transmission-chain pairs continued to improve within and over generations, eventually outperforming both solo and fixed-pair controls (respectively, 0.92 efficiency versus 0.83 and 0.85). In contrast, the efficiency of solo and fixed pairs plateaued after they had first established their idiosyncratic routes (around the 9th–10th release for the former and the 7th–8th release for the latter).</text:p>
      <text:p text:style-name="P328"><text:a xlink:type="simple" xlink:href="https://www.nature.com/articles/ncomms15049" text:style-name="Internet_20_link" text:visited-style-name="Visited_20_Internet_20_Link">https://www.nature.com/articles/ncomms15049</text:a></text:p>
      <text:p text:style-name="P328">通過<text:span text:style-name="T313">Figure2 可以看出來，路徑的改良率更高；</text:span></text:p>
      <text:p text:style-name="P328">不像固定組，每一代一開始就很穩定<text:span text:style-name="T314">，實驗組是到偏後的飛行次數的時候路徑的效率才提升上來的；</text:span></text:p>
      <text:p text:style-name="P329">（另外一個實驗說明：效率分數達到0.92分，單鴿分數是0.83，固定對鴿是0.85分）</text:p>
      <text:p text:style-name="P334"><text:span text:style-name="T308">Sunny：</text:span>確認看看那些方式或是工具可以協助我們打造前端分析的界面，幫助客人可以實際提示成績</text:p>
      <text:p text:style-name="P334"/>
      <text:p text:style-name="P335">2 數據分析的後台數據庫有哪些？</text:p>
      <text:p text:style-name="P335">如果要設計數據分析的話，數據分析的結果的材料的存儲，需要用到什麼特別的數據庫嗎？還是說用不同的數據庫進行存儲等等？</text:p>
      <text:p text:style-name="P336">3 </text:p>
      <text:p text:style-name="P336">要不要使用matlab做數據分析<text:span text:style-name="T315">？</text:span></text:p>
      <text:p text:style-name="P336"><text:span text:style-name="T316">數據分析設計</text:span><text:span text:style-name="T319">：</text:span></text:p>
      <text:p text:style-name="P337">（</text:p>
      <text:p text:style-name="P337">我們是3，6分鐘一個點；<text:span text:style-name="T320">300～500km；</text:span></text:p>
      <text:p text:style-name="P337">實驗使用的數據是5hz<text:span text:style-name="T321">(0.2s)</text:span>；<text:span text:style-name="T320">8.</text:span><text:span text:style-name="T322">6</text:span><text:span text:style-name="T320">km；</text:span></text:p>
      <text:p text:style-name="P337">）</text:p>
      <text:p text:style-name="P338">（</text:p>
      <text:p text:style-name="P338"><text:soft-page-break/>兩個公式：</text:p>
      <text:p text:style-name="P341">一個是基於beeline，軌跡點的route的匹配率是怎麼算的？</text:p>
      <text:p text:style-name="P342"> <text:span text:style-name="T323">Route efficiency was calculated by dividing the direct straight-line distance from the release point to home by the actual distance flown. </text:span></text:p>
      <text:p text:style-name="P342"><text:span text:style-name="T323">效率算法是:</text:span><text:span text:style-name="T324">beeline / 飛行路徑的長度；</text:span></text:p>
      <text:p text:style-name="P343">Route similarity was measured as the mean nearest-neighbour distance between a focal track and a chosen reference track. For each point on the focal track, the distance to the closest point on the reference track (for example, a previous flight) was measured, and the mean of these distances was calculated. Lower mean nearest-neighbor distances therefore corresponded to greater similarities between tracks.</text:p>
      <text:p text:style-name="P344">相似度算法是<text:span text:style-name="T325">：計算所有點到參考路線的距離，然後計算平均距離，平均距離越小，相似度越高；</text:span></text:p>
      <text:p text:style-name="P348">A given pair’s route efficiency in the experimental group and in the fixed pair control group was calculated as the mean of the two birds’ efficiencies. Similarly, a given pair’s route similarity to its previous flight was calculated as the mean of the two birds’ nearest-neighbour distances to their own respective previous routes.</text:p>
      <text:p text:style-name="P345">路徑的效率和路徑的相似度<text:span text:style-name="T326">，都是按照兩個鴿子的平均值計算的；</text:span></text:p>
      <text:p text:style-name="P341">一個是兩個軌跡點的route的匹配率計算：這個可以按照之前的公式；</text:p>
      <text:p text:style-name="P338">）</text:p>
      <text:p text:style-name="P336"><text:span text:style-name="T316">功能</text:span><text:span text:style-name="T317">1：</text:span><text:span text:style-name="T316">這次飛行路徑的效率</text:span><text:span text:style-name="T319">：</text:span></text:p>
      <text:p text:style-name="P336">baseline直接設計成：從A到B的beeline就好了，即是直線的路徑；這樣就可以看出這個route和beeline比較之後的匹配率是多少；</text:p>
      <text:p text:style-name="P336"><text:span text:style-name="T316">功能</text:span><text:span text:style-name="T317">2：</text:span><text:span text:style-name="T316">本次飛行</text:span><text:span text:style-name="T317">，相較上次飛行，改良率是多少</text:span><text:span text:style-name="T319">：利用功能1，進行對比；</text:span></text:p>
      <text:p text:style-name="P336"/>
      <text:p text:style-name="P336">訓練改良<text:span text:style-name="T327">：比較有機會操作的方式是：路徑效率好的鴿，帶路徑效率差（or 新手鴿子）飛行之後，路徑效率差（or新手鴿子）的路徑效率也能達到0.9以上；</text:span></text:p>
      <text:p text:style-name="P336"/>
      <text:p text:style-name="P336"><text:span text:style-name="T316">模塊化的功能</text:span><text:span text:style-name="T317">：</text:span></text:p>
      <text:p text:style-name="P336"><text:span text:style-name="T316">優秀訓練模擬</text:span><text:span text:style-name="T319">：模擬新+舊各自飛行的實驗，讓route的效率不斷提升，看看能提升到什麼程度；</text:span></text:p>
      <text:p text:style-name="P336">基本的訓練各自的流程是什麼<text:span text:style-name="T328">？</text:span></text:p>
      <text:p text:style-name="P336"/>
      <text:p text:style-name="P339"><text:soft-page-break/>6/23</text:p>
      <text:p text:style-name="P339">1 讀論文的時候，遇到一個單詞有多個意思的情況，導致對於意思的理解有很大偏差，這樣，就可以搜索這個單詞在論文中的出現過的意思，羅列下來之後，再看這段話中，這個單詞是什麼意思；</text:p>
      <text:p text:style-name="P278"><text:span text:style-name="T329">To quantify the transfer of route information between individuals and between generations, we calculated route similarities within the same chain and between different chains in the experimental group. Given that routes generated by solo birds are known to be idiosyncratic and to differ between individuals</text:span><text:bookmark text:name="ref-link-section-d79009961e669"/><text:a xlink:type="simple" xlink:href="https://www.nature.com/articles/ncomms15049#ref-CR18" text:style-name="Internet_20_link" text:visited-style-name="Visited_20_Internet_20_Link"><text:span text:style-name="T332">18</text:span></text:a><text:span text:style-name="T329">, if social transmission was operating within chains then we expected that routes would show higher similarity within the same chain than between different chains.</text:span></text:p>
      <text:p text:style-name="P339"/>
      <text:p text:style-name="P339">這一段的意思是：</text:p>
      <text:p text:style-name="P339">chain是不同的任務鏈條，但是並非是說起點和終點不一樣了，而是開始飛的那個鳥不一樣，因為第一代的鴿子會初始化一個帶有自己特色的route，這個route會影響到後續的generation的route的特點；</text:p>
      <text:p text:style-name="P339">研究兩個東西：一個是以其飛的兩個鴿子的信息傳遞，一個是不同代的信息傳遞；</text:p>
      <text:p text:style-name="P339">可以看到同一個鏈條中的route的距離在幾十到<text:span text:style-name="T334">400左右；</text:span></text:p>
      <text:p text:style-name="P339">不同鏈條中的route的平均距離，差距在<text:span text:style-name="T335">200到600之間；</text:span></text:p>
      <text:p text:style-name="P336">原理：如果代與代之間有信息傳遞的話，就會出現，chain內的相似度，比不同chain之間的<text:span text:style-name="T336">r</text:span>oute相似度要高；</text:p>
      <text:p text:style-name="P336">結論是：代與代之間有信息傳遞；（但是下面這段可以得出結論：隨着代數的增加，chain的差異變的越來越小）</text:p>
      <text:p text:style-name="P336"><text:span text:style-name="T329">For flights separated by four generations, routes in the same chain were no longer more similar to each other than they were to routes in different chains (</text:span><text:span text:style-name="T330">W</text:span><text:span text:style-name="T329">=189, </text:span><text:span text:style-name="T330">P</text:span><text:span text:style-name="T329">=0.11). This was likely because, as generation distance increased, not only were there fewer potential comparisons to be made (reducing statistical power) but also the routes analysed necessarily included later-stage ones: as these all typically converged on the beeline, they homogenized variation across chains</text:span></text:p>
      <text:p text:style-name="P346">可以看到從第四代開始，差距已經不大了；因為代數增加之後，可探索的部分減少了，還有後面代數來說，對於路徑分析，更加靠近baseline了，所以差異變小了；</text:p>
      <text:p text:style-name="P336"><text:span text:style-name="T329">Even excluding these data, routes were significantly more similar within the same chain than between different chains for generation distances of 1 (Mann–Whitney–Wilcoxon test: </text:span><text:span text:style-name="T330">W</text:span><text:span text:style-name="T329">=2,264, </text:span><text:span text:style-name="T330">P</text:span><text:span text:style-name="T329">&lt;0.01). We used the last flight of each generation to represent birds’ routes in these comparisons, because routes were typically established by then </text:span><text:soft-page-break/><text:span text:style-name="T329">(</text:span><text:a xlink:type="simple" xlink:href="https://www.nature.com/articles/ncomms15049#MOESM3381" text:style-name="Internet_20_link" text:visited-style-name="Visited_20_Internet_20_Link"><text:span text:style-name="T333">Supplementary Fig. 2</text:span></text:a><text:span text:style-name="T329">). The similarities were compared using Mann–Whitney–Wilcoxon tests as they were not normally distributed (</text:span><text:a xlink:type="simple" xlink:href="https://www.nature.com/articles/ncomms15049#Fig3" text:style-name="Internet_20_link" text:visited-style-name="Visited_20_Internet_20_Link"><text:span text:style-name="T333">Fig. 3</text:span></text:a><text:span text:style-name="T329">).</text:span></text:p>
      <text:p text:style-name="P346">每一代採用的route是最後一次飛行用的route；</text:p>
      <text:p text:style-name="P336"><text:span text:style-name="T329">就算是使用上一代的</text:span><text:span text:style-name="T331">E的route，與這一帶的N的route，計算similarity；也比不同chain的route的相似度要高；</text:span></text:p>
      <text:p text:style-name="P347">也就是說：比如第3代的N的route，和第2代的E的route（第一代那只）對比的similarity &gt; 與另一個chain的第3代的N的route的similarity；</text:p>
      <text:p text:style-name="P336"/>
      <text:p text:style-name="P336">在method中可以看到：</text:p>
      <text:h text:style-name="P292" text:outline-level="3"><text:bookmark text:name="Sec7"/>Subjects and experimental protocols</text:h>
      <text:p text:style-name="P228">We used 60 homing pigeons, <text:span text:style-name="T207">Columba livia</text:span>, bred at the Oxford University Field Station, Wytham, UK (51°46′58.34″N, 1°19′02.40″W). Subjects were between 2 and 9 years of age and had participated in experiments in previous years, but had never been released from the vicinity of the current release site. All were equipped with an elastic harness ‘backpack’ carrying a plasticine dummy weight (15 g). Dummy weights were replaced by GPS loggers (see below) during all experimental releases.</text:p>
      <text:p text:style-name="P229"><text:span text:style-name="T54">All releases were conducted from the same site, Greenhill Farm (51°51′23.8″N, 1°17′03.0″W; distance to home: 8.6 km, direction to home: 197°). The experimental group consisted of 10 independent chains of ‘generations’ as follows. In the first generation of each chain, a single pigeon was released individually 12 times (a number shown by previous research to be sufficient to allow birds to develop stable routes</text:span><text:bookmark text:name="ref-link-section-d79009961e868"/><text:a xlink:type="simple" xlink:href="https://www.nature.com/articles/ncomms15049#ref-CR10" text:style-name="Internet_20_link" text:visited-style-name="Visited_20_Internet_20_Link"><text:span text:style-name="T86">10</text:span></text:a><text:span text:style-name="T55">,</text:span><text:bookmark text:name="ref-link-section-d79009961e871"/><text:a xlink:type="simple" xlink:href="https://www.nature.com/articles/ncomms15049#ref-CR18" text:style-name="Internet_20_link" text:visited-style-name="Visited_20_Internet_20_Link"><text:span text:style-name="T86">18</text:span></text:a><text:span text:style-name="T54">). </text:span></text:p>
      <text:p text:style-name="P336"/>
      <text:p text:style-name="P340">2 混合線性模型：</text:p>
      <text:p text:style-name="P340">linear mixed-effects model</text:p>
      <text:p text:style-name="P340"><text:a xlink:type="simple" xlink:href="https://www.yongxi-stat.com/混合線性模型/" text:style-name="Internet_20_link" text:visited-style-name="Visited_20_Internet_20_Link">https://www.yongxi-stat.com/%E6%B7%B7%E5%90%88%E7%B7%9A%E6%80%A7%E6%A8%A1%E5%9E%8B/</text:a></text:p>
      <text:p text:style-name="P340"><text:span text:style-name="T193">混合線性模式主要用於分析有重複測量的資料，其概念建立在基礎的</text:span><text:a xlink:type="simple" xlink:href="https://paper.qqstatistic.com/multiple-regression-analysis/" text:style-name="Internet_20_link" text:visited-style-name="Visited_20_Internet_20_Link"><text:span text:style-name="Strong_20_Emphasis"><text:span text:style-name="T337">迴歸分析</text:span></text:span></text:a><text:span text:style-name="T193">上面，使用上類似概化估計方程式(GEE)，其特點是可以同時估計固定及隨機效果，適用於個人推估，主要說明如下。</text:span></text:p>
      <text:p text:style-name="P225"><text:bookmark text:name="more-551"/>一、使用狀況：</text:p>
      <text:p text:style-name="P226"><text:soft-page-break/><text:span text:style-name="T338">混合線性模式</text:span><text:span text:style-name="T339">(LMM)</text:span><text:span text:style-name="T338">最主要是使用在長期追蹤研究</text:span><text:span text:style-name="T339">(Longitudinal studies)</text:span><text:span text:style-name="T338">，其變項在每次追蹤上有重複測量的狀況</text:span><text:span text:style-name="T339">(</text:span><text:span text:style-name="T338">例如：同一個病人去醫院看三次病，每一次的就醫紀錄或生物指標</text:span><text:span text:style-name="T339">)</text:span><text:span text:style-name="T338">，變項每次量測之間互相不獨立，或研究架構為鑲嵌</text:span><text:span text:style-name="T339">(</text:span><text:span text:style-name="T338">例如：同一個醫生看了很多個病人，考慮醫生之間的差異</text:span><text:span text:style-name="T339">)</text:span><text:span text:style-name="T338">的研究。</text:span></text:p>
      <text:p text:style-name="P227"><text:span text:style-name="T340">3 論文中的判斷exploration 和 exploitation 的</text:span><text:span text:style-name="T154">threshold</text:span><text:span text:style-name="T155">（臨界點）是300m；</text:span></text:p>
      <text:p text:style-name="P222">但是因為我們的誤差比較大，所以臨界點也需要相應的使用自己的參數;</text:p>
      <text:p text:style-name="P222">和他們的方法一樣，測試出適合的臨界點：</text:p>
      <text:p text:style-name="P222"/>
      <text:p text:style-name="P223">6/24</text:p>
      <text:p text:style-name="P223">1 A1F3,a： y軸的0.001有什麼意思？</text:p>
      <text:p text:style-name="P223">相似度的臨界值，為什麼抓70.5%；</text:p>
      <text:p text:style-name="P223">相似度可以怎麼使用？</text:p>
      <text:p text:style-name="P224">2 怎麼結合時間來判斷飛行；</text:p>
      <text:p text:style-name="P221">不論是相似度計算公式，還是路徑效率公式；最終是否可以和時間進行結合？</text:p>
      <text:p text:style-name="P298">6/27</text:p>
      <text:p text:style-name="P45">總結整理：路徑效率，路徑效率提升的所有點：</text:p>
      <text:p text:style-name="P171"><text:a xlink:type="simple" xlink:href="https://elifesciences.org/articles/68653" text:style-name="Internet_20_link" text:visited-style-name="Visited_20_Internet_20_Link"><text:span text:style-name="T168">https://elifesciences.org/articles/68653</text:span></text:a></text:p>
      <text:p text:style-name="P117">路徑效率所有資訊：</text:p>
      <text:p text:style-name="P171"><text:span text:style-name="T156">Although learning generally improves route efficiency, both social learning and information pooling tend to reach a plateau beyond which further improvement in efficiency is not seen. However, for birds flying together, the introduction of a naïve individual in place of an experienced one effectively leads to the resumption of exploratory behaviour and further route improvement (</text:span><text:a xlink:type="simple" xlink:href="https://elifesciences.org/articles/68653#bib56" text:style-name="Internet_20_link" text:visited-style-name="Visited_20_Internet_20_Link"><text:span text:style-name="T146">Sasaki and Biro, 2017</text:span></text:a><text:span text:style-name="T156">).</text:span></text:p>
      <text:p text:style-name="P117">通過社會學習和信息池，可以提高路徑效率；</text:p>
      <text:p text:style-name="P133"><text:span text:style-name="T168"> </text:span><text:span text:style-name="T194">Route efficiency was measured as the ratio of the beeline distance between the release site and the home loft (i.e., the ideal optimum) and the actual distance travelled by birds. </text:span></text:p>
      <text:p text:style-name="P117">路徑效率公式：beeline的距離 / 實際的route的距離；</text:p>
      <text:p text:style-name="P133"><text:span text:style-name="T341">Of particular interest for our study is the increase in route efficiency that results from the pairing of naïve individuals with experienced ones (</text:span><text:a xlink:type="simple" xlink:href="https://elifesciences.org/articles/68653#bib48" text:style-name="Internet_20_link" text:visited-style-name="Visited_20_Internet_20_Link"><text:span text:style-name="T203">Pettit et al., 2013a</text:span></text:a><text:span text:style-name="T341">), including when this happens iteratively over multiple generations (</text:span><text:a xlink:type="simple" xlink:href="https://elifesciences.org/articles/68653#bib56" text:style-name="Internet_20_link" text:visited-style-name="Visited_20_Internet_20_Link"><text:span text:style-name="T203">Sasaki and Biro, 2017</text:span></text:a><text:span text:style-name="T341">).</text:span></text:p>
      <text:p text:style-name="P117">我們的研究重點是：新舊鴿子的組隊方式，對於路徑效率的提升的效果；</text:p>
      <text:p text:style-name="P133"><text:soft-page-break/><text:span text:style-name="T341">Moreover, because newly formed pairs in the transmission-chain design also improved performance generation after generation, they proposed that naïve individuals could contribute innovations that pigeons evaluate in terms of route efficiency and prune away when inefficient (i.e., </text:span><text:span text:style-name="T342">H</text:span><text:span text:style-name="T343">3</text:span><text:span text:style-name="T341">). </text:span></text:p>
      <text:p text:style-name="P117">結果顯示：在鴿子們評估路徑效率和裁減掉沒有效率的路徑的時候，新鴿子也做出了貢獻；</text:p>
      <text:p text:style-name="P117"/>
      <text:p text:style-name="P117">總結：</text:p>
      <text:p text:style-name="P133"><text:span text:style-name="T167">key1: <text:s/></text:span><text:span text:style-name="T168">信息傳遞是有助於提升鴿子路徑效率的；</text:span></text:p>
      <text:p text:style-name="P133"><text:span text:style-name="T167">key2: <text:s/></text:span><text:span text:style-name="T168">路徑效率公式：</text:span><text:span text:style-name="T167">beeline 距離 / 實際route的距離；</text:span></text:p>
      <text:p text:style-name="P120">key3：新舊鴿子一起飛行的時候，信息傳遞多，路徑效率改良效果更好；</text:p>
      <text:p text:style-name="P120"/>
      <text:h text:style-name="P2" text:outline-level="1">Familiar route loyalty implies visual pilotage in the homing pigeon</text:h>
      <text:p text:style-name="P120"/>
      <text:p text:style-name="P135"><text:a xlink:type="simple" xlink:href="https://www.pnas.org/doi/full/10.1073/pnas.0406984101" text:style-name="Internet_20_link" text:visited-style-name="Visited_20_Internet_20_Link"><text:span text:style-name="T166">https://www.pnas.org/doi/full/10.1073/pnas.0406984101</text:span></text:a></text:p>
      <text:p text:style-name="P120"/>
      <text:p text:style-name="P120">論文主要研究鴿子對於熟悉路線的喜愛，說明鴿子也會使用視覺進行導航；</text:p>
      <text:p text:style-name="P120"/>
      <text:p text:style-name="P135"><text:span text:style-name="T344">Track efficiency (calculated as the aerial distance between release site and home divided by the distance traveled by subjects to reach home) during the final three training tracks for each bird averaged 0.85 ± 0.08 at Weston Wood and 0.80 ± 0.07 at High Cogges, indicating that even after extensive training through 20 releases in quick succession, subjects flew, on average, an extra 18–25% of the distance necessary to reach home. Average track efficiency during off-route test releases was 0.67 ± 0.13 at Weston Wood and 0.66 ± 0.15 at High Cogges, significantly lower than during the final stage of training (paired </text:span><text:span text:style-name="T346">t</text:span><text:span text:style-name="T349"> </text:span><text:span text:style-name="T344">test; Weston Wood, </text:span><text:span text:style-name="T346">P</text:span><text:span text:style-name="T349"> </text:span><text:span text:style-name="T344">&lt; 0.001; High Cogges, </text:span><text:span text:style-name="T346">P</text:span><text:span text:style-name="T349"> </text:span><text:span text:style-name="T344">&lt; 0.005).</text:span></text:p>
      <text:p text:style-name="P122"/>
      <text:p text:style-name="P122">track efficiency的算法和之前的算法一致；</text:p>
      <text:p text:style-name="P137"><text:span text:style-name="T166">這裡的數據結果是：飛行</text:span><text:span text:style-name="T169">20次，最後3次的路徑效率是：一個地點是0.85+- 0.08，一個地點是0.80+-0.07；與beeline相比，平均有18～25%的額外的飛行距離；</text:span></text:p>
      <text:p text:style-name="P124"/>
      <text:p text:style-name="P137"><text:span text:style-name="T345">Track efficiency was significantly higher in flights where contact with the established route was made (average 0.69 ± 0.16) than in those that reached the mirror-image track first (average, 0.56 ± 0.19; ANOVA, </text:span><text:span text:style-name="T347">F</text:span><text:span text:style-name="T348">1,55</text:span><text:span text:style-name="T350"> </text:span><text:span text:style-name="T345">= 7.60, </text:span><text:span text:style-name="T347">P</text:span><text:span text:style-name="T350"> </text:span><text:span text:style-name="T345">= 0.008). </text:span></text:p>
      <text:p text:style-name="P124"/>
      <text:p text:style-name="P137"><text:span text:style-name="T169">總結</text:span><text:span text:style-name="T170">：實驗結果顯示20次飛行的話，效率在0.8～0.85之間；</text:span></text:p>
      <text:p text:style-name="P137"><text:span text:style-name="T170">提問：訓練的時候放飛點</text:span><text:span text:style-name="T171">，</text:span><text:span text:style-name="T170">與比賽的時候的放飛點完全一致嗎</text:span><text:span text:style-name="T171">？不一致的話，鴿子可能會傾向於原有的飛行路徑，而選擇先飛到舊的路徑上面；</text:span></text:p>
      <text:p text:style-name="P142"/>
      <text:p text:style-name="P145"/>
      <text:p text:style-name="P199"><text:soft-page-break/><text:span text:style-name="T30">(2006)</text:span><text:span text:style-name="T28"> </text:span><text:a xlink:type="simple" xlink:href="https://doi.org/10.1016/j.cub.2006.08.087" text:style-name="Internet_20_link" text:visited-style-name="Visited_20_Internet_20_Link"><text:span text:style-name="T1">From Compromise to Leadership in Pigeon Homing</text:span></text:a><text:span text:style-name="T29"> </text:span></text:p>
      <text:p text:style-name="P198"><text:span text:style-name="T209">Current Biology</text:span><text:span text:style-name="T351"> </text:span><text:span text:style-name="T318">16</text:span><text:span text:style-name="T351">:2123–2128.</text:span></text:p>
      <text:p text:style-name="P142">家養鴿<text:span text:style-name="T352">：從妥協到領導；</text:span></text:p>
      <text:p text:style-name="P142"/>
      <text:p text:style-name="P143"><text:a xlink:type="simple" xlink:href="https://www.cell.com/current-biology/fulltext/S0960-9822(06)02155-5?_returnURL=https%3A%2F%2Flinkinghub.elsevier.com%2Fretrieve%2Fpii%2FS0960982206021555%3Fshowall%3Dtrue" text:style-name="Internet_20_link" text:visited-style-name="Visited_20_Internet_20_Link">https://www.cell.com/current-biology/fulltext/S0960-9822(06)02155-5?_returnURL=https%3A%2F%2Flinkinghub.elsevier.com%2Fretrieve%2Fpii%2FS0960982206021555%3Fshowall%3Dtrue</text:a></text:p>
      <text:p text:style-name="P143"/>
      <text:p text:style-name="P43"><text:span text:style-name="T353">Does navigational efficiency increase as a result of pooling information from conavigating individuals? Pairs that remained together for the entire journey improved significantly compared to their performance in single flights, whereas those that split showed no such improvement (</text:span><text:a xlink:type="simple" xlink:href="https://www.cell.com/current-biology/fulltext/S0960-9822(06)02155-5?_returnURL=https%3A%2F%2Flinkinghub.elsevier.com%2Fretrieve%2Fpii%2FS0960982206021555%3Fshowall%3Dtrue#app2" text:style-name="Internet_20_link" text:visited-style-name="Visited_20_Internet_20_Link"><text:span text:style-name="T354">Table S1</text:span></text:a><text:span text:style-name="T353">; </text:span><text:bookmark text:name="back-gr3"/><text:a xlink:type="simple" xlink:href="https://www.cell.com/current-biology/fulltext/S0960-9822(06)02155-5?_returnURL=https%3A%2F%2Flinkinghub.elsevier.com%2Fretrieve%2Fpii%2FS0960982206021555%3Fshowall%3Dtrue#gr3" text:style-name="Internet_20_link" text:visited-style-name="Visited_20_Internet_20_Link"><text:span text:style-name="T354">Figure 3</text:span></text:a><text:span text:style-name="T353">D). </text:span></text:p>
      <text:p text:style-name="P143">全程對鴿的飛行表現優於單飛的<text:span text:style-name="T355">；</text:span></text:p>
      <text:p text:style-name="P143"/>
      <text:p text:style-name="P24"/>
      <text:p text:style-name="P157">For each flight, track length was calculated as total distance traveled to reach home (the sum of the distances separating all consecutive points of a track) and homing efficiency as straight-line distance between release site and home divided by track length. Track tortuosity was calculated as average number of degrees turned per meter traveled.</text:p>
      <text:p text:style-name="P157">路徑效率計算公式一致；</text:p>
      <text:p text:style-name="P157">tortuosity</text:p>
      <text:p text:style-name="P157">這裡提到一個<text:span text:style-name="T205">，</text:span>路徑曲折率<text:span text:style-name="T205">：轉角的平均值/m；</text:span><text:span text:style-name="T206">（</text:span></text:p>
      <text:p text:style-name="P157">我們的gps數據中有角度<text:span text:style-name="T206">，可以通過計算 heading轉了多少/km，來計算路徑曲折率；</text:span></text:p>
      <text:p text:style-name="P159">）</text:p>
      <text:p text:style-name="P157">In most such pairs (nine out of ten), birds with the shorter of the two <text:span text:style-name="Emphasis">established</text:span> routes became even more efficient in their <text:span text:style-name="Emphasis">paired</text:span> track through a reduction in track tortuosity.</text:p>
      <text:p text:style-name="P157">路徑曲折率也是一個衡量路徑優劣的方式<text:span text:style-name="T356">：越小越好；</text:span></text:p>
      <text:p text:style-name="P157"/>
      <text:h text:style-name="P14" text:outline-level="1">What are leaders made of? The role of individual experience in determining leader–follower relations in homing pigeons</text:h>
      <text:p text:style-name="P160">領導者是怎麼決定的？家養鴿：個體經驗對於 領導-跟隨 關係的影響；</text:p>
      <text:p text:style-name="P158"><text:a xlink:type="simple" xlink:href="https://www.sciencedirect.com/science/article/abs/pii/S0003347211005586?via%3Dihub" text:style-name="Internet_20_link" text:visited-style-name="Visited_20_Internet_20_Link">https://www.sciencedirect.com/science/article/abs/pii/S0003347211005586?via%3Dihub</text:a></text:p>
      <text:p text:style-name="P179">What determines the identity of a leader has important implications for the efficiency of a moving collective, since leaders with higher navigational certainty can increase the accuracy of the group. </text:p>
      <text:p text:style-name="P179">對於導航更加確定的領導者可以提升團體的準確性；</text:p>
      <text:p text:style-name="P157"/>
      <text:h text:style-name="P9" text:outline-level="1"><text:soft-page-break/>Group decisions and individual differences: route fidelity predicts flight leadership in homing pigeons (<text:span text:style-name="T207">Columba livia</text:span>)</text:h>
      <text:p text:style-name="P157">團體決定和個體的差別<text:span text:style-name="T210">：路徑的保真度表明了飛行的領導；</text:span></text:p>
      <text:p text:style-name="P157"><text:a xlink:type="simple" xlink:href="https://royalsocietypublishing.org/doi/10.1098/rsbl.2010.0627" text:style-name="Internet_20_link" text:visited-style-name="Visited_20_Internet_20_Link">https://royalsocietypublishing.org/doi/10.1098/rsbl.2010.0627</text:a></text:p>
      <text:p text:style-name="P157"/>
      <text:p text:style-name="P23"><text:span text:style-name="T358">Surprisingly, this leadership phenomenon was not correlated with individual navigational efficiency, that is, birds with more efficient routes during solo flights did not tend to emerge as leaders when flying with a partner (but see [</text:span><text:bookmark text:name="RSBL20100627C10R"/><text:a xlink:type="simple" xlink:href="https://royalsocietypublishing.org/doi/10.1098/rsbl.2010.0627#RSBL20100627C10" text:style-name="Internet_20_link" text:visited-style-name="Visited_20_Internet_20_Link"><text:span text:style-name="T361">10</text:span></text:a><text:span text:style-name="T358">] for larger flocks).</text:span></text:p>
      <text:p text:style-name="P157">單飛時路徑效率更高的鴿子<text:span text:style-name="T210">，不一定承擔更多的飛行領導；</text:span></text:p>
      <text:h text:style-name="P5" text:outline-level="1">Anatomy of leadership in collective behaviour</text:h>
      <text:p text:style-name="P129">集體行為中的領導關係的解析</text:p>
      <text:p text:style-name="P157"/>
      <text:p text:style-name="P157"><text:a xlink:type="simple" xlink:href="https://aip.scitation.org/doi/10.1063/1.5024395" text:style-name="Internet_20_link" text:visited-style-name="Visited_20_Internet_20_Link">https://aip.scitation.org/doi/10.1063/1.5024395</text:a></text:p>
      <text:p text:style-name="P23"><text:span text:style-name="T184">Informed leadership is also common for movement at long length scales. In flocks of pigeons, better informed individuals act as leaders during homing flights.</text:span><text:a xlink:type="simple" xlink:href="https://aip.scitation.org/doi/10.1063/1.5024395#" text:style-name="Internet_20_link" text:visited-style-name="Visited_20_Internet_20_Link"><text:span text:style-name="T362">54</text:span></text:a><draw:frame draw:style-name="fr1" draw:name="Frame5" text:anchor-type="char" svg:width="0.2398in" draw:z-index="7"><draw:text-box fo:min-height="0.0161in"><text:p text:style-name="P354"/></draw:text-box></draw:frame><text:span text:style-name="T165"> </text:span><text:span text:style-name="T184">(However, it should be noted that pigeons also exhibit a structural hierarchy too.</text:span><text:a xlink:type="simple" xlink:href="https://aip.scitation.org/doi/10.1063/1.5024395#" text:style-name="Internet_20_link" text:visited-style-name="Visited_20_Internet_20_Link"><text:span text:style-name="T362">19</text:span></text:a><draw:frame draw:style-name="fr1" draw:name="Frame6" text:anchor-type="char" svg:width="0.2398in" draw:z-index="8"><draw:text-box fo:min-height="0.0161in"><text:p text:style-name="P354"/></draw:text-box></draw:frame><text:span text:style-name="T184">) During migratory movements, older, more experienced, birds guide groups on efficient migration routes.</text:span><text:a xlink:type="simple" xlink:href="https://aip.scitation.org/doi/10.1063/1.5024395#" text:style-name="Internet_20_link" text:visited-style-name="Visited_20_Internet_20_Link"><text:span text:style-name="T362">5,39</text:span></text:a><draw:frame draw:style-name="fr1" draw:name="Frame7" text:anchor-type="char" svg:width="0.2398in" draw:z-index="9"><draw:text-box fo:min-height="0.0161in"><text:p text:style-name="P354"/></draw:text-box></draw:frame><text:span text:style-name="T165"> </text:span><text:span text:style-name="T184">In both of these examples, the informed birds are </text:span><text:span text:style-name="T189">centralized</text:span><text:span text:style-name="T184">, </text:span><text:span text:style-name="T189">persistent</text:span><text:span text:style-name="T184">, </text:span><text:span text:style-name="T189">target-driven</text:span><text:span text:style-name="T184">, </text:span><text:span text:style-name="T189">informational</text:span><text:span text:style-name="T165"> </text:span><text:span text:style-name="T184">leaders with </text:span><text:span text:style-name="T189">global reach</text:span><text:span text:style-name="T184">.</text:span></text:p>
      <text:p text:style-name="P23"><text:span text:style-name="T184">知情的領隊也</text:span><text:span text:style-name="T188">是常見的</text:span><text:span text:style-name="T185">；</text:span></text:p>
      <text:p text:style-name="P23"><text:span text:style-name="T185">在一群鴿子中，往回飛的時候，有更好的知情信息的個體，會表現為領導者；</text:span><text:span text:style-name="T190">（鴿子們之間展現出結構化的地位；）</text:span></text:p>
      <text:p text:style-name="P157"><text:span text:style-name="T184">In migrating white storks, some individuals actively seek thermal updrafts, which are necessary for them to get efficient lift to complete the migration, while others tend to copy, by moving towards individuals who are already in thermals.</text:span><text:a xlink:type="simple" xlink:href="https://aip.scitation.org/doi/10.1063/1.5024395#" text:style-name="Internet_20_link" text:visited-style-name="Visited_20_Internet_20_Link"><text:span text:style-name="T362">55</text:span></text:a></text:p>
      <text:p text:style-name="P170">白鸛會尋找熱氣流<text:span text:style-name="T363">，因為熱氣流有利於它們的遷徙；</text:span></text:p>
      <text:p text:style-name="P157"/>
      <text:h text:style-name="P13" text:outline-level="1">Route following and the pigeon's familiar area map</text:h>
      <text:p text:style-name="P157">路徑跟隨和鴿子的熟悉的區域地圖</text:p>
      <text:p text:style-name="P157"/>
      <text:p text:style-name="P157"><text:a xlink:type="simple" xlink:href="https://journals.biologists.com/jeb/article/217/2/169/12609/Route-following-and-the-pigeon-s-familiar-area-map" text:style-name="Internet_20_link" text:visited-style-name="Visited_20_Internet_20_Link">https://journals.biologists.com/jeb/article/217/2/169/12609/Route-following-and-the-pigeon-s-familiar-area-map</text:a></text:p>
      <text:h text:style-name="P192" text:outline-level="3"><text:bookmark text:name="9544912"/><text:soft-page-break/>Route fidelity</text:h>
      <text:section text:style-name="Sect1" text:name="9544913">
        <text:p text:style-name="P186"><text:span text:style-name="Emphasis"><text:span text:style-name="T364">A priori</text:span></text:span><text:span text:style-name="T365"> the simplest explanation for increasing stereotypy is that birds are, with experience, adopting the most efficient route home – an increasing approximation to the beeline. Route efficiency does indeed increase with successive releases from the same site (e.g. </text:span><text:span text:style-name="T366">Meade et al., 2005</text:span><text:span text:style-name="T365">; </text:span><text:span text:style-name="T366">Flack et al., 2012</text:span><text:span text:style-name="T365">; </text:span><text:span text:style-name="T366">Pettit et al., 2013</text:span><text:span text:style-name="T365">), but, crucially, this is not the sole reason for increasing stereotypy. Meade et al. (</text:span><text:span text:style-name="T366">Meade et al., 2005</text:span><text:span text:style-name="T365">) showed that an individual's final routes were significantly self-similar, and different from the final routes of other similarly trained birds, despite any increased efficiency. This is possible because individuals usually remain substantially inefficient in their approximately stable final routes (the ratio of beeline distance to flown distance remains with a mean typically around 0.83; see </text:span><text:span text:style-name="T366">Table 1</text:span><text:span text:style-name="T365">). It indicates that individuals adopt individually idiosyncratic routes home as familiarity increases. This idiosyncrasy implies that routes are likely to depend on individually acquired memories. Idiosyncrasy alone does not tell us definitively the basis of the guidance involved, but important clues are provided by the observation that individual routes tend to be highly constrained within relatively narrow corridors. In </text:span><text:span text:style-name="T366">Table 1</text:span><text:span text:style-name="T365"> we present calculated corridor widths for all the studies in which we have gathered data on route development, and this shows a typical mean nearest neighbour distance of approximately 100–200 m in the tracks of locally experienced birds. This implies that memorised guidance control is likely to relate to geocentrically fixed, local features of the landscape.</text:span></text:p>
      </text:section>
      <text:p text:style-name="P157">鴿子單飛的時候<text:span text:style-name="T211">，最終都會忠於自己的喜好的路徑，最後的路徑效率在0.83左右；</text:span></text:p>
      <text:p text:style-name="P157">鴿子的軌跡點的差異在<text:span text:style-name="T369">100-200m之間，這說明有經驗的鴿子會依靠記憶導航：地圖上的固定的地標；</text:span></text:p>
      <text:p text:style-name="P157"><text:span text:style-name="T212"> </text:span><text:span text:style-name="T214">Pigeons prefer to fly together, and group navigation often leads to more accurate orientation (</text:span><text:span text:style-name="T366">Biro et al., 2006b</text:span><text:span text:style-name="T214">; </text:span><text:span text:style-name="T366">Dell'Ariccia et al., 2008</text:span><text:span text:style-name="T214">). In this paired flight study, even naïve partners caused an increase in the efficiency (significantly, when measured as mean distance to the beeline) of birds with already established routes [mean distance to beeline before pairing: 523 m; after: 284 m; Wilcoxon signed ranks test, </text:span><text:span text:style-name="Emphasis"><text:span text:style-name="T218">P</text:span></text:span><text:span text:style-name="T214">=0.028, </text:span><text:span text:style-name="Emphasis"><text:span text:style-name="T218">N</text:span></text:span><text:span text:style-name="T214">=17; solo efficiency increased from 0.85 to 0.89; Wilcoxon signed ranks test, </text:span><text:span text:style-name="Emphasis"><text:span text:style-name="T218">P</text:span></text:span><text:span text:style-name="T214">=0.093, </text:span><text:span text:style-name="Emphasis"><text:span text:style-name="T218">N</text:span></text:span><text:span text:style-name="T214">=17 (from </text:span><text:span text:style-name="T366">Pettit et al., 2013</text:span><text:span text:style-name="T214">)].</text:span></text:p>
      <text:p text:style-name="P157"><text:span text:style-name="T214">鴿子喜歡一起飛</text:span><text:span text:style-name="T219">，團隊導航常常比較準確；</text:span></text:p>
      <text:h text:style-name="P188" text:outline-level="2"><text:bookmark text:name="9544930"/><text:soft-page-break/>The nature of familiar routes</text:h>
      <text:h text:style-name="P193" text:outline-level="3"><text:bookmark text:name="9544931"/>Route tolerance</text:h>
      <text:p text:style-name="P157"><text:span text:style-name="T219">The details of habitual route structure can offer further insights into the nature of the bird's familiar area map, and we first consider route tolerance. Even when route efficiency has become relatively stable, birds vary in their actual flight paths from one flight to the next. The resulting habitual corridor generally has a scale of 100–200 m across (</text:span><text:span text:style-name="T367">Table 1</text:span><text:span text:style-name="T219">), implying that this may be the approximate tolerance distance within which birds attempt to keep memorised landscape features. Wider corridors are seen when birds have had fewer flights (e.g. 534 m after eight flights at Arnaccio).</text:span></text:p>
      <text:p text:style-name="P157"><text:span text:style-name="T219">雖然路徑效率已經相對穩定了，但是還是會飛不太一樣的路徑</text:span><text:span text:style-name="T220">，但是是相近的，大概飛行走廊的寬度在100～200m之間；飛的次數少的時候，走廊會寬一些；</text:span></text:p>
      <text:h text:style-name="P10" text:outline-level="1"/>
      <text:h text:style-name="P9" text:outline-level="1">Not just passengers: pigeons, <text:span text:style-name="T207">Columba livia</text:span>, can learn homing routes while flying with a more experienced conspecific</text:h>
      <text:p text:style-name="P157"/>
      <text:p text:style-name="P157"><text:a xlink:type="simple" xlink:href="https://royalsocietypublishing.org/doi/10.1098/rspb.2012.2160" text:style-name="Internet_20_link" text:visited-style-name="Visited_20_Internet_20_Link">https://royalsocietypublishing.org/doi/10.1098/rspb.2012.2160</text:a></text:p>
      <text:p text:style-name="P167"> <text:span text:style-name="T370">The efficiency of the original routes was a key factor in how far they shifted, with less efficient routes undergoing the greatest changes. In this context, inefficient routes are unlikely to be maintained through repeated rounds of social transmission, and instead more efficient routes are achieved because of the interaction between social learning and information pooling.</text:span></text:p>
      <text:p text:style-name="P167"><text:span text:style-name="T370">通過社會學習和信息池，它們會得到更有效率的路徑</text:span><text:span text:style-name="T371">；</text:span></text:p>
      <text:p text:style-name="P48"/>
      <text:h text:style-name="P9" text:outline-level="1">Interaction rules underlying group decisions in homing pigeons</text:h>
      <text:p text:style-name="P157">鴿子的團隊決定中的內在機制；</text:p>
      <text:p text:style-name="P157"><text:a xlink:type="simple" xlink:href="https://royalsocietypublishing.org/doi/10.1098/rsif.2013.0529" text:style-name="Internet_20_link" text:visited-style-name="Visited_20_Internet_20_Link">https://royalsocietypublishing.org/doi/10.1098/rsif.2013.0529</text:a></text:p>
      <text:p text:style-name="P157"/>
      <text:p text:style-name="P168">flock群，flocking群的；</text:p>
      <text:p text:style-name="P168">From the flocking behaviour, we develop a model to predict features of group navigation. Specifically, we show that the interactions between pigeons stabilize a side-by-side configuration, promoting bidirectional information transfer and reducing the risk of separation. However, if one bird gets in front it will lead directional choices. Our model further predicts, and observations confirm, that a faster bird (as measured from solo flights) will fly slightly in front and thus dominate the choice of homing route. Our results explain how group decisions emerge from individual differences in homing flight behaviour.</text:p>
      <text:p text:style-name="P168">單飛的時候，飛的比較快的鴿子，在雙飛的時候，會飛在前面，對於路徑的選擇是獨裁模式的；</text:p>
      <text:p text:style-name="P23"><text:span text:style-name="T358">Tracking experiments also confirm that flocking allows pigeons to pool information [</text:span><text:bookmark text:name="RSIF20130529C17R"/><text:a xlink:type="simple" xlink:href="https://royalsocietypublishing.org/doi/10.1098/rsif.2013.0529#RSIF20130529C17" text:style-name="Internet_20_link" text:visited-style-name="Visited_20_Internet_20_Link"><text:span text:style-name="T361">17</text:span></text:a><text:span text:style-name="T358">] and achieve more efficient routes [</text:span><text:bookmark text:name="RSIF20130529C24R"/><text:a xlink:type="simple" xlink:href="https://royalsocietypublishing.org/doi/10.1098/rsif.2013.0529#RSIF20130529C24" text:style-name="Internet_20_link" text:visited-style-name="Visited_20_Internet_20_Link"><text:span text:style-name="T361">24</text:span></text:a><text:span text:style-name="T358">], as predicted from theoretical studies. However, there are still no empirical data on how flock decisions emerge from birds' momentary responses to each other and to the environment.</text:span></text:p>
      <text:p text:style-name="P161">群飛可以提高路徑效率；</text:p>
      <text:p text:style-name="P23"><text:soft-page-break/><text:span text:style-name="T358">For a bird in flight, slowing down would reduce lift, so making small turns may be a more aerodynamic and energetically efficient way for a bird to maintain its position relative to its neighbours [</text:span><text:bookmark text:name="RSIF20130529C7R"/><text:a xlink:type="simple" xlink:href="https://royalsocietypublishing.org/doi/10.1098/rsif.2013.0529#RSIF20130529C7" text:style-name="Internet_20_link" text:visited-style-name="Visited_20_Internet_20_Link"><text:span text:style-name="T361">7</text:span></text:a><text:span text:style-name="T358">]. Whereas flocking is energetically costly to pigeons [</text:span><text:bookmark text:name="RSIF20130529C33R"/><text:a xlink:type="simple" xlink:href="https://royalsocietypublishing.org/doi/10.1098/rsif.2013.0529#RSIF20130529C33" text:style-name="Internet_20_link" text:visited-style-name="Visited_20_Internet_20_Link"><text:span text:style-name="T361">33</text:span></text:a><text:span text:style-name="T358">], there are other bird species that benefit aerodynamically from flocking. It would therefore make an interesting comparison to measure the rules of motion that give rise to aerodynamically efficient, V-shaped flocks, such as those of geese or pelicans [</text:span><text:bookmark text:name="RSIF20130529C34R"/><text:a xlink:type="simple" xlink:href="https://royalsocietypublishing.org/doi/10.1098/rsif.2013.0529#RSIF20130529C34" text:style-name="Internet_20_link" text:visited-style-name="Visited_20_Internet_20_Link"><text:span text:style-name="T361">34</text:span></text:a><text:span text:style-name="T358">].</text:span></text:p>
      <text:p text:style-name="P157">群飛的話，可以關注空氣動力學的效率點，比如<text:span text:style-name="T372">V型的群；</text:span></text:p>
      <text:p text:style-name="P157"/>
      <text:p text:style-name="P157"/>
      <text:p text:style-name="P23"><text:span text:style-name="T358">From the GPS tracks of paired flights, we calculated the distance (</text:span><text:span text:style-name="T359">r</text:span><text:span text:style-name="T358">), angular direction (</text:span><text:span text:style-name="T359">θ</text:span><text:span text:style-name="T358">) and relative orientation (</text:span><text:span text:style-name="T359">φ</text:span><text:span text:style-name="T358">) of the partner, and compared these to the focal bird's changes in speed and direction (see Material and methods and </text:span><text:bookmark text:name="RSIF20130529F2R"/><text:a xlink:type="simple" xlink:href="https://royalsocietypublishing.org/doi/10.1098/rsif.2013.0529#RSIF20130529F2" text:style-name="Internet_20_link" text:visited-style-name="Visited_20_Internet_20_Link"><text:span text:style-name="T361">figure 2</text:span></text:a><text:span text:style-name="T358">). A pigeon tended to turn towards its neighbour when </text:span><text:span text:style-name="T359">r</text:span><text:span text:style-name="T357"> </text:span><text:span text:style-name="T358">&gt; 3 m and away from its neighbour when </text:span><text:span text:style-name="T359">r</text:span><text:span text:style-name="T357"> </text:span><text:span text:style-name="T358">&lt; 3 m (</text:span><text:bookmark text:name="RSIF20130529F3R3"/><text:a xlink:type="simple" xlink:href="https://royalsocietypublishing.org/doi/10.1098/rsif.2013.0529#RSIF20130529F3" text:style-name="Internet_20_link" text:visited-style-name="Visited_20_Internet_20_Link"><text:span text:style-name="T361">figure 3</text:span></text:a><text:span text:style-name="T359">a,b</text:span><text:span text:style-name="T358">). Turning was strongest when the neighbour was directly left or right of the focal bird (</text:span><text:bookmark text:name="RSIF20130529F3R2"/><text:a xlink:type="simple" xlink:href="https://royalsocietypublishing.org/doi/10.1098/rsif.2013.0529#RSIF20130529F3" text:style-name="Internet_20_link" text:visited-style-name="Visited_20_Internet_20_Link"><text:span text:style-name="T361">figure 3</text:span></text:a><text:span text:style-name="T359">c</text:span><text:span text:style-name="T358">). A pigeon's turn rate was positively correlated with </text:span><text:span text:style-name="T359">φ</text:span><text:span text:style-name="T357"> </text:span><text:span text:style-name="T358">(</text:span><text:bookmark text:name="RSIF20130529F3R1"/><text:a xlink:type="simple" xlink:href="https://royalsocietypublishing.org/doi/10.1098/rsif.2013.0529#RSIF20130529F3" text:style-name="Internet_20_link" text:visited-style-name="Visited_20_Internet_20_Link"><text:span text:style-name="T361">figure 3</text:span></text:a><text:span text:style-name="T359">d</text:span><text:span text:style-name="T358">), indicating alignment with the partner's direction. Rather than being mediated by attraction, this alignment response is in addition to the effect of the neighbour's position (</text:span><text:bookmark text:name="RSIF20130529F3R"/><text:a xlink:type="simple" xlink:href="https://royalsocietypublishing.org/doi/10.1098/rsif.2013.0529#RSIF20130529F3" text:style-name="Internet_20_link" text:visited-style-name="Visited_20_Internet_20_Link"><text:span text:style-name="T361">figure 3</text:span></text:a><text:span text:style-name="T359">e</text:span><text:span text:style-name="T358">). Therefore, the highest magnitudes of mean turn rate occurred when </text:span><text:span text:style-name="T359">φ</text:span><text:span text:style-name="T357"> </text:span><text:span text:style-name="T358">and </text:span><text:span text:style-name="T359">θ</text:span><text:span text:style-name="T357"> </text:span><text:span text:style-name="T358">had the same sign, in other words when the partner was on the left going left or on the right going right.</text:span></text:p>
      <text:p text:style-name="P157">群飛的時候，不只是轉向，速度等，也是會收到同伴影響的；</text:p>
      <text:p text:style-name="P157"/>
      <text:p text:style-name="P49">In addition to the flocking interaction, we found that each bird was also attracted towards its preferred route. In some cases, the pigeons flew down the established route of one of the birds, and in other cases they took compromise </text:p>
      <text:p text:style-name="P49"/>
      <text:p text:style-name="P23"><text:span text:style-name="T358">routes (</text:span><text:bookmark text:name="RSIF20130529F1R1"/><text:a xlink:type="simple" xlink:href="https://royalsocietypublishing.org/doi/10.1098/rsif.2013.0529#RSIF20130529F1" text:style-name="Internet_20_link" text:visited-style-name="Visited_20_Internet_20_Link"><text:span text:style-name="T361">figure 1</text:span></text:a><text:span text:style-name="T358">). We calculated the percentage of time that the partner and the nearest point on the previous route were on opposite sides of the focal bird, combining data from both birds to give one data point per paired flight. These values had a mean (±s.d.) of 62.9 ± 9.8% and were significantly higher than the 50% occurrence expected by chance (</text:span><text:span text:style-name="T359">t</text:span><text:span text:style-name="T360">79</text:span><text:span text:style-name="T357"> </text:span><text:span text:style-name="T358">= 11.8, </text:span><text:span text:style-name="T359">p</text:span><text:span text:style-name="T357"> </text:span><text:span text:style-name="T358">&lt; 0.01, 99% CI of 60.0–65.8%), which indicates that the pigeons' established routes affected their left–right positioning within the pair. It is further evidence that the birds flying in pairs continued to respond to landmarks along their previous solo routes. The partner and the preferred route are still on the same side a large portion of the time, which is expected given that the pairs did not always fly in between the two preferred routes, and portions of the paired flights have very little conflict of information (</text:span><text:bookmark text:name="RSIF20130529F1R"/><text:a xlink:type="simple" xlink:href="https://royalsocietypublishing.org/doi/10.1098/rsif.2013.0529#RSIF20130529F1" text:style-name="Internet_20_link" text:visited-style-name="Visited_20_Internet_20_Link"><text:span text:style-name="T361">figure 1</text:span></text:a><text:span text:style-name="T358">).</text:span></text:p>
      <text:p text:style-name="P157">群飛的時候，也會受到鴿子之前飛行路徑的影響；</text:p>
      <text:p text:style-name="P157"/>
      <text:p text:style-name="P203"><text:a xlink:type="simple" xlink:href="https://doi.org/10.1016/j.cub.2015.10.044" text:style-name="Internet_20_link" text:visited-style-name="Visited_20_Internet_20_Link"><text:span text:style-name="T1">Speed Determines Leadership and Leadership Determines Learning during Pigeon Flocking</text:span></text:a></text:p>
      <text:p text:style-name="P208">速度決定領隊，領隊決定鴿群的學習；</text:p>
      <text:p text:style-name="P213"><text:soft-page-break/><text:a xlink:type="simple" xlink:href="https://www.cell.com/current-biology/fulltext/S0960-9822(15)01307-X?_returnURL=https%3A%2F%2Flinkinghub.elsevier.com%2Fretrieve%2Fpii%2FS096098221501307X%3Fshowall%3Dtrue" text:style-name="Internet_20_link" text:visited-style-name="Visited_20_Internet_20_Link"><text:span text:style-name="T2">https://www.cell.com/current-biology/fulltext/S0960-9822(15)01307-X?_returnURL=https%3A%2F%2Flinkinghub.elsevier.com%2Fretrieve%2Fpii%2FS096098221501307X%3Fshowall%3Dtrue</text:span></text:a></text:p>
      <text:p text:style-name="P208"/>
      <text:h text:style-name="P216" text:outline-level="2"><text:bookmark text:name="secsectitle0015"/>Highlights</text:h>
      <text:h text:style-name="P217" text:outline-level="2">Pigeons with faster ground speeds during solo flights become flock leaders；</text:h>
      <text:h text:style-name="P217" text:outline-level="2">Solo homing efficiency does not predict leadership；</text:h>
      <text:h text:style-name="P217" text:outline-level="2">After flocking, leaders take straighter solo routes, indicating enhanced learning；</text:h>
      <text:p text:style-name="P205">單飛時飛的快的，會成為leader；</text:p>
      <text:p text:style-name="P205">單飛時的回家效率（後文中可以看到，和route efficiency是一個意思），並不能影響領隊；</text:p>
      <text:p text:style-name="P205">領隊在群飛之後，單飛的時候，路徑效率變高，說明學習力加強了；</text:p>
      <text:h text:style-name="P218" text:outline-level="3">Leadership and Position in the Flock</text:h>
      <text:p text:style-name="P200"><text:span text:style-name="T87">We also found that leaders tended to fly at the front of the flock (Pearson correlation of mean </text:span><text:bookmark text:name="MathJax-Span-100"/><text:bookmark text:name="MathJax-Span-99"/><text:bookmark text:name="MathJax-Span-98"/><text:bookmark text:name="MathJax-Span-97"/><text:bookmark text:name="MathJax-Span-96"/><text:bookmark text:name="MathJax-Span-95"/><text:bookmark text:name="MathJax-Span-94"/><text:bookmark text:name="MathJax-Element-13-Frame"/><text:span text:style-name="T89">τ</text:span><text:bookmark text:name="MathJax-Span-101"/><text:span text:style-name="T91">¯</text:span><text:bookmark text:name="MathJax-Span-102"/><text:span text:style-name="T92">∗</text:span><text:bookmark text:name="MathJax-Span-103"/><text:span text:style-name="T90">i</text:span><text:span text:style-name="T87"> versus </text:span><text:bookmark text:name="MathJax-Span-1101"/><text:bookmark text:name="MathJax-Span-1091"/><text:bookmark text:name="MathJax-Span-1081"/><text:bookmark text:name="MathJax-Span-1071"/><text:bookmark text:name="MathJax-Span-106"/><text:bookmark text:name="MathJax-Span-105"/><text:bookmark text:name="MathJax-Span-104"/><text:bookmark text:name="MathJax-Element-14-Frame"/><text:span text:style-name="T89">d</text:span><text:bookmark text:name="MathJax-Span-1111"/><text:span text:style-name="T91">¯</text:span><text:bookmark text:name="MathJax-Span-1121"/><text:span text:style-name="T90">i</text:span><text:span text:style-name="T87">, </text:span><text:bookmark text:name="MathJax-Span-1161"/><text:bookmark text:name="MathJax-Span-1151"/><text:bookmark text:name="MathJax-Span-1141"/><text:bookmark text:name="MathJax-Span-1131"/><text:bookmark text:name="MathJax-Element-15-Frame"/><text:span text:style-name="T89">r</text:span><text:bookmark text:name="MathJax-Span-1171"/><text:span text:style-name="T91">=</text:span><text:bookmark text:name="MathJax-Span-1181"/><text:span text:style-name="T91">0.76</text:span><text:span text:style-name="T87">, </text:span><text:bookmark text:name="MathJax-Span-1221"/><text:bookmark text:name="MathJax-Span-1211"/><text:bookmark text:name="MathJax-Span-1201"/><text:bookmark text:name="MathJax-Span-1191"/><text:bookmark text:name="MathJax-Element-16-Frame"/><text:span text:style-name="T91">p</text:span><text:bookmark text:name="MathJax-Span-1231"/><text:span text:style-name="T91">&lt;</text:span><text:bookmark text:name="MathJax-Span-1241"/><text:span text:style-name="T91">0.001</text:span><text:span text:style-name="T87">, </text:span><text:bookmark text:name="MathJax-Span-1281"/><text:bookmark text:name="MathJax-Span-1271"/><text:bookmark text:name="MathJax-Span-1261"/><text:bookmark text:name="MathJax-Span-1251"/><text:bookmark text:name="MathJax-Element-17-Frame"/><text:span text:style-name="T91">n</text:span><text:bookmark text:name="MathJax-Span-1291"/><text:span text:style-name="T91">=</text:span><text:bookmark text:name="MathJax-Span-1301"/><text:span text:style-name="T91">40</text:span><text:span text:style-name="T87">, tested using 10</text:span><text:span text:style-name="T88">4</text:span><text:span text:style-name="T87"> randomizations in which </text:span><text:bookmark text:name="MathJax-Span-1371"/><text:bookmark text:name="MathJax-Span-1361"/><text:bookmark text:name="MathJax-Span-1351"/><text:bookmark text:name="MathJax-Span-1341"/><text:bookmark text:name="MathJax-Span-1331"/><text:bookmark text:name="MathJax-Span-1321"/><text:bookmark text:name="MathJax-Span-1311"/><text:bookmark text:name="MathJax-Element-18-Frame"/><text:span text:style-name="T89">d</text:span><text:bookmark text:name="MathJax-Span-1381"/><text:span text:style-name="T91">¯</text:span><text:bookmark text:name="MathJax-Span-1391"/><text:span text:style-name="T90">i</text:span><text:span text:style-name="T87"> values were shuffled within groups). Like leadership, the mean front-back position in the flock </text:span><text:bookmark text:name="MathJax-Span-1441"/><text:bookmark text:name="MathJax-Span-1431"/><text:bookmark text:name="MathJax-Span-1421"/><text:bookmark text:name="MathJax-Span-1411"/><text:bookmark text:name="MathJax-Span-1401"/><text:bookmark text:name="MathJax-Element-19-Frame"/><text:span text:style-name="T93">(</text:span><text:bookmark text:name="MathJax-Span-1491"/><text:bookmark text:name="MathJax-Span-1481"/><text:bookmark text:name="MathJax-Span-1471"/><text:bookmark text:name="MathJax-Span-1461"/><text:bookmark text:name="MathJax-Span-1451"/><text:span text:style-name="T89">d</text:span><text:bookmark text:name="MathJax-Span-1501"/><text:span text:style-name="T91">¯</text:span><text:bookmark text:name="MathJax-Span-1511"/><text:span text:style-name="T90">i</text:span><text:bookmark text:name="MathJax-Span-1521"/><text:span text:style-name="T93">)</text:span><text:span text:style-name="T87"> was positively associated with solo speed and was predictive of a bird’s solo homing efficiency after the flock flights (</text:span><text:a xlink:type="simple" xlink:href="https://www.cell.com/cms/10.1016/j.cub.2015.10.044/attachment/1bf3b65b-2063-4b57-b7ce-c3517180709a/mmc1" text:style-name="Internet_20_link" text:visited-style-name="Visited_20_Internet_20_Link"><text:span text:style-name="T94">Figure S3</text:span></text:a><text:span text:style-name="T87">).</text:span></text:p>
      <text:p text:style-name="P205">領隊飛在前面；</text:p>
      <text:p text:style-name="P206">Our results demonstrate a hitherto undocumented consequence of group movements: leaders learn more effectively than followers during collective travel. Pigeons with more influence during flock flights took straighter routes when they <text:soft-page-break/>later flew home alone, even though they had not necessarily started with the most efficient routes from each site. Furthermore, a pigeon’s degree of leadership correlated with the speed rather than the straightness of its preceding solo flight. We therefore demonstrate that both leadership and learning during collective movements can be predicted from inherent, consistent individual differences (in this case, speed).</text:p>
      <text:p text:style-name="P206">在團隊飛行的時候，領隊比跟隨着學的更多；</text:p>
      <text:p text:style-name="P206">團隊飛行的時候，給予更多影響的（領飛時間長的），最終單獨飛行的時候，路徑效率更高；</text:p>
      <text:p text:style-name="P206">更近一步，鴿子的領導層級與它的速度相關，而不是單飛時的路徑效率；</text:p>
      <text:p text:style-name="P206">（</text:p>
      <text:p text:style-name="P206">由此，我們要選的是solo飛行的時候速度快的那隻，然後讓它參與群飛，群飛之後，它的學習力會加強，單飛的路徑效率也會提升；</text:p>
      <text:p text:style-name="P206">）</text:p>
      <text:h text:style-name="P215" text:outline-level="1">Personality and the collective: bold homing pigeons occupy higher leadership ranks in flocks</text:h>
      <text:p text:style-name="P208">大膽的鴿子在群飛的時候，領導層級更高；</text:p>
      <text:p text:style-name="P213"><text:a xlink:type="simple" xlink:href="https://royalsocietypublishing.org/doi/10.1098/rstb.2017.0038" text:style-name="Internet_20_link" text:visited-style-name="Visited_20_Internet_20_Link"><text:span text:style-name="T2">https://royalsocietypublishing.org/doi/10.1098/rstb.2017.0038</text:span></text:a></text:p>
      <text:p text:style-name="P213"><text:span text:style-name="T2">什麼是</text:span><text:span text:style-name="T3">bold？</text:span></text:p>
      <text:p text:style-name="P220"><text:span text:style-name="T95">Bold individuals are those who show a greater propensity to explore, to move away from safe locations and from other individuals, and to investigate novel sensory cues. It has been demonstrated that individuals with certain personality traits contribute differently to collective movement in various species, including in fish, birds and sheep [</text:span><text:bookmark text:name="RSTB20170038C16R"/><text:a xlink:type="simple" xlink:href="https://royalsocietypublishing.org/doi/10.1098/rstb.2017.0038#RSTB20170038C16" text:style-name="Internet_20_link" text:visited-style-name="Visited_20_Internet_20_Link"><text:span text:style-name="T97">16</text:span></text:a><text:span text:style-name="T96">–</text:span><text:bookmark text:name="RSTB20170038C22R"/><text:a xlink:type="simple" xlink:href="https://royalsocietypublishing.org/doi/10.1098/rstb.2017.0038#RSTB20170038C22" text:style-name="Internet_20_link" text:visited-style-name="Visited_20_Internet_20_Link"><text:span text:style-name="T97">22</text:span></text:a><text:span text:style-name="T95">], where bold individuals exhibit an increased tendency to become leaders.</text:span></text:p>
      <text:p text:style-name="P213"><text:span text:style-name="T2">大膽的個體的特徵</text:span><text:span text:style-name="T4">：更喜歡探索，更喜歡離開安全區，離開其他的個體，探索路徑；</text:span></text:p>
      <text:p text:style-name="P209"><text:soft-page-break/></text:p>
      <text:p text:style-name="P208"/>
      <text:p text:style-name="P208"/>
      <text:p text:style-name="P208"/>
      <text:p text:style-name="P208"/>
      <text:p text:style-name="P230"/>
      <text:p text:style-name="P157"/>
      <text:p text:style-name="P158">付費文章：</text:p>
      <text:h text:style-name="P17" text:outline-level="1">Bird orientation: Single homing pigeons compared with small flocks</text:h>
      <text:p text:style-name="P158">單個鴿子與小群體的對比</text:p>
      <text:p text:style-name="P158"><text:a xlink:type="simple" xlink:href="https://link.springer.com/article/10.1007/BF00300672" text:style-name="Internet_20_link" text:visited-style-name="Visited_20_Internet_20_Link">https://link.springer.com/article/10.1007/BF00300672</text:a></text:p>
      <text:p text:style-name="P158">信息熵介紹</text:p>
      <text:p text:style-name="P158"><text:a xlink:type="simple" xlink:href="https://link.springer.com/book/10.1007/978-3-319-43222-9" text:style-name="Internet_20_link" text:visited-style-name="Visited_20_Internet_20_Link">https://link.springer.com/book/10.1007/978-3-319-43222-9</text:a></text:p>
      <text:h text:style-name="P16" text:outline-level="1">Group decision-making in animals</text:h>
      <text:p text:style-name="P162">動物的團體決定</text:p>
      <text:p text:style-name="P158"><text:a xlink:type="simple" xlink:href="https://www.nature.com/articles/nature01294" text:style-name="Internet_20_link" text:visited-style-name="Visited_20_Internet_20_Link">https://www.nature.com/articles/nature01294</text:a></text:p>
      <text:h text:style-name="P15" text:outline-level="1"><text:bookmark text:name="screen-reader-main-title"/>What are leaders made of? The role of individual experience in determining leader–follower relations in homing pigeons</text:h>
      <text:p text:style-name="P160">領導者是怎麼決定的？家養鴿：個體經驗對於 領導-跟隨 關係的影響；</text:p>
      <text:p text:style-name="P158"><text:a xlink:type="simple" xlink:href="https://www.sciencedirect.com/science/article/abs/pii/S0003347211005586?via%3Dihub" text:style-name="Internet_20_link" text:visited-style-name="Visited_20_Internet_20_Link">https://www.sciencedirect.com/science/article/abs/pii/S0003347211005586?via%3Dihub</text:a></text:p>
      <text:h text:style-name="P15" text:outline-level="1"><text:bookmark text:name="screen-reader-main-title1"/>Homing flights of pigeons over familiar terrain</text:h>
      <text:p text:style-name="P158">鴿子的歸家飛行<text:span text:style-name="T373">：經過熟悉的區域</text:span></text:p>
      <text:p text:style-name="P158"><text:a xlink:type="simple" xlink:href="https://www.sciencedirect.com/science/article/abs/pii/S0003347207002837" text:style-name="Internet_20_link" text:visited-style-name="Visited_20_Internet_20_Link">https://www.sciencedirect.com/science/article/abs/pii/S0003347207002837</text:a></text:p>
      <text:h text:style-name="P11" text:outline-level="1">Homing pigeons develop local route stereotypy</text:h>
      <text:p text:style-name="P158">鴿子建立刻板的本地路徑</text:p>
      <text:p text:style-name="P158"><text:a xlink:type="simple" xlink:href="https://royalsocietypublishing.org/doi/epdf/10.1098/rspb.2004.2873" text:style-name="Internet_20_link" text:visited-style-name="Visited_20_Internet_20_Link">https://royalsocietypublishing.org/doi/epdf/10.1098/rspb.2004.2873</text:a></text:p>
      <text:p text:style-name="P158"/>
      <text:p text:style-name="P158"/>
      <text:p text:style-name="P158"/>
      <text:p text:style-name="P259">6/30</text:p>
      <text:p text:style-name="P259">1 訓練模式：單飛，還是雙飛？</text:p>
      <text:p text:style-name="P260">單飛的話：</text:p>
      <text:p text:style-name="P260">放飛點固定之後，按照我們的gps數據的話，路徑效率能達到多少？冠軍鴿，前<text:span text:style-name="T161">10名等等；（因為我們的數據的誤差比較大，實際效率只會更低）；</text:span></text:p>
      <text:p text:style-name="P260">如果要突破這個路徑效率話，只能使用雙飛的情況；</text:p>
      <text:p text:style-name="P260">雙飛的情況：</text:p>
      <text:p text:style-name="P261">互相之間會產生影響：</text:p>
      <text:p text:style-name="P261">各自鴿子的舊的路徑（都會想要延用舊的路徑），各自的飛行速度（速度快的會主導選擇），社會地位（更有經驗的往往會主導）；</text:p>
      <text:p text:style-name="P261">最終的路徑效率，在實驗中，比單飛的要高；</text:p>
      <text:p text:style-name="P261"/>
      <text:p text:style-name="P261">混合雙飛：</text:p>
      <text:p text:style-name="P261">進一步想要提高路徑效率的話，可以再次打亂進行雙飛，因為信息交流的緣故，會再次處罰路徑革新，最終的路徑效率，有可能，進一步提高；</text:p>
      <text:p text:style-name="P261"/>
      <text:p text:style-name="P261">最終，還是要回歸到solo飛行的時候，最終的路徑效率是否能夠保持；</text:p>
      <text:p text:style-name="P262">（</text:p>
      <text:p text:style-name="P262"><text:soft-page-break/>問：訓練階段，會飛行多少次？</text:p>
      <text:p text:style-name="P262">這樣第一階段，solo飛行（對比有名次的的鴿子的路徑效率）；</text:p>
      <text:p text:style-name="P262">第二階段，pair flight；（進一步，mix pa<text:span text:style-name="T162">ir flight）</text:span></text:p>
      <text:p text:style-name="P262">第三階段，solo飛行（對比pair flight時的路徑效率）；</text:p>
      <text:p text:style-name="P262">）</text:p>
      <text:p text:style-name="P262"/>
      <text:p text:style-name="P263">2 匯總6天的讀的結果（查看論文的所有附錄中，有路徑效率相關的所有內容：</text:p>
      <text:p text:style-name="P263"><text:a xlink:type="simple" xlink:href="https://elifesciences.org/articles/68653#references" text:style-name="Internet_20_link" text:visited-style-name="Visited_20_Internet_20_Link">https://elifesciences.org/articles/68653#references</text:a></text:p>
      <text:p text:style-name="P263"/>
      <text:p text:style-name="P263">）</text:p>
      <text:p text:style-name="P263">這篇文章自身的描述：</text:p>
      <text:p text:style-name="P116"><text:span text:style-name="T163">1 </text:span>通過社會學習和信息池，可以提高路徑效率；</text:p>
      <text:p text:style-name="P118">2 <text:span text:style-name="T164">路徑效率公式：beeline的距離 / 實際的route的距離；</text:span></text:p>
      <text:p text:style-name="P118">3 <text:span text:style-name="T164">我們的研究重點是：新舊鴿子的組隊方式，對於路徑效率的提升的效果；</text:span></text:p>
      <text:p text:style-name="P118">4 <text:span text:style-name="T164">結果顯示：在鴿子們評估路徑效率和裁減掉沒有效率的路徑的時候，新鴿子也做出了貢獻；</text:span></text:p>
      <text:p text:style-name="P116">總結：</text:p>
      <text:p text:style-name="P132"><text:span text:style-name="T167">key1: <text:s/></text:span><text:span text:style-name="T168">信息傳遞是有助於提升鴿子路徑效率的；</text:span></text:p>
      <text:p text:style-name="P132"><text:span text:style-name="T167">key2: <text:s/></text:span><text:span text:style-name="T168">路徑效率公式：</text:span><text:span text:style-name="T167">beeline 距離 / 實際route的距離；</text:span></text:p>
      <text:p text:style-name="P119">key3：新舊鴿子一起飛行的時候，信息傳遞多，路徑效率改良效果更好；</text:p>
      <text:p text:style-name="P263"/>
      <text:h text:style-name="P1" text:outline-level="1">Familiar route loyalty implies visual pilotage in the homing pigeon</text:h>
      <text:p text:style-name="P134"><text:a xlink:type="simple" xlink:href="https://www.pnas.org/doi/full/10.1073/pnas.0406984101" text:style-name="Internet_20_link" text:visited-style-name="Visited_20_Internet_20_Link"><text:span text:style-name="T166">https://www.pnas.org/doi/full/10.1073/pnas.0406984101</text:span></text:a></text:p>
      <text:p text:style-name="P119">論文主要研究鴿子對於熟悉路線的喜愛，說明鴿子也會使用視覺進行導航；</text:p>
      <text:p text:style-name="P121">track efficiency的算法和之前的算法一致；</text:p>
      <text:p text:style-name="P138"><text:span text:style-name="T172">這裡的數據結果是：飛行</text:span><text:span text:style-name="T173">20次，最後3次的路徑效率是：一個地點是0.85+- 0.08，一個地點是0.80+-0.07；與beeline相比，平均有18～25%的額外的飛行距離；</text:span></text:p>
      <text:p text:style-name="P136"><text:span text:style-name="T169">總結</text:span><text:span text:style-name="T170">：實驗結果顯示20次飛行的話，效率在0.8～0.85之間；</text:span></text:p>
      <text:p text:style-name="P138"><text:span text:style-name="T174">提問：訓練的時候放飛點</text:span><text:span text:style-name="T175">，</text:span><text:span text:style-name="T174">與比賽的時候的放飛點完全一致嗎</text:span><text:span text:style-name="T175">？不一致的話，鴿子可能會傾向於原有的飛行路徑，而選擇先飛到舊的路徑上面；（一致）</text:span></text:p>
      <text:p text:style-name="P123"/>
      <text:p text:style-name="P139"><text:a xlink:type="simple" xlink:href="https://doi.org/10.1016/j.cub.2006.08.087" text:style-name="Internet_20_link" text:visited-style-name="Visited_20_Internet_20_Link"><text:span text:style-name="T197">From Compromise to Leadership in Pigeon Homing</text:span></text:a><text:span text:style-name="T204"> </text:span></text:p>
      <text:p text:style-name="P140"><text:span text:style-name="T182">家養鴿</text:span><text:span text:style-name="T181">：從妥協到領導；</text:span></text:p>
      <text:p text:style-name="P141"><text:a xlink:type="simple" xlink:href="https://www.cell.com/current-biology/fulltext/S0960-9822(06)02155-5?_returnURL=https%3A%2F%2Flinkinghub.elsevier.com%2Fretrieve%2Fpii%2FS0960982206021555%3Fshowall%3Dtrue" text:style-name="Internet_20_link" text:visited-style-name="Visited_20_Internet_20_Link"><text:span text:style-name="T181">https://www.cell.com/current-biology/fulltext/S0960-9822(06)02155-5?_returnURL=https%3A%2F%2Flinkinghub.elsevier.com%2Fretrieve%2Fpii%2FS0960982206021555%3Fshowall%3Dtrue</text:span></text:a></text:p>
      <text:p text:style-name="P141"><text:span text:style-name="T181">全程對鴿的飛行表現優於單飛的</text:span><text:span text:style-name="T183">；</text:span></text:p>
      <text:p text:style-name="P154">路徑效率計算公式一致；</text:p>
      <text:p text:style-name="P154">tortuosity</text:p>
      <text:p text:style-name="P154">這裡提到一個<text:span text:style-name="T205">，</text:span>路徑曲折率<text:span text:style-name="T205">：轉角的平均值/m；</text:span><text:span text:style-name="T206">（</text:span></text:p>
      <text:p text:style-name="P154">我們的gps數據中有角度<text:span text:style-name="T206">，可以通過計算 heading轉了多少/km，來計算路徑曲折率；</text:span></text:p>
      <text:p text:style-name="P125">）</text:p>
      <text:p text:style-name="P146"><text:span text:style-name="T176">路徑曲折率也是一個衡量路徑優劣的方式</text:span><text:span text:style-name="T177">：越小越好；</text:span></text:p>
      <text:p text:style-name="P126"/>
      <text:h text:style-name="P3" text:outline-level="1"><text:soft-page-break/>What are leaders made of? The role of individual experience in determining leader–follower relations in homing pigeons</text:h>
      <text:p text:style-name="P126">領導者是怎麼決定的？家養鴿：個體經驗對於 領導-跟隨 關係的影響；</text:p>
      <text:p text:style-name="P147"><text:a xlink:type="simple" xlink:href="https://www.sciencedirect.com/science/article/abs/pii/S0003347211005586?via%3Dihub" text:style-name="Internet_20_link" text:visited-style-name="Visited_20_Internet_20_Link"><text:span text:style-name="T177">https://www.sciencedirect.com/science/article/abs/pii/S0003347211005586?via%3Dihub</text:span></text:a></text:p>
      <text:p text:style-name="P126">對於導航更加確定的領導者可以提升團體的準確性；</text:p>
      <text:p text:style-name="P126"/>
      <text:h text:style-name="P6" text:outline-level="1"><text:span text:style-name="T177">Group decisions and individual differences: route fidelity predicts flight leadership in homing pigeons (</text:span><text:span text:style-name="T180">Columba livia</text:span><text:span text:style-name="T177">)</text:span></text:h>
      <text:p text:style-name="P154">團體決定和個體的差別<text:span text:style-name="T210">：路徑的保真度表明了飛行的領導；</text:span></text:p>
      <text:p text:style-name="P148"><text:a xlink:type="simple" xlink:href="https://royalsocietypublishing.org/doi/10.1098/rsbl.2010.0627" text:style-name="Internet_20_link" text:visited-style-name="Visited_20_Internet_20_Link"><text:span text:style-name="T177">https://royalsocietypublishing.org/doi/10.1098/rsbl.2010.0627</text:span></text:a></text:p>
      <text:p text:style-name="P148"><text:span text:style-name="T177">單飛時路徑效率更高的鴿子</text:span><text:span text:style-name="T178">，不一定承擔更多的飛行領導；</text:span></text:p>
      <text:p text:style-name="P127"/>
      <text:h text:style-name="P4" text:outline-level="1">Anatomy of leadership in collective behaviour</text:h>
      <text:p text:style-name="P128">集體行為中的領導關係的解析</text:p>
      <text:p text:style-name="P148"><text:a xlink:type="simple" xlink:href="https://aip.scitation.org/doi/10.1063/1.5024395" text:style-name="Internet_20_link" text:visited-style-name="Visited_20_Internet_20_Link"><text:span text:style-name="T178">https://aip.scitation.org/doi/10.1063/1.5024395</text:span></text:a></text:p>
      <text:p text:style-name="P22"><text:span text:style-name="T184">知情的領隊也</text:span><text:span text:style-name="T188">是常見的</text:span><text:span text:style-name="T185">；</text:span></text:p>
      <text:p text:style-name="P21"><text:span text:style-name="T186">在一群鴿子中，往回飛的時候，有更好的知情信息的個體，會表現為領導者；</text:span><text:span text:style-name="T187">（鴿子們之間展現出結構化的地位；）</text:span></text:p>
      <text:p text:style-name="P169"><text:span text:style-name="T192">白鸛會尋找熱氣流</text:span><text:span text:style-name="T191">，因為熱氣流有利於它們的遷徙；</text:span></text:p>
      <text:p text:style-name="P130"/>
      <text:h text:style-name="P12" text:outline-level="1">Route following and the pigeon's familiar area map</text:h>
      <text:p text:style-name="P155">路徑跟隨和鴿子的熟悉的區域地圖</text:p>
      <text:p text:style-name="P149"><text:a xlink:type="simple" xlink:href="https://journals.biologists.com/jeb/article/217/2/169/12609/Route-following-and-the-pigeon-s-familiar-area-map" text:style-name="Internet_20_link" text:visited-style-name="Visited_20_Internet_20_Link"><text:span text:style-name="T191">https://journals.biologists.com/jeb/article/217/2/169/12609/Route-following-and-the-pigeon-s-familiar-area-map</text:span></text:a></text:p>
      <text:p text:style-name="P156">鴿子單飛的時候<text:span text:style-name="T211">，最終都會忠於自己的喜好的路徑，最後的路徑效率在0.83左右；</text:span></text:p>
      <text:p text:style-name="P150"><text:span text:style-name="T178">鴿子的軌跡點的差異在</text:span><text:span text:style-name="T179">100-200m之間，這說明有經驗的鴿子會依靠記憶導航：地圖上的固定的地標；</text:span></text:p>
      <text:p text:style-name="P150"><text:span text:style-name="T215">鴿子喜歡一起飛</text:span><text:span text:style-name="T216">，團隊導航常常比較準確；</text:span></text:p>
      <text:p text:style-name="P150"><text:span text:style-name="T216">雖然路徑效率已經相對穩定了，但是還是會飛不太一樣的路徑</text:span><text:span text:style-name="T217">，但是是相近的，大概飛行走廊的寬度在100～200m之間；飛的次數少的時候，走廊會寬一些；</text:span></text:p>
      <text:p text:style-name="P172"/>
      <text:h text:style-name="P7" text:outline-level="1">Not just passengers: pigeons, <text:span text:style-name="T207">Columba livia</text:span>, can learn homing routes while flying with a more experienced conspecific</text:h>
      <text:p text:style-name="P156"/>
      <text:p text:style-name="P150"><text:a xlink:type="simple" xlink:href="https://royalsocietypublishing.org/doi/10.1098/rspb.2012.2160" text:style-name="Internet_20_link" text:visited-style-name="Visited_20_Internet_20_Link"><text:span text:style-name="T217">https://royalsocietypublishing.org/doi/10.1098/rspb.2012.2160</text:span></text:a></text:p>
      <text:p text:style-name="P166"><text:span text:style-name="T229">通過社會學習和信息池，它們會得到更有效率的路徑</text:span><text:span text:style-name="T230">；</text:span></text:p>
      <text:p text:style-name="P173"/>
      <text:h text:style-name="P8" text:outline-level="1">Interaction rules underlying group decisions in homing pigeons</text:h>
      <text:p text:style-name="P174">鴿子的團隊決定中的內在機制；</text:p>
      <text:p text:style-name="P151"><text:a xlink:type="simple" xlink:href="https://royalsocietypublishing.org/doi/10.1098/rsif.2013.0529" text:style-name="Internet_20_link" text:visited-style-name="Visited_20_Internet_20_Link"><text:span text:style-name="T230">https://royalsocietypublishing.org/doi/10.1098/rsif.2013.0529</text:span></text:a></text:p>
      <text:p text:style-name="P175">單飛的時候，飛的比較快的鴿子，在雙飛的時候，會飛在前面，對於路徑的選擇是獨裁模式的；</text:p>
      <text:p text:style-name="P176">群飛可以提高路徑效率；</text:p>
      <text:p text:style-name="P152"><text:span text:style-name="T231">群飛的話，可以關注空氣動力學的效率點，比如</text:span><text:span text:style-name="T232">V型的群；</text:span></text:p>
      <text:p text:style-name="P177"><text:soft-page-break/>群飛的時候，不只是轉向，速度等，也是會收到同伴影響的；</text:p>
      <text:p text:style-name="P177">群飛的時候，也會受到鴿子之前飛行路徑的影響；</text:p>
      <text:p text:style-name="P177"/>
      <text:p text:style-name="P202"><text:a xlink:type="simple" xlink:href="https://doi.org/10.1016/j.cub.2015.10.044" text:style-name="Internet_20_link" text:visited-style-name="Visited_20_Internet_20_Link"><text:span text:style-name="T1">Speed Determines Leadership and Leadership Determines Learning during Pigeon Flocking</text:span></text:a></text:p>
      <text:p text:style-name="P207">速度決定領隊，領隊決定鴿群的學習；</text:p>
      <text:p text:style-name="P153"><text:a xlink:type="simple" xlink:href="https://www.cell.com/current-biology/fulltext/S0960-9822(15)01307-X?_returnURL=https%3A%2F%2Flinkinghub.elsevier.com%2Fretrieve%2Fpii%2FS096098221501307X%3Fshowall%3Dtrue" text:style-name="Internet_20_link" text:visited-style-name="Visited_20_Internet_20_Link"><text:span text:style-name="T141">https://www.cell.com/current-biology/fulltext/S0960-9822(15)01307-X?_returnURL=https%3A%2F%2Flinkinghub.elsevier.com%2Fretrieve%2Fpii%2FS096098221501307X%3Fshowall%3Dtrue</text:span></text:a></text:p>
      <text:p text:style-name="P204">單飛時飛的快的，會成為leader；</text:p>
      <text:p text:style-name="P204">單飛時的回家效率（後文中可以看到，和route efficiency是一個意思），並不能影響領隊；</text:p>
      <text:p text:style-name="P165">領隊在群飛之後，單飛的時候，路徑效率變高，說明學習力加強了；</text:p>
      <text:p text:style-name="P164">領隊飛在前面；</text:p>
      <text:p text:style-name="P204">在團隊飛行的時候，領隊比跟隨着學的更多；</text:p>
      <text:p text:style-name="P204">團隊飛行的時候，給予更多影響的（領飛時間長的），最終單獨飛行的時候，路徑效率更高；</text:p>
      <text:p text:style-name="P204">更近一步，鴿子的領導層級與它的速度相關，而不是單飛時的路徑效率；</text:p>
      <text:p text:style-name="P204">（</text:p>
      <text:p text:style-name="P204">由此，我們要選的是solo飛行的時候速度快的那隻，然後讓它參與群飛，群飛之後，它的學習力會加強，單飛的路徑效率也會提升；</text:p>
      <text:p text:style-name="P178">）</text:p>
      <text:p text:style-name="P178"/>
      <text:h text:style-name="P214" text:outline-level="1">Personality and the collective: bold homing pigeons occupy higher leadership ranks in flocks</text:h>
      <text:p text:style-name="P207">大膽的鴿子在群飛的時候，領導層級更高；</text:p>
      <text:p text:style-name="P163"><text:a xlink:type="simple" xlink:href="https://royalsocietypublishing.org/doi/10.1098/rstb.2017.0038" text:style-name="Internet_20_link" text:visited-style-name="Visited_20_Internet_20_Link"><text:span text:style-name="T142">https://royalsocietypublishing.org/doi/10.1098/rstb.2017.0038</text:span></text:a></text:p>
      <text:p text:style-name="P163"><text:span text:style-name="T142">什麼是</text:span><text:span text:style-name="T143">bold？</text:span></text:p>
      <text:p text:style-name="P163"><text:span text:style-name="T143">大膽的個體的特徵</text:span><text:span text:style-name="T144">：更喜歡探索，更喜歡離開安全區，離開其他的個體，探索路徑；</text:span></text:p>
      <text:p text:style-name="P144"/>
      <text:p text:style-name="P286">7/7</text:p>
      <text:p text:style-name="P286">1 開會結果：</text:p>
      <text:p text:style-name="P286"><text:soft-page-break/>先把數據分析的工具拉好；</text:p>
      <text:p text:style-name="P25">然後還要討論實驗的細節；</text:p>
      <text:p text:style-name="P25"/>
      <text:p text:style-name="P26">7/8</text:p>
      <text:p text:style-name="P26">1 個體單條路徑：速度分析；</text:p>
      <text:p text:style-name="P26">2 個體多條路徑：路徑效率分析和平均速度分析；</text:p>
      <text:p text:style-name="P26">3 群體飛行路徑：平均路徑效率和平均速度分析；</text:p>
      <text:p text:style-name="P26"/>
      <text:p text:style-name="P26">路徑分析器</text:p>
      <text:p text:style-name="P26">單條路徑分析：</text:p>
      <text:p text:style-name="P26">路徑關聯分析-單只鴿子：</text:p>
      <text:p text:style-name="P26">路徑關聯分析-群體：</text:p>
      <text:p text:style-name="P26"/>
      <text:p text:style-name="P27">7/12</text:p>
      <text:p text:style-name="P28">1 适配速度单位，去0；</text:p>
      <text:p text:style-name="P27">（</text:p>
      <text:p text:style-name="P279">3/31</text:p>
      <text:p text:style-name="P279">1 </text:p>
      <text:p text:style-name="P281"><text:span text:style-name="T375">&lt;</text:span><text:span text:style-name="T377">speed</text:span><text:span text:style-name="T375">&gt;</text:span><text:span text:style-name="T378">23.0</text:span><text:span text:style-name="T375">&lt;/</text:span><text:span text:style-name="T377">speed</text:span><text:span text:style-name="T375">&gt;</text:span></text:p>
      <text:p text:style-name="P279">速度參數適配：（</text:p>
      <text:p text:style-name="P280"><text:span text:style-name="T378">gpx是秒速：公尺/</text:span><text:span text:style-name="T379">s,</text:span></text:p>
      <text:p text:style-name="P46">改成一分鐘多少公尺）；</text:p>
      <text:p text:style-name="P46">m/<text:span text:style-name="T393">s</text:span></text:p>
      <text:p text:style-name="P29">）</text:p>
      <text:p text:style-name="P29"/>
      <text:p text:style-name="P30">2 为plot图天津 x-label和 y-label；</text:p>
      <text:p text:style-name="P30">3 时间轴看看能不能使用什么数组来表示；</text:p>
      <text:p text:style-name="P30">4 隐藏的严重bug：gpx数据中的时间如果不是均匀分布的，那摩计算出来的结果就需要筛查：比如需要normalize时间，时间跨度必须一致；</text:p>
      <text:p text:style-name="P30">解决方案：统一时间跨度；</text:p>
      <text:p text:style-name="P30">step<text:span text:style-name="T380">1：查看时间格式；</text:span></text:p>
      <text:p text:style-name="P30">step<text:span text:style-name="T380">2：计算时间跨度（资料中的时间跨度应该是2s和6min）；</text:span></text:p>
      <text:p text:style-name="P31"><text:soft-page-break/>step<text:span text:style-name="T380">3：屏蔽时间跨度小的数据（以6min为主，2s的删除）；</text:span></text:p>
      <text:p text:style-name="P31"/>
      <text:p text:style-name="P32">档案中的时间格式：</text:p>
      <text:p text:style-name="P50"><text:span text:style-name="T374">&lt;</text:span><text:span text:style-name="T376">time</text:span><text:span text:style-name="T374">&gt;</text:span>2021-11-09T23:32:00Z<text:span text:style-name="T374">&lt;/</text:span><text:span text:style-name="T376">time</text:span><text:span text:style-name="T374">&gt;</text:span></text:p>
      <text:p text:style-name="P32">解析：</text:p>
      <text:p text:style-name="P32"><text:a xlink:type="simple" xlink:href="https://stackoverflow.com/questions/8405087/what-is-this-date-format-2011-08-12t201746-384z" text:style-name="Internet_20_link" text:visited-style-name="Visited_20_Internet_20_Link">https://stackoverflow.com/questions/8405087/what-is-this-date-format-2011-08-12t201746-384z</text:a></text:p>
      <text:p text:style-name="P32"><text:span text:style-name="T382">The T is just a literal to separate the date from the time, and the Z means "zero hour offset" also known as "Zulu time" (UTC). If your strings </text:span><text:span text:style-name="Emphasis"><text:span text:style-name="T383">always</text:span></text:span><text:span text:style-name="T381"> </text:span><text:span text:style-name="T382">have a "Z" you can use:</text:span></text:p>
      <text:p text:style-name="P29"/>
      <text:p text:style-name="P33">5 開會討論：</text:p>
      <text:p text:style-name="P33">sbir：創新經費申請計劃；</text:p>
      <text:p text:style-name="P33">以群組的方式劃分；（因為速度影響因素比較多，所以比較好的方式是以群組比對的方式來判斷速度）；</text:p>
      <text:p text:style-name="P29">路徑效率也是會收到外在因素影響的，所以最好也是以群組的方式進行比較；</text:p>
      <text:p text:style-name="P29"/>
      <text:p text:style-name="P34">7/13</text:p>
      <text:p text:style-name="P34">1 速度分布修改：</text:p>
      <text:p text:style-name="P34">由於時間戳的span無法使用確定的span，所以速度的中位數先不使用；</text:p>
      <text:p text:style-name="P34">平均速度的算法修改為 = 實際距離/時長；</text:p>
      <text:p text:style-name="P35">2 路徑關聯分析-同批次</text:p>
      <text:p text:style-name="P36">x軸的去重複：</text:p>
      <text:p text:style-name="P36"><text:a xlink:type="simple" xlink:href="https://stackoverflow.com/questions/51763883/how-to-concatenate-two-strings-without-duplicates-in-javascript" text:style-name="Internet_20_link" text:visited-style-name="Visited_20_Internet_20_Link">https://stackoverflow.com/questions/51763883/how-to-concatenate-two-strings-without-duplicates-in-javascript</text:a></text:p>
      <text:p text:style-name="P36">速度分布</text:p>
      <text:p text:style-name="P37">鴿子名稱</text:p>
      <text:p text:style-name="P37">顏色</text:p>
      <text:p text:style-name="P38">SO2</text:p>
      <text:p text:style-name="P38"/>
      <text:p text:style-name="P39">7/14</text:p>
      <text:p text:style-name="P39"><text:soft-page-break/>1</text:p>
      <text:p text:style-name="P39">前言：訓練，比賽；</text:p>
      <text:p text:style-name="P39">第一部分： 先介紹paper中的重點：路徑效率，和其他幾個重點；</text:p>
      <text:p text:style-name="P39">以及其他的paper中的重點；</text:p>
      <text:p text:style-name="P39">第二部分：這些重點，都需要用gps裝置（對比rfid）；</text:p>
      <text:p text:style-name="P39">第三部分：提出我們的分析和模型；</text:p>
      <text:p text:style-name="P39">界面的部分先使用文字描述；</text:p>
      <text:p text:style-name="P39"/>
      <text:p text:style-name="P40">7/18</text:p>
      <text:p text:style-name="P40">1 Sunny推薦：先看其他的文章，看看有什麼新的內容可以加入的</text:p>
      <text:p text:style-name="P40">論文鏈接<text:span text:style-name="T384">：</text:span></text:p>
      <text:p text:style-name="P40"><text:a xlink:type="simple" xlink:href="https://journals.plos.org/plosbiology/article?id=10.1371/journal.pbio.3000299" text:style-name="Internet_20_link" text:visited-style-name="Visited_20_Internet_20_Link">https://journals.plos.org/plosbiology/article?id=10.1371/journal.pbio.3000299</text:a></text:p>
      <text:h text:style-name="P18" text:outline-level="1"><text:bookmark text:name="artTitle"/>Birds invest wingbeats to keep a steady head and reap the ultimate benefits of flying together</text:h>
      <text:p text:style-name="P180">鳥兒們為了保持不亂<text:span text:style-name="T384">（獲得一起飛的好處），振翅的頻率會變多；</text:span></text:p>
      <text:h text:style-name="P189" text:outline-level="2">Abstract</text:h>
      <text:p text:style-name="P231"><text:bookmark text:name="article1.front1.article-meta1.abstract1.p1"/><text:span text:style-name="T98">Flapping flight is the most energetically demanding form of sustained forwards locomotion that vertebrates perform. </text:span><text:span text:style-name="T99">（煽動翅膀的飛行，在脊椎動物中，是最消耗能量的持續向前運動中）</text:span><text:span text:style-name="T98">Flock dynamics therefore have significant implications for energy expenditure. Despite this, no studies have quantified the biomechanical consequences of flying in a cluster flock or pair relative to flying solo. </text:span><text:span text:style-name="T100">（儘管如此，沒有研究對：一起飛或者pair飛，相比較單飛，的生物學結果，進行量化）</text:span><text:span text:style-name="T98">Here, we compared the flight characteristics of homing pigeons (</text:span><text:span text:style-name="Emphasis"><text:span text:style-name="T107">Columba livia</text:span></text:span><text:span text:style-name="T98">) flying solo and in pairs released from a site 7 km from home, using high-precision 5 Hz global positioning system (GPS) and 200 Hz tri-axial accelerometer bio-loggers. As expected, paired individuals benefitted from improved homing route accuracy, which reduced flight distance by 7% and time by 9%. However, realising these navigational gains involved substantial changes in flight kinematics and energetics. Both individuals in a pair increased their wingbeat frequency by 18% by decreasing the duration of their upstroke. </text:span><text:span text:style-name="T101">（提問：所以鴿子的飛行動作只有兩個嗎：wingbeat和upstroke</text:span><text:span text:style-name="T102">；這個其實蠻好理解的：翅膀動和不動兩種飛行：動就是wingbeat，不動就是upstroke，應該是滑翔的意思；明顯是wingbeat比較消耗能量；</text:span><text:span text:style-name="T101">）</text:span><text:span text:style-name="T98">This sharp increase in wingbeat frequency caused just a 3% increase in airspeed but reduced the oscillatory displacement of the body by 22%, which we hypothesise relates to an increased requirement for visual stability and manoeuvrability when flying in a flock or pair. The combination of the increase in airspeed and a higher wingbeat frequency would result in a minimum 2.2% increase in the total aerodynamic power requirements if the wingbeats were fully optimised. Overall, the enhanced navigational performance will offset any additional energetic costs as long as the metabolic power requirements are not increased above 9%. </text:span><text:span text:style-name="T103">（只要新陳代謝的消耗沒有超過9%的話，強化的導航就可以抵消能量消耗）</text:span><text:span text:style-name="T98">Our results demonstrate that the increases in wingbeat frequency when flying together have previously been underestimated by an order of magnitude and force </text:span><text:soft-page-break/><text:span text:style-name="T98">reinterpretation of their mechanistic origin. </text:span><text:span text:style-name="T104">（我們的研究結果顯示：之前的研究中，以震級來描述振翅，是低估了振翅；需要重新解釋它們的機械原因）</text:span><text:span text:style-name="T98">We show that, for pigeons flying in pairs, two heads are better than one but keeping a steady head</text:span><text:span text:style-name="T105">（保持不亂）</text:span><text:span text:style-name="T98"> necessitates energetically costly kinematics.</text:span><text:span text:style-name="T105">（我們發現：對飛的鴿子為了保持不亂，比起單飛的鴿子，需要更多的消耗能量的運動；）</text:span></text:p>
      <text:p text:style-name="P243"/>
      <text:p text:style-name="P243">感想（</text:p>
      <text:p text:style-name="P244">原來flapping flight的能量消耗這麼大；如果是這樣，會不會導致，一起飛的時候，飛行速度變低了？但是這個對於我們的模型來說，是個正面的參考因素；</text:p>
      <text:p text:style-name="P235"><text:span text:style-name="T98">振翅頻率是怎麼測出來的</text:span><text:span text:style-name="T106">？</text:span></text:p>
      <text:p text:style-name="P245">新的裝置：</text:p>
      <text:p text:style-name="P235"><text:a xlink:type="simple" xlink:href="https://zh.wikipedia.org/zh-tw/加速規" text:style-name="Internet_20_link" text:visited-style-name="Visited_20_Internet_20_Link"><text:span text:style-name="T98">https://zh.wikipedia.org/zh-tw/%E5%8A%A0%E9%80%9F%E8%A6%8F</text:span></text:a></text:p>
      <text:p text:style-name="P245"/>
      <text:p text:style-name="P243">）</text:p>
      <text:p text:style-name="P41">7/20</text:p>
      <text:p text:style-name="P41">1 什麼是陀螺儀<text:span text:style-name="T388">(gyroscope)</text:span>：</text:p>
      <text:p text:style-name="P41">使用角動量守恆原理製作的裝置；</text:p>
      <text:p text:style-name="P41">什麼是角動量守恆？</text:p>
      <text:p text:style-name="P41">什麼是角動量？</text:p>
      <text:p text:style-name="P41">角動量 = 位置向量 X 動量；</text:p>
      <text:p text:style-name="P41">什麼是位置向量？</text:p>
      <text:p text:style-name="P41"><text:span text:style-name="T237">維基百科</text:span><text:span text:style-name="T240">：</text:span><text:span text:style-name="T237">從坐標原點指向質點所在位置的向量稱為位置向量</text:span><text:span text:style-name="T236"> </text:span><text:span text:style-name="T243">(</text:span><text:span text:style-name="T237">亦稱位置矢量</text:span><text:span text:style-name="T243">)</text:span><text:span text:style-name="T237">。</text:span></text:p>
      <text:p text:style-name="P41"><text:span text:style-name="T237">把參考點作為原點，指向的目標位置的向量</text:span><text:span text:style-name="T240">，就是位置向量；</text:span></text:p>
      <text:p text:style-name="P51">複習：什麼是動量？</text:p>
      <text:p text:style-name="P41"><text:span text:style-name="T240">經典力學</text:span><text:span text:style-name="T241">：</text:span></text:p>
      <text:p text:style-name="P52">P = M*V：質量*速度；是一個矢量，方向與速度一致；</text:p>
      <text:p text:style-name="P42"><text:span text:style-name="T237">相對論</text:span><text:span text:style-name="T241">力學：</text:span></text:p>
      <text:p text:style-name="P53">P = y*M*u：M是靜止質量，y值：與觀察者的相對速度越大值越大，u：與觀察者的相對速度；</text:p>
      <text:p text:style-name="P44"><text:span text:style-name="T250">維基百科</text:span><text:span text:style-name="T251">：</text:span><text:span text:style-name="T242">當物體在低速極限</text:span><text:span text:style-name="T251">下運動時，相對論力學的動量式可變化為牛頓力學的動量式 p=mu；</text:span></text:p>
      <text:p text:style-name="P54"><text:soft-page-break/>什麼是叉積？</text:p>
      <text:p text:style-name="P44"><text:a xlink:type="simple" xlink:href="https://zh.wikipedia.org/zh-tw/叉积" text:style-name="Internet_20_link" text:visited-style-name="Visited_20_Internet_20_Link"><text:span text:style-name="T251">https://zh.wikipedia.org/zh-tw/%E5%8F%89%E7%A7%AF</text:span></text:a></text:p>
      <text:p text:style-name="P44"><text:span text:style-name="T251">簡單理解：方向：三指法；值：</text:span><text:span text:style-name="T252">|a|*|b|*sin ；</text:span></text:p>
      <text:p text:style-name="P55">角動量守恆：</text:p>
      <text:p text:style-name="P44"><text:a xlink:type="simple" xlink:href="https://zh.m.wikipedia.org/zh-tw/角动量守恒定律" text:style-name="Internet_20_link" text:visited-style-name="Visited_20_Internet_20_Link"><text:span text:style-name="T252">https://zh.m.wikipedia.org/zh-tw/%E8%A7%92%E5%8A%A8%E9%87%8F%E5%AE%88%E6%81%92%E5%AE%9A%E5%BE%8B</text:span></text:a></text:p>
      <text:p text:style-name="P61">維基百科：</text:p>
      <text:p text:style-name="P44"><text:span text:style-name="T253">角動量守恆定律是</text:span><text:a xlink:type="simple" xlink:href="https://zh.m.wikipedia.org/wiki/自然界" text:style-name="Internet_20_link" text:visited-style-name="Visited_20_Internet_20_Link"><text:span text:style-name="T385">自然界</text:span></text:a><text:span text:style-name="T253">普遍存在的</text:span><text:a xlink:type="simple" xlink:href="https://zh.m.wikipedia.org/w/index.php?title=基本定律&amp;action=edit&amp;redlink=1" text:style-name="Internet_20_link" text:visited-style-name="Visited_20_Internet_20_Link"><text:span text:style-name="T387">基本定律</text:span></text:a><text:span text:style-name="T253">之一，角動量的守恆實質上對應著空間旋轉</text:span><text:a xlink:type="simple" xlink:href="https://zh.m.wikipedia.org/wiki/不變性" text:style-name="Internet_20_link" text:visited-style-name="Visited_20_Internet_20_Link"><text:span text:style-name="T385">不變性</text:span></text:a><text:span text:style-name="T253">。例如，當考慮到</text:span><text:a xlink:type="simple" xlink:href="https://zh.m.wikipedia.org/wiki/太阳系" text:style-name="Internet_20_link" text:visited-style-name="Visited_20_Internet_20_Link"><text:span text:style-name="T385">太陽系</text:span></text:a><text:span text:style-name="T253">中的</text:span><text:a xlink:type="simple" xlink:href="https://zh.m.wikipedia.org/wiki/行星" text:style-name="Internet_20_link" text:visited-style-name="Visited_20_Internet_20_Link"><text:span text:style-name="T385">行星</text:span></text:a><text:span text:style-name="T253">受到</text:span><text:a xlink:type="simple" xlink:href="https://zh.m.wikipedia.org/wiki/太阳" text:style-name="Internet_20_link" text:visited-style-name="Visited_20_Internet_20_Link"><text:span text:style-name="T385">太陽</text:span></text:a><text:span text:style-name="T253">的萬有引力這一</text:span><text:a xlink:type="simple" xlink:href="https://zh.m.wikipedia.org/wiki/有心力" text:style-name="Internet_20_link" text:visited-style-name="Visited_20_Internet_20_Link"><text:span text:style-name="T385">有心力</text:span></text:a><text:span text:style-name="T253">時，</text:span><text:span text:style-name="T254">由於</text:span><text:a xlink:type="simple" xlink:href="https://zh.m.wikipedia.org/wiki/万有引力" text:style-name="Internet_20_link" text:visited-style-name="Visited_20_Internet_20_Link"><text:span text:style-name="T386">萬有引力</text:span></text:a><text:span text:style-name="T254">對太陽這個參考點力矩為零，所以他們以太陽為參考點的角動量守恆，</text:span><text:span text:style-name="T253">這也說明了行星繞太陽</text:span><text:a xlink:type="simple" xlink:href="https://zh.m.wikipedia.org/wiki/公转" text:style-name="Internet_20_link" text:visited-style-name="Visited_20_Internet_20_Link"><text:span text:style-name="T385">公轉</text:span></text:a><text:span text:style-name="T253">單位時間內與太陽連線掃過的面積大小總是恆定值的原因。另外，角動量守恆定律也是</text:span><text:a xlink:type="simple" xlink:href="https://zh.m.wikipedia.org/w/index.php?title=陀螺效應&amp;action=edit&amp;redlink=1" text:style-name="Internet_20_link" text:visited-style-name="Visited_20_Internet_20_Link"><text:span text:style-name="T387">陀螺效應</text:span></text:a><text:span text:style-name="T253">的原因。</text:span></text:p>
      <text:p text:style-name="P62"/>
      <text:p text:style-name="P110"><text:span text:style-name="T41">如何應用陀螺儀來計算：</text:span><text:span text:style-name="T40">陀螺儀多用於</text:span><text:a xlink:type="simple" xlink:href="https://zh.wikipedia.org/wiki/導航" text:style-name="Internet_20_link" text:visited-style-name="Visited_20_Internet_20_Link"><text:span text:style-name="T51">導航</text:span></text:a><text:span text:style-name="T40">、</text:span><text:a xlink:type="simple" xlink:href="https://zh.wikipedia.org/w/index.php?title=定位&amp;action=edit&amp;redlink=1" text:style-name="Internet_20_link" text:visited-style-name="Visited_20_Internet_20_Link"><text:span text:style-name="T53">定位</text:span></text:a><text:span text:style-name="T40">等系統。</text:span></text:p>
      <text:p text:style-name="P187"><text:span text:style-name="T40">陀螺儀的裝置，一直是</text:span><text:a xlink:type="simple" xlink:href="https://zh.wikipedia.org/wiki/航空" text:style-name="Internet_20_link" text:visited-style-name="Visited_20_Internet_20_Link"><text:span text:style-name="T51">航空</text:span></text:a><text:span text:style-name="T40">和</text:span><text:a xlink:type="simple" xlink:href="https://zh.wikipedia.org/wiki/航海" text:style-name="Internet_20_link" text:visited-style-name="Visited_20_Internet_20_Link"><text:span text:style-name="T51">航海</text:span></text:a><text:span text:style-name="T40">上航行姿態及速率等最方便實用的參考儀錶。</text:span></text:p>
      <text:p text:style-name="P211"><text:span text:style-name="T31">基本上陀螺儀是一種機械裝置，其主要部分是一個對旋轉軸以極高角速度旋轉的轉子，轉子裝在一支架內（見圖一</text:span><text:span text:style-name="T34">a</text:span><text:span text:style-name="T31">）；在通過轉子中心軸</text:span><text:span text:style-name="T34">XX1</text:span><text:span text:style-name="T31">上加一內環架，那麼陀螺儀就可環繞飛機兩軸作自由運動；然後，在內環架外加上一外環架；這個陀螺儀有兩個平衡環，可以環繞飛機三軸作自由運動，就是一個完整的空間陀螺儀（</text:span><text:span text:style-name="T34">space gyro</text:span><text:span text:style-name="T31">）。</text:span></text:p>
      <text:p text:style-name="P62">如何用來導航？</text:p>
      <text:p text:style-name="P62">如何用來定位？</text:p>
      <text:p text:style-name="P111"><text:span text:style-name="T41">如何</text:span><text:span text:style-name="T42">計算：</text:span><text:span text:style-name="T40">航行姿態及速率？</text:span></text:p>
      <text:p text:style-name="P56"/>
      <text:p text:style-name="P57">2 論文：</text:p>
      <text:h text:style-name="P19" text:outline-level="1"><text:bookmark text:name="firstHeading"/>加速規：</text:h>
      <text:p text:style-name="P131"><text:a xlink:type="simple" xlink:href="https://www.youtube.com/watch?v=To7JagpPDwY" text:style-name="Internet_20_link" text:visited-style-name="Visited_20_Internet_20_Link"><text:span text:style-name="T252">https://www.youtube.com/watch?v=To7JagpPDwY</text:span></text:a></text:p>
      <text:p text:style-name="P181">An accelerometer is a type of sensor that measures the acceleration and vibration of a body.</text:p>
      <text:p text:style-name="P181">測量加速度和震動的裝置；</text:p>
      <text:p text:style-name="P56"/>
      <text:p text:style-name="P56">振翅是怎麼測量的？</text:p>
      <text:p text:style-name="P113"><text:soft-page-break/><text:span text:style-name="T40">（既然</text:span><text:span text:style-name="T39">accelerometer可以測量震動，那摩是不是振翅的話，就是一次震動？）</text:span></text:p>
      <text:p text:style-name="P56"/>
      <text:h text:style-name="P194" text:outline-level="3">Paired flight provides improved homing accuracy</text:h>
      <text:p text:style-name="P231"><text:bookmark text:name="article1.body1.sec2.sec7.p1"/><text:span text:style-name="T109">One key benefit commonly ascribed to flocking is the ability to pool navigational knowledge. Because this is expected to improve homing accuracy [</text:span><text:a xlink:type="simple" xlink:href="https://journals.plos.org/plosbiology/article?id=10.1371/journal.pbio.3000299#pbio.3000299.ref007" text:style-name="Internet_20_link" text:visited-style-name="Visited_20_Internet_20_Link"><text:span text:style-name="T125">7</text:span></text:a><text:span text:style-name="T109">,</text:span><text:a xlink:type="simple" xlink:href="https://journals.plos.org/plosbiology/article?id=10.1371/journal.pbio.3000299#pbio.3000299.ref008" text:style-name="Internet_20_link" text:visited-style-name="Visited_20_Internet_20_Link"><text:span text:style-name="T125">8</text:span></text:a><text:span text:style-name="T109">], </text:span><text:span text:style-name="T114">we calculated our birds’ route accuracy flying solo and in pairs, using a weighted mean cosine of the angle between the birds’ heading and destination. </text:span><text:span text:style-name="T109">Flying in a pair resulted in a 7% increase in route accuracy relative to both the Phase 1 and Phase 4 solo releases (0.06, 95% credible interval [0.01, 0.10]; </text:span><text:a xlink:type="simple" xlink:href="https://journals.plos.org/plosbiology/article?id=10.1371/journal.pbio.3000299#pbio-3000299-g001" text:style-name="Internet_20_link" text:visited-style-name="Visited_20_Internet_20_Link"><text:span text:style-name="T125">Fig 1</text:span></text:a><text:span text:style-name="T109">), and a concomitant 6% decrease in route length (</text:span><text:a xlink:type="simple" xlink:href="https://journals.plos.org/plosbiology/article?id=10.1371/journal.pbio.3000299#pbio.3000299.s007" text:style-name="Internet_20_link" text:visited-style-name="Visited_20_Internet_20_Link"><text:span text:style-name="T125">S2 Table</text:span></text:a><text:span text:style-name="T109">). This improved homing accuracy when flying in pairs is consistent with previous empirical studies [</text:span><text:a xlink:type="simple" xlink:href="https://journals.plos.org/plosbiology/article?id=10.1371/journal.pbio.3000299#pbio.3000299.ref005" text:style-name="Internet_20_link" text:visited-style-name="Visited_20_Internet_20_Link"><text:span text:style-name="T125">5</text:span></text:a><text:span text:style-name="T109">,</text:span><text:a xlink:type="simple" xlink:href="https://journals.plos.org/plosbiology/article?id=10.1371/journal.pbio.3000299#pbio.3000299.ref006" text:style-name="Internet_20_link" text:visited-style-name="Visited_20_Internet_20_Link"><text:span text:style-name="T125">6</text:span></text:a><text:span text:style-name="T109">] and with theoretical expectations [</text:span><text:a xlink:type="simple" xlink:href="https://journals.plos.org/plosbiology/article?id=10.1371/journal.pbio.3000299#pbio.3000299.ref007" text:style-name="Internet_20_link" text:visited-style-name="Visited_20_Internet_20_Link"><text:span text:style-name="T125">7</text:span></text:a><text:span text:style-name="T109">,</text:span><text:a xlink:type="simple" xlink:href="https://journals.plos.org/plosbiology/article?id=10.1371/journal.pbio.3000299#pbio.3000299.ref008" text:style-name="Internet_20_link" text:visited-style-name="Visited_20_Internet_20_Link"><text:span text:style-name="T125">8</text:span></text:a><text:span text:style-name="T109">] but presumably requires each member of the pair to attend closely to the other. This will in turn require a high degree of visual stability, and we therefore hypothesise (and, in the next section, test) that a potential function of the increased wingbeat frequency and decreased oscillatory displacement of the body in paired flight is to enhance visual stability when attending to nearby conspecifics.</text:span></text:p>
      <text:p text:style-name="P237">（路徑的準確度的測量方式是什麼？）</text:p>
      <text:p text:style-name="P238">計算方式是：計算cos，飛行的heading與終點的cosine；</text:p>
      <text:p text:style-name="P238">（也就是說：cos越大越好，cos越小越差；這個計算計算方式和轉向效率的算法類似；）</text:p>
      <text:p text:style-name="P232"><text:span text:style-name="T109">這裡的結果是提高了</text:span><text:span text:style-name="T110">7%；</text:span></text:p>
      <text:p text:style-name="P232"><text:span text:style-name="T110">實驗</text:span><text:span text:style-name="T111">1：</text:span></text:p>
      <text:p text:style-name="P232"><text:span text:style-name="T110">The birds were tracked using 5 Hz GPS loggers (15 g; QStarz BT-Q1300ST, Qstarz International, Taipei, Taiwan) and 200 Hz tri-axial accelerometers (± 16</text:span><text:span text:style-name="Emphasis"><text:span text:style-name="T118">g</text:span></text:span><text:span text:style-name="T110">; 11 g; Axivity AX3, Axivity, Newcastle upon Tyne, UK), which were attached via Velcro strips glued to trimmed feathers on the birds’ backs. In total, the loggers and fastenings weighed 27 g. </text:span><text:span text:style-name="T115">To enable subjects to adapt to carrying the additional mass, clay weights were attached to them throughout the pretraining and experimental periods, which meant the weights were attached for a minimum of 43 days prior to the start of the experiment. The weights were exchanged for the loggers immediately prior to each release. </text:span><text:span text:style-name="T110">The GPS units have an approximately 3 m accuracy, which means that 50% of position fixes will fall within 3 m of the true position within the world coordinate system [</text:span><text:a xlink:type="simple" xlink:href="https://journals.plos.org/plosbiology/article?id=10.1371/journal.pbio.3000299#pbio.3000299.ref039" text:style-name="Internet_20_link" text:visited-style-name="Visited_20_Internet_20_Link"><text:span text:style-name="T126">39</text:span></text:a><text:span text:style-name="T110">]. GPS and accelerometer data were downloaded using QTravel (version 1.48(T); Qstarz International, Taipei, Taiwan) and Open Movement (Om) GUI Application (version 1.0.0.28; Axivity, Newcastle upon Tyne, UK), respectively.</text:span></text:p>
      <text:p text:style-name="P236"><text:bookmark text:name="article1.body1.sec4.sec1.sec3.p2"/>The weather, including mean wind speed per minute (ms−1), a running mean of the wind bearing over the previous 10 minutes, temperature (oC), humidity (%), and barometric pressure (hPa), were recorded using a WS2083 Professional Wireless Weather Station with USB upload (Aercus Instruments, Auckland, New Zealand) situated 5.5 m above the ground near the pigeon lofts and Cumulus Weather Station Software (version 1.9.4; Sandaysoft, Sanday, Orkney, UK).</text:p>
      <text:p text:style-name="P241">實驗道具中的加速規的型號是： 200 Hz tri-axial accelerometers</text:p>
      <text:p text:style-name="P241">（因為道具的負重在27g左右，所與在實驗之前的43天，實驗對象就已經負重了27g來生活了，實驗的時候，替換成兩個記錄儀）</text:p>
      <text:h text:style-name="P254" text:outline-level="4">Data processing.</text:h>
      <text:p text:style-name="P231"><text:bookmark text:name="article1.body1.sec4.sec1.sec5.p1"/><text:span text:style-name="T109">Data were processed using the procedures outlined in Taylor and colleagues [</text:span><text:a xlink:type="simple" xlink:href="https://journals.plos.org/plosbiology/article?id=10.1371/journal.pbio.3000299#pbio.3000299.ref021" text:style-name="Internet_20_link" text:visited-style-name="Visited_20_Internet_20_Link"><text:span text:style-name="T125">21</text:span></text:a><text:span text:style-name="T109">]. For each GPS point, the orthodromic (great-circular) distance travelled and birds’ final bearing from the previous point were calculated </text:span><text:soft-page-break/><text:span text:style-name="T109">using the haversine formula and forward azimuth, respectively. </text:span><text:span text:style-name="T114">The dorsal accelerometer measurements were filtered by taking a running mean over 3 data points (0.015 s). Static acceleration (or gravity) was removed by subtracting a running mean over 15 wingbeat cycles (&gt;2 s). The wingbeat frequency (number of wingbeats per second; Hz) and peak-to-peak dorsal body acceleration (</text:span><text:span text:style-name="Emphasis"><text:span text:style-name="T119">g</text:span></text:span><text:span text:style-name="T114">) using the dorsal acceleration signal (Z-axis) were calculated for each individual wingbeat. The amplitude of the dorsal body displacement (mm) was then calculated by the double integration of dorsal accelerometer measurements [</text:span><text:a xlink:type="simple" xlink:href="https://journals.plos.org/plosbiology/article?id=10.1371/journal.pbio.3000299#pbio.3000299.ref014" text:style-name="Internet_20_link" text:visited-style-name="Visited_20_Internet_20_Link"><text:span text:style-name="T127">14</text:span></text:a><text:span text:style-name="T114">,</text:span><text:a xlink:type="simple" xlink:href="https://journals.plos.org/plosbiology/article?id=10.1371/journal.pbio.3000299#pbio.3000299.ref021" text:style-name="Internet_20_link" text:visited-style-name="Visited_20_Internet_20_Link"><text:span text:style-name="T127">21</text:span></text:a><text:span text:style-name="T114">]. In addition, we calculated the duration of the downstroke from the peak downstroke force (maximum </text:span><text:span text:style-name="Emphasis"><text:span text:style-name="T119">g</text:span></text:span><text:span text:style-name="T114">-force) to the lower reversal point (minimum </text:span><text:span text:style-name="Emphasis"><text:span text:style-name="T119">g</text:span></text:span><text:span text:style-name="T114">-force). The upstroke phase duration, which included the start of the downstroke, was measured from minimum </text:span><text:span text:style-name="Emphasis"><text:span text:style-name="T119">g</text:span></text:span><text:span text:style-name="T114">-force to the maximum. We used the maximum and minimum </text:span><text:span text:style-name="Emphasis"><text:span text:style-name="T119">g</text:span></text:span><text:span text:style-name="T114">-force peaks to divide the wingbeat for consistency, because the start of the kinematic downstroke was not distinguishable in the data from paired flights. See </text:span><text:a xlink:type="simple" xlink:href="https://journals.plos.org/plosbiology/article?id=10.1371/journal.pbio.3000299#pbio.3000299.s010" text:style-name="Internet_20_link" text:visited-style-name="Visited_20_Internet_20_Link"><text:span text:style-name="T127">S1 Text</text:span></text:a><text:span text:style-name="T114"> for further analysis.</text:span></text:p>
      <text:p text:style-name="P240">（目前只知道振翅的頻率可以用加速規來測，具體的測量和計算方法後續需要再研究）</text:p>
      <text:p text:style-name="P240">加速歸論文：</text:p>
      <text:p text:style-name="P250"><text:a xlink:type="simple" xlink:href="https://journals.biologists.com/jeb/article/220/16/2908/33519/Homing-pigeons-Columba-livia-modulate-wingbeat" text:style-name="Internet_20_link" text:visited-style-name="Visited_20_Internet_20_Link"><text:span text:style-name="T108">https://journals.biologists.com/jeb/article/220/16/2908/33519/Homing-pigeons-Columba-livia-modulate-wingbeat</text:span></text:a></text:p>
      <text:p text:style-name="P240">材料在文件夾中；</text:p>
      <text:p text:style-name="P250"><text:span text:style-name="T108">The birds’ route accuracy was calculated using a weighted mean cosine of the angle (</text:span><text:span text:style-name="Emphasis"><text:span text:style-name="T117">θ</text:span></text:span><text:span text:style-name="T108">) between the birds bearing and the bearing to the loft for each timestep, where </text:span><text:span text:style-name="Emphasis"><text:span text:style-name="T117">θ</text:span></text:span><text:span text:style-name="T108"> is equal to the smallest angle difference so that </text:span><text:span text:style-name="Emphasis"><text:span text:style-name="T117">θ</text:span></text:span><text:span text:style-name="T108"> ranged from 0 (heading directly to the loft) and 180 (heading directly away from the loft), and the orthodromic distance between each GPS point (</text:span><text:span text:style-name="Emphasis"><text:span text:style-name="T117">d</text:span></text:span><text:span text:style-name="T108">) using the following calculation:</text:span></text:p>
      <text:p text:style-name="P240">公式；</text:p>
      <text:p text:style-name="P239">7/21</text:p>
      <text:p text:style-name="P239">1 論文-數據收集工具</text:p>
      <text:p text:style-name="P251"><text:span text:style-name="T108">實驗</text:span><text:span text:style-name="T116">2：</text:span></text:p>
      <text:p text:style-name="P251"><text:span text:style-name="T108">We used a custom-built ‘p-Sensor’ to simultaneously record head movement and position. The p-Sensor included an IMU with a combination of a tri-axial gyroscope, tri-axial accelerometer and tri-axial magnetometer recording at 60 Hz, and a GPS logger recording at 10 Hz. The IMU was mounted using double-sided tape onto a custom-made and custom-fitted wire mask designed to fit each bird’s head. The GPS logger, SD card, battery, and microcomputer were placed in an elasticated backpack on the birds back. The instrumentation, mask, and backpack weighed 28.1 g and constituted 4.9% of the body mass of the smallest bird, of which the IMU unit on the bird’s head only weighed 1 g. For more details, see Kano and colleagues [</text:span><text:a xlink:type="simple" xlink:href="https://journals.plos.org/plosbiology/article?id=10.1371/journal.pbio.3000299#pbio.3000299.ref034" text:style-name="Internet_20_link" text:visited-style-name="Visited_20_Internet_20_Link"><text:span text:style-name="T124">34</text:span></text:a><text:span text:style-name="T108">].</text:span></text:p>
      <text:p text:style-name="P239">IMU道具是為了測量：頭部的運動和位置；</text:p>
      <text:p text:style-name="P239">三軸的陀螺儀，加速規，磁力計，gps；IMU裝置做成面具一樣，放在鴿子的頭部；</text:p>
      <text:p text:style-name="P239">電池，sd卡，微型電腦等都是放在背部；</text:p>
      <text:p text:style-name="P239">總重量是28.1g，是總重量的4.9%；</text:p>
      <text:p text:style-name="P239"/>
      <text:p text:style-name="P239"><text:soft-page-break/>tarsus 鴿子的腳；</text:p>
      <text:p text:style-name="P255">∆的含義：</text:p>
      <text:p text:style-name="P233"><text:a xlink:type="simple" xlink:href="https://zh.m.wikipedia.org/zh-tw/Δ" text:style-name="Internet_20_link" text:visited-style-name="Visited_20_Internet_20_Link"><text:span text:style-name="T110">https://zh.m.wikipedia.org/zh-tw/%CE%94</text:span></text:a></text:p>
      <text:p text:style-name="P252"><text:span text:style-name="T110">對比鴿子大小的時候：除了body mass之外，還有腳（</text:span><text:span text:style-name="T112">tarsus</text:span><text:span text:style-name="T110">）的長度；</text:span></text:p>
      <text:p text:style-name="P242">2 陀螺儀：</text:p>
      <text:p text:style-name="P253"><text:span text:style-name="T110">gyros</text:span><text:span text:style-name="T109">copic instruments</text:span></text:p>
      <text:p text:style-name="P232"><text:span text:style-name="T128">Gyroscopic flight instruments of some description are used in most general aviation aircraft and in older commercial aircraft. Examples of such instruments include </text:span><text:span text:style-name="T129">attitude</text:span><text:span text:style-name="T130">(姿態)</text:span><text:span text:style-name="T129"> indicators, heading indicators and turn coordinators（協調） (turn and slip indicator).</text:span></text:p>
      <text:p text:style-name="P232"><text:span text:style-name="T129">Posi</text:span><text:span text:style-name="T131">tion, orientation,riginity in space, precession;</text:span></text:p>
      <text:p text:style-name="P232"><text:span text:style-name="T45">進動</text:span><text:span text:style-name="T44">（</text:span><text:span text:style-name="T46">precession</text:span><text:span text:style-name="T44">）是</text:span><text:a xlink:type="simple" xlink:href="https://zh.m.wikipedia.org/wiki/自轉" text:style-name="Internet_20_link" text:visited-style-name="Visited_20_Internet_20_Link"><text:span text:style-name="T123">自轉</text:span></text:a><text:span text:style-name="T44">物體之自轉軸又繞著另一軸旋轉的現象，又可稱作</text:span><text:span text:style-name="T45">旋進</text:span><text:span text:style-name="T44">。</text:span></text:p>
      <text:p text:style-name="P111"><text:span text:style-name="T41">當其自轉軸的軸線不再呈</text:span><text:a xlink:type="simple" xlink:href="https://zh.m.wikipedia.org/wiki/鉛直" text:style-name="Internet_20_link" text:visited-style-name="Visited_20_Internet_20_Link"><text:span text:style-name="T122">鉛直</text:span></text:a><text:span text:style-name="T41">時，即自轉軸與對稱軸不重合不平行時，會發現自轉軸會沿著鉛直線作旋轉，此即「旋進」現象。另外的例子是</text:span><text:a xlink:type="simple" xlink:href="https://zh.m.wikipedia.org/wiki/地球" text:style-name="Internet_20_link" text:visited-style-name="Visited_20_Internet_20_Link"><text:span text:style-name="T122">地球</text:span></text:a><text:span text:style-name="T41">的自轉。</text:span></text:p>
      <text:p text:style-name="P114"><text:span text:style-name="T40">(當自轉軸不垂直的時候</text:span><text:span text:style-name="T39">，就會出現旋轉前進的現象)；</text:span></text:p>
      <text:p text:style-name="P58"/>
      <text:p text:style-name="P114"><text:a xlink:type="simple" xlink:href="https://www.youtube.com/watch?v=yccEJugC2gs" text:style-name="Internet_20_link" text:visited-style-name="Visited_20_Internet_20_Link"><text:span text:style-name="T39">https://www.youtube.com/watch?v=yccEJugC2gs</text:span></text:a></text:p>
      <text:p text:style-name="P58"/>
      <text:p text:style-name="P60">論文結果：</text:p>
      <text:h text:style-name="P195" text:outline-level="3">Paired flight provides improved homing accuracy</text:h>
      <text:p text:style-name="P231"><text:bookmark text:name="article1.body1.sec2.sec7.p12"/><text:bookmark text:name="article1.body1.sec2.sec7.p11"/><text:span text:style-name="T114">One key benefit commonly ascribed to flocking is the ability to pool navigational knowledge. Because this is expected to improve homing accuracy [</text:span><text:a xlink:type="simple" xlink:href="https://journals.plos.org/plosbiology/article?id=10.1371/journal.pbio.3000299#pbio.3000299.ref007" text:style-name="Internet_20_link" text:visited-style-name="Visited_20_Internet_20_Link"><text:span text:style-name="T127">7</text:span></text:a><text:span text:style-name="T114">,</text:span><text:a xlink:type="simple" xlink:href="https://journals.plos.org/plosbiology/article?id=10.1371/journal.pbio.3000299#pbio.3000299.ref008" text:style-name="Internet_20_link" text:visited-style-name="Visited_20_Internet_20_Link"><text:span text:style-name="T127">8</text:span></text:a><text:span text:style-name="T114">], </text:span><text:span text:style-name="T109">we calculated our birds’ route accuracy flying solo and in pairs, using a weighted mean cosine of the angle between the birds’ heading and destination. Flying in a pair resulted in a 7% increase in route accuracy relative to both the Phase 1 and Phase 4 solo releases (0.06, 95% credible interval [0.01, 0.10]; </text:span><text:a xlink:type="simple" xlink:href="https://journals.plos.org/plosbiology/article?id=10.1371/journal.pbio.3000299#pbio-3000299-g001" text:style-name="Internet_20_link" text:visited-style-name="Visited_20_Internet_20_Link"><text:span text:style-name="T125">Fig 1</text:span></text:a><text:span text:style-name="T109">), and a concomitant 6% decrease in route length (</text:span><text:a xlink:type="simple" xlink:href="https://journals.plos.org/plosbiology/article?id=10.1371/journal.pbio.3000299#pbio.3000299.s007" text:style-name="Internet_20_link" text:visited-style-name="Visited_20_Internet_20_Link"><text:span text:style-name="T125">S2 Table</text:span></text:a><text:span text:style-name="T109">). This improved homing accuracy when flying in pairs is consistent with previous empirical studies [</text:span><text:a xlink:type="simple" xlink:href="https://journals.plos.org/plosbiology/article?id=10.1371/journal.pbio.3000299#pbio.3000299.ref005" text:style-name="Internet_20_link" text:visited-style-name="Visited_20_Internet_20_Link"><text:span text:style-name="T125">5</text:span></text:a><text:span text:style-name="T109">,</text:span><text:a xlink:type="simple" xlink:href="https://journals.plos.org/plosbiology/article?id=10.1371/journal.pbio.3000299#pbio.3000299.ref006" text:style-name="Internet_20_link" text:visited-style-name="Visited_20_Internet_20_Link"><text:span text:style-name="T125">6</text:span></text:a><text:span text:style-name="T109">] and with theoretical expectations [</text:span><text:a xlink:type="simple" xlink:href="https://journals.plos.org/plosbiology/article?id=10.1371/journal.pbio.3000299#pbio.3000299.ref007" text:style-name="Internet_20_link" text:visited-style-name="Visited_20_Internet_20_Link"><text:span text:style-name="T125">7</text:span></text:a><text:span text:style-name="T109">,</text:span><text:a xlink:type="simple" xlink:href="https://journals.plos.org/plosbiology/article?id=10.1371/journal.pbio.3000299#pbio.3000299.ref008" text:style-name="Internet_20_link" text:visited-style-name="Visited_20_Internet_20_Link"><text:span text:style-name="T125">8</text:span></text:a><text:span text:style-name="T109">] but presumably requires each member of the pair to attend closely to the other. This will in turn require a high degree of visual stability, and </text:span><text:span text:style-name="T114">we therefore hypothesise (and, in the next section, test) that a potential function of the increased wingbeat frequency and decreased oscillatory displacement of the body in paired flight is to enhance visual stability when attending to nearby conspecifics.</text:span></text:p>
      <text:p text:style-name="P60">通過共享導航知識，可以提升回家的準確性；</text:p>
      <text:p text:style-name="P60">通過提升振翅的頻率，來減少身體的位置震盪，這樣就可以加強視覺上的穩定性；</text:p>
      <text:h text:style-name="P196" text:outline-level="3"><text:soft-page-break/>Increased wingbeat frequency is associated with decreased head displacement in paired flight</text:h>
      <text:p text:style-name="P231"><text:bookmark text:name="article1.body1.sec2.sec8.p1"/><text:span text:style-name="T109">To test directly whether visual stability is enhanced in paired flight, we conducted a second experiment using head-mounted accelerometers on 6 homing pigeons on short-range flights (950 m), flying solo and in pairs (see </text:span><text:a xlink:type="simple" xlink:href="https://journals.plos.org/plosbiology/article?id=10.1371/journal.pbio.3000299#sec013" text:style-name="Internet_20_link" text:visited-style-name="Visited_20_Internet_20_Link"><text:span text:style-name="T125">Materials and methods</text:span></text:a><text:span text:style-name="T109">). In close agreement with the first experiment, birds flying in pairs increased their median wingbeat frequency by a mean of 1.10 Hz ± 0.26 relative to flying solo (6.6 ± 0.42 Hz mean ± SD for pairs; 5.5 ± 0.46 Hz for solo). More importantly, however, our results also show that the median peak-to-peak head displacement simultaneously decreased by 5.3 × 10−3 m ± 6.6 × 10−4 m between solo and paired flight, representing a 30% reduction in the amplitude of oscillatory head displacement and the retinal slip this causes (</text:span><text:a xlink:type="simple" xlink:href="https://journals.plos.org/plosbiology/article?id=10.1371/journal.pbio.3000299#pbio-3000299-g003" text:style-name="Internet_20_link" text:visited-style-name="Visited_20_Internet_20_Link"><text:span text:style-name="T125">Fig 3</text:span></text:a><text:span text:style-name="T109">). This improvement in translational head stability will directly reduce the retinal slip of nearby objects for which motion parallax is significant (e.g., for a pair of birds flying at 1 m spacing, the motion parallax associated with the oscillatory head displacement is of order 1°). </text:span><text:span text:style-name="T114">Any improvement in translational head stability is expected to be associated with a corresponding improvement in rotational head stability, which will reduce the retinal slip of objects at any distance.</text:span></text:p>
      <text:p text:style-name="P58">提升振翅頻率的話，可以讓頭部的位移變少，這樣視覺上比較穩定；</text:p>
      <text:p text:style-name="P58"/>
      <text:p text:style-name="P59">7/22</text:p>
      <text:p text:style-name="P59">1 跑步參數分析：</text:p>
      <text:p text:style-name="P59"><text:a xlink:type="simple" xlink:href="https://www.garmin.com.tw/minisite/garmin-technology/running/#running-dynamics" text:style-name="Internet_20_link" text:visited-style-name="Visited_20_Internet_20_Link">https://www.garmin.com.tw/minisite/garmin-technology/running/#running-dynamics</text:a></text:p>
      <text:p text:style-name="P115"><text:span text:style-name="T133">觸地時間（</text:span><text:span text:style-name="T134">200ms～300ms</text:span><text:span text:style-name="T133">），</text:span><text:span text:style-name="T132">左右平衡觸地時間</text:span></text:p>
      <text:p text:style-name="P115"><text:span text:style-name="T43">移動效率 </text:span><text:span text:style-name="T135">= </text:span><text:span text:style-name="T132">垂直振幅</text:span><text:span text:style-name="T135">/</text:span><text:span text:style-name="T132">步幅</text:span></text:p>
      <text:p text:style-name="P47">（這些都可以通過加速規進行數據收集；）</text:p>
      <text:p text:style-name="P59"><text:a xlink:type="simple" xlink:href="https://www.runningquotient.com/article/single/37" text:style-name="Internet_20_link" text:visited-style-name="Visited_20_Internet_20_Link">https://www.runningquotient.com/article/single/37</text:a></text:p>
      <text:p text:style-name="P59">跑步功率：</text:p>
      <text:p text:style-name="P63">體力就像智慧型手機的電量，您可以將螢幕亮度調至最高，但相對的續航力就會減少，就像您也可以將螢幕亮度調低以提升電池的續航力。同理，藉由得知在各種情況下跑步時身體的功率輸出，就能監控並加以調節自己的體能。在馬拉松與其他長跑訓練中，這項技巧有助於調整訓練以及提升競賽當天的表現。</text:p>
      <text:p text:style-name="P63"/>
      <text:p text:style-name="P64">7/23</text:p>
      <text:p text:style-name="P64">1 振翅頻率（wingbeat）:</text:p>
      <text:p text:style-name="P101">Flapping flight is the most energetically demanding form of sustained forwards locomotion that vertebrates perform. </text:p>
      <text:p text:style-name="P248">煽動翅膀的飛行，在脊椎動物中，是最消耗能量的持續向前運動中</text:p>
      <text:p text:style-name="P248"><text:soft-page-break/>Both individuals in a pair increased their wingbeat frequency by 18% by decreasing the duration of their upstroke.</text:p>
      <text:p text:style-name="P246"><text:span text:style-name="T390">通過減少了上沖時間，</text:span><text:span text:style-name="T389">振翅頻率提升了</text:span><text:span text:style-name="T390">18%；</text:span></text:p>
      <text:p text:style-name="P247"> We show that, for pigeons flying in pairs, two heads are better than one but keeping a steady head necessitates energetically costly kinematics.</text:p>
      <text:p text:style-name="P234"><text:span text:style-name="T120">（</text:span><text:span text:style-name="Strong_20_Emphasis"><text:span text:style-name="T121"> </text:span></text:span><text:span text:style-name="T113">Taylor LA, Taylor GK, Lambert B, Walker JA, Biro D, Portugal SJ (2019) Birds invest wingbeats to keep a steady head and reap the ultimate benefits of flying together.</text:span><text:span text:style-name="T120">）</text:span></text:p>
      <text:p text:style-name="P247">提升振翅頻率的目的是：提升視覺的穩定性；</text:p>
      <text:p text:style-name="P247">Therefore, we hypothesised that for birds of different sizes either one or both birds may have to adjust their wingbeat frequency and/or amplitude to stay together as a pair, which would represent an additional ‘hidden’ compromise cost of flying with another bird. </text:p>
      <text:p text:style-name="P247">為了一起飛行，體格相似的鴿子或者不相似的鴿子，都需要改變它們的振翅頻率 和 幅度；</text:p>
      <text:h text:style-name="P256" text:outline-level="3">The kinematics（運動學） of paired flight are independent of size and leadership within the pair；</text:h>
      <text:h text:style-name="P256" text:outline-level="3">Birds flying in pairs revert to solo flight kinematics if they separate；</text:h>
      <text:p text:style-name="P249">振翅頻率可以用來描述：運動模式；這裡通過振翅頻率的變化，論文中認為：使用了不同的運動模式；</text:p>
      <text:p text:style-name="P65">7/25</text:p>
      <text:p text:style-name="P65">1 分析工具：</text:p>
      <text:p text:style-name="P65">列表中加入單位； (米/分鐘)</text:p>
      <text:p text:style-name="P65">改版：改成和論文中看到的柱狀圖一致的樣子（最低，最高，平均數）</text:p>
      <text:p text:style-name="P66">在網頁中使用chart.js的步驟：</text:p>
      <text:p text:style-name="P66">step1：新建一個canvas；</text:p>
      <text:p text:style-name="P66">step2：新建一個圖形（使用第一步的canvas）；</text:p>
      <text:p text:style-name="P66">step3：update圖形；</text:p>
      <text:p text:style-name="P66"/>
      <text:p text:style-name="P66">bar圖形設計：</text:p>
      <text:p text:style-name="P66">label是路徑的名字；</text:p>
      <text:p text:style-name="P66">data是<text:span text:style-name="T391">1個參數，最高點；</text:span></text:p>
      <text:p text:style-name="P66">後續：data是否能輸入最低點和平均數？</text:p>
      <text:p text:style-name="P67"><text:soft-page-break/><text:a xlink:type="simple" xlink:href="https://www.chartjs.org/docs/latest/samples/bar/floating.html" text:style-name="Internet_20_link" text:visited-style-name="Visited_20_Internet_20_Link">https://www.chartjs.org/docs/latest/samples/bar/floating.html</text:a></text:p>
      <text:p text:style-name="P67">速度</text:p>
      <text:p text:style-name="P68">柱狀圖</text:p>
      <text:p text:style-name="P68">平均速度</text:p>
      <text:p text:style-name="P68"/>
      <text:p text:style-name="P69">（完成，但是速度中的<text:span text:style-name="T392">0被排除的話，計算平均值，會有些bug，目前還需要重新考量；</text:span></text:p>
      <text:p text:style-name="P69"/>
      <text:p text:style-name="P69">）</text:p>
      <text:p text:style-name="P69"/>
      <text:p text:style-name="P69">路徑效率：</text:p>
      <text:p text:style-name="P69">使用同樣的流程；</text:p>
      <text:p text:style-name="P69">最後用線在柱狀圖中繪製；</text:p>
      <text:p text:style-name="P70">檔案中的distance是m為單位的；</text:p>
      <text:p text:style-name="P70">路徑效率</text:p>
      <text:p text:style-name="P70">速度分布</text:p>
      <text:p text:style-name="P70"/>
      <text:p text:style-name="P71">7/27</text:p>
      <text:p text:style-name="P73">開會討論：</text:p>
      <text:p text:style-name="P73">1Pair flight ： </text:p>
      <text:p text:style-name="P72">是否會導致風阻變小？</text:p>
      <text:p text:style-name="P71">前後風阻都降低<text:span text:style-name="T394">；</text:span></text:p>
      <text:p text:style-name="P71">（風速）</text:p>
      <text:p text:style-name="P71"/>
      <text:p text:style-name="P71">找一些陀螺儀和加速規的原始檔<text:span text:style-name="T395">；</text:span></text:p>
      <text:p text:style-name="P74">2 分析工具：</text:p>
      <text:p text:style-name="P74">先<text:span text:style-name="T396">：</text:span>把達到鴿舍之後的坐標刪除：鴿舍的坐標，進入10m以內之後的數據都不要了；</text:p>
      <text:p text:style-name="P74">速度<text:span text:style-name="T397">=0，直線距離&gt;=終點的距離</text:span><text:span text:style-name="T398">（-10</text:span><text:span text:style-name="T399">0</text:span><text:span text:style-name="T398">～10</text:span><text:span text:style-name="T399">0</text:span><text:span text:style-name="T398">m）</text:span><text:span text:style-name="T397">；</text:span></text:p>
      <text:p text:style-name="P75">（</text:p>
      <text:p text:style-name="P75">算法三種：</text:p>
      <text:p text:style-name="P75"><text:soft-page-break/>1：輸入所有鴿舍坐標；</text:p>
      <text:p text:style-name="P75">2：范用：按照上面的算法進行filter；</text:p>
      <text:p text:style-name="P75">3：訓練用：用戶要輸入起點和終點，進行filter；</text:p>
      <text:p text:style-name="P75">）</text:p>
      <text:p text:style-name="P74">後<text:span text:style-name="T396">：</text:span>畫出即時速度</text:p>
      <text:p text:style-name="P76"><text:span text:style-name="T400">3</text:span> 由於數據只有10條，無法看出路徑效率的差異，所以需要oliver提供更實際的數據：比如一整場比賽的數據，然後看看路徑效率的差異，如果有差異的話；</text:p>
      <text:p text:style-name="P76">我們訓練路徑效率的模型，才是有意義的；</text:p>
      <text:p text:style-name="P76"/>
      <text:p text:style-name="P77">7/29</text:p>
      <text:p text:style-name="P77">1 數據分析整理：兩個部分</text:p>
      <text:p text:style-name="P77">part1：做好數據的filter，實現三個做法；</text:p>
      <text:p text:style-name="P77">part2：通過更多的gps文檔，確定路徑效率是否有意義；<text:span text:style-name="T401">（需要等Oliver給我提供檔案）</text:span></text:p>
      <text:p text:style-name="P77"/>
      <text:p text:style-name="P78">2 陀螺儀和加速規：</text:p>
      <text:p text:style-name="P78">硬體部門已經在製作當中了，需要找到原始檔案，查看這些數據可以怎麼使用；</text:p>
      <text:p text:style-name="P79">加速規的sample data file<text:span text:style-name="T402">：</text:span></text:p>
      <text:p text:style-name="P78"><text:a xlink:type="simple" xlink:href="https://shimmersensing.com/support/sample-data/" text:style-name="Internet_20_link" text:visited-style-name="Visited_20_Internet_20_Link">https://shimmersensing.com/support/sample-data/</text:a></text:p>
      <text:p text:style-name="P78"/>
      <text:p text:style-name="P78"/>
      <text:p text:style-name="P78">3 確認pair飛行中，風阻相關的內容；<text:span text:style-name="T401">（找不到就直接提供找不到的報告；）</text:span></text:p>
      <text:p text:style-name="P78">４　分析工具：</text:p>
      <text:p text:style-name="P78">plot圖不一定要用js畫，可以使用後台的python畫，然後把圖片傳會給前端的html進行顯示；</text:p>
      <text:p text:style-name="P78">這樣就可以使用python相關的機器學習的工具了；</text:p>
      <text:p text:style-name="P78"/>
      <text:p text:style-name="P80">7/30</text:p>
      <text:p text:style-name="P80">1 加速規測量結果是：m/(s2)</text:p>
      <text:p text:style-name="P80"><text:soft-page-break/>陀螺儀的結果是：deg/s （degree）</text:p>
      <text:p text:style-name="P81">step<text:span text:style-name="T403">1：查看原始檔案；（x是時間，y是各自的參數；</text:span></text:p>
      <text:p text:style-name="P82">加速規,陀螺儀的數據是三維數據xyz；）</text:p>
      <text:p text:style-name="P81">step<text:span text:style-name="T403">2：查看論文，是如何對數據進行filter的；</text:span></text:p>
      <text:p text:style-name="P81">step3：如何使用filter之後的數據，進行數據分析的；</text:p>
      <text:p text:style-name="P83">加速規如何使用？</text:p>
      <text:p text:style-name="P83"/>
      <text:p text:style-name="P83"><text:a xlink:type="simple" xlink:href="https://www.omega.com/en-us/resources/accelerometers" text:style-name="Internet_20_link" text:visited-style-name="Visited_20_Internet_20_Link">https://www.omega.com/en-us/resources/accelerometers</text:a></text:p>
      <text:p text:style-name="P83">加速規分為兩種：高抗阻和低抗阻；</text:p>
      <text:p text:style-name="P83"/>
      <text:p text:style-name="P84">8/1</text:p>
      <text:p text:style-name="P85">1 Acceleration gyroscope magnetometer sensor</text:p>
      <text:p text:style-name="P85"><text:a xlink:type="simple" xlink:href="https://www.volersystems.com/blog/motion-control/motion-control-accelerometers-gyroscopes-magnetometers" text:style-name="Internet_20_link" text:visited-style-name="Visited_20_Internet_20_Link">https://www.volersystems.com/blog/motion-control/motion-control-accelerometers-gyroscopes-magnetometers</text:a></text:p>
      <text:p text:style-name="P102">Accelerometers, gyroscopes and magnetometers all can be used to measure motion. These are packaged similarly to other integrated circuits and may provide either analog or digital outputs. </text:p>
      <text:p text:style-name="P103">（</text:p>
      <text:p text:style-name="P103">電子信號更多的是即時應用的；</text:p>
      <text:p text:style-name="P103">日誌記錄是事後進行分析用的；</text:p>
      <text:p text:style-name="P103">）</text:p>
      <text:p text:style-name="P184">MEMS accelerometers use a flexible Silicon structure that works like a spring and detects the deformation to measure the magnitude of acceleration. Three separate structures are oriented at right angles to each other to detect the direction and magnitude in any direction.</text:p>
      <text:p text:style-name="P183"><text:span text:style-name="T201">(通過一個靈活的硅結構，測量三個垂直方向的振幅；</text:span><text:span text:style-name="T200">)</text:span></text:p>
      <text:p text:style-name="P182">MEMS gyroscopes use a vibrating structure to determine the rate of rotation rather than a spinning wheel of conventional rotating gyroscopes.</text:p>
      <text:p text:style-name="P182">（通過一個震動的結構偵測轉向率；）</text:p>
      <text:p text:style-name="P182"><text:soft-page-break/>Magnetometers measure orientation by detecting the direction of the earth’s magnetic field.</text:p>
      <text:p text:style-name="P183">(通過檢測地球的磁力場來檢測方向；)</text:p>
      <text:p text:style-name="P84"/>
      <text:p text:style-name="P84"><text:a xlink:type="simple" xlink:href="https://www.seeedstudio.com/blog/2019/12/24/what-is-accelerometer-gyroscope-and-how-to-pick-one/" text:style-name="Internet_20_link" text:visited-style-name="Visited_20_Internet_20_Link">https://www.seeedstudio.com/blog/2019/12/24/what-is-accelerometer-gyroscope-and-how-to-pick-one/</text:a></text:p>
      <text:h text:style-name="P190" text:outline-level="2"><text:span text:style-name="Strong_20_Emphasis"><text:span text:style-name="T195">What is an Accelerometer?</text:span></text:span></text:h>
      <text:p text:style-name="P257"><text:span text:style-name="T139">Accelerometers are </text:span><text:span text:style-name="Emphasis"><text:span text:style-name="T140">electromechanical devices that measure acceleration, the rate of change in velocity of an object.</text:span></text:span><text:span text:style-name="T139"> In other words, it’s devices used to respond to any vibrations associated with movement.</text:span></text:p>
      <text:h text:style-name="P190" text:outline-level="2"><text:span text:style-name="Strong_20_Emphasis"><text:span text:style-name="T195">What is a Gyroscope?</text:span></text:span></text:h>
      <text:p text:style-name="P258">Before we touch on the differences, we’ll have to first understand what is a gyroscope. Gyroscope is a device used for measuring rotational changes or maintaining orientation. It’s based on the principle of preserving angular momentum.</text:p>
      <text:p text:style-name="P84"/>
      <text:p text:style-name="P84"/>
      <text:p text:style-name="P84"><text:a xlink:type="simple" xlink:href="https://howtomechatronics.com/how-it-works/electrical-engineering/mems-accelerometer-gyrocope-magnetometer-arduino/" text:style-name="Internet_20_link" text:visited-style-name="Visited_20_Internet_20_Link">https://howtomechatronics.com/how-it-works/electrical-engineering/mems-accelerometer-gyrocope-magnetometer-arduino/</text:a></text:p>
      <text:p text:style-name="P84">檢測到的數據，也是通過arduino進行讀取；</text:p>
      <text:p text:style-name="P86">（</text:p>
      <text:p text:style-name="P86">公司產品應該也是讀完之後，就記錄到log中，之後再在log中使用這些數據；那摩問題是現在這些原始數據，要分析哪些東西？振翅頻率是怎麼分析出來的？</text:p>
      <text:p text:style-name="P86">如何通過這些數據進行分析？</text:p>
      <text:p text:style-name="P86">）</text:p>
      <text:p text:style-name="P84"/>
      <text:p text:style-name="P84"/>
      <text:p text:style-name="P84">有沒有這方面的模擬器？</text:p>
      <text:p text:style-name="P201">2 讀論文：</text:p>
      <text:h text:style-name="P20" text:outline-level="1"><text:span text:style-name="T409">Homing pigeons (</text:span><text:span text:style-name="Emphasis"><text:span text:style-name="T410">Columba livia</text:span></text:span><text:span text:style-name="T409">) modulate wingbeat characteristics as a function of route familiarity。</text:span></text:h>
      <text:p text:style-name="P185">隨着路徑熟練度的變化，鴿子會調整振翅特點；</text:p>
      <text:p text:style-name="P87"><text:a xlink:type="simple" xlink:href="https://journals.biologists.com/jeb/article/220/16/2908/33519/Homing-pigeons-Columba-livia-modulate-wingbeat" text:style-name="Internet_20_link" text:visited-style-name="Visited_20_Internet_20_Link">https://journals.biologists.com/jeb/article/220/16/2908/33519/Homing-pigeons-Columba-livia-modulate-wingbeat</text:a></text:p>
      <text:p text:style-name="P87">（其中有關於a<text:span text:style-name="T404">ccelermeters的使用）</text:span></text:p>
      <text:p text:style-name="P87">wind vector（風向量）</text:p>
      <text:p text:style-name="P87"><text:a xlink:type="simple" xlink:href="http://ww2010.atmos.uiuc.edu/(Gh)/guides/mtr/cyc/upa/wndvct.rxml" text:style-name="Internet_20_link" text:visited-style-name="Visited_20_Internet_20_Link">http://ww2010.atmos.uiuc.edu/(Gh)/guides/mtr/cyc/upa/wndvct.rxml</text:a></text:p>
      <text:p text:style-name="P87"/>
      <text:p text:style-name="P87"><text:span text:style-name="T213">Route efficiency was also significantly affected by both median wind support (estimate=−0.05, χ</text:span><text:span text:style-name="T221">12</text:span><text:span text:style-name="T213">=14.8, </text:span><text:span text:style-name="Emphasis"><text:span text:style-name="T222">P</text:span></text:span><text:span text:style-name="T213">&lt;0.001) and median crosswind (estimate=0.10, χ</text:span><text:span text:style-name="T221">12</text:span><text:span text:style-name="T213">=7.9, </text:span><text:span text:style-name="Emphasis"><text:span text:style-name="T222">P</text:span></text:span><text:span text:style-name="T213">=0.005), with greater wind support and lower crosswinds associated with higher route efficiency.</text:span></text:p>
      <text:p text:style-name="P104">路徑效率也會被風持和交叉風所影響：與風持正相關，與交叉風反相關；</text:p>
      <text:p text:style-name="P104">什麼是風持，什麼是交叉風？</text:p>
      <text:p text:style-name="P104">路徑效率是怎麼計算的？</text:p>
      <text:p text:style-name="P104">Correspondingly, birds' route efficiency (the straight line distance between the start and end of the route divided by the distance travelled by the bird) increases steadily during the early stages of training and then plateaus once the birds have developed stable idiosyncratic routes (<text:span text:style-name="T368">Guilford and Biro, 2014</text:span>; <text:span text:style-name="T368">Meade et al., 2005</text:span>). </text:p>
      <text:p text:style-name="P104">路徑效率的算法一致；</text:p>
      <text:p text:style-name="P104"/>
      <text:p text:style-name="P104">wind support represents the length of the wind vector in the direction of the bird's flight and crosswind represents the absolute speed of the wind vector perpendicular to the bird's direction of travel (<text:a xlink:type="simple" xlink:href="https://cob.silverchair-cdn.com/cob/content_public/journal/jeb/220/16/10.1242_jeb.154039/4/jeb154039supp.pdf?Expires=1661464022&amp;Signature=vgWupzSewpFkgY21BoyNwJw9NnkRL78O2EEyzcddP701E6PFfDIPCfluFnlUkVAAszbrNOvSTNqq3f03xgvkB8S5ysgD3WBFNc3ZnPH~oXrZ3gLgwzqDoeFvoyq7F8xwCCL6j7pml8hE0G-aYvojKE~U0zfV573o6wAQNB~3u8tVw6WUduM9vlph1zw3M3lGibF4zF3vl-THs2enFq0k51uA-6u1hLAnBqh7tc-rc5Ph0As1Xzc63WRJZzCgP-BotiNnWSawQ0sI7d6KDxjHNIjDosxTK8H8JxheOaoI~lR0tDog2mQo0~nKvC3kGhXHCD-cz3PmVUwYV0GasmNcpA__&amp;Key-Pair-Id=APKAIE5G5CRDK6RD3PGA" office:target-frame-name="_blank" xlink:show="new" text:style-name="Internet_20_link" text:visited-style-name="Visited_20_Internet_20_Link"><text:span text:style-name="T368">Fig. S1</text:span></text:a>). </text:p>
      <text:p text:style-name="P104">風持：風矢量在飛行方向上的長度；</text:p>
      <text:p text:style-name="P104">交叉風：風矢量在飛行方向的垂直方向的絕對速度；</text:p>
      <text:p text:style-name="P104"/>
      <text:p text:style-name="P104"><text:soft-page-break/>Median wind support also had a significant effect on both median wingbeat frequency and median DB amplitude, with higher wind support associated with lower wingbeat frequencies (estimate=−0.02, χ<text:span text:style-name="T351">12</text:span>=26.5, <text:span text:style-name="Emphasis"><text:span text:style-name="T209">P</text:span></text:span>&lt;0.001) and increased DB amplitude (estimate=0.20, χ<text:span text:style-name="T351">12</text:span>=25.3, <text:span text:style-name="Emphasis"><text:span text:style-name="T209">P</text:span></text:span>&lt;0.001). By contrast, median wind support had no effect on peak-to-peak DB acceleration, and median crosswind had no effect on any of the wingbeat characteristics.</text:p>
      <text:p text:style-name="P106">風持對於振翅頻率和背部的振幅有明顯的影響：風持越大，振翅頻率越低，背部的振幅越高；相比之下，風持對於背部的加速度峰值沒有影響；交叉風對於振翅的特點沒有影響；</text:p>
      <text:p text:style-name="P106"/>
      <text:p text:style-name="P106">By analysing all 20 releases in an LME model with median peak-to-peak acceleration and median wingbeat frequency as fixed effects, we found that higher airspeeds were associated with higher peak-to-peak DB accelerations (estimate=1.57, χ<text:span text:style-name="T351">12</text:span>=10.3, <text:span text:style-name="Emphasis"><text:span text:style-name="T209">P</text:span></text:span>=0.001) and lower wingbeat frequencies (estimate=−0.78, χ<text:span text:style-name="T351">12</text:span>=3.9, <text:span text:style-name="Emphasis"><text:span text:style-name="T209">P</text:span></text:span>=0.048). Furthermore, in a model with DB amplitude (displacement) as a fixed effect, which is dependent on peak-to-peak DB acceleration (force exerted on the DB) and wingbeat frequency (duration of the wingbeat), DB amplitude was positively associated with airspeed (estimate=−0.24, χ<text:span text:style-name="T351">12</text:span>=23.3, <text:span text:style-name="Emphasis"><text:span text:style-name="T209">P</text:span></text:span>&lt;0.001).</text:p>
      <text:p text:style-name="P106">空速：與背部的加速度峰值正相關，與振翅頻率反相關；</text:p>
      <text:p text:style-name="P106">背部的振幅：與空速正相關；</text:p>
      <text:p text:style-name="P106"/>
      <text:p text:style-name="P107">The results thus far indicate that changes in wingbeat characteristics and airspeed correspond to changes in our route familiarity variable (i.e. route efficiency). To directly relate these findings, LME models were used with route efficiency as a fixed effect between releases 1 and 6. The results of these analyses corroborate these findings, with median peak-to-peak DB acceleration (estimate=−0.11, χ<text:span text:style-name="T351">12</text:span>=30.0, <text:span text:style-name="Emphasis"><text:span text:style-name="T209">P</text:span></text:span>&lt;0.001), median DB amplitude per wingbeat (estimate=−0.86, χ<text:span text:style-name="T351">12</text:span>=20.9, <text:span text:style-name="Emphasis"><text:span text:style-name="T209">P</text:span></text:span>&lt;0.001) and median airspeed (estimate=−0.84, χ<text:span text:style-name="T351">12</text:span>=20.2, <text:span text:style-name="Emphasis"><text:span text:style-name="T209">P</text:span></text:span>&lt;0.001) all positively related to route efficiency (negatively related to the transformed route efficiency; <text:a xlink:type="simple" xlink:href="https://cob.silverchair-cdn.com/cob/content_public/journal/jeb/220/16/10.1242_jeb.154039/4/jeb154039supp.pdf?Expires=1661464022&amp;Signature=vgWupzSewpFkgY21BoyNwJw9NnkRL78O2EEyzcddP701E6PFfDIPCfluFnlUkVAAszbrNOvSTNqq3f03xgvkB8S5ysgD3WBFNc3ZnPH~oXrZ3gLgwzqDoeFvoyq7F8xwCCL6j7pml8hE0G-aYvojKE~U0zfV573o6wAQNB~3u8tVw6WUduM9vlph1zw3M3lGibF4zF3vl-THs2enFq0k51uA-6u1hLAnBqh7tc-rc5Ph0As1Xzc63WRJZzCgP-BotiNnWSawQ0sI7d6KDxjHNIjDosxTK8H8JxheOaoI~lR0tDog2mQo0~nKvC3kGhXHCD-cz3PmVUwYV0GasmNcpA__&amp;Key-Pair-Id=APKAIE5G5CRDK6RD3PGA" office:target-frame-name="_blank" xlink:show="new" text:style-name="Internet_20_link" text:visited-style-name="Visited_20_Internet_20_Link"><text:span text:style-name="T368">Table S1</text:span></text:a>, <text:a xlink:type="simple" xlink:href="https://cob.silverchair-cdn.com/cob/content_public/journal/jeb/220/16/10.1242_jeb.154039/4/jeb154039supp.pdf?Expires=1661464022&amp;Signature=vgWupzSewpFkgY21BoyNwJw9NnkRL78O2EEyzcddP701E6PFfDIPCfluFnlUkVAAszbrNOvSTNqq3f03xgvkB8S5ysgD3WBFNc3ZnPH~oXrZ3gLgwzqDoeFvoyq7F8xwCCL6j7pml8hE0G-aYvojKE~U0zfV573o6wAQNB~3u8tVw6WUduM9vlph1zw3M3lGibF4zF3vl-THs2enFq0k51uA-6u1hLAnBqh7tc-rc5Ph0As1Xzc63WRJZzCgP-BotiNnWSawQ0sI7d6KDxjHNIjDosxTK8H8JxheOaoI~lR0tDog2mQo0~nKvC3kGhXHCD-cz3PmVUwYV0GasmNcpA__&amp;Key-Pair-Id=APKAIE5G5CRDK6RD3PGA" office:target-frame-name="_blank" xlink:show="new" text:style-name="Internet_20_link" text:visited-style-name="Visited_20_Internet_20_Link"><text:span text:style-name="T368">Fig. S4</text:span></text:a>).</text:p>
      <text:p text:style-name="P109">背部的加速度峰值，每次振翅的背部的振幅，空速，都和路徑效率正相關（與轉化的路徑效率反相關）；</text:p>
      <text:p text:style-name="P108"><text:soft-page-break/><text:s/>As with release number, median peak-to-peak acceleration was only influenced by route efficiency, with no significant effect of median wind support, median crosswind or group (<text:span text:style-name="Emphasis"><text:span text:style-name="T209">P</text:span></text:span>&gt;0.1). </text:p>
      <text:p text:style-name="P108">加速度峰值只會受路徑效率影響，與風持和交叉風無關；</text:p>
      <text:p text:style-name="P108">By contrast to DB acceleration, DB amplitude and airspeed, higher median wingbeat frequencies were associated with lower route efficiencies in releases 1–6 (estimate=0.06, χ<text:span text:style-name="T351">12</text:span>=8.1, <text:span text:style-name="Emphasis"><text:span text:style-name="T209">P</text:span></text:span>=0.004). Although there was a significant difference between groups in route efficiency in the piecewise LME model (estimate=0.318, χ<text:span text:style-name="T351">12</text:span>=4.8, <text:span text:style-name="Emphasis"><text:span text:style-name="T209">P</text:span></text:span>=0.029), there was no significant difference between groups when relating wingbeat characteristics and airspeed to route efficiency (<text:span text:style-name="Emphasis"><text:span text:style-name="T209">P</text:span></text:span>&gt;0.1).</text:p>
      <text:p text:style-name="P108">相比之下，背部加速度，背部振幅和空速，高振翅頻率，都與低路徑效率有關；</text:p>
      <text:p text:style-name="P104"/>
      <text:p text:style-name="P104"><text:span text:style-name="T246">p</text:span><text:span text:style-name="T237">值是</text:span><text:bookmark text:name="noteTag-cite_ref-sup"/><text:bookmark text:name="cite_ref-2"/><text:a xlink:type="simple" xlink:href="https://zh.wikipedia.org/zh-tw/P值#cite_note-2" text:style-name="Internet_20_link" text:visited-style-name="Visited_20_Internet_20_Link"><text:span text:style-name="T260">[</text:span></text:a><text:a xlink:type="simple" xlink:href="https://zh.wikipedia.org/zh-tw/P值#cite_note-2" text:style-name="Internet_20_link" text:visited-style-name="Visited_20_Internet_20_Link"><text:span text:style-name="T261">註 </text:span></text:a><text:a xlink:type="simple" xlink:href="https://zh.wikipedia.org/zh-tw/P值#cite_note-2" text:style-name="Internet_20_link" text:visited-style-name="Visited_20_Internet_20_Link"><text:span text:style-name="T260">1]</text:span></text:a><text:a xlink:type="simple" xlink:href="https://zh.wikipedia.org/wiki/假设检验" text:style-name="Internet_20_link" text:visited-style-name="Visited_20_Internet_20_Link"><text:span text:style-name="T261">假說檢定</text:span></text:a><text:span text:style-name="T237">中假設</text:span><text:a xlink:type="simple" xlink:href="https://zh.wikipedia.org/wiki/零假设" text:style-name="Internet_20_link" text:visited-style-name="Visited_20_Internet_20_Link"><text:span text:style-name="T261">虛無假說</text:span></text:a><text:span text:style-name="T237">為真時觀測到至少與</text:span><text:a xlink:type="simple" xlink:href="https://zh.wikipedia.org/w/index.php?title=实现_(概率论)&amp;action=edit&amp;redlink=1" text:style-name="Internet_20_link" text:visited-style-name="Visited_20_Internet_20_Link"><text:span text:style-name="T290">實際觀測樣本</text:span></text:a><text:span text:style-name="T237">相同極端的樣本的機率。</text:span><text:bookmark text:name="cite_ref-3"/><text:a xlink:type="simple" xlink:href="https://zh.wikipedia.org/zh-tw/P值#cite_note-3" text:style-name="Internet_20_link" text:visited-style-name="Visited_20_Internet_20_Link">[2]</text:a><text:bookmark text:name="cite_ref-ASA_4-0"/><text:a xlink:type="simple" xlink:href="https://zh.wikipedia.org/zh-tw/P值#cite_note-ASA-4" text:style-name="Internet_20_link" text:visited-style-name="Visited_20_Internet_20_Link">[3]</text:a><text:span text:style-name="T237">很小的</text:span><text:span text:style-name="T246">p</text:span><text:span text:style-name="T237">值說明在虛無假說下觀測極端結果的</text:span><text:a xlink:type="simple" xlink:href="https://zh.wikipedia.org/wiki/结果_(随机试验)" text:style-name="Internet_20_link" text:visited-style-name="Visited_20_Internet_20_Link"><text:span text:style-name="T262">發生機率</text:span></text:a><text:span text:style-name="T237">很小。</text:span><text:a xlink:type="simple" xlink:href="https://zh.wikipedia.org/wiki/学术出版" text:style-name="Internet_20_link" text:visited-style-name="Visited_20_Internet_20_Link"><text:span text:style-name="T261">學術出版物</text:span></text:a><text:span text:style-name="T237">中常常報告</text:span><text:a xlink:type="simple" xlink:href="https://zh.wikipedia.org/wiki/假设检验" text:style-name="Internet_20_link" text:visited-style-name="Visited_20_Internet_20_Link"><text:span text:style-name="T261">假說檢定</text:span></text:a><text:span text:style-name="T237">的</text:span><text:span text:style-name="T246">p</text:span><text:span text:style-name="T237">值。</text:span><text:span text:style-name="T246">p</text:span><text:span text:style-name="T237">值由於其確切意義難以掌握而屢遭</text:span><text:a xlink:type="simple" xlink:href="https://zh.wikipedia.org/w/index.php?title=对p值的误用&amp;action=edit&amp;redlink=1" text:style-name="Internet_20_link" text:visited-style-name="Visited_20_Internet_20_Link"><text:span text:style-name="T290">誤用</text:span></text:a><text:span text:style-name="T237">；對</text:span><text:span text:style-name="T246">p</text:span><text:span text:style-name="T237">值的誤用是</text:span><text:a xlink:type="simple" xlink:href="https://zh.wikipedia.org/w/index.php?title=元科学&amp;action=edit&amp;redlink=1" text:style-name="Internet_20_link" text:visited-style-name="Visited_20_Internet_20_Link"><text:span text:style-name="T290">元科學</text:span></text:a><text:span text:style-name="T237">的主要課題。</text:span><text:bookmark text:name="cite_ref-5"/><text:a xlink:type="simple" xlink:href="https://zh.wikipedia.org/zh-tw/P值#cite_note-5" text:style-name="Internet_20_link" text:visited-style-name="Visited_20_Internet_20_Link">[4]</text:a><text:bookmark text:name="cite_ref-6"/><text:a xlink:type="simple" xlink:href="https://zh.wikipedia.org/zh-tw/P值#cite_note-6" text:style-name="Internet_20_link" text:visited-style-name="Visited_20_Internet_20_Link">[5]</text:a></text:p>
      <text:p text:style-name="P104">（p值越小越貼切真實情況）</text:p>
      <text:p text:style-name="P105">Airspeed 和 ground speed 的差別：</text:p>
      <text:p text:style-name="P88"><text:a xlink:type="simple" xlink:href="https://knaviation.net/airspeed-and-ground-speed/" text:style-name="Internet_20_link" text:visited-style-name="Visited_20_Internet_20_Link"><text:span text:style-name="T213">https://knaviation.net/airspeed-and-ground-speed/</text:span></text:a></text:p>
      <text:p text:style-name="P88"><text:span text:style-name="Strong_20_Emphasis"><text:span text:style-name="T405">While ground speed is the airplane’s speed relative to the surface of the Earth, airspeed – at least true airspeed – is its speed relative to the air it is flying in.</text:span></text:span></text:p>
      <text:p text:style-name="P88"><text:span text:style-name="Strong_20_Emphasis"><text:span text:style-name="T223">一般的速度是指對地的速度，還有一個空速，是指相對於空氣的速度；</text:span></text:span></text:p>
      <text:p text:style-name="P88"><text:span text:style-name="Strong_20_Emphasis"><text:span text:style-name="T406">Ground speed, on the other hand, is the aircraft’s speed relative to the ground. One thing that should be noted here is that it’s its horizontal rather than vertical speed – an aircraft climbing completely vertically would have a ground speed of zero.</text:span></text:span></text:p>
      <text:p text:style-name="P88"><text:span text:style-name="Strong_20_Emphasis"><text:span text:style-name="T223">一般速度是指水平速度，垂直的一般速度是</text:span></text:span><text:span text:style-name="Strong_20_Emphasis"><text:span text:style-name="T224">0；</text:span></text:span></text:p>
      <text:p text:style-name="P88"><text:span text:style-name="Strong_20_Emphasis"><text:span text:style-name="T407">In other words, while airspeed is what determines whether there is enough airflow around an aircraft to make it fly, ground speed is what determines how fast an aircraft will get to its destination.</text:span></text:span></text:p>
      <text:p text:style-name="P88"><text:span text:style-name="Strong_20_Emphasis"><text:span text:style-name="T224">空速決定了有足夠的氣流讓它可以飛起來；地速決定了到達目的地的快慢；</text:span></text:span></text:p>
      <text:p text:style-name="P88"><text:soft-page-break/><text:span text:style-name="Strong_20_Emphasis"><text:span text:style-name="T407">The relationship between airspeed and ground speed is fairly simple. Ground speed is simply the sum of airspeed and wind speed.</text:span></text:span></text:p>
      <text:p text:style-name="P88"><text:span text:style-name="Strong_20_Emphasis"><text:span text:style-name="T224">地速 </text:span></text:span><text:span text:style-name="Strong_20_Emphasis"><text:span text:style-name="T225">= 空速+風速；</text:span></text:span></text:p>
      <text:p text:style-name="P88"><text:span text:style-name="Strong_20_Emphasis"><text:span text:style-name="T408">If the aircraft is flying in the same direction as the wind is blowing, the aircraft experiences tailwind, and its ground speed is higher than its airspeed. On the other hand, if the wind is blowing against the direction the aircraft is traveling in, the aircraft experiences headwind, and its ground speed is lower than its airspeed.</text:span></text:span></text:p>
      <text:p text:style-name="P89"><text:span text:style-name="Strong_20_Emphasis"><text:span text:style-name="T225">順風</text:span></text:span><text:span text:style-name="Strong_20_Emphasis"><text:span text:style-name="T227">(tailwind)</text:span></text:span><text:span text:style-name="Strong_20_Emphasis"><text:span text:style-name="T225">的時候，地速</text:span></text:span><text:span text:style-name="Strong_20_Emphasis"><text:span text:style-name="T226">&gt;空速；逆風</text:span></text:span><text:span text:style-name="Strong_20_Emphasis"><text:span text:style-name="T227">(headwind)</text:span></text:span><text:span text:style-name="Strong_20_Emphasis"><text:span text:style-name="T226">的時候， </text:span></text:span><text:span text:style-name="Strong_20_Emphasis"><text:span text:style-name="T225">地速</text:span></text:span><text:span text:style-name="Strong_20_Emphasis"><text:span text:style-name="T226">&lt;空速；</text:span></text:span></text:p>
      <text:p text:style-name="P89"><text:span text:style-name="Strong_20_Emphasis"><text:span text:style-name="T226"/></text:span></text:p>
      <text:p text:style-name="P90"><text:span text:style-name="Strong_20_Emphasis"><text:span text:style-name="T228">3 關鍵問題：</text:span></text:span></text:p>
      <text:p text:style-name="P90"><text:span text:style-name="Strong_20_Emphasis"><text:span text:style-name="T411">振翅頻率，背部振幅，空速，是怎麼分析出來的？</text:span></text:span></text:p>
      <text:p text:style-name="P90"><text:span text:style-name="Strong_20_Emphasis"><text:span text:style-name="T411"/></text:span></text:p>
      <text:p text:style-name="P91"><text:span text:style-name="Strong_20_Emphasis"><text:span text:style-name="T412">8/2</text:span></text:span></text:p>
      <text:p text:style-name="P91"><text:span text:style-name="Strong_20_Emphasis"><text:span text:style-name="T412">1 route分析工具：</text:span></text:span></text:p>
      <text:p text:style-name="P91"><text:span text:style-name="Strong_20_Emphasis"><text:span text:style-name="T412">遇到一個空的檔案，一個路徑都沒有，這樣應該刪除；</text:span></text:span></text:p>
      <text:p text:style-name="P91"><text:span text:style-name="Strong_20_Emphasis"><text:span text:style-name="T435">天津天野公棚</text:span></text:span><text:span text:style-name="Strong_20_Emphasis"><text:span text:style-name="T436">_2021</text:span></text:span><text:span text:style-name="Strong_20_Emphasis"><text:span text:style-name="T435">決賽</text:span></text:span><text:span text:style-name="Strong_20_Emphasis"><text:span text:style-name="T436">_2727</text:span></text:span></text:p>
      <text:p text:style-name="P91"><text:span text:style-name="Strong_20_Emphasis"><text:span text:style-name="T412">2021-03-0681066.gpx 這個檔案只有一個點，也會導致報錯；</text:span></text:span></text:p>
      <text:p text:style-name="P91"><text:span text:style-name="Strong_20_Emphasis"><text:span text:style-name="T412"/></text:span></text:p>
      <text:p text:style-name="P91"><text:span text:style-name="Strong_20_Emphasis"><text:span text:style-name="T412">為了更加好的看到數據的分布，化成一個圓形的比例圖，或許更好看清；</text:span></text:span></text:p>
      <text:p text:style-name="P91"><text:span text:style-name="Strong_20_Emphasis"><text:span text:style-name="T412"/></text:span></text:p>
      <text:p text:style-name="P92"><text:span text:style-name="Strong_20_Emphasis"><text:span text:style-name="T412">結論：</text:span></text:span></text:p>
      <text:p text:style-name="P92"><text:span text:style-name="Strong_20_Emphasis"><text:span text:style-name="T413">決賽圈</text:span></text:span><text:span text:style-name="Strong_20_Emphasis"><text:span text:style-name="T414">：</text:span></text:span><text:span text:style-name="Strong_20_Emphasis"><text:span text:style-name="T413">0.9是基準線，0.95以上達到了50%；</text:span></text:span></text:p>
      <text:p text:style-name="P91"><text:span text:style-name="Strong_20_Emphasis"><text:span text:style-name="T413">資格賽</text:span></text:span><text:span text:style-name="Strong_20_Emphasis"><text:span text:style-name="T414">：</text:span></text:span><text:span text:style-name="Strong_20_Emphasis"><text:span text:style-name="T413">0.85～0.9，0.9~0.95居多；</text:span></text:span></text:p>
      <text:p text:style-name="P91"><text:span text:style-name="Strong_20_Emphasis"><text:span text:style-name="T413"/></text:span></text:p>
      <text:p text:style-name="P93"><text:span text:style-name="Strong_20_Emphasis"><text:span text:style-name="T415">4 開會討論：</text:span></text:span></text:p>
      <text:p text:style-name="P97"><text:span text:style-name="Strong_20_Emphasis"><text:span text:style-name="T419">（</text:span></text:span></text:p>
      <text:p text:style-name="P97"><text:span text:style-name="Strong_20_Emphasis"><text:span text:style-name="T419">Sunny：</text:span></text:span></text:p>
      <text:h text:style-name="P191" text:outline-level="2"><text:soft-page-break/><text:span text:style-name="Strong_20_Emphasis"><text:span text:style-name="T432">真空速及相關概念</text:span></text:span></text:h>
      <text:p text:style-name="P355"><text:span text:style-name="T437">航機上所用的速度有四種：指示空速</text:span><text:span text:style-name="T441">(IAS)</text:span><text:span text:style-name="T437">、真空速</text:span><text:span text:style-name="T441">(TAS)</text:span><text:span text:style-name="T437">、地速</text:span><text:span text:style-name="T441">GS)</text:span><text:span text:style-name="T437">、馬赫數</text:span><text:span text:style-name="T441">(Mach)</text:span><text:span text:style-name="T437">。同樣，以最簡單的方式說明如下 ：</text:span></text:p>
      <text:p text:style-name="P355"><text:span text:style-name="T441">1</text:span><text:span text:style-name="T437">、指示空速：就是飛機和空氣相撞的速度，也是空速表上顯示的速度。</text:span></text:p>
      <text:p text:style-name="P355"><text:span text:style-name="T441">2</text:span><text:span text:style-name="T437">、真空速：飛機事實上在空氣中移動的速度，也就是經氣壓換算成海平面高度的指示空速</text:span></text:p>
      <text:p text:style-name="P355"><text:span text:style-name="T441">3</text:span><text:span text:style-name="T437">、地速：實際對地速度，無風時就等於真空速。</text:span></text:p>
      <text:p text:style-name="P355"><text:span text:style-name="T441">4</text:span><text:span text:style-name="T437">、馬赫數：就是音速的</text:span><text:span text:style-name="T441">N</text:span><text:span text:style-name="T437">倍。溫度越高，音速越快。</text:span></text:p>
      <text:p text:style-name="P97"><text:span text:style-name="Strong_20_Emphasis"><text:span text:style-name="T419"/></text:span></text:p>
      <text:p text:style-name="P97"><text:span text:style-name="Strong_20_Emphasis"><text:span text:style-name="T419">）</text:span></text:span></text:p>
      <text:p text:style-name="P93"><text:span text:style-name="Strong_20_Emphasis"><text:span text:style-name="T415"/></text:span></text:p>
      <text:p text:style-name="P99"><text:span text:style-name="Strong_20_Emphasis"><text:span text:style-name="T415">1 看一下第一篇論文中的fig A和D是同一隻鴿子嗎？有沒有路徑效率提高之後，振翅頻率降低的結論？（</text:span></text:span></text:p>
      <text:p text:style-name="P99"><text:span text:style-name="Strong_20_Emphasis"><text:span text:style-name="T420">不是同一只鴿子，x軸指的是飛行的次數</text:span></text:span><text:span text:style-name="Strong_20_Emphasis"><text:span text:style-name="T421">；按照phase劃分的</text:span></text:span><text:span text:style-name="Strong_20_Emphasis"><text:span text:style-name="T422">，A是phase1，D是phase</text:span></text:span><text:span text:style-name="Strong_20_Emphasis"><text:span text:style-name="T423">4</text:span></text:span><text:span text:style-name="Strong_20_Emphasis"><text:span text:style-name="T422">；phase</text:span></text:span><text:span text:style-name="Strong_20_Emphasis"><text:span text:style-name="T424">1和phase4的差別是什麼？</text:span></text:span></text:p>
      <text:p text:style-name="P99"><text:span text:style-name="Strong_20_Emphasis"><text:span text:style-name="T424">分析一下solo的情況下</text:span></text:span><text:span text:style-name="Strong_20_Emphasis"><text:span text:style-name="T425">：</text:span></text:span><text:span text:style-name="Strong_20_Emphasis"><text:span text:style-name="T424">路徑效率和振翅頻率的關係</text:span></text:span><text:span text:style-name="Strong_20_Emphasis"><text:span text:style-name="T426">；</text:span></text:span></text:p>
      <text:p text:style-name="P99"><text:span text:style-name="Strong_20_Emphasis"><text:span text:style-name="T421">）</text:span></text:span></text:p>
      <text:p text:style-name="P98"><text:span text:style-name="Strong_20_Emphasis"><text:span text:style-name="T443">（</text:span></text:span><text:span text:style-name="Strong_20_Emphasis"><text:span text:style-name="T442">Raw wingbeat frequency data for birds which flew in a pair (&lt;50 m distance) and solo (&gt;300 m) during the same flight. 這篇論文中使用的也是&lt;50才算是pair，如果距離&gt;300m的話，才算作solo；</text:span></text:span></text:p>
      <text:p text:style-name="P98"><text:span text:style-name="Strong_20_Emphasis"><text:span text:style-name="T415">）</text:span></text:span></text:p>
      <text:p text:style-name="P100"><text:span text:style-name="Strong_20_Emphasis"><text:span text:style-name="T427">（</text:span></text:span></text:p>
      <text:p text:style-name="P100"><text:span text:style-name="Strong_20_Emphasis"><text:span text:style-name="T433">第一篇論文的資料中的飛行數據，整理出來了：</text:span></text:span></text:p>
      <text:p text:style-name="P100"><text:span text:style-name="Strong_20_Emphasis"><text:span text:style-name="T434">第二篇論文的結論是：路徑效率，與振翅頻率，反相關；</text:span></text:span></text:p>
      <text:p text:style-name="P282"><text:span text:style-name="T438">材料是選取</text:span><text:span text:style-name="T444">solo </text:span><text:span text:style-name="T438">飛行中的所有數據</text:span><text:span text:style-name="T439">：</text:span></text:p>
      <text:p text:style-name="P356">飛行的beeline距離都是一樣的，實際的總距離的情況，可以展現出路徑效率的情況；</text:p>
      <text:p text:style-name="P283"><text:span text:style-name="T439">也就是</text:span><text:span text:style-name="T440">：總距離越長，路徑效率越低，振翅頻率越高；</text:span></text:p>
      <text:p text:style-name="P357">按照第二篇論文的結論預測的話，應該是趨勢一樣；</text:p>
      <text:p text:style-name="P283"><text:soft-page-break/><text:span text:style-name="T439">但是</text:span><text:span text:style-name="T440">：</text:span><text:span text:style-name="T439">圖中，並不支持這個結論</text:span><text:span text:style-name="T440">；</text:span></text:p>
      <text:p text:style-name="P284"><text:span text:style-name="T440">d</text:span><text:span text:style-name="T438">iff color with trends:</text:span></text:p>
      <text:p text:style-name="P283"><text:a xlink:type="simple" xlink:href="https://stackoverflow.com/questions/35372993/can-i-make-a-multi-color-line-in-matplotlib" text:style-name="Internet_20_link" text:visited-style-name="Visited_20_Internet_20_Link"><text:span text:style-name="T440">https://stackoverflow.com/questions/35372993/can-i-make-a-multi-color-line-in-matplotlib</text:span></text:a></text:p>
      <text:p text:style-name="P285"><text:span text:style-name="Strong_20_Emphasis"><text:span text:style-name="T427"/></text:span></text:p>
      <text:p text:style-name="P100"><text:span text:style-name="Strong_20_Emphasis"><text:span text:style-name="T427">）</text:span></text:span></text:p>
      <text:p text:style-name="P93"><text:span text:style-name="Strong_20_Emphasis"><text:span text:style-name="T415">2 加速度的圖，是怎麼演算出背部振幅和振翅頻率的；</text:span></text:span></text:p>
      <text:p text:style-name="P359"><text:span text:style-name="Strong_20_Emphasis"><text:span text:style-name="T415">（</text:span></text:span></text:p>
      <text:p text:style-name="P360"><text:span text:style-name="Strong_20_Emphasis"><text:span text:style-name="T415">背部振幅 </text:span></text:span><text:span text:style-name="Strong_20_Emphasis"><text:span text:style-name="T428">= </text:span></text:span><text:span text:style-name="Strong_20_Emphasis"><text:span text:style-name="T445">radicand</text:span></text:span><text:span text:style-name="Strong_20_Emphasis"><text:span text:style-name="T428">（square(空氣動力學振幅)-square(慣性振幅)）</text:span></text:span></text:p>
      <text:p text:style-name="P360"><text:span text:style-name="Strong_20_Emphasis"><text:span text:style-name="T428">空氣動力學振幅 = Peak of Accel / (4*square(pi)*square(f));</text:span></text:span></text:p>
      <text:p text:style-name="P360"><text:span text:style-name="Strong_20_Emphasis"><text:span text:style-name="T428">慣性振幅固定 = 0.015m;</text:span></text:span></text:p>
      <text:p text:style-name="P360"><text:span text:style-name="Strong_20_Emphasis"><text:span text:style-name="T429">振翅頻率 </text:span></text:span><text:span text:style-name="Strong_20_Emphasis"><text:span text:style-name="T430">= 加速規的頻率；</text:span></text:span></text:p>
      <text:p text:style-name="P360"><text:span text:style-name="Strong_20_Emphasis"><text:span text:style-name="T430"/></text:span></text:p>
      <text:p text:style-name="P361"><text:span text:style-name="Strong_20_Emphasis"><text:span text:style-name="T136">5.48</text:span></text:span><text:span text:style-name="Strong_20_Emphasis"><text:span text:style-name="T137">，</text:span></text:span><text:span text:style-name="Strong_20_Emphasis"><text:span text:style-name="T196">3.65</text:span></text:span><text:span text:style-name="Strong_20_Emphasis"><text:span text:style-name="T137">；</text:span></text:span></text:p>
      <text:p text:style-name="P362"><text:span text:style-name="Strong_20_Emphasis"><text:span text:style-name="T138">（3.65*9.81）/（4*</text:span></text:span><text:span text:style-name="Strong_20_Emphasis"><text:span text:style-name="T84">square(pi)*</text:span></text:span><text:span text:style-name="Strong_20_Emphasis"><text:span text:style-name="T85">square(5.48)</text:span></text:span><text:span text:style-name="Strong_20_Emphasis"><text:span text:style-name="T138">） = <text:s/></text:span></text:span></text:p>
      <text:p text:style-name="P359"><text:span text:style-name="Strong_20_Emphasis"><text:span text:style-name="T415">）</text:span></text:span></text:p>
      <text:p text:style-name="P94"><text:span text:style-name="Strong_20_Emphasis"><text:span text:style-name="T416">3 轉化後的路徑效率是什麼意思？</text:span></text:span><text:span text:style-name="Strong_20_Emphasis"><text:span text:style-name="T431">（不管）</text:span></text:span></text:p>
      <text:p text:style-name="P94"><text:span text:style-name="Strong_20_Emphasis"><text:span text:style-name="T416">4 空速是怎麼算出來的？</text:span></text:span><text:span text:style-name="Strong_20_Emphasis"><text:span text:style-name="T431">（不管）</text:span></text:span></text:p>
      <text:p text:style-name="P95"><text:span text:style-name="Strong_20_Emphasis"><text:span text:style-name="T417">5 路徑效率和海拔的關係； 空速和海拔正相關，所以，按照論文的結論：海拔和路徑效率是正相關的；</text:span></text:span></text:p>
      <text:p text:style-name="P96"><text:span text:style-name="Strong_20_Emphasis"><text:span text:style-name="T418">6 兩篇論文的結論做一個總結：飛行運動的特徵點，相互關聯性，風的影響，對於路徑效率來說是否有正向的意義；</text:span></text:span></text:p>
      <text:p text:style-name="P112"><text:span text:style-name="Strong_20_Emphasis"><text:span text:style-name="T58">（</text:span></text:span><text:span text:style-name="Strong_20_Emphasis"><text:span text:style-name="T57">比賽</text:span></text:span><text:span text:style-name="Strong_20_Emphasis"><text:span text:style-name="T56">是群飛）grou</text:span></text:span><text:span text:style-name="Strong_20_Emphasis"><text:span text:style-name="T57">p</text:span></text:span><text:span text:style-name="Strong_20_Emphasis"><text:span text:style-name="T56"> flight飛行的時候，路徑效率提升的話，運動參數的變化趨勢；</text:span></text:span></text:p>
      <text:p text:style-name="P112"><text:span text:style-name="Strong_20_Emphasis"><text:span text:style-name="T56">solo flight飛行的時候，路徑效率提升的話，運動參數的變化趨勢；</text:span></text:span></text:p>
      <text:p text:style-name="P112"><text:span text:style-name="Strong_20_Emphasis"><text:span text:style-name="T56"/></text:span></text:p>
      <text:p text:style-name="P364"><text:span text:style-name="Strong_20_Emphasis"><text:span text:style-name="T60">8/5</text:span></text:span></text:p>
      <text:p text:style-name="P364"><text:span text:style-name="Strong_20_Emphasis"><text:span text:style-name="T60">1 SBIR開會討論：</text:span></text:span></text:p>
      <text:p text:style-name="P365"><text:span text:style-name="Strong_20_Emphasis"><text:span text:style-name="T61">Sunny分享：通過運動分析的裝置</text:span></text:span><text:span text:style-name="Strong_20_Emphasis"><text:span text:style-name="T62">，學習像garmin一樣，對鴿子的訓練進行分析；</text:span></text:span></text:p>
      <text:p text:style-name="P366"><text:span text:style-name="Strong_20_Emphasis"><text:span text:style-name="T62">‘有一套商業模式嗎？’</text:span></text:span></text:p>
      <text:p text:style-name="P364"><text:span text:style-name="Strong_20_Emphasis"><text:span text:style-name="T60">先會規劃硬體，硬體出來之後</text:span></text:span><text:span text:style-name="Strong_20_Emphasis"><text:span text:style-name="T63">，再分析哪些指標，可以提供給訓練和比賽使用；</text:span></text:span></text:p>
      <text:p text:style-name="P367"><text:soft-page-break/><text:span text:style-name="Strong_20_Emphasis"><text:span text:style-name="T64">‘看起來概念是可行的，但是，要給一個確認的，事實的，確保產出，專利獲取等，小批量生產等；</text:span></text:span><text:span text:style-name="Strong_20_Emphasis"><text:span text:style-name="T65">’</text:span></text:span></text:p>
      <text:p text:style-name="P368"><text:span text:style-name="Strong_20_Emphasis"><text:span text:style-name="T66">兩個面向：硬體</text:span></text:span><text:span text:style-name="Strong_20_Emphasis"><text:span text:style-name="T70">，</text:span></text:span><text:span text:style-name="Strong_20_Emphasis"><text:span text:style-name="T66">可以有具體的時間排程</text:span></text:span><text:span text:style-name="Strong_20_Emphasis"><text:span text:style-name="T70">；</text:span></text:span><text:span text:style-name="Strong_20_Emphasis"><text:span text:style-name="T66">訓練方式的指標</text:span></text:span><text:span text:style-name="Strong_20_Emphasis"><text:span text:style-name="T70">，</text:span></text:span><text:span text:style-name="Strong_20_Emphasis"><text:span text:style-name="T66">需要時間；</text:span></text:span></text:p>
      <text:p text:style-name="P369"><text:span text:style-name="Strong_20_Emphasis"><text:span text:style-name="T67">‘這個硬體，和其他的硬體有什麼主要的差異嗎？’</text:span></text:span></text:p>
      <text:p text:style-name="P369"><text:span text:style-name="Strong_20_Emphasis"><text:span text:style-name="T67">我們會做在腳環的上面</text:span></text:span><text:span text:style-name="Strong_20_Emphasis"><text:span text:style-name="T68">；</text:span></text:span></text:p>
      <text:p text:style-name="P370"><text:span text:style-name="Strong_20_Emphasis"><text:span text:style-name="T68">‘做在已有的產品上面，結合之後，達成研究鴿子飛行運動的目的’</text:span></text:span></text:p>
      <text:p text:style-name="P370"><text:span text:style-name="Strong_20_Emphasis"><text:span text:style-name="T68">硬體的部分已經比較明確</text:span></text:span><text:span text:style-name="Strong_20_Emphasis"><text:span text:style-name="T69">，飛行運動特徵分析的部分，是否可以走SBIR的方向呢？</text:span></text:span></text:p>
      <text:p text:style-name="P370"><text:span text:style-name="Strong_20_Emphasis"><text:span text:style-name="T69">‘你只不過把garmin的人身上的，放在了鴿子身上了，有沒有新創的元件，有沒有新創的元件’</text:span></text:span></text:p>
      <text:p text:style-name="P371"><text:span text:style-name="Strong_20_Emphasis"><text:span text:style-name="T71">‘預銷售金額是多少？現在都是在大數據，</text:span></text:span><text:span text:style-name="Strong_20_Emphasis"><text:span text:style-name="T72">5g，AI的方向，傳產的產品改良，創新的地方在哪裡？</text:span></text:span><text:span text:style-name="Strong_20_Emphasis"><text:span text:style-name="T71">’</text:span></text:span></text:p>
      <text:p text:style-name="P372"><text:span text:style-name="Strong_20_Emphasis"><text:span text:style-name="T73">‘可以先申請第一期</text:span></text:span><text:span text:style-name="Strong_20_Emphasis"><text:span text:style-name="T74">，專利申請的部分，可能還會做相關的補助</text:span></text:span><text:span text:style-name="Strong_20_Emphasis"><text:span text:style-name="T73">’</text:span></text:span></text:p>
      <text:p text:style-name="P373"><text:span text:style-name="Strong_20_Emphasis"><text:span text:style-name="T75">‘發明保護，專利解鎖，’</text:span></text:span></text:p>
      <text:p text:style-name="P373"><text:span text:style-name="Strong_20_Emphasis"><text:span text:style-name="T75">假設申請的話</text:span></text:span><text:span text:style-name="Strong_20_Emphasis"><text:span text:style-name="T76">，我們要怎麼做？</text:span></text:span></text:p>
      <text:p text:style-name="P374"><text:span text:style-name="Strong_20_Emphasis"><text:span text:style-name="T77">‘確認說，你的概念是可以得到驗證，概念是可行的？’</text:span></text:span></text:p>
      <text:p text:style-name="P375"><text:span text:style-name="Strong_20_Emphasis"><text:span text:style-name="T78">‘自行開發的原因是？’</text:span></text:span></text:p>
      <text:p text:style-name="P375"><text:span text:style-name="Strong_20_Emphasis"><text:span text:style-name="T78">要更符合賽鴿的需求</text:span></text:span></text:p>
      <text:p text:style-name="P375"><text:span text:style-name="Strong_20_Emphasis"><text:span text:style-name="T78">‘縮小化，這是一個可以提的點；’</text:span></text:span></text:p>
      <text:p text:style-name="P376"><text:span text:style-name="Strong_20_Emphasis"><text:span text:style-name="T79">3g以內，就算結合的話，也要在10g以內，集成在一起；</text:span></text:span></text:p>
      <text:p text:style-name="P376"><text:span text:style-name="Strong_20_Emphasis"><text:span text:style-name="T79">‘光是輕量化和集成化，就是一個很好的點；’</text:span></text:span></text:p>
      <text:p text:style-name="P377"><text:span text:style-name="Strong_20_Emphasis"><text:span text:style-name="T80">‘phase1的部分：70萬上下，100萬是上限，6個月’</text:span></text:span></text:p>
      <text:p text:style-name="P378"><text:span text:style-name="Strong_20_Emphasis"><text:span text:style-name="T81">‘如果之後做賽鴿的系統化，也是可以再申請’</text:span></text:span></text:p>
      <text:p text:style-name="P379"><text:span text:style-name="Strong_20_Emphasis"><text:span text:style-name="T82">‘phase1至少要做到：可以綁在賽鴿身上，並產生數據’</text:span></text:span></text:p>
      <text:p text:style-name="P380"><text:span text:style-name="Strong_20_Emphasis"><text:span text:style-name="T83">（</text:span></text:span></text:p>
      <text:p text:style-name="P380"><text:span text:style-name="Strong_20_Emphasis"><text:span text:style-name="T83">1 硬體本身可以申請；</text:span></text:span></text:p>
      <text:p text:style-name="P380"><text:span text:style-name="Strong_20_Emphasis"><text:span text:style-name="T83">2 軟體系統後續可再次申請；</text:span></text:span></text:p>
      <text:p text:style-name="P380"><text:span text:style-name="Strong_20_Emphasis"><text:span text:style-name="T83">）</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Effra" svg:font-family="Effra, Helvetica, Arial, sans-serif"/>
    <style:font-face style:name="Georgia" svg:font-family="Georgia, Palatino, serif"/>
    <style:font-face style:name="Google Sans" svg:font-family="'Google Sans', arial, sans-serif"/>
    <style:font-face style:name="Harding" svg:font-family="Harding, Palatino, serif"/>
    <style:font-face style:name="Helvetica1" svg:font-family="Helvetica"/>
    <style:font-face style:name="Helvetica Neue" svg:font-family="'Helvetica Neue', Helvetica, Verdana, Arial, sans-serif"/>
    <style:font-face style:name="Helvetica" svg:font-family="Helvetica, Arial, sans-serif"/>
    <style:font-face style:name="Helvetica2" svg:font-family="Helvetica, Verdana, Arial, sans-serif"/>
    <style:font-face style:name="Helvetica3" svg:font-family="Helvetica, sans-serif"/>
    <style:font-face style:name="HelveticaNeue" svg:font-family="HelveticaNeue"/>
    <style:font-face style:name="Linux Libertine" svg:font-family="'Linux Libertine', Georgia, Times, 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athJax Size1" svg:font-family="'MathJax Size1'"/>
    <style:font-face style:name="Montserrat" svg:font-family="Montserrat, sans-serif"/>
    <style:font-face style:name="NexusSerif" svg:font-family="NexusSerif, Georgia, 'Times New Roman', Times, STIXGeneral, 'Cambria Math', 'Lucida Sans Unicode', 'Microsoft Sans Serif', 'Segoe UI Symbol', 'Arial Unicode MS', serif"/>
    <style:font-face style:name="Noto Sans" svg:font-family="'Noto Sans', Arial, Helvetica, sans-serif"/>
    <style:font-face style:name="Noto Serif" svg:font-family="'Noto Serif', serif"/>
    <style:font-face style:name="Open Sans" svg:font-family="'Open Sans', Helvetica, Arial, sans-serif"/>
    <style:font-face style:name="Open Sans1" svg:font-family="'Open Sans', sans-serif"/>
    <style:font-face style:name="Proxima Nova Subset" svg:font-family="'Proxima Nova Subset', sans-serif"/>
    <style:font-face style:name="Roboto" svg:font-family="Roboto, sans-serif"/>
    <style:font-face style:name="Source Sans Pro" svg:font-family="'Source Sans Pro', 'Segoe UI', Arial, Geneva, sans-serif"/>
    <style:font-face style:name="apple-system2" svg:font-family="apple-system, BlinkMacSystemFont, 'Segoe UI Adjusted', 'Segoe UI', 'Liberation Sans', sans-serif"/>
    <style:font-face style:name="apple-system4" svg:font-family="apple-system, BlinkMacSystemFont, 'Segoe UI', 'Apple Color Emoji', 'Segoe UI Emoji', 'Segoe UI Web', sans-serif"/>
    <style:font-face style:name="apple-system" svg:font-family="apple-system, BlinkMacSystemFont, 'Segoe UI', Roboto, Lato, Helvetica, Arial, sans-serif"/>
    <style:font-face style:name="apple-system1" svg:font-family="apple-system, BlinkMacSystemFont, 'Segoe UI', Roboto, Oxygen-Sans, Ubuntu, Cantarell, 'Helvetica Neue', sans-serif"/>
    <style:font-face style:name="apple-system3" svg:font-family="apple-system, BlinkMacSystemFont, 'Segoe UI', system-ui, 'Apple Color Emoji', 'Segoe UI Emoji', 'Segoe UI Web', sans-serif"/>
    <style:font-face style:name="arial" svg:font-family="arial, sans-serif"/>
    <style:font-face style:name="inherit" svg:font-family="inherit"/>
    <style:font-face style:name="oswald" svg:font-family="oswald"/>
    <style:font-face style:name="roboto" svg:font-family="roboto, 'noto sans tc', 'microsoft jhenghei', sans-serif"/>
    <style:font-face style:name="sans-serif" svg:font-family="sans-serif"/>
    <style:font-face style:name="source sans pro" svg:font-family="'source sans pro', sans-serif"/>
    <style:font-face style:name="Calibri" svg:font-family="Calibri" style:font-family-generic="roman" style:font-pitch="variable"/>
    <style:font-face style:name="Liberation Serif" svg:font-family="'Liberation Serif'"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9T14:41:52.844820549</meta:creation-date>
    <dc:date>2022-08-05T15:06:50.887060116</dc:date>
    <meta:editing-duration>P14DT1H11M53S</meta:editing-duration>
    <meta:editing-cycles>217</meta:editing-cycles>
    <meta:generator>LibreOffice/6.4.7.2$Linux_X86_64 LibreOffice_project/40$Build-2</meta:generator>
    <meta:document-statistic meta:table-count="0" meta:image-count="3" meta:object-count="0" meta:page-count="52" meta:paragraph-count="941" meta:word-count="23487" meta:character-count="75790" meta:non-whitespace-character-count="67450"/>
  </office:meta>
</office:document-meta>
</file>